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36in" fo:margin-left="0.0722in" table:align="left"/>
    </style:style>
    <style:style style:name="Table1.A" style:family="table-column">
      <style:table-column-properties style:column-width="4.8771in"/>
    </style:style>
    <style:style style:name="Table1.B" style:family="table-column">
      <style:table-column-properties style:column-width="0.9042in"/>
    </style:style>
    <style:style style:name="Table1.C" style:family="table-column">
      <style:table-column-properties style:column-width="1.1424in"/>
    </style:style>
    <style:style style:name="Table1.1" style:family="table-row">
      <style:table-row-properties style:min-row-height="0.216in" style:use-optimal-row-height="false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row-height="0.1569in" style:use-optimal-row-height="false"/>
    </style:style>
    <style:style style:name="Table1.4" style:family="table-row">
      <style:table-row-properties style:row-height="0.4701in" style:use-optimal-row-height="false"/>
    </style:style>
    <style:style style:name="Table1.5" style:family="table-row">
      <style:table-row-properties style:row-height="0.2229in" style:use-optimal-row-height="false"/>
    </style:style>
    <style:style style:name="Table1.6" style:family="table-row">
      <style:table-row-properties style:row-height="0.3132in" style:use-optimal-row-height="false"/>
    </style:style>
    <style:style style:name="Table1.7" style:family="table-row">
      <style:table-row-properties style:row-height="0.391in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margin-left="0.0138in" fo:margin-right="0in" fo:margin-top="0.0055in" fo:margin-bottom="0in" style:contextual-spacing="false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.028in" fo:margin-right="0in" fo:margin-top="0.0028in" fo:margin-bottom="0in" style:contextual-spacing="false" fo:text-indent="0in" style:auto-text-indent="false">
        <style:tab-stops/>
      </style:paragraph-properties>
    </style:style>
    <style:style style:name="P4" style:family="paragraph" style:parent-style-name="Table_20_Paragraph">
      <style:paragraph-properties fo:margin-left="0.028in" fo:margin-right="0in" fo:margin-top="0.0555in" fo:margin-bottom="0in" style:contextual-spacing="false" fo:text-indent="0in" style:auto-text-indent="false">
        <style:tab-stops/>
      </style:paragraph-properties>
    </style:style>
    <style:style style:name="P5" style:family="paragraph" style:parent-style-name="Table_20_Paragraph">
      <style:paragraph-properties fo:margin-left="0.0382in" fo:margin-right="0in" fo:margin-top="0.0555in" fo:margin-bottom="0in" style:contextual-spacing="false" fo:text-indent="0in" style:auto-text-indent="false">
        <style:tab-stops/>
      </style:paragraph-properties>
    </style:style>
    <style:style style:name="P6" style:family="paragraph" style:parent-style-name="Table_20_Paragraph">
      <style:paragraph-properties fo:margin-left="0.0965in" fo:margin-right="0in" fo:margin-top="0.0555in" fo:margin-bottom="0in" style:contextual-spacing="false" fo:text-indent="0in" style:auto-text-indent="false">
        <style:tab-stops/>
      </style:paragraph-properties>
    </style:style>
    <style:style style:name="P7" style:family="paragraph" style:parent-style-name="Textkörper">
      <style:paragraph-properties fo:margin-left="0.1102in" fo:margin-right="0in" fo:margin-top="0.0555in" fo:margin-bottom="0in" style:contextual-spacing="false" fo:text-indent="0in" style:auto-text-indent="false">
        <style:tab-stops/>
      </style:paragraph-properties>
    </style:style>
    <style:style style:name="P8" style:family="paragraph" style:parent-style-name="Textkörper">
      <style:paragraph-properties fo:margin-left="0.1102in" fo:margin-right="0in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.0138in" fo:margin-right="0.0126in" fo:margin-top="0.0028in" fo:margin-bottom="0in" style:contextual-spacing="false" fo:line-height="103%" fo:text-align="justify" style:justify-single-word="false" fo:text-indent="0in" style:auto-text-indent="false">
        <style:tab-stops/>
      </style:paragraph-properties>
    </style:style>
    <style:style style:name="P10" style:family="paragraph" style:parent-style-name="Standard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12" style:family="paragraph" style:parent-style-name="Table_20_Paragraph">
      <style:paragraph-properties fo:margin-top="0.0055in" fo:margin-bottom="0in" style:contextual-spacing="false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13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top="0.0055in" fo:margin-bottom="0in" style:contextual-spacing="fals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top="0.0008in" fo:margin-bottom="0in" style:contextual-spacing="false"/>
      <style:text-properties style:font-name="Arial" fo:font-size="9.5pt" fo:font-weight="bold" style:font-name-asian="Arial" style:font-size-asian="9.5pt" style:font-weight-asian="bold" style:font-name-complex="Arial" style:font-size-complex="9.5pt" style:font-weight-complex="bold"/>
    </style:style>
    <style:style style:name="P16" style:family="paragraph" style:parent-style-name="Standard">
      <style:paragraph-properties fo:margin-top="0.0043in" fo:margin-bottom="0in" style:contextual-spacing="false"/>
      <style:text-properties style:font-name="Arial" fo:font-size="9.5pt" fo:font-weight="bold" style:font-name-asian="Arial" style:font-size-asian="9.5pt" style:font-weight-asian="bold" style:font-name-complex="Arial" style:font-size-complex="9.5pt" style:font-weight-complex="bold"/>
    </style:style>
    <style:style style:name="P17" style:family="paragraph" style:parent-style-name="Standard">
      <style:paragraph-properties fo:margin-top="0.0071in" fo:margin-bottom="0in" style:contextual-spacing="false"/>
      <style:text-properties style:font-name="Arial" fo:font-size="9.5pt" style:font-name-asian="Arial" style:font-size-asian="9.5pt" style:font-name-complex="Arial" style:font-size-complex="9.5pt"/>
    </style:style>
    <style:style style:name="P18" style:family="paragraph" style:parent-style-name="Standard">
      <style:paragraph-properties fo:margin-top="0.0035in" fo:margin-bottom="0in" style:contextual-spacing="false"/>
      <style:text-properties style:font-name="Arial" fo:font-size="9.5pt" style:font-name-asian="Arial" style:font-size-asian="9.5pt" style:font-name-complex="Arial" style:font-size-complex="9.5pt"/>
    </style:style>
    <style:style style:name="P19" style:family="paragraph" style:parent-style-name="Standard">
      <style:paragraph-properties fo:margin-top="0.0028in" fo:margin-bottom="0in" style:contextual-spacing="false"/>
      <style:text-properties style:font-name="Arial" fo:font-size="9.5pt" style:font-name-asian="Arial" style:font-size-asian="9.5pt" style:font-name-complex="Arial" style:font-size-complex="9.5pt"/>
    </style:style>
    <style:style style:name="P20" style:family="paragraph" style:parent-style-name="Standard">
      <style:paragraph-properties fo:margin-top="0.0063in" fo:margin-bottom="0in" style:contextual-spacing="false"/>
      <style:text-properties style:font-name="Arial" fo:font-size="9.5pt" style:font-name-asian="Arial" style:font-size-asian="9.5pt" style:font-name-complex="Arial" style:font-size-complex="9.5pt"/>
    </style:style>
    <style:style style:name="P21" style:family="paragraph" style:parent-style-name="Standard">
      <style:paragraph-properties fo:margin-top="0.002in" fo:margin-bottom="0in" style:contextual-spacing="false"/>
      <style:text-properties style:font-name="Arial" fo:font-size="9.5pt" style:font-name-asian="Arial" style:font-size-asian="9.5pt" style:font-name-complex="Arial" style:font-size-complex="9.5pt"/>
    </style:style>
    <style:style style:name="P22" style:family="paragraph" style:parent-style-name="Standard">
      <style:paragraph-properties fo:margin-top="0.0047in" fo:margin-bottom="0in" style:contextual-spacing="false"/>
      <style:text-properties style:font-name="Arial" fo:font-size="9.5pt" style:font-name-asian="Arial" style:font-size-asian="9.5pt" style:font-name-complex="Arial" style:font-size-complex="9.5pt"/>
    </style:style>
    <style:style style:name="P23" style:family="paragraph" style:parent-style-name="Standard">
      <style:text-properties style:font-name="Arial" fo:font-size="6pt" fo:font-style="italic" fo:font-weight="bold" style:font-name-asian="Arial" style:font-size-asian="6pt" style:font-style-asian="italic" style:font-weight-asian="bold" style:font-name-complex="Arial" style:font-size-complex="6pt" style:font-weight-complex="bold"/>
    </style:style>
    <style:style style:name="P24" style:family="paragraph" style:parent-style-name="Standard">
      <style:paragraph-properties fo:margin-top="0.0016in" fo:margin-bottom="0in" style:contextual-spacing="false"/>
      <style:text-properties style:font-name="Arial" fo:font-size="6pt" style:font-name-asian="Arial" style:font-size-asian="6pt" style:font-name-complex="Arial" style:font-size-complex="6pt"/>
    </style:style>
    <style:style style:name="P25" style:family="paragraph" style:parent-style-name="Standard">
      <style:paragraph-properties fo:margin-top="0.0063in" fo:margin-bottom="0in" style:contextual-spacing="false"/>
      <style:text-properties style:font-name="Arial" fo:font-size="6pt" style:font-name-asian="Arial" style:font-size-asian="6pt" style:font-name-complex="Arial" style:font-size-complex="6pt"/>
    </style:style>
    <style:style style:name="P26" style:family="paragraph" style:parent-style-name="Table_20_Paragraph">
      <style:paragraph-properties fo:margin-top="0.0043in" fo:margin-bottom="0in" style:contextual-spacing="false"/>
      <style:text-properties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P27" style:family="paragraph" style:parent-style-name="Standard">
      <style:paragraph-properties fo:margin-top="0.0063in" fo:margin-bottom="0in" style:contextual-spacing="false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02in" fo:margin-bottom="0in" style:contextual-spacing="false"/>
      <style:text-properties style:font-name="Arial" fo:font-size="8.5pt" style:font-name-asian="Arial" style:font-size-asian="8.5pt" style:font-name-complex="Arial" style:font-size-complex="8.5pt"/>
    </style:style>
    <style:style style:name="P29" style:family="paragraph" style:parent-style-name="Standard">
      <style:paragraph-properties fo:margin-left="0.1102in" fo:margin-right="0.0728in" fo:margin-top="0.0555in" fo:margin-bottom="0in" style:contextual-spacing="false" fo:line-height="102%" fo:text-align="justify" style:justify-single-word="false" fo:text-indent="0in" style:auto-text-indent="false">
        <style:tab-stops/>
      </style:paragraph-properties>
    </style:style>
    <style:style style:name="P30" style:family="paragraph" style:parent-style-name="Textkörper">
      <style:paragraph-properties fo:margin-left="0in" fo:margin-right="0.0764in" fo:margin-top="0.0047in" fo:margin-bottom="0in" style:contextual-spacing="false" fo:line-height="102%" fo:text-align="justify" style:justify-single-word="false" fo:text-indent="0in" style:auto-text-indent="false"/>
    </style:style>
    <style:style style:name="P31" style:family="paragraph" style:parent-style-name="Textkörper">
      <style:paragraph-properties fo:margin-left="0in" fo:margin-right="0.0764in" fo:line-height="102%" fo:text-align="justify" style:justify-single-word="false" fo:text-indent="0in" style:auto-text-indent="false"/>
    </style:style>
    <style:style style:name="P32" style:family="paragraph" style:parent-style-name="Textkörper">
      <style:paragraph-properties fo:margin-left="0in" fo:margin-right="0.0783in" fo:margin-top="0.0047in" fo:margin-bottom="0in" style:contextual-spacing="false" fo:line-height="102%" fo:text-align="justify" style:justify-single-word="false" fo:text-indent="0in" style:auto-text-indent="false"/>
    </style:style>
    <style:style style:name="P33" style:family="paragraph" style:parent-style-name="Textkörper">
      <style:paragraph-properties fo:margin-left="0in" fo:margin-right="0.0752in" fo:margin-top="0.0047in" fo:margin-bottom="0in" style:contextual-spacing="false" fo:line-height="102%" fo:text-align="justify" style:justify-single-word="false" fo:text-indent="0in" style:auto-text-indent="false"/>
    </style:style>
    <style:style style:name="P34" style:family="paragraph" style:parent-style-name="Textkörper">
      <style:paragraph-properties fo:margin-left="0in" fo:margin-right="0.0752in" fo:margin-top="0.0016in" fo:margin-bottom="0in" style:contextual-spacing="false" fo:line-height="102%" fo:text-align="justify" style:justify-single-word="false" fo:text-indent="0in" style:auto-text-indent="false"/>
    </style:style>
    <style:style style:name="P35" style:family="paragraph" style:parent-style-name="Textkörper">
      <style:paragraph-properties fo:margin-left="0in" fo:margin-right="0.0752in" fo:line-height="102%" fo:text-align="justify" style:justify-single-word="false" fo:text-indent="0in" style:auto-text-indent="false"/>
    </style:style>
    <style:style style:name="P36" style:family="paragraph" style:parent-style-name="Textkörper">
      <style:paragraph-properties fo:margin-left="0in" fo:margin-right="0.072in" fo:margin-top="0.0047in" fo:margin-bottom="0in" style:contextual-spacing="false" fo:line-height="102%" fo:text-align="justify" style:justify-single-word="false" fo:text-indent="0in" style:auto-text-indent="false"/>
    </style:style>
    <style:style style:name="P37" style:family="paragraph" style:parent-style-name="Textkörper">
      <style:paragraph-properties fo:margin-left="0in" fo:margin-right="0.072in" fo:line-height="102%" fo:text-align="justify" style:justify-single-word="false" fo:text-indent="0in" style:auto-text-indent="false"/>
    </style:style>
    <style:style style:name="P38" style:family="paragraph" style:parent-style-name="Textkörper">
      <style:paragraph-properties fo:margin-left="0in" fo:margin-right="0.0744in" fo:line-height="102%" fo:text-align="justify" style:justify-single-word="false" fo:text-indent="0in" style:auto-text-indent="false"/>
    </style:style>
    <style:style style:name="P39" style:family="paragraph" style:parent-style-name="Textkörper">
      <style:paragraph-properties fo:margin-left="0in" fo:margin-right="0.0736in" fo:line-height="102%" fo:text-align="justify" style:justify-single-word="false" fo:text-indent="0in" style:auto-text-indent="false"/>
    </style:style>
    <style:style style:name="P40" style:family="paragraph" style:parent-style-name="Textkörper">
      <style:paragraph-properties fo:margin-left="0.1102in" fo:margin-right="0.0752in" fo:line-height="102%" fo:text-indent="0in" style:auto-text-indent="false">
        <style:tab-stops>
          <style:tab-stop style:position="4.8665in"/>
        </style:tab-stops>
      </style:paragraph-properties>
    </style:style>
    <style:style style:name="P41" style:family="paragraph" style:parent-style-name="Table_20_Paragraph">
      <style:paragraph-properties fo:margin-left="0.0382in" fo:margin-right="0in" fo:line-height="0.1484in" fo:text-indent="0in" style:auto-text-indent="false">
        <style:tab-stops/>
      </style:paragraph-properties>
    </style:style>
    <style:style style:name="P42" style:family="paragraph" style:parent-style-name="Table_20_Paragraph">
      <style:paragraph-properties fo:margin-left="0.028in" fo:margin-right="0in" fo:line-height="0.1484in" fo:text-indent="0in" style:auto-text-indent="false">
        <style:tab-stops/>
      </style:paragraph-properties>
    </style:style>
    <style:style style:name="P43" style:family="paragraph" style:parent-style-name="Table_20_Paragraph">
      <style:paragraph-properties fo:margin-left="0.0965in" fo:margin-right="0in" fo:line-height="0.1484in" fo:text-indent="0in" style:auto-text-indent="false">
        <style:tab-stops/>
      </style:paragraph-properties>
    </style:style>
    <style:style style:name="P44" style:family="paragraph" style:parent-style-name="Textkörper">
      <style:paragraph-properties fo:line-height="0.1484in" fo:text-align="justify" style:justify-single-word="false"/>
    </style:style>
    <style:style style:name="P45" style:family="paragraph" style:parent-style-name="Table_20_Paragraph">
      <style:paragraph-properties fo:margin-left="0.028in" fo:margin-right="0.2638in" fo:line-height="100%" fo:text-indent="0in" style:auto-text-indent="false">
        <style:tab-stops/>
      </style:paragraph-properties>
    </style:style>
    <style:style style:name="P46" style:family="paragraph" style:parent-style-name="Table_20_Paragraph">
      <style:paragraph-properties fo:margin-left="0.0382in" fo:margin-right="0in" fo:margin-top="0.0752in" fo:margin-bottom="0in" style:contextual-spacing="false" fo:line-height="0.148in" fo:text-indent="0in" style:auto-text-indent="false">
        <style:tab-stops>
          <style:tab-stop style:position="4.4138in"/>
        </style:tab-stops>
      </style:paragraph-properties>
    </style:style>
    <style:style style:name="P47" style:family="paragraph" style:parent-style-name="Table_20_Paragraph">
      <style:paragraph-properties fo:margin-left="0.0382in" fo:margin-right="0in" fo:line-height="0.148in" fo:text-indent="0in" style:auto-text-indent="false">
        <style:tab-stops>
          <style:tab-stop style:position="4.4138in"/>
        </style:tab-stops>
      </style:paragraph-properties>
    </style:style>
    <style:style style:name="P48" style:family="paragraph" style:parent-style-name="Table_20_Paragraph">
      <style:paragraph-properties fo:margin-left="0.0965in" fo:margin-right="0in" fo:margin-top="0.0752in" fo:margin-bottom="0in" style:contextual-spacing="false" fo:line-height="0.148in" fo:text-indent="0in" style:auto-text-indent="false">
        <style:tab-stops>
          <style:tab-stop style:position="1.0075in"/>
        </style:tab-stops>
      </style:paragraph-properties>
    </style:style>
    <style:style style:name="P49" style:family="paragraph" style:parent-style-name="Table_20_Paragraph">
      <style:paragraph-properties fo:margin-left="0.0965in" fo:margin-right="0in" fo:line-height="0.148in" fo:text-indent="0in" style:auto-text-indent="false">
        <style:tab-stops>
          <style:tab-stop style:position="1.0075in"/>
        </style:tab-stops>
      </style:paragraph-properties>
    </style:style>
    <style:style style:name="P50" style:family="paragraph" style:parent-style-name="Table_20_Paragraph">
      <style:paragraph-properties fo:margin-left="0.0382in" fo:margin-right="0in" fo:text-indent="0in" style:auto-text-indent="false">
        <style:tab-stops>
          <style:tab-stop style:position="4.4138in"/>
        </style:tab-stops>
      </style:paragraph-properties>
    </style:style>
    <style:style style:name="P51" style:family="paragraph" style:parent-style-name="Table_20_Paragraph">
      <style:paragraph-properties fo:margin-left="0.0965in" fo:margin-right="0in" fo:text-indent="0in" style:auto-text-indent="false">
        <style:tab-stops>
          <style:tab-stop style:position="1.0075in"/>
        </style:tab-stops>
      </style:paragraph-properties>
    </style:style>
    <style:style style:name="P52" style:family="paragraph" style:parent-style-name="Textkörper">
      <style:paragraph-properties fo:margin-left="0.1102in" fo:margin-right="0in" fo:text-align="justify" style:justify-single-word="false" fo:text-indent="0in" style:auto-text-indent="false">
        <style:tab-stops>
          <style:tab-stop style:position="4.4138in"/>
          <style:tab-stop style:position="5.8398in"/>
          <style:tab-stop style:position="6.8472in"/>
        </style:tab-stops>
      </style:paragraph-properties>
    </style:style>
    <style:style style:name="P53" style:family="paragraph" style:parent-style-name="Textkörper">
      <style:paragraph-properties fo:text-align="justify" style:justify-single-word="false"/>
    </style:style>
    <style:style style:name="P54" style:family="paragraph" style:parent-style-name="Standard">
      <style:paragraph-properties fo:margin-top="0.0008in" fo:margin-bottom="0in" style:contextual-spacing="false"/>
      <style:text-properties style:font-name="Times New Roman" fo:font-size="7pt" style:font-name-asian="Times New Roman" style:font-size-asian="7pt" style:font-name-complex="Times New Roman" style:font-size-complex="7pt"/>
    </style:style>
    <style:style style:name="P55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6" style:family="paragraph" style:parent-style-name="Standard">
      <style:paragraph-properties fo:margin-top="0.002in" fo:margin-bottom="0in" style:contextual-spacing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7" style:family="paragraph" style:parent-style-name="Standard">
      <style:text-properties style:font-name="Times New Roman" fo:font-size="9.5pt" style:font-name-asian="Times New Roman" style:font-size-asian="9.5pt" style:font-name-complex="Times New Roman" style:font-size-complex="9.5pt"/>
    </style:style>
    <style:style style:name="P58" style:family="paragraph" style:parent-style-name="Textkörper">
      <style:paragraph-properties fo:margin-left="0.1102in" fo:margin-right="0in" fo:margin-top="0.0555in" fo:margin-bottom="0in" style:contextual-spacing="false" fo:text-indent="0in" style:auto-text-indent="false">
        <style:tab-stops>
          <style:tab-stop style:position="4.4138in"/>
          <style:tab-stop style:position="5.8398in"/>
          <style:tab-stop style:position="6.8472in"/>
        </style:tab-stops>
      </style:paragraph-properties>
    </style:style>
    <style:style style:name="P59" style:family="paragraph" style:parent-style-name="Standard">
      <style:paragraph-properties fo:margin-left="3.5165in" fo:margin-right="0in" fo:text-indent="0in" style:auto-text-indent="false">
        <style:tab-stops>
          <style:tab-stop style:position="3.4409in"/>
        </style:tab-stops>
      </style:paragraph-properties>
    </style:style>
    <style:style style:name="P60" style:family="paragraph" style:parent-style-name="Textkörper">
      <style:paragraph-properties fo:margin-left="0.1102in" fo:margin-right="0in" fo:text-indent="0in" style:auto-text-indent="false">
        <style:tab-stops>
          <style:tab-stop style:position="3.0862in"/>
        </style:tab-stops>
      </style:paragraph-properties>
    </style:style>
    <style:style style:name="P61" style:family="paragraph" style:parent-style-name="Standard">
      <style:paragraph-properties fo:margin-top="0.0035in" fo:margin-bottom="0in" style:contextual-spacing="false" fo:break-before="column"/>
    </style:style>
    <style:style style:name="P62" style:family="paragraph" style:parent-style-name="Textkörper">
      <style:paragraph-properties fo:margin-left="0.1102in" fo:margin-right="0in" fo:text-indent="0in" style:auto-text-indent="false">
        <style:tab-stops>
          <style:tab-stop style:position="3.0098in"/>
        </style:tab-stops>
      </style:paragraph-properties>
    </style:style>
    <style:style style:name="P63" style:family="paragraph" style:parent-style-name="Textkörper">
      <style:paragraph-properties fo:margin-left="0in" fo:margin-right="1.8126in" fo:margin-top="0.0047in" fo:margin-bottom="0in" style:contextual-spacing="false" fo:text-align="center" style:justify-single-word="false" fo:text-indent="0in" style:auto-text-indent="false">
        <style:tab-stops>
          <style:tab-stop style:position="3.8929in"/>
        </style:tab-stops>
      </style:paragraph-properties>
    </style:style>
    <style:style style:name="P64" style:family="paragraph" style:parent-style-name="Textkörper">
      <style:paragraph-properties fo:margin-left="0.1102in" fo:margin-right="0in" fo:text-indent="0in" style:auto-text-indent="false">
        <style:tab-stops>
          <style:tab-stop style:position="5.0965in"/>
        </style:tab-stops>
      </style:paragraph-properties>
    </style:style>
    <style:style style:name="P65" style:family="paragraph" style:parent-style-name="Standard">
      <style:paragraph-properties fo:margin-left="0.1063in" fo:margin-right="0in" style:line-height-at-least="0.0138in" fo:text-indent="0in" style:auto-text-indent="false">
        <style:tab-stops/>
      </style:paragraph-properties>
    </style:style>
    <style:style style:name="P66" style:family="paragraph" style:parent-style-name="Textkörper">
      <style:paragraph-properties fo:margin-left="0.1102in" fo:margin-right="0in" fo:line-height="0.1457in" fo:text-indent="0in" style:auto-text-indent="false">
        <style:tab-stops/>
      </style:paragraph-properties>
    </style:style>
    <style:style style:name="P67" style:family="paragraph" style:parent-style-name="Textkörper">
      <style:paragraph-properties fo:margin-left="0in" fo:margin-right="0.0764in" fo:line-height="0.15in" fo:text-align="justify" style:justify-single-word="false" fo:text-indent="0in" style:auto-text-indent="false"/>
    </style:style>
    <style:style style:name="P68" style:family="paragraph" style:parent-style-name="Standard" style:master-page-name="MP0">
      <style:paragraph-properties fo:margin-left="1.6102in" fo:margin-right="0in" fo:margin-top="0.0437in" fo:margin-bottom="0in" style:contextual-spacing="false" fo:text-indent="0in" style:auto-text-indent="false" style:page-number="1">
        <style:tab-stops/>
      </style:paragraph-properties>
    </style:style>
    <style:style style:name="P69" style:family="paragraph" style:parent-style-name="Standard" style:master-page-name="MP3">
      <style:paragraph-properties fo:margin-left="0.0827in" fo:margin-right="0in" fo:margin-top="0.0437in" fo:margin-bottom="0in" style:contextual-spacing="false" fo:text-align="justify" style:justify-single-word="false" fo:text-indent="0in" style:auto-text-indent="false" style:page-number="auto" fo:break-before="page">
        <style:tab-stops/>
      </style:paragraph-properties>
    </style:style>
    <style:style style:name="P70" style:family="paragraph" style:parent-style-name="Textkörper" style:list-style-name="L1">
      <style:paragraph-properties fo:margin-left="0in" fo:margin-right="0in" fo:text-indent="0.4866in" style:auto-text-indent="false">
        <style:tab-stops>
          <style:tab-stop style:position="0.7173in"/>
        </style:tab-stops>
      </style:paragraph-properties>
    </style:style>
    <style:style style:name="P71" style:family="paragraph" style:parent-style-name="Textkörper" style:list-style-name="L1">
      <style:paragraph-properties fo:margin-left="0in" fo:margin-right="0.0752in" fo:line-height="102%" fo:text-align="justify" style:justify-single-word="false" fo:text-indent="0.4866in" style:auto-text-indent="false">
        <style:tab-stops>
          <style:tab-stop style:position="0.7366in"/>
        </style:tab-stops>
      </style:paragraph-properties>
    </style:style>
    <style:style style:name="P72" style:family="paragraph" style:parent-style-name="Textkörper" style:master-page-name="MP4">
      <style:paragraph-properties fo:margin-left="0in" fo:margin-right="0.072in" fo:margin-top="0.0472in" fo:margin-bottom="0in" style:contextual-spacing="false" fo:line-height="101%" fo:text-align="justify" style:justify-single-word="false" fo:text-indent="0in" style:auto-text-indent="false" style:page-number="auto" fo:break-before="page"/>
    </style:style>
    <style:style style:name="P73" style:family="paragraph" style:parent-style-name="Überschrift_20_1" style:list-style-name="L1">
      <style:paragraph-properties fo:margin-left="0in" fo:margin-right="0in" fo:text-align="justify" style:justify-single-word="false" fo:text-indent="-0.189in" style:auto-text-indent="false">
        <style:tab-stops>
          <style:tab-stop style:position="0.0008in"/>
        </style:tab-stops>
      </style:paragraph-properties>
    </style:style>
    <style:style style:name="P74" style:family="paragraph" style:parent-style-name="Überschrift_20_1" style:list-style-name="L1">
      <style:paragraph-properties fo:margin-left="0.2752in" fo:margin-right="0in" fo:text-align="justify" style:justify-single-word="false" fo:text-indent="-0.1925in" style:auto-text-indent="false">
        <style:tab-stops>
          <style:tab-stop style:position="0.0008in"/>
        </style:tab-stops>
      </style:paragraph-properties>
    </style:style>
    <style:style style:name="P75" style:family="paragraph" style:parent-style-name="Überschrift_20_1" style:list-style-name="L1">
      <style:paragraph-properties fo:margin-left="0.2256in" fo:margin-right="0in" fo:text-align="justify" style:justify-single-word="false" fo:text-indent="-0.1429in" style:auto-text-indent="false">
        <style:tab-stops>
          <style:tab-stop style:position="0.0008in"/>
        </style:tab-stops>
      </style:paragraph-properties>
    </style:style>
    <style:style style:name="P76" style:family="paragraph" style:parent-style-name="Überschrift_20_1" style:list-style-name="L1">
      <style:paragraph-properties fo:margin-left="0.272in" fo:margin-right="0in" fo:text-align="justify" style:justify-single-word="false" fo:text-indent="0in" style:auto-text-indent="false">
        <style:tab-stops>
          <style:tab-stop style:position="0.0008in"/>
        </style:tab-stops>
      </style:paragraph-properties>
    </style:style>
    <style:style style:name="P77" style:family="paragraph" style:parent-style-name="Überschrift_20_1" style:list-style-name="L1">
      <style:paragraph-properties fo:margin-left="0.2756in" fo:margin-right="0in" fo:text-align="justify" style:justify-single-word="false" fo:text-indent="-0.1929in" style:auto-text-indent="false">
        <style:tab-stops>
          <style:tab-stop style:position="0.0008in"/>
        </style:tab-stops>
      </style:paragraph-properties>
    </style:style>
    <style:style style:name="P78" style:family="paragraph" style:parent-style-name="Überschrift_20_1" style:list-style-name="L1">
      <style:paragraph-properties fo:margin-left="0.2362in" fo:margin-right="0in" fo:text-align="justify" style:justify-single-word="false" fo:text-indent="-0.1535in" style:auto-text-indent="false">
        <style:tab-stops>
          <style:tab-stop style:position="0in"/>
        </style:tab-stops>
      </style:paragraph-properties>
    </style:style>
    <style:style style:name="P79" style:family="paragraph" style:parent-style-name="Überschrift_20_2">
      <style:paragraph-properties fo:margin-left="0.1102in" fo:margin-right="0.0752in" fo:line-height="102%" fo:text-indent="0in" style:auto-text-indent="false">
        <style:tab-stops/>
      </style:paragraph-properties>
    </style:style>
    <style:style style:name="P80" style:family="paragraph" style:parent-style-name="Überschrift_20_2">
      <style:paragraph-properties fo:margin-left="0in" fo:margin-right="0.1626in" fo:line-height="100%" fo:text-indent="0in" style:auto-text-indent="false"/>
    </style:style>
    <style:style style:name="P81" style:family="paragraph">
      <loext:graphic-properties draw:fill="none"/>
      <style:paragraph-properties style:writing-mode="lr-tb"/>
    </style:style>
    <style:style style:name="T1" style:family="text">
      <style:text-properties style:font-name="Arial" fo:font-size="6.5pt" style:font-name-asian="Arial" style:font-size-asian="6.5pt" style:font-name-complex="Arial" style:font-size-complex="6.5pt" style:text-scale="105%"/>
    </style:style>
    <style:style style:name="T2" style:family="text">
      <style:text-properties style:font-name="Arial" fo:font-size="6.5pt" fo:letter-spacing="-0.0043in" style:font-name-asian="Arial" style:font-size-asian="6.5pt" style:font-name-complex="Arial" style:font-size-complex="6.5pt" style:text-scale="105%"/>
    </style:style>
    <style:style style:name="T3" style:family="text">
      <style:text-properties style:font-name="Arial" fo:font-size="6.5pt" fo:letter-spacing="-0.0047in" style:font-name-asian="Arial" style:font-size-asian="6.5pt" style:font-name-complex="Arial" style:font-size-complex="6.5pt" style:text-scale="105%"/>
    </style:style>
    <style:style style:name="T4" style:family="text">
      <style:text-properties style:font-name="Arial" fo:font-size="6.5pt" fo:letter-spacing="-0.002in" style:font-name-asian="Arial" style:font-size-asian="6.5pt" style:font-name-complex="Arial" style:font-size-complex="6.5pt" style:text-scale="105%"/>
    </style:style>
    <style:style style:name="T5" style:family="text">
      <style:text-properties style:font-name="Arial" fo:font-size="6.5pt" fo:letter-spacing="-0.0016in" style:font-name-asian="Arial" style:font-size-asian="6.5pt" style:font-name-complex="Arial" style:font-size-complex="6.5pt" style:text-scale="105%"/>
    </style:style>
    <style:style style:name="T6" style:family="text">
      <style:text-properties style:font-name="Arial" fo:font-size="6.5pt" fo:letter-spacing="-0.0008in" style:font-name-asian="Arial" style:font-size-asian="6.5pt" style:font-name-complex="Arial" style:font-size-complex="6.5pt" style:text-scale="105%"/>
    </style:style>
    <style:style style:name="T7" style:family="text">
      <style:text-properties style:font-name="Arial" fo:font-size="6.5pt" fo:letter-spacing="-0.0035in" style:font-name-asian="Arial" style:font-size-asian="6.5pt" style:font-name-complex="Arial" style:font-size-complex="6.5pt" style:text-scale="105%"/>
    </style:style>
    <style:style style:name="T8" style:family="text">
      <style:text-properties style:font-name="Arial" fo:font-size="6.5pt" fo:letter-spacing="-0.0055in" style:font-name-asian="Arial" style:font-size-asian="6.5pt" style:font-name-complex="Arial" style:font-size-complex="6.5pt" style:text-scale="105%"/>
    </style:style>
    <style:style style:name="T9" style:family="text">
      <style:text-properties style:font-name="Arial" fo:font-size="6.5pt" fo:letter-spacing="-0.0028in" style:font-name-asian="Arial" style:font-size-asian="6.5pt" style:font-name-complex="Arial" style:font-size-complex="6.5pt" style:text-scale="105%"/>
    </style:style>
    <style:style style:name="T10" style:family="text">
      <style:text-properties style:font-name="Arial" fo:font-size="6.5pt" fo:letter-spacing="0.0008in" style:font-name-asian="Arial" style:font-size-asian="6.5pt" style:font-name-complex="Arial" style:font-size-complex="6.5pt" style:text-scale="105%"/>
    </style:style>
    <style:style style:name="T11" style:family="text">
      <style:text-properties style:font-name="Arial" fo:font-size="7.5pt" style:font-size-asian="7.5pt"/>
    </style:style>
    <style:style style:name="T12" style:family="text">
      <style:text-properties style:font-name="Arial" fo:font-size="7.5pt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13" style:family="text">
      <style:text-properties style:font-name="Arial" fo:font-size="7.5pt" fo:letter-spacing="0.0063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14" style:family="text">
      <style:text-properties style:font-name="Arial" fo:font-size="7.5pt" fo:letter-spacing="0.0075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15" style:family="text">
      <style:text-properties style:font-name="Arial" fo:font-size="7.5pt" fo:letter-spacing="0.0146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16" style:family="text">
      <style:text-properties style:font-name="Arial" fo:font-size="7.5pt" fo:letter-spacing="-0.0008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17" style:family="text">
      <style:text-properties style:font-name="Arial" fo:font-size="7.5pt" fo:letter-spacing="0.011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18" style:family="text">
      <style:text-properties style:font-name="Arial" fo:font-size="7.5pt" fo:letter-spacing="0.0102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19" style:family="text">
      <style:text-properties style:font-name="Arial" fo:font-size="7.5pt" fo:letter-spacing="0.0118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20" style:family="text">
      <style:text-properties style:font-name="Arial" fo:font-size="7.5pt" fo:letter-spacing="0.0201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21" style:family="text">
      <style:text-properties style:font-name="Arial" fo:font-size="7.5pt" fo:letter-spacing="0.0083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22" style:family="text">
      <style:text-properties style:font-name="Arial" fo:font-size="7.5pt" fo:letter-spacing="0.0071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23" style:family="text">
      <style:text-properties style:font-name="Arial" fo:font-size="7.5pt" fo:letter-spacing="0.0126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24" style:family="text">
      <style:text-properties style:font-name="Arial" fo:font-size="7.5pt" fo:letter-spacing="0.0098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25" style:family="text">
      <style:text-properties style:font-name="Arial" fo:font-size="7.5pt" fo:letter-spacing="0.0193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26" style:family="text">
      <style:text-properties style:font-name="Arial" fo:font-size="7.5pt" fo:letter-spacing="0.0008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27" style:family="text">
      <style:text-properties style:font-name="Arial" fo:font-size="7.5pt" fo:letter-spacing="0.0134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28" style:family="text">
      <style:text-properties style:font-name="Arial" fo:font-size="7.5pt" fo:letter-spacing="0.0161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29" style:family="text">
      <style:text-properties style:font-name="Arial" fo:font-size="7.5pt" fo:letter-spacing="-0.0016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30" style:family="text">
      <style:text-properties style:font-name="Arial" fo:font-size="7.5pt" fo:letter-spacing="0.0047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31" style:family="text">
      <style:text-properties style:font-name="Arial" fo:font-size="7.5pt" fo:letter-spacing="0.0173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32" style:family="text">
      <style:text-properties style:font-name="Arial" fo:font-size="7.5pt" fo:letter-spacing="0.0028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33" style:family="text">
      <style:text-properties style:font-name="Arial" fo:font-size="7.5pt" fo:letter-spacing="0.0016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34" style:family="text">
      <style:text-properties style:font-name="Arial" fo:font-size="7.5pt" fo:letter-spacing="0.0091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35" style:family="text">
      <style:text-properties style:font-name="Arial" fo:font-size="7.5pt" fo:letter-spacing="0.0055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36" style:family="text">
      <style:text-properties style:font-name="Arial" fo:font-size="7.5pt" fo:letter-spacing="0.0035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T37" style:family="text">
      <style:text-properties style:font-name="Arial" fo:font-size="10.5pt" fo:letter-spacing="-0.0008in" fo:font-weight="bold" style:font-size-asian="10.5pt" style:font-weight-asian="bold"/>
    </style:style>
    <style:style style:name="T38" style:family="text">
      <style:text-properties style:font-name="Arial" fo:font-size="10.5pt" fo:letter-spacing="0.0256in" fo:font-weight="bold" style:font-size-asian="10.5pt" style:font-weight-asian="bold"/>
    </style:style>
    <style:style style:name="T39" style:family="text">
      <style:text-properties style:font-name="Arial" fo:font-size="10.5pt" fo:letter-spacing="-0.0016in" fo:font-weight="bold" style:font-size-asian="10.5pt" style:font-weight-asian="bold"/>
    </style:style>
    <style:style style:name="T40" style:family="text">
      <style:text-properties style:font-name="Arial" fo:font-size="10.5pt" fo:letter-spacing="0.0264in" fo:font-weight="bold" style:font-size-asian="10.5pt" style:font-weight-asian="bold"/>
    </style:style>
    <style:style style:name="T41" style:family="text">
      <style:text-properties style:font-name="Arial" fo:font-size="10.5pt" fo:letter-spacing="0.0209in" fo:font-weight="bold" style:font-size-asian="10.5pt" style:font-weight-asian="bold"/>
    </style:style>
    <style:style style:name="T42" style:family="text">
      <style:text-properties style:font-name="Arial" fo:font-size="9.5pt" fo:letter-spacing="-0.002in" style:font-size-asian="9.5pt" style:text-scale="105%"/>
    </style:style>
    <style:style style:name="T43" style:family="text">
      <style:text-properties style:font-name="Arial" fo:font-size="9.5pt" fo:letter-spacing="-0.002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44" style:family="text">
      <style:text-properties style:font-name="Arial" fo:font-size="9.5pt" fo:letter-spacing="-0.002in" fo:font-weight="bold" style:font-size-asian="9.5pt" style:font-weight-asian="bold" style:text-scale="105%"/>
    </style:style>
    <style:style style:name="T45" style:family="text">
      <style:text-properties style:font-name="Arial" fo:font-size="9.5pt" fo:letter-spacing="-0.002in" style:font-name-asian="Arial" style:font-size-asian="9.5pt" style:font-name-complex="Arial" style:font-size-complex="9.5pt" style:text-scale="105%"/>
    </style:style>
    <style:style style:name="T46" style:family="text">
      <style:text-properties style:font-name="Arial" fo:font-size="9.5pt" fo:letter-spacing="-0.002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47" style:family="text">
      <style:text-properties style:font-name="Arial" fo:font-size="9.5pt" fo:letter-spacing="-0.0035in" style:font-size-asian="9.5pt" style:text-scale="105%"/>
    </style:style>
    <style:style style:name="T48" style:family="text">
      <style:text-properties style:font-name="Arial" fo:font-size="9.5pt" fo:letter-spacing="-0.0035in" fo:font-weight="bold" style:font-size-asian="9.5pt" style:font-weight-asian="bold" style:text-scale="105%"/>
    </style:style>
    <style:style style:name="T49" style:family="text">
      <style:text-properties style:font-name="Arial" fo:font-size="9.5pt" fo:letter-spacing="-0.0035in" style:font-name-asian="Arial" style:font-size-asian="9.5pt" style:font-name-complex="Arial" style:font-size-complex="9.5pt" style:text-scale="105%"/>
    </style:style>
    <style:style style:name="T50" style:family="text">
      <style:text-properties style:font-name="Arial" fo:font-size="9.5pt" fo:letter-spacing="-0.0063in" style:font-size-asian="9.5pt" style:text-scale="105%"/>
    </style:style>
    <style:style style:name="T51" style:family="text">
      <style:text-properties style:font-name="Arial" fo:font-size="9.5pt" fo:letter-spacing="-0.0063in" style:font-name-asian="Arial" style:font-size-asian="9.5pt" style:font-name-complex="Arial" style:font-size-complex="9.5pt" style:text-scale="105%"/>
    </style:style>
    <style:style style:name="T52" style:family="text">
      <style:text-properties style:font-name="Arial" fo:font-size="9.5pt" fo:letter-spacing="-0.0063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53" style:family="text">
      <style:text-properties style:font-name="Arial" fo:font-size="9.5pt" fo:letter-spacing="-0.0063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54" style:family="text">
      <style:text-properties style:font-name="Arial" fo:font-size="9.5pt" fo:letter-spacing="-0.0055in" style:font-size-asian="9.5pt" style:text-scale="105%"/>
    </style:style>
    <style:style style:name="T55" style:family="text">
      <style:text-properties style:font-name="Arial" fo:font-size="9.5pt" fo:letter-spacing="-0.0055in" style:font-name-asian="Arial" style:font-size-asian="9.5pt" style:font-name-complex="Arial" style:font-size-complex="9.5pt" style:text-scale="105%"/>
    </style:style>
    <style:style style:name="T56" style:family="text">
      <style:text-properties style:font-name="Arial" fo:font-size="9.5pt" fo:letter-spacing="-0.0055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57" style:family="text">
      <style:text-properties style:font-name="Arial" fo:font-size="9.5pt" fo:letter-spacing="-0.0055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58" style:family="text">
      <style:text-properties style:font-name="Arial" fo:font-size="9.5pt" fo:letter-spacing="-0.0008in" style:font-size-asian="9.5pt" style:text-scale="105%"/>
    </style:style>
    <style:style style:name="T59" style:family="text">
      <style:text-properties style:font-name="Arial" fo:font-size="9.5pt" fo:letter-spacing="-0.0008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60" style:family="text">
      <style:text-properties style:font-name="Arial" fo:font-size="9.5pt" fo:letter-spacing="-0.0008in" style:font-name-asian="Arial" style:font-size-asian="9.5pt" style:font-name-complex="Arial" style:font-size-complex="9.5pt" style:text-scale="105%"/>
    </style:style>
    <style:style style:name="T61" style:family="text">
      <style:text-properties style:font-name="Arial" fo:font-size="9.5pt" fo:letter-spacing="-0.0008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62" style:family="text">
      <style:text-properties style:font-name="Arial" fo:font-size="9.5pt" fo:letter-spacing="-0.0028in" style:font-size-asian="9.5pt" style:text-scale="105%"/>
    </style:style>
    <style:style style:name="T63" style:family="text">
      <style:text-properties style:font-name="Arial" fo:font-size="9.5pt" fo:letter-spacing="-0.0028in" style:font-name-asian="Arial" style:font-size-asian="9.5pt" style:font-name-complex="Arial" style:font-size-complex="9.5pt" style:text-scale="105%"/>
    </style:style>
    <style:style style:name="T64" style:family="text">
      <style:text-properties style:font-name="Arial" fo:font-size="9.5pt" fo:letter-spacing="-0.0028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65" style:family="text">
      <style:text-properties style:font-name="Arial" fo:font-size="9.5pt" fo:letter-spacing="-0.0028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66" style:family="text">
      <style:text-properties style:font-name="Arial" fo:font-size="9.5pt" fo:letter-spacing="-0.0043in" style:font-size-asian="9.5pt" style:text-scale="105%"/>
    </style:style>
    <style:style style:name="T67" style:family="text">
      <style:text-properties style:font-name="Arial" fo:font-size="9.5pt" fo:letter-spacing="-0.0043in" style:font-name-asian="Arial" style:font-size-asian="9.5pt" style:font-name-complex="Arial" style:font-size-complex="9.5pt" style:text-scale="105%"/>
    </style:style>
    <style:style style:name="T68" style:family="text">
      <style:text-properties style:font-name="Arial" fo:font-size="9.5pt" fo:letter-spacing="-0.0043in" fo:font-weight="bold" style:font-size-asian="9.5pt" style:font-weight-asian="bold" style:text-scale="105%"/>
    </style:style>
    <style:style style:name="T69" style:family="text">
      <style:text-properties style:font-name="Arial" fo:font-size="9.5pt" fo:letter-spacing="-0.0043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70" style:family="text">
      <style:text-properties style:font-name="Arial" fo:font-size="9.5pt" fo:letter-spacing="0.0008in" style:font-name-asian="Arial" style:font-size-asian="9.5pt" style:font-name-complex="Arial" style:font-size-complex="9.5pt" style:text-scale="105%"/>
    </style:style>
    <style:style style:name="T71" style:family="text">
      <style:text-properties style:font-name="Arial" fo:font-size="9.5pt" fo:letter-spacing="0.0008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72" style:family="text">
      <style:text-properties style:font-name="Arial" fo:font-size="9.5pt" fo:letter-spacing="0.0008in" fo:font-weight="bold" style:font-size-asian="9.5pt" style:font-weight-asian="bold" style:text-scale="105%"/>
    </style:style>
    <style:style style:name="T73" style:family="text">
      <style:text-properties style:font-name="Arial" fo:font-size="9.5pt" fo:letter-spacing="0.0008in" style:font-size-asian="9.5pt" style:text-scale="105%"/>
    </style:style>
    <style:style style:name="T74" style:family="text">
      <style:text-properties style:font-name="Arial" fo:font-size="9.5pt" fo:letter-spacing="0.0008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75" style:family="text">
      <style:text-properties style:font-name="Arial" fo:font-size="9.5pt" fo:letter-spacing="-0.0126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76" style:family="text">
      <style:text-properties style:font-name="Arial" fo:font-size="9.5pt" style:font-name-asian="Arial" style:font-size-asian="9.5pt" style:font-name-complex="Arial" style:font-size-complex="9.5pt" style:text-scale="105%"/>
    </style:style>
    <style:style style:name="T77" style:family="text">
      <style:text-properties style:font-name="Arial" fo:font-size="9.5pt" fo:letter-spacing="-0.0098in" style:font-name-asian="Arial" style:font-size-asian="9.5pt" style:font-name-complex="Arial" style:font-size-complex="9.5pt" style:text-scale="105%"/>
    </style:style>
    <style:style style:name="T78" style:family="text">
      <style:text-properties style:font-name="Arial" fo:font-size="9.5pt" fo:letter-spacing="-0.0098in" style:font-size-asian="9.5pt" style:text-scale="105%"/>
    </style:style>
    <style:style style:name="T79" style:family="text">
      <style:text-properties style:font-name="Arial" fo:font-size="9.5pt" fo:letter-spacing="-0.0071in" style:font-name-asian="Arial" style:font-size-asian="9.5pt" style:font-name-complex="Arial" style:font-size-complex="9.5pt" style:text-scale="105%"/>
    </style:style>
    <style:style style:name="T80" style:family="text">
      <style:text-properties style:font-name="Arial" fo:font-size="9.5pt" fo:letter-spacing="-0.0083in" style:font-name-asian="Arial" style:font-size-asian="9.5pt" style:font-name-complex="Arial" style:font-size-complex="9.5pt" style:text-scale="105%"/>
    </style:style>
    <style:style style:name="T81" style:family="text">
      <style:text-properties style:font-name="Arial" fo:font-size="9.5pt" fo:letter-spacing="-0.0083in" style:font-size-asian="9.5pt" style:text-scale="105%"/>
    </style:style>
    <style:style style:name="T82" style:family="text">
      <style:text-properties style:font-name="Arial" fo:font-size="9.5pt" fo:letter-spacing="-0.0083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83" style:family="text">
      <style:text-properties style:font-name="Arial" fo:font-size="9.5pt" fo:letter-spacing="-0.0083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84" style:family="text">
      <style:text-properties style:font-name="Arial" fo:font-size="9.5pt" fo:font-weight="bold" style:font-size-asian="9.5pt" style:font-weight-asian="bold" style:text-scale="105%"/>
    </style:style>
    <style:style style:name="T85" style:family="text">
      <style:text-properties style:font-name="Arial" fo:font-size="9.5pt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86" style:family="text">
      <style:text-properties style:font-name="Arial" fo:font-size="9.5pt" style:font-size-asian="9.5pt" style:text-scale="105%"/>
    </style:style>
    <style:style style:name="T87" style:family="text">
      <style:text-properties style:font-name="Arial" fo:font-size="9.5pt" fo:letter-spacing="-0.0091in" style:font-size-asian="9.5pt" style:text-scale="105%"/>
    </style:style>
    <style:style style:name="T88" style:family="text">
      <style:text-properties style:font-name="Arial" fo:font-size="9.5pt" fo:letter-spacing="-0.0091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89" style:family="text">
      <style:text-properties style:font-name="Arial" fo:font-size="9.5pt" fo:letter-spacing="-0.011in" style:font-size-asian="9.5pt" style:text-scale="105%"/>
    </style:style>
    <style:style style:name="T90" style:family="text">
      <style:text-properties style:font-name="Arial" fo:font-size="9.5pt" fo:letter-spacing="-0.0075in" style:font-size-asian="9.5pt" style:text-scale="105%"/>
    </style:style>
    <style:style style:name="T91" style:family="text">
      <style:text-properties style:font-name="Arial" fo:font-size="9.5pt" fo:letter-spacing="-0.0075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92" style:family="text">
      <style:text-properties style:font-name="Arial" fo:font-size="9.5pt" fo:letter-spacing="-0.0075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93" style:family="text">
      <style:text-properties style:font-name="Arial" fo:font-size="9.5pt" fo:letter-spacing="-0.0047in" style:font-size-asian="9.5pt" style:text-scale="105%"/>
    </style:style>
    <style:style style:name="T94" style:family="text">
      <style:text-properties style:font-name="Arial" fo:font-size="9.5pt" fo:letter-spacing="-0.0047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95" style:family="text">
      <style:text-properties style:font-name="Arial" fo:font-size="9.5pt" fo:letter-spacing="-0.0047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96" style:family="text">
      <style:text-properties style:font-name="Arial" fo:font-size="9.5pt" fo:letter-spacing="-0.0102in" style:font-size-asian="9.5pt" style:text-scale="105%"/>
    </style:style>
    <style:style style:name="T97" style:family="text">
      <style:text-properties style:font-name="Arial" fo:font-size="9.5pt" style:text-underline-style="solid" style:text-underline-width="auto" style:text-underline-color="#000000" style:text-underline-mode="continuous" style:text-overline-mode="continuous" style:text-line-through-mode="continuous" style:font-size-asian="9.5pt" style:text-scale="103%"/>
    </style:style>
    <style:style style:name="T98" style:family="text">
      <style:text-properties style:font-name="Arial" fo:font-size="9.5pt" style:text-underline-style="solid" style:text-underline-width="auto" style:text-underline-color="#000000" officeooo:rsid="000a6b58" style:text-underline-mode="continuous" style:text-overline-mode="continuous" style:text-line-through-mode="continuous" style:font-size-asian="9.5pt" style:text-scale="103%"/>
    </style:style>
    <style:style style:name="T99" style:family="text">
      <style:text-properties style:font-name="Arial" fo:font-size="9.5pt" style:text-underline-style="solid" style:text-underline-width="auto" style:text-underline-color="#000000" style:text-underline-mode="continuous" style:text-overline-mode="continuous" style:text-line-through-mode="continuous" style:font-name-asian="Arial" style:font-size-asian="9.5pt" style:font-name-complex="Arial" style:font-size-complex="9.5pt" style:text-scale="103%"/>
    </style:style>
    <style:style style:name="T100" style:family="text">
      <style:text-properties style:font-name="Arial" fo:font-size="9.5pt" fo:letter-spacing="0.0209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101" style:family="text">
      <style:text-properties style:font-name="Arial" fo:font-size="9.5pt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102" style:family="text">
      <style:text-properties style:font-name="Arial" fo:font-size="9.5pt" fo:letter-spacing="0.0047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103" style:family="text">
      <style:text-properties style:font-name="Arial" fo:font-size="9.5pt" fo:letter-spacing="0.0047in" style:font-name-asian="Arial" style:font-size-asian="9.5pt" style:font-name-complex="Arial" style:font-size-complex="9.5pt" style:text-scale="105%"/>
    </style:style>
    <style:style style:name="T104" style:family="text">
      <style:text-properties style:font-name="Arial" fo:font-size="9.5pt" fo:letter-spacing="0.002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105" style:family="text">
      <style:text-properties style:font-name="Arial" fo:font-size="9.5pt" fo:letter-spacing="0.002in" style:font-name-asian="Arial" style:font-size-asian="9.5pt" style:font-name-complex="Arial" style:font-size-complex="9.5pt" style:text-scale="105%"/>
    </style:style>
    <style:style style:name="T106" style:family="text">
      <style:text-properties style:font-name="Arial" fo:font-size="9.5pt" fo:letter-spacing="0.0028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107" style:family="text">
      <style:text-properties style:font-name="Arial" fo:font-size="9.5pt" fo:letter-spacing="0.0028in" style:font-name-asian="Arial" style:font-size-asian="9.5pt" style:font-name-complex="Arial" style:font-size-complex="9.5pt" style:text-scale="105%"/>
    </style:style>
    <style:style style:name="T108" style:family="text">
      <style:text-properties style:font-name="Arial" fo:font-size="9.5pt" fo:letter-spacing="0.0043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109" style:family="text">
      <style:text-properties style:font-name="Arial" fo:font-size="9.5pt" fo:letter-spacing="0.0043in" style:font-name-asian="Arial" style:font-size-asian="9.5pt" style:font-name-complex="Arial" style:font-size-complex="9.5pt" style:text-scale="105%"/>
    </style:style>
    <style:style style:name="T110" style:family="text">
      <style:text-properties style:font-name="Arial" fo:font-size="9.5pt" fo:letter-spacing="0.0035in" fo:font-style="italic" fo:font-weight="bold" style:font-name-asian="Arial" style:font-size-asian="9.5pt" style:font-style-asian="italic" style:font-weight-asian="bold" style:font-name-complex="Arial" style:font-size-complex="9.5pt" style:font-weight-complex="bold" style:text-scale="105%"/>
    </style:style>
    <style:style style:name="T111" style:family="text">
      <style:text-properties style:font-name="Arial" fo:font-size="9.5pt" fo:letter-spacing="0.0016in" style:font-name-asian="Arial" style:font-size-asian="9.5pt" style:font-name-complex="Arial" style:font-size-complex="9.5pt" style:text-scale="105%"/>
    </style:style>
    <style:style style:name="T112" style:family="text">
      <style:text-properties style:font-name="Arial" fo:font-size="9.5pt" fo:letter-spacing="0.0016in" fo:font-weight="bold" style:font-name-asian="Arial" style:font-size-asian="9.5pt" style:font-weight-asian="bold" style:font-name-complex="Arial" style:font-size-complex="9.5pt" style:font-weight-complex="bold" style:text-scale="105%"/>
    </style:style>
    <style:style style:name="T113" style:family="text">
      <style:text-properties style:font-name="Arial" fo:font-size="9.5pt" fo:letter-spacing="0.0063in" style:font-name-asian="Arial" style:font-size-asian="9.5pt" style:font-name-complex="Arial" style:font-size-complex="9.5pt" style:text-scale="105%"/>
    </style:style>
    <style:style style:name="T114" style:family="text">
      <style:text-properties style:font-name="Arial" fo:font-size="9.5pt" fo:letter-spacing="0.0075in" style:font-name-asian="Arial" style:font-size-asian="9.5pt" style:font-name-complex="Arial" style:font-size-complex="9.5pt" style:text-scale="105%"/>
    </style:style>
    <style:style style:name="T115" style:family="text">
      <style:text-properties style:font-name="Arial" fo:font-size="1pt" style:font-name-asian="Arial" style:font-size-asian="1pt" style:font-name-complex="Arial" style:font-size-complex="1pt"/>
    </style:style>
    <style:style style:name="T116" style:family="text">
      <style:text-properties style:font-name="Arial" fo:font-size="11.5pt" fo:font-weight="bold" style:font-size-asian="11.5pt" style:font-weight-asian="bold"/>
    </style:style>
    <style:style style:name="T117" style:family="text">
      <style:text-properties style:font-name="Arial" fo:font-size="11.5pt" fo:letter-spacing="0.011in" fo:font-weight="bold" style:font-size-asian="11.5pt" style:font-weight-asian="bold"/>
    </style:style>
    <style:style style:name="T118" style:family="text">
      <style:text-properties style:font-name="Arial" fo:font-size="11.5pt" fo:letter-spacing="0.0083in" fo:font-weight="bold" style:font-size-asian="11.5pt" style:font-weight-asian="bold"/>
    </style:style>
    <style:style style:name="T119" style:family="text">
      <style:text-properties style:font-name="Arial" fo:font-size="11.5pt" fo:letter-spacing="0.0016in" fo:font-weight="bold" style:font-size-asian="11.5pt" style:font-weight-asian="bold"/>
    </style:style>
    <style:style style:name="T120" style:family="text">
      <style:text-properties style:font-name="Arial" fo:font-size="11.5pt" fo:letter-spacing="0.0126in" fo:font-weight="bold" style:font-size-asian="11.5pt" style:font-weight-asian="bold"/>
    </style:style>
    <style:style style:name="T121" style:family="text">
      <style:text-properties style:font-name="Arial" fo:font-size="11.5pt" fo:letter-spacing="0.0028in" fo:font-weight="bold" style:font-size-asian="11.5pt" style:font-weight-asian="bold"/>
    </style:style>
    <style:style style:name="T122" style:family="text">
      <style:text-properties style:font-name="Arial" fo:font-size="11.5pt" fo:letter-spacing="-0.0035in" fo:font-weight="bold" style:font-size-asian="11.5pt" style:font-weight-asian="bold"/>
    </style:style>
    <style:style style:name="T123" style:family="text">
      <style:text-properties style:font-name="Times New Roman" fo:font-size="7.5pt" fo:letter-spacing="0.0508in" fo:font-style="italic" fo:font-weight="bold" style:font-name-asian="Times New Roman" style:font-size-asian="7.5pt" style:font-style-asian="italic" style:font-weight-asian="bold" style:font-name-complex="Times New Roman" style:font-size-complex="7.5pt" style:font-weight-complex="bold" style:text-scale="102%"/>
    </style:style>
    <style:style style:name="T124" style:family="text">
      <style:text-properties style:font-name="Times New Roman" fo:font-size="7.5pt" fo:letter-spacing="0.0602in" fo:font-style="italic" fo:font-weight="bold" style:font-name-asian="Times New Roman" style:font-size-asian="7.5pt" style:font-style-asian="italic" style:font-weight-asian="bold" style:font-name-complex="Times New Roman" style:font-size-complex="7.5pt" style:font-weight-complex="bold" style:text-scale="102%"/>
    </style:style>
    <style:style style:name="T125" style:family="text">
      <style:text-properties style:font-name="Times New Roman" fo:font-size="7.5pt" fo:letter-spacing="0.052in" fo:font-style="italic" fo:font-weight="bold" style:font-name-asian="Times New Roman" style:font-size-asian="7.5pt" style:font-style-asian="italic" style:font-weight-asian="bold" style:font-name-complex="Times New Roman" style:font-size-complex="7.5pt" style:font-weight-complex="bold" style:text-scale="102%"/>
    </style:style>
    <style:style style:name="T126" style:family="text">
      <style:text-properties style:font-name="Times New Roman" fo:letter-spacing="0.0484in" style:font-name-asian="Times New Roman" style:font-name-complex="Times New Roman" style:text-scale="103%"/>
    </style:style>
    <style:style style:name="T127" style:family="text">
      <style:text-properties style:font-name="Times New Roman" fo:letter-spacing="0.048in" style:font-name-asian="Times New Roman" style:font-name-complex="Times New Roman" style:text-scale="103%"/>
    </style:style>
    <style:style style:name="T128" style:family="text">
      <style:text-properties style:font-name="Times New Roman" fo:letter-spacing="0.048in" style:text-scale="103%"/>
    </style:style>
    <style:style style:name="T129" style:family="text">
      <style:text-properties style:font-name="Times New Roman" fo:font-size="9.5pt" fo:letter-spacing="0.0154in" style:font-size-asian="9.5pt" style:text-scale="103%"/>
    </style:style>
    <style:style style:name="T130" style:family="text">
      <style:text-properties style:font-name="Times New Roman" fo:font-size="9.5pt" style:text-underline-style="solid" style:text-underline-width="auto" style:text-underline-color="#000000" style:text-underline-mode="continuous" style:text-overline-mode="continuous" style:text-line-through-mode="continuous" style:font-size-asian="9.5pt"/>
    </style:style>
    <style:style style:name="T131" style:family="text">
      <style:text-properties style:font-name="Times New Roman" fo:font-size="9.5pt" style:text-underline-style="solid" style:text-underline-width="auto" style:text-underline-color="#000000" style:text-underline-mode="continuous" style:text-overline-mode="continuous" style:text-line-through-mode="continuous" style:font-name-asian="Times New Roman" style:font-size-asian="9.5pt" style:font-name-complex="Times New Roman" style:font-size-complex="9.5pt"/>
    </style:style>
    <style:style style:name="T132" style:family="text">
      <style:text-properties style:font-name="Times New Roman" fo:font-size="9.5pt" fo:letter-spacing="0.0591in" fo:font-style="italic" fo:font-weight="bold" style:font-name-asian="Times New Roman" style:font-size-asian="9.5pt" style:font-style-asian="italic" style:font-weight-asian="bold" style:font-name-complex="Times New Roman" style:font-size-complex="9.5pt" style:font-weight-complex="bold" style:text-scale="103%"/>
    </style:style>
    <style:style style:name="T133" style:family="text">
      <style:text-properties style:font-name="Times New Roman" fo:font-size="9.5pt" fo:letter-spacing="0.0484in" style:font-name-asian="Times New Roman" style:font-size-asian="9.5pt" style:font-name-complex="Times New Roman" style:font-size-complex="9.5pt" style:text-scale="103%"/>
    </style:style>
    <style:style style:name="T134" style:family="text">
      <style:text-properties style:font-name="Times New Roman" fo:letter-spacing="-0.0008in"/>
    </style:style>
    <style:style style:name="T135" style:family="text">
      <style:text-properties style:font-name="Times New Roman" fo:letter-spacing="-0.0008in" style:text-underline-style="solid" style:text-underline-width="auto" style:text-underline-color="#000000" style:text-underline-mode="continuous" style:text-overline-mode="continuous" style:text-line-through-mode="continuous"/>
    </style:style>
    <style:style style:name="T136" style:family="text">
      <style:text-properties style:font-name="Times New Roman" fo:letter-spacing="-0.0008in" style:text-underline-style="solid" style:text-underline-width="auto" style:text-underline-color="#000000" style:text-underline-mode="continuous" style:text-overline-mode="continuous" style:text-line-through-mode="continuous" style:text-scale="105%"/>
    </style:style>
    <style:style style:name="T137" style:family="text">
      <style:text-properties style:font-name="Times New Roman" style:text-underline-style="solid" style:text-underline-width="auto" style:text-underline-color="#000000" style:text-underline-mode="continuous" style:text-overline-mode="continuous" style:text-line-through-mode="continuous"/>
    </style:style>
    <style:style style:name="T138" style:family="text">
      <style:text-properties style:font-name="Times New Roman" fo:letter-spacing="0.0602in" style:text-scale="103%"/>
    </style:style>
    <style:style style:name="T139" style:family="text">
      <style:text-properties style:font-name="Times New Roman" fo:letter-spacing="0.0602in" style:font-name-asian="Times New Roman" style:font-name-complex="Times New Roman" style:text-scale="103%"/>
    </style:style>
    <style:style style:name="T140" style:family="text">
      <style:text-properties style:font-name="Times New Roman" fo:letter-spacing="0.0618in" style:font-name-asian="Times New Roman" style:font-name-complex="Times New Roman" style:text-scale="103%"/>
    </style:style>
    <style:style style:name="T141" style:family="text">
      <style:text-properties style:font-name="Times New Roman" fo:letter-spacing="0.0516in" style:font-name-asian="Times New Roman" style:font-name-complex="Times New Roman" style:text-scale="103%"/>
    </style:style>
    <style:style style:name="T142" style:family="text">
      <style:text-properties style:font-name="Times New Roman" fo:letter-spacing="0.0638in" style:font-name-asian="Times New Roman" style:font-name-complex="Times New Roman" style:text-scale="103%"/>
    </style:style>
    <style:style style:name="T143" style:family="text">
      <style:text-properties style:font-name="Times New Roman" fo:letter-spacing="0.0457in" style:font-name-asian="Times New Roman" style:font-name-complex="Times New Roman" style:text-scale="103%"/>
    </style:style>
    <style:style style:name="T144" style:family="text">
      <style:text-properties style:font-name="Times New Roman" fo:letter-spacing="0.0654in" style:font-name-asian="Times New Roman" style:font-name-complex="Times New Roman" style:text-scale="103%"/>
    </style:style>
    <style:style style:name="T145" style:family="text">
      <style:text-properties style:font-name="Times New Roman" fo:letter-spacing="0.0535in" style:font-name-asian="Times New Roman" style:font-name-complex="Times New Roman" style:text-scale="103%"/>
    </style:style>
    <style:style style:name="T146" style:family="text">
      <style:text-properties style:font-name="Times New Roman" fo:letter-spacing="0.0535in" style:text-scale="103%"/>
    </style:style>
    <style:style style:name="T147" style:family="text">
      <style:text-properties style:font-name="Times New Roman" fo:letter-spacing="0.0339in" style:font-name-asian="Times New Roman" style:font-name-complex="Times New Roman" style:text-scale="103%"/>
    </style:style>
    <style:style style:name="T148" style:family="text">
      <style:text-properties style:font-name="Times New Roman" fo:letter-spacing="0.061in" style:text-scale="103%"/>
    </style:style>
    <style:style style:name="T149" style:family="text">
      <style:text-properties style:font-name="Times New Roman" fo:letter-spacing="0.0646in" style:text-scale="103%"/>
    </style:style>
    <style:style style:name="T150" style:family="text">
      <style:text-properties style:font-name="Times New Roman" fo:letter-spacing="0.0646in" style:font-name-asian="Times New Roman" style:font-name-complex="Times New Roman" style:text-scale="103%"/>
    </style:style>
    <style:style style:name="T151" style:family="text">
      <style:text-properties style:font-name="Times New Roman" fo:letter-spacing="0.0547in" style:text-scale="103%"/>
    </style:style>
    <style:style style:name="T152" style:family="text">
      <style:text-properties style:font-name="Times New Roman" fo:letter-spacing="0.0693in" style:text-scale="103%"/>
    </style:style>
    <style:style style:name="T153" style:family="text">
      <style:text-properties style:font-name="Times New Roman" fo:letter-spacing="0.0437in" style:text-scale="103%"/>
    </style:style>
    <style:style style:name="T154" style:family="text">
      <style:text-properties style:font-name="Times New Roman" fo:letter-spacing="0.0366in" style:text-scale="103%"/>
    </style:style>
    <style:style style:name="T155" style:family="text">
      <style:text-properties style:font-name="Times New Roman" fo:letter-spacing="0.0366in" style:font-name-asian="Times New Roman" style:font-name-complex="Times New Roman" style:text-scale="103%"/>
    </style:style>
    <style:style style:name="T156" style:family="text">
      <style:text-properties style:font-name="Times New Roman" fo:letter-spacing="0.0665in" style:text-scale="103%"/>
    </style:style>
    <style:style style:name="T157" style:family="text">
      <style:text-properties style:font-name="Times New Roman" fo:letter-spacing="0.0665in" style:font-name-asian="Times New Roman" style:font-name-complex="Times New Roman" style:text-scale="103%"/>
    </style:style>
    <style:style style:name="T158" style:family="text">
      <style:text-properties style:font-name="Times New Roman" fo:letter-spacing="0.0591in" style:font-name-asian="Times New Roman" style:font-name-complex="Times New Roman" style:text-scale="103%"/>
    </style:style>
    <style:style style:name="T159" style:family="text">
      <style:text-properties style:font-name="Times New Roman" fo:letter-spacing="0.0409in" style:font-name-asian="Times New Roman" style:font-name-complex="Times New Roman" style:text-scale="103%"/>
    </style:style>
    <style:style style:name="T160" style:family="text">
      <style:text-properties style:font-name="Times New Roman" fo:letter-spacing="0.0689in" style:font-name-asian="Times New Roman" style:font-name-complex="Times New Roman" style:text-scale="103%"/>
    </style:style>
    <style:style style:name="T161" style:family="text">
      <style:text-properties style:font-name="Times New Roman" fo:letter-spacing="0.0425in" style:font-name-asian="Times New Roman" style:font-name-complex="Times New Roman" style:text-scale="103%"/>
    </style:style>
    <style:style style:name="T162" style:family="text">
      <style:text-properties style:font-name="Times New Roman" fo:letter-spacing="0.0453in" style:font-name-asian="Times New Roman" style:font-name-complex="Times New Roman" style:text-scale="103%"/>
    </style:style>
    <style:style style:name="T163" style:family="text">
      <style:text-properties style:font-name="Times New Roman" fo:letter-spacing="0.0575in" style:font-name-asian="Times New Roman" style:font-name-complex="Times New Roman" style:text-scale="103%"/>
    </style:style>
    <style:style style:name="T164" style:family="text">
      <style:text-properties style:font-name="Times New Roman" fo:letter-spacing="0.052in" style:font-name-asian="Times New Roman" style:font-name-complex="Times New Roman" style:text-scale="103%"/>
    </style:style>
    <style:style style:name="T165" style:family="text">
      <style:text-properties style:font-name="Times New Roman" fo:letter-spacing="0.0661in" style:font-name-asian="Times New Roman" style:font-name-complex="Times New Roman" style:text-scale="103%"/>
    </style:style>
    <style:style style:name="T166" style:family="text">
      <style:text-properties style:font-name="Times New Roman" fo:letter-spacing="0.0555in" style:font-name-asian="Times New Roman" style:font-name-complex="Times New Roman" style:text-scale="103%"/>
    </style:style>
    <style:style style:name="T167" style:family="text">
      <style:text-properties style:font-name="Times New Roman" fo:letter-spacing="0.0563in" style:font-name-asian="Times New Roman" style:font-name-complex="Times New Roman" style:text-scale="103%"/>
    </style:style>
    <style:style style:name="T168" style:family="text">
      <style:text-properties style:font-name="Times New Roman" fo:letter-spacing="0.0417in" style:font-name-asian="Times New Roman" style:font-name-complex="Times New Roman" style:text-scale="103%"/>
    </style:style>
    <style:style style:name="T169" style:family="text">
      <style:text-properties style:font-name="Times New Roman" fo:letter-spacing="0.0508in" style:font-name-asian="Times New Roman" style:font-name-complex="Times New Roman" style:text-scale="103%"/>
    </style:style>
    <style:style style:name="T170" style:family="text">
      <style:text-properties style:font-name="Times New Roman" fo:letter-spacing="0.0598in" style:font-name-asian="Times New Roman" style:font-name-complex="Times New Roman" style:text-scale="103%"/>
    </style:style>
    <style:style style:name="T171" style:family="text">
      <style:text-properties style:font-name="Times New Roman" fo:letter-spacing="0.0429in" style:font-name-asian="Times New Roman" style:font-name-complex="Times New Roman" style:text-scale="103%"/>
    </style:style>
    <style:style style:name="T172" style:family="text">
      <style:text-properties style:font-name="Times New Roman" fo:letter-spacing="0.0701in" style:font-name-asian="Times New Roman" style:font-name-complex="Times New Roman" style:text-scale="103%"/>
    </style:style>
    <style:style style:name="T173" style:family="text">
      <style:text-properties style:font-name="Times New Roman" fo:letter-spacing="0.0492in" style:font-name-asian="Times New Roman" style:font-name-complex="Times New Roman" style:text-scale="103%"/>
    </style:style>
    <style:style style:name="T174" style:family="text">
      <style:text-properties style:font-name="Times New Roman" fo:letter-spacing="0.039in" style:font-name-asian="Times New Roman" style:font-name-complex="Times New Roman" style:text-scale="103%"/>
    </style:style>
    <style:style style:name="T175" style:family="text">
      <style:text-properties style:font-name="Times New Roman" fo:letter-spacing="0.05in" style:font-name-asian="Times New Roman" style:font-name-complex="Times New Roman" style:text-scale="103%"/>
    </style:style>
    <style:style style:name="T176" style:family="text">
      <style:text-properties style:font-name="Times New Roman" fo:letter-spacing="0.0783in" style:font-name-asian="Times New Roman" style:font-name-complex="Times New Roman" style:text-scale="103%"/>
    </style:style>
    <style:style style:name="T177" style:family="text">
      <style:text-properties style:font-name-complex="Arial" style:text-scale="105%"/>
    </style:style>
    <style:style style:name="T178" style:family="text">
      <style:text-properties style:text-scale="105%"/>
    </style:style>
    <style:style style:name="T179" style:family="text">
      <style:text-properties fo:letter-spacing="-0.0075in" style:text-scale="105%"/>
    </style:style>
    <style:style style:name="T180" style:family="text">
      <style:text-properties fo:letter-spacing="-0.0075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181" style:family="text">
      <style:text-properties fo:letter-spacing="-0.002in" style:text-scale="105%"/>
    </style:style>
    <style:style style:name="T182" style:family="text">
      <style:text-properties fo:letter-spacing="-0.002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183" style:family="text">
      <style:text-properties fo:letter-spacing="-0.002in" fo:font-weight="bold" style:font-weight-asian="bold" style:text-scale="105%"/>
    </style:style>
    <style:style style:name="T184" style:family="text">
      <style:text-properties fo:letter-spacing="-0.002in" fo:font-weight="bold" style:font-weight-asian="bold" style:font-name-complex="Arial" style:font-weight-complex="bold" style:text-scale="105%"/>
    </style:style>
    <style:style style:name="T185" style:family="text">
      <style:text-properties fo:letter-spacing="-0.002in" fo:font-style="italic" fo:font-weight="bold" style:font-style-asian="italic" style:font-weight-asian="bold" style:text-scale="105%"/>
    </style:style>
    <style:style style:name="T186" style:family="text">
      <style:text-properties fo:letter-spacing="-0.0071in" style:text-scale="105%"/>
    </style:style>
    <style:style style:name="T187" style:family="text">
      <style:text-properties fo:letter-spacing="-0.0071in" fo:font-weight="bold" style:font-weight-asian="bold" style:font-name-complex="Arial" style:font-weight-complex="bold" style:text-scale="105%"/>
    </style:style>
    <style:style style:name="T188" style:family="text">
      <style:text-properties fo:letter-spacing="-0.0071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189" style:family="text">
      <style:text-properties fo:letter-spacing="-0.0071in" fo:font-style="italic" fo:font-weight="bold" style:font-style-asian="italic" style:font-weight-asian="bold" style:text-scale="105%"/>
    </style:style>
    <style:style style:name="T190" style:family="text">
      <style:text-properties fo:letter-spacing="-0.0008in"/>
    </style:style>
    <style:style style:name="T191" style:family="text">
      <style:text-properties fo:letter-spacing="-0.0008in" style:text-scale="105%"/>
    </style:style>
    <style:style style:name="T192" style:family="text">
      <style:text-properties fo:letter-spacing="-0.0008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193" style:family="text">
      <style:text-properties fo:letter-spacing="-0.0008in" fo:font-weight="bold" style:font-weight-asian="bold" style:font-name-complex="Arial" style:font-weight-complex="bold" style:text-scale="105%"/>
    </style:style>
    <style:style style:name="T194" style:family="text">
      <style:text-properties fo:letter-spacing="-0.0008in" fo:font-style="italic" style:font-style-asian="italic" style:font-name-complex="Arial" style:text-scale="105%"/>
    </style:style>
    <style:style style:name="T195" style:family="text">
      <style:text-properties fo:letter-spacing="-0.0091in" style:text-scale="105%"/>
    </style:style>
    <style:style style:name="T196" style:family="text">
      <style:text-properties fo:letter-spacing="-0.0091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197" style:family="text">
      <style:text-properties fo:letter-spacing="-0.0047in" style:text-scale="105%"/>
    </style:style>
    <style:style style:name="T198" style:family="text">
      <style:text-properties fo:letter-spacing="-0.0047in" fo:font-weight="bold" style:font-weight-asian="bold" style:font-name-complex="Arial" style:font-weight-complex="bold" style:text-scale="105%"/>
    </style:style>
    <style:style style:name="T199" style:family="text">
      <style:text-properties fo:letter-spacing="-0.0047in" fo:font-style="italic" style:font-style-asian="italic" style:font-name-complex="Arial" style:text-scale="105%"/>
    </style:style>
    <style:style style:name="T200" style:family="text">
      <style:text-properties fo:letter-spacing="-0.0028in" style:text-scale="105%"/>
    </style:style>
    <style:style style:name="T201" style:family="text">
      <style:text-properties fo:letter-spacing="-0.0028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02" style:family="text">
      <style:text-properties fo:letter-spacing="-0.0028in" fo:font-weight="bold" style:font-weight-asian="bold" style:text-scale="105%"/>
    </style:style>
    <style:style style:name="T203" style:family="text">
      <style:text-properties fo:letter-spacing="-0.0043in" style:text-scale="105%"/>
    </style:style>
    <style:style style:name="T204" style:family="text">
      <style:text-properties fo:letter-spacing="-0.0043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05" style:family="text">
      <style:text-properties fo:letter-spacing="-0.0063in" style:text-scale="105%"/>
    </style:style>
    <style:style style:name="T206" style:family="text">
      <style:text-properties fo:letter-spacing="-0.0083in" style:text-scale="105%"/>
    </style:style>
    <style:style style:name="T207" style:family="text">
      <style:text-properties fo:letter-spacing="-0.0083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08" style:family="text">
      <style:text-properties fo:letter-spacing="-0.0098in" style:text-scale="105%"/>
    </style:style>
    <style:style style:name="T209" style:family="text">
      <style:text-properties fo:letter-spacing="-0.0098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10" style:family="text">
      <style:text-properties fo:letter-spacing="0.0256in" style:text-scale="105%"/>
    </style:style>
    <style:style style:name="T211" style:family="text">
      <style:text-properties fo:letter-spacing="-0.011in" style:text-scale="105%"/>
    </style:style>
    <style:style style:name="T212" style:family="text">
      <style:text-properties fo:letter-spacing="0.0008in" style:text-scale="105%"/>
    </style:style>
    <style:style style:name="T213" style:family="text">
      <style:text-properties fo:letter-spacing="0.0008in" fo:font-weight="bold" style:font-weight-asian="bold" style:font-name-complex="Arial" style:font-weight-complex="bold" style:text-scale="105%"/>
    </style:style>
    <style:style style:name="T214" style:family="text">
      <style:text-properties style:text-underline-style="solid" style:text-underline-width="auto" style:text-underline-color="#000000" style:text-underline-mode="continuous" style:text-overline-mode="continuous" style:text-line-through-mode="continuous" style:text-scale="103%"/>
    </style:style>
    <style:style style:name="T215" style:family="text">
      <style:text-properties fo:letter-spacing="-0.0118in" style:text-scale="105%"/>
    </style:style>
    <style:style style:name="T216" style:family="text">
      <style:text-properties fo:letter-spacing="-0.0118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17" style:family="text">
      <style:text-properties fo:letter-spacing="-0.0102in" style:text-scale="105%"/>
    </style:style>
    <style:style style:name="T218" style:family="text">
      <style:text-properties fo:letter-spacing="-0.0102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19" style:family="text">
      <style:text-properties fo:letter-spacing="-0.0138in" style:text-scale="105%"/>
    </style:style>
    <style:style style:name="T220" style:family="text">
      <style:text-properties fo:letter-spacing="-0.0126in" style:text-scale="105%"/>
    </style:style>
    <style:style style:name="T221" style:family="text">
      <style:text-properties fo:letter-spacing="-0.0126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22" style:family="text">
      <style:text-properties fo:letter-spacing="0.002in" style:text-scale="105%"/>
    </style:style>
    <style:style style:name="T223" style:family="text">
      <style:text-properties fo:color="#0000ff" loext:opacity="100%"/>
    </style:style>
    <style:style style:name="T224" style:family="text">
      <style:text-properties fo:color="#0000ff" loext:opacity="100%" fo:letter-spacing="-0.002in" style:text-scale="105%"/>
    </style:style>
    <style:style style:name="T225" style:family="text">
      <style:text-properties fo:color="#0000ff" loext:opacity="100%" style:font-name="Times New Roman"/>
    </style:style>
    <style:style style:name="T226" style:family="text">
      <style:text-properties fo:color="#0000ff" loext:opacity="100%" style:font-name="Times New Roman" fo:letter-spacing="0.0071in"/>
    </style:style>
    <style:style style:name="T227" style:family="text">
      <style:text-properties fo:color="#0000ff" loext:opacity="100%" style:font-name="Times New Roman" style:text-underline-style="solid" style:text-underline-width="auto" style:text-underline-color="#0000fe" style:text-underline-mode="continuous" style:text-overline-mode="continuous" style:text-line-through-mode="continuous"/>
    </style:style>
    <style:style style:name="T228" style:family="text">
      <style:text-properties fo:color="#0000ff" loext:opacity="100%" style:text-underline-style="solid" style:text-underline-width="auto" style:text-underline-color="#0000fe" style:text-underline-mode="continuous" style:text-overline-mode="continuous" style:text-line-through-mode="continuous" style:text-scale="103%"/>
    </style:style>
    <style:style style:name="T229" style:family="text">
      <style:text-properties fo:color="#0000ff" loext:opacity="100%" style:text-scale="105%"/>
    </style:style>
    <style:style style:name="T230" style:family="text">
      <style:text-properties fo:color="#0000ff" loext:opacity="100%" fo:letter-spacing="-0.0008in" style:text-scale="105%"/>
    </style:style>
    <style:style style:name="T231" style:family="text">
      <style:text-properties fo:color="#0000ff" loext:opacity="100%" fo:letter-spacing="-0.0063in" style:text-scale="105%"/>
    </style:style>
    <style:style style:name="T232" style:family="text">
      <style:text-properties fo:color="#0000ff" loext:opacity="100%" fo:letter-spacing="-0.0028in" style:text-scale="105%"/>
    </style:style>
    <style:style style:name="T233" style:family="text">
      <style:text-properties fo:color="#0000ff" loext:opacity="100%" fo:letter-spacing="-0.0055in" style:text-scale="105%"/>
    </style:style>
    <style:style style:name="T234" style:family="text">
      <style:text-properties fo:color="#0000ff" loext:opacity="100%" fo:letter-spacing="-0.0083in" style:text-scale="105%"/>
    </style:style>
    <style:style style:name="T235" style:family="text">
      <style:text-properties fo:color="#0000ff" loext:opacity="100%" fo:letter-spacing="-0.0043in" style:text-scale="105%"/>
    </style:style>
    <style:style style:name="T236" style:family="text">
      <style:text-properties fo:color="#0000ff" loext:opacity="100%" fo:letter-spacing="-0.0228in" style:text-scale="105%"/>
    </style:style>
    <style:style style:name="T237" style:family="text">
      <style:text-properties fo:letter-spacing="-0.0055in" style:text-scale="105%"/>
    </style:style>
    <style:style style:name="T238" style:family="text">
      <style:text-properties fo:letter-spacing="-0.0055in" fo:font-weight="bold" style:font-weight-asian="bold" style:font-name-complex="Arial" style:font-weight-complex="bold" style:text-scale="105%"/>
    </style:style>
    <style:style style:name="T239" style:family="text">
      <style:text-properties fo:letter-spacing="0.0016in" style:text-scale="105%"/>
    </style:style>
    <style:style style:name="T240" style:family="text">
      <style:text-properties fo:letter-spacing="0.0016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41" style:family="text">
      <style:text-properties fo:letter-spacing="-0.0016in" style:text-scale="105%"/>
    </style:style>
    <style:style style:name="T242" style:family="text">
      <style:text-properties fo:letter-spacing="-0.0016in" style:text-underline-style="solid" style:text-underline-width="bold" style:text-underline-color="#000000" style:text-underline-mode="continuous" style:text-overline-mode="continuous" style:text-line-through-mode="continuous" style:text-scale="103%"/>
    </style:style>
    <style:style style:name="T243" style:family="text">
      <style:text-properties fo:letter-spacing="-0.0016in" fo:font-weight="bold" style:font-weight-asian="bold" style:text-scale="105%"/>
    </style:style>
    <style:style style:name="T244" style:family="text">
      <style:text-properties fo:letter-spacing="-0.0016in" fo:font-weight="bold" style:font-weight-asian="bold" style:font-name-complex="Arial" style:font-weight-complex="bold" style:text-scale="105%"/>
    </style:style>
    <style:style style:name="T245" style:family="text">
      <style:text-properties fo:letter-spacing="-0.0035in" style:text-scale="105%"/>
    </style:style>
    <style:style style:name="T246" style:family="text">
      <style:text-properties fo:letter-spacing="-0.0035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47" style:family="text">
      <style:text-properties fo:letter-spacing="0.0028in" style:text-scale="105%"/>
    </style:style>
    <style:style style:name="T248" style:family="text">
      <style:text-properties fo:letter-spacing="0.0047in" style:text-scale="105%"/>
    </style:style>
    <style:style style:name="T249" style:family="text">
      <style:text-properties fo:letter-spacing="0.0055in" style:text-scale="105%"/>
    </style:style>
    <style:style style:name="T250" style:family="text">
      <style:text-properties fo:letter-spacing="-0.0264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51" style:family="text">
      <style:text-properties fo:letter-spacing="0.0035in" style:text-scale="105%"/>
    </style:style>
    <style:style style:name="T252" style:family="text">
      <style:text-properties fo:letter-spacing="0.0098in" style:text-scale="105%"/>
    </style:style>
    <style:style style:name="T253" style:family="text">
      <style:text-properties fo:letter-spacing="0.0063in" style:text-scale="105%"/>
    </style:style>
    <style:style style:name="T254" style:family="text">
      <style:text-properties fo:letter-spacing="0.0063in" fo:font-weight="bold" style:font-weight-asian="bold" style:text-scale="105%"/>
    </style:style>
    <style:style style:name="T255" style:family="text">
      <style:text-properties fo:letter-spacing="0.0063in" fo:font-weight="bold" style:font-weight-asian="bold" style:font-name-complex="Arial" style:font-weight-complex="bold" style:text-scale="105%"/>
    </style:style>
    <style:style style:name="T256" style:family="text">
      <style:text-properties fo:letter-spacing="0.0083in" style:text-scale="105%"/>
    </style:style>
    <style:style style:name="T257" style:family="text">
      <style:text-properties fo:letter-spacing="0.0043in" style:text-scale="105%"/>
    </style:style>
    <style:style style:name="T258" style:family="text">
      <style:text-properties fo:letter-spacing="0.0043in" fo:font-weight="bold" style:font-weight-asian="bold" style:font-name-complex="Arial" style:font-weight-complex="bold" style:text-scale="105%"/>
    </style:style>
    <style:style style:name="T259" style:family="text">
      <style:text-properties fo:letter-spacing="0.0071in" style:text-scale="105%"/>
    </style:style>
    <style:style style:name="T260" style:family="text">
      <style:text-properties fo:letter-spacing="0.0075in" style:text-scale="105%"/>
    </style:style>
    <style:style style:name="T261" style:family="text">
      <style:text-properties fo:letter-spacing="0.0075in" fo:font-weight="bold" style:font-weight-asian="bold" style:font-name-complex="Arial" style:font-weight-complex="bold" style:text-scale="105%"/>
    </style:style>
    <style:style style:name="T262" style:family="text">
      <style:text-properties fo:letter-spacing="-0.0146in" style:text-scale="105%"/>
    </style:style>
    <style:style style:name="T263" style:family="text">
      <style:text-properties fo:letter-spacing="-0.0146in"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64" style:family="text">
      <style:text-properties fo:letter-spacing="-0.0134in" style:text-scale="105%"/>
    </style:style>
    <style:style style:name="T265" style:family="text">
      <style:text-properties fo:letter-spacing="-0.0154in" style:text-scale="105%"/>
    </style:style>
    <style:style style:name="T266" style:family="text">
      <style:text-properties fo:letter-spacing="-0.0161in" style:text-scale="105%"/>
    </style:style>
    <style:style style:name="T267" style:family="text">
      <style:text-properties fo:letter-spacing="0.028in" style:text-scale="105%"/>
    </style:style>
    <style:style style:name="T268" style:family="text">
      <style:text-properties fo:letter-spacing="0.0299in" style:text-scale="105%"/>
    </style:style>
    <style:style style:name="T269" style:family="text">
      <style:text-properties fo:letter-spacing="0.0319in" style:text-scale="105%"/>
    </style:style>
    <style:style style:name="T270" style:family="text">
      <style:text-properties fo:letter-spacing="0.0283in" style:text-scale="105%"/>
    </style:style>
    <style:style style:name="T271" style:family="text">
      <style:text-properties fo:letter-spacing="0.0311in" style:text-scale="105%"/>
    </style:style>
    <style:style style:name="T272" style:family="text">
      <style:text-properties fo:letter-spacing="0.0291in" style:text-scale="105%"/>
    </style:style>
    <style:style style:name="T273" style:family="text">
      <style:text-properties fo:letter-spacing="0.0272in" style:text-scale="105%"/>
    </style:style>
    <style:style style:name="T274" style:family="text">
      <style:text-properties fo:letter-spacing="0.0193in" style:text-scale="105%"/>
    </style:style>
    <style:style style:name="T275" style:family="text">
      <style:text-properties fo:letter-spacing="0.0189in" style:text-scale="105%"/>
    </style:style>
    <style:style style:name="T276" style:family="text">
      <style:text-properties fo:letter-spacing="0.0181in" style:text-scale="105%"/>
    </style:style>
    <style:style style:name="T277" style:family="text">
      <style:text-properties fo:letter-spacing="0.0209in" style:text-scale="105%"/>
    </style:style>
    <style:style style:name="T278" style:family="text">
      <style:text-properties fo:letter-spacing="0.022in" style:text-scale="105%"/>
    </style:style>
    <style:style style:name="T279" style:family="text">
      <style:text-properties fo:letter-spacing="0.0217in" style:text-scale="105%"/>
    </style:style>
    <style:style style:name="T280" style:family="text">
      <style:text-properties fo:letter-spacing="0.0201in" style:text-scale="105%"/>
    </style:style>
    <style:style style:name="T281" style:family="text">
      <style:text-properties fo:letter-spacing="0.0165in" style:text-scale="105%"/>
    </style:style>
    <style:style style:name="T282" style:family="text">
      <style:text-properties style:text-underline-style="solid" style:text-underline-width="bold" style:text-underline-color="#000000" style:text-underline-mode="continuous" style:text-overline-mode="continuous" style:text-line-through-mode="continuous" style:text-scale="105%"/>
    </style:style>
    <style:style style:name="T283" style:family="text">
      <style:text-properties fo:letter-spacing="0.0173in" style:text-scale="105%"/>
    </style:style>
    <style:style style:name="T284" style:family="text">
      <style:text-properties fo:letter-spacing="0.0236in" style:text-scale="105%"/>
    </style:style>
    <style:style style:name="T285" style:family="text">
      <style:text-properties fo:letter-spacing="0.0307in" style:text-scale="105%"/>
    </style:style>
    <style:style style:name="T286" style:family="text">
      <style:text-properties fo:letter-spacing="0.0146in" style:text-scale="105%"/>
    </style:style>
    <style:style style:name="T287" style:family="text">
      <style:text-properties fo:letter-spacing="0.0146in" fo:font-weight="bold" style:font-weight-asian="bold" style:font-name-complex="Arial" style:font-weight-complex="bold" style:text-scale="105%"/>
    </style:style>
    <style:style style:name="T288" style:family="text">
      <style:text-properties fo:letter-spacing="0.0161in" style:text-scale="105%"/>
    </style:style>
    <style:style style:name="T289" style:family="text">
      <style:text-properties fo:letter-spacing="0.0161in" fo:font-weight="bold" style:font-weight-asian="bold" style:font-name-complex="Arial" style:font-weight-complex="bold" style:text-scale="105%"/>
    </style:style>
    <style:style style:name="T290" style:family="text">
      <style:text-properties fo:letter-spacing="0.0228in" style:text-scale="105%"/>
    </style:style>
    <style:style style:name="T291" style:family="text">
      <style:text-properties fo:letter-spacing="0.011in" style:text-scale="105%"/>
    </style:style>
    <style:style style:name="T292" style:family="text">
      <style:text-properties fo:letter-spacing="0.0102in" style:text-scale="105%"/>
    </style:style>
    <style:style style:name="T293" style:family="text">
      <style:text-properties fo:letter-spacing="0.0118in" style:text-scale="105%"/>
    </style:style>
    <style:style style:name="T294" style:family="text">
      <style:text-properties fo:letter-spacing="0.0118in" fo:font-weight="bold" style:font-weight-asian="bold" style:font-name-complex="Arial" style:font-weight-complex="bold" style:text-scale="105%"/>
    </style:style>
    <style:style style:name="T295" style:family="text">
      <style:text-properties fo:font-weight="bold" style:font-weight-asian="bold" style:text-scale="105%"/>
    </style:style>
    <style:style style:name="T296" style:family="text">
      <style:text-properties fo:font-weight="bold" style:font-weight-asian="bold" style:font-name-complex="Arial" style:font-weight-complex="bold" style:text-scale="105%"/>
    </style:style>
    <style:style style:name="T297" style:family="text">
      <style:text-properties fo:letter-spacing="0.0091in" style:text-scale="105%"/>
    </style:style>
    <style:style style:name="T298" style:family="text">
      <style:text-properties fo:letter-spacing="-0.0181in" style:text-scale="105%"/>
    </style:style>
    <style:style style:name="T299" style:family="text">
      <style:text-properties fo:letter-spacing="-0.0201in" style:text-scale="105%"/>
    </style:style>
    <style:style style:name="T300" style:family="text">
      <style:text-properties fo:letter-spacing="-0.022in" style:text-scale="105%"/>
    </style:style>
    <style:style style:name="T301" style:family="text">
      <style:text-properties fo:letter-spacing="0.0252in" style:text-scale="105%"/>
    </style:style>
    <style:style style:name="T302" style:family="text">
      <style:text-properties fo:letter-spacing="0.0126in" style:text-scale="105%"/>
    </style:style>
    <style:style style:name="T303" style:family="text">
      <style:text-properties fo:letter-spacing="0.0264in" style:text-scale="105%"/>
    </style:style>
    <style:style style:name="T304" style:family="text">
      <style:text-properties fo:letter-spacing="0.0134in" style:text-scale="105%"/>
    </style:style>
    <style:style style:name="T305" style:family="text">
      <style:text-properties fo:letter-spacing="0.0134in" fo:font-weight="bold" style:font-weight-asian="bold" style:font-name-complex="Arial" style:font-weight-complex="bold" style:text-scale="105%"/>
    </style:style>
    <style:style style:name="T306" style:family="text">
      <style:text-properties fo:letter-spacing="0.0138in" style:text-scale="105%"/>
    </style:style>
    <style:style style:name="T307" style:family="text">
      <style:text-properties fo:letter-spacing="0.0138in" fo:font-weight="bold" style:font-weight-asian="bold" style:font-name-complex="Arial" style:font-weight-complex="bold" style:text-scale="105%"/>
    </style:style>
    <style:style style:name="T308" style:family="text">
      <style:text-properties fo:letter-spacing="0.0154in" style:text-scale="105%"/>
    </style:style>
    <style:style style:name="T309" style:family="text">
      <style:text-properties fo:letter-spacing="0.0154in" fo:font-weight="bold" style:font-weight-asian="bold" style:font-name-complex="Arial" style:font-weight-complex="bold" style:text-scale="105%"/>
    </style:style>
    <style:style style:name="T310" style:family="text">
      <style:text-properties fo:letter-spacing="0.0244in" style:text-scale="105%"/>
    </style:style>
    <style:style style:name="T311" style:family="text">
      <style:text-properties fo:letter-spacing="0.0362in" style:text-scale="105%"/>
    </style:style>
    <style:style style:name="T312" style:family="text">
      <style:text-properties style:text-underline-style="solid" style:text-underline-width="auto" style:text-underline-color="font-color" officeooo:rsid="000a6b5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writing-mode="lr-tb" draw:textarea-vertical-align="top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5105*" fo:start-indent="0in" fo:end-indent="0.348in"/>
          <style:column style:rel-width="5125*" fo:start-indent="0.3484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WW_5f_CharLFO1LVL1" loext:num-list-format="%1%." style:num-suffix="." style:num-format="1">
        <style:list-level-properties text:space-before="0.0819in" text:min-label-width="0.1898in"/>
      </text:list-level-style-number>
      <text:list-level-style-number text:level="2" text:style-name="WW_5f_CharLFO1LVL2" loext:num-list-format="(%2%)" style:num-prefix="(" style:num-suffix=")" style:num-format="a" style:num-letter-sync="true">
        <style:list-level-properties text:space-before="-0.1488in" text:min-label-width="0.2307in"/>
      </text:list-level-style-number>
      <text:list-level-style-bullet text:level="3" loext:num-list-format="%3%" text:bullet-char="•">
        <style:list-level-properties text:space-before="0.7965in" text:min-label-width="0.2307in"/>
      </text:list-level-style-bullet>
      <text:list-level-style-bullet text:level="4" loext:num-list-format="%4%" text:bullet-char="•">
        <style:list-level-properties text:space-before="1.5512in" text:min-label-width="0.2307in"/>
      </text:list-level-style-bullet>
      <text:list-level-style-bullet text:level="5" loext:num-list-format="%5%" text:bullet-char="•">
        <style:list-level-properties text:space-before="2.3067in" text:min-label-width="0.2307in"/>
      </text:list-level-style-bullet>
      <text:list-level-style-bullet text:level="6" loext:num-list-format="%6%" text:bullet-char="•">
        <style:list-level-properties text:space-before="3.0622in" text:min-label-width="0.2307in"/>
      </text:list-level-style-bullet>
      <text:list-level-style-bullet text:level="7" loext:num-list-format="%7%" text:bullet-char="•">
        <style:list-level-properties text:space-before="3.8177in" text:min-label-width="0.2307in"/>
      </text:list-level-style-bullet>
      <text:list-level-style-bullet text:level="8" loext:num-list-format="%8%" text:bullet-char="•">
        <style:list-level-properties text:space-before="4.5748in" text:min-label-width="0.2307in"/>
      </text:list-level-style-bullet>
      <text:list-level-style-bullet text:level="9" loext:num-list-format="%9%" text:bullet-char="•">
        <style:list-level-properties text:space-before="5.3295in" text:min-label-width="0.2307i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083in" svg:stroke-color="#0000fe" svg:stroke-opacity="100%" draw:stroke-linejoin="round" draw:fill="none" fo:min-height="0in" fo:min-width="0in" fo:padding-top="-0.0098in" fo:padding-bottom="-0.0098in" fo:padding-left="-0.0098in" fo:padding-right="-0.0098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1in" svg:stroke-color="#000000" svg:stroke-opacity="100%" draw:stroke-linejoin="round" draw:fill="none" fo:min-height="0in" fo:min-width="0in" fo:padding-top="-0.0083in" fo:padding-bottom="-0.0083in" fo:padding-left="-0.0083in" fo:padding-right="-0.0083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Absatz-Standardschriftart"><text:span text:style-name="T37">REPLACEMENT</text:span></text:span><text:span text:style-name="Absatz-Standardschriftart"><text:span text:style-name="T38"> </text:span></text:span><text:span text:style-name="Absatz-Standardschriftart"><text:span text:style-name="T39">PROPERTY</text:span></text:span><text:span text:style-name="Absatz-Standardschriftart"><text:span text:style-name="T40"> </text:span></text:span><text:span text:style-name="Absatz-Standardschriftart"><text:span text:style-name="T39">IDENTIFICATION</text:span></text:span><text:span text:style-name="Absatz-Standardschriftart"><text:span text:style-name="T41"> </text:span></text:span><text:span text:style-name="Absatz-Standardschriftart"><text:span text:style-name="T37">NOTICE</text:span></text:span></text:p>
      <text:p text:style-name="P10"/>
      <text:p text:style-name="P15"/>
      <text:h text:style-name="P79" text:outline-level="2"><text:span text:style-name="Absatz-Standardschriftart"><text:span text:style-name="T177">►</text:span></text:span><text:span text:style-name="Absatz-Standardschriftart"><text:span text:style-name="T178">There</text:span></text:span><text:span text:style-name="Absatz-Standardschriftart"><text:span text:style-name="T179"> </text:span></text:span><text:span text:style-name="Absatz-Standardschriftart"><text:span text:style-name="T181">are</text:span></text:span><text:span text:style-name="Absatz-Standardschriftart"><text:span text:style-name="T179"> </text:span></text:span><text:span text:style-name="Absatz-Standardschriftart"><text:span text:style-name="T181">very</text:span></text:span><text:span text:style-name="Absatz-Standardschriftart"><text:span text:style-name="T186"> </text:span></text:span><text:span text:style-name="Absatz-Standardschriftart"><text:span text:style-name="T191">specific</text:span></text:span><text:span text:style-name="Absatz-Standardschriftart"><text:span text:style-name="T195"> </text:span></text:span><text:span text:style-name="Absatz-Standardschriftart"><text:span text:style-name="T191">rules</text:span></text:span><text:span text:style-name="Absatz-Standardschriftart"><text:span text:style-name="T179"> </text:span></text:span><text:span text:style-name="Absatz-Standardschriftart"><text:span text:style-name="T181">about</text:span></text:span><text:span text:style-name="Absatz-Standardschriftart"><text:span text:style-name="T186"> </text:span></text:span><text:span text:style-name="Absatz-Standardschriftart"><text:span text:style-name="T191">proper</text:span></text:span><text:span text:style-name="Absatz-Standardschriftart"><text:span text:style-name="T179"> </text:span></text:span><text:span text:style-name="Absatz-Standardschriftart"><text:span text:style-name="T181">identification.</text:span></text:span><text:span text:style-name="Absatz-Standardschriftart"><text:span text:style-name="T197"> </text:span></text:span><text:span text:style-name="Absatz-Standardschriftart"><text:span text:style-name="T200">Please</text:span></text:span><text:span text:style-name="Absatz-Standardschriftart"><text:span text:style-name="T186"> </text:span></text:span><text:span text:style-name="Absatz-Standardschriftart"><text:span text:style-name="T181">review</text:span></text:span><text:span text:style-name="Absatz-Standardschriftart"><text:span text:style-name="T203"> </text:span></text:span><text:span text:style-name="Absatz-Standardschriftart"><text:span text:style-name="T181">the</text:span></text:span><text:span text:style-name="Absatz-Standardschriftart"><text:span text:style-name="T179"> </text:span></text:span><text:span text:style-name="Absatz-Standardschriftart"><text:span text:style-name="T181">attached</text:span></text:span><text:span text:style-name="Absatz-Standardschriftart"><text:span text:style-name="T179"> </text:span></text:span><text:span text:style-name="Absatz-Standardschriftart"><text:span text:style-name="T191">Guidelines</text:span></text:span><text:span text:style-name="Absatz-Standardschriftart"><text:span text:style-name="T179"> </text:span></text:span><text:span text:style-name="Absatz-Standardschriftart"><text:span text:style-name="T191">and</text:span></text:span><text:span text:style-name="Absatz-Standardschriftart"><text:span text:style-name="T126"> </text:span></text:span><text:span text:style-name="Absatz-Standardschriftart"><text:span text:style-name="T191">Treasury</text:span></text:span><text:span text:style-name="Absatz-Standardschriftart"><text:span text:style-name="T186"> </text:span></text:span><text:span text:style-name="Absatz-Standardschriftart"><text:span text:style-name="T191">Regulations</text:span></text:span><text:span text:style-name="Absatz-Standardschriftart"><text:span text:style-name="T186"> </text:span></text:span><text:span text:style-name="Absatz-Standardschriftart"><text:span text:style-name="T200">and</text:span></text:span><text:span text:style-name="Absatz-Standardschriftart"><text:span text:style-name="T205"> </text:span></text:span><text:span text:style-name="Absatz-Standardschriftart"><text:span text:style-name="T191">consult</text:span></text:span><text:span text:style-name="Absatz-Standardschriftart"><text:span text:style-name="T206"> </text:span></text:span><text:span text:style-name="Absatz-Standardschriftart"><text:span text:style-name="T178">with</text:span></text:span><text:span text:style-name="Absatz-Standardschriftart"><text:span text:style-name="T205"> </text:span></text:span><text:span text:style-name="Absatz-Standardschriftart"><text:span text:style-name="T191">your</text:span></text:span><text:span text:style-name="Absatz-Standardschriftart"><text:span text:style-name="T208"> </text:span></text:span><text:span text:style-name="Absatz-Standardschriftart"><text:span text:style-name="T181">tax</text:span></text:span><text:span text:style-name="Absatz-Standardschriftart"><text:span text:style-name="T186"> </text:span></text:span><text:span text:style-name="Absatz-Standardschriftart"><text:span text:style-name="T181">advisor.</text:span></text:span><text:span text:style-name="Absatz-Standardschriftart"><text:span text:style-name="T210"> </text:span></text:span><text:span text:style-name="Absatz-Standardschriftart"><text:span text:style-name="T178">Note</text:span></text:span><text:span text:style-name="Absatz-Standardschriftart"><text:span text:style-name="T208"> </text:span></text:span><text:span text:style-name="Absatz-Standardschriftart"><text:span text:style-name="T178">that</text:span></text:span><text:span text:style-name="Absatz-Standardschriftart"><text:span text:style-name="T195"> </text:span></text:span><text:span text:style-name="Absatz-Standardschriftart"><text:span text:style-name="T191">EACH</text:span></text:span><text:span text:style-name="Absatz-Standardschriftart"><text:span text:style-name="T179"> </text:span></text:span><text:span text:style-name="Absatz-Standardschriftart"><text:span text:style-name="T181">property</text:span></text:span><text:span text:style-name="Absatz-Standardschriftart"><text:span text:style-name="T205"> </text:span></text:span><text:span text:style-name="Absatz-Standardschriftart"><text:span text:style-name="T181">held</text:span></text:span><text:span text:style-name="Absatz-Standardschriftart"><text:span text:style-name="T205"> </text:span></text:span><text:span text:style-name="Absatz-Standardschriftart"><text:span text:style-name="T178">by</text:span></text:span><text:span text:style-name="Absatz-Standardschriftart"><text:span text:style-name="T186"> </text:span></text:span><text:span text:style-name="Absatz-Standardschriftart"><text:span text:style-name="T178">a</text:span></text:span><text:span text:style-name="Absatz-Standardschriftart"><text:span text:style-name="T205"> </text:span></text:span><text:span text:style-name="Absatz-Standardschriftart"><text:span text:style-name="T181">multiple</text:span></text:span><text:span text:style-name="Absatz-Standardschriftart"><text:span text:style-name="T127"> </text:span></text:span><text:span text:style-name="Absatz-Standardschriftart"><text:span text:style-name="T191">property</text:span></text:span><text:span text:style-name="Absatz-Standardschriftart"><text:span text:style-name="T179"> </text:span></text:span><text:span text:style-name="Absatz-Standardschriftart"><text:span text:style-name="T181">DST</text:span></text:span><text:span text:style-name="Absatz-Standardschriftart"><text:span text:style-name="T195"> </text:span></text:span><text:span text:style-name="Absatz-Standardschriftart"><text:span text:style-name="T191">should</text:span></text:span><text:span text:style-name="Absatz-Standardschriftart"><text:span text:style-name="T195"> </text:span></text:span><text:span text:style-name="Absatz-Standardschriftart"><text:span text:style-name="T178">be</text:span></text:span><text:span text:style-name="Absatz-Standardschriftart"><text:span text:style-name="T186"> </text:span></text:span><text:span text:style-name="Absatz-Standardschriftart"><text:span text:style-name="T191">counted</text:span></text:span><text:span text:style-name="Absatz-Standardschriftart"><text:span text:style-name="T195"> </text:span></text:span><text:span text:style-name="Absatz-Standardschriftart"><text:span text:style-name="T178">for</text:span></text:span><text:span text:style-name="Absatz-Standardschriftart"><text:span text:style-name="T211"> </text:span></text:span><text:span text:style-name="Absatz-Standardschriftart"><text:span text:style-name="T178">the</text:span></text:span><text:span text:style-name="Absatz-Standardschriftart"><text:span text:style-name="T208"> </text:span></text:span><text:span text:style-name="Absatz-Standardschriftart"><text:span text:style-name="T181">Three</text:span></text:span><text:span text:style-name="Absatz-Standardschriftart"><text:span text:style-name="T186"> </text:span></text:span><text:span text:style-name="Absatz-Standardschriftart"><text:span text:style-name="T181">Property</text:span></text:span><text:span text:style-name="Absatz-Standardschriftart"><text:span text:style-name="T186"> </text:span></text:span><text:span text:style-name="Absatz-Standardschriftart"><text:span text:style-name="T178">or</text:span></text:span><text:span text:style-name="Absatz-Standardschriftart"><text:span text:style-name="T179"> </text:span></text:span><text:span text:style-name="Absatz-Standardschriftart"><text:span text:style-name="T191">200%</text:span></text:span><text:span text:style-name="Absatz-Standardschriftart"><text:span text:style-name="T195"> </text:span></text:span><text:span text:style-name="Absatz-Standardschriftart"><text:span text:style-name="T191">Rule.</text:span></text:span></text:h>
      <text:p text:style-name="P11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Absatz-Standardschriftart"><text:span text:style-name="T42">Exchanger</text:span></text:span><text:span text:style-name="Absatz-Standardschriftart"><text:span text:style-name="T47"> </text:span></text:span><text:span text:style-name="Absatz-Standardschriftart"><text:span text:style-name="T42">hereby</text:span></text:span><text:span text:style-name="Absatz-Standardschriftart"><text:span text:style-name="T50"> </text:span></text:span><text:span text:style-name="Absatz-Standardschriftart"><text:span text:style-name="T42">identifies</text:span></text:span><text:span text:style-name="Absatz-Standardschriftart"><text:span text:style-name="T54"> </text:span></text:span><text:span text:style-name="Absatz-Standardschriftart"><text:span text:style-name="T58">and</text:span></text:span><text:span text:style-name="Absatz-Standardschriftart"><text:span text:style-name="T50"> </text:span></text:span><text:span text:style-name="Absatz-Standardschriftart"><text:span text:style-name="T42">designates</text:span></text:span><text:span text:style-name="Absatz-Standardschriftart"><text:span text:style-name="T62"> </text:span></text:span><text:span text:style-name="Absatz-Standardschriftart"><text:span text:style-name="T42">as</text:span></text:span><text:span text:style-name="Absatz-Standardschriftart"><text:span text:style-name="T54"> </text:span></text:span><text:span text:style-name="Absatz-Standardschriftart"><text:span text:style-name="T42">Replacement</text:span></text:span><text:span text:style-name="Absatz-Standardschriftart"><text:span text:style-name="T66"> </text:span></text:span><text:span text:style-name="Absatz-Standardschriftart"><text:span text:style-name="T42">Property,</text:span></text:span></text:p>
          </table:table-cell>
          <table:table-cell table:style-name="Table1.A1" office:value-type="string">
            <text:p text:style-name="P4"><text:span text:style-name="Absatz-Standardschriftart"><text:span text:style-name="T70">►</text:span></text:span><text:span text:style-name="Absatz-Standardschriftart"><text:span text:style-name="T71">%</text:span></text:span><text:span text:style-name="Absatz-Standardschriftart"><text:span text:style-name="T75"> </text:span></text:span><text:span text:style-name="Absatz-Standardschriftart"><text:span text:style-name="T43">Interest</text:span></text:span></text:p>
          </table:table-cell>
          <table:table-cell table:style-name="Table1.A1" office:value-type="string">
            <text:p text:style-name="P6"><text:span text:style-name="Absatz-Standardschriftart"><text:span text:style-name="T59">►Value</text:span></text:span></text:p>
          </table:table-cell>
        </table:table-row>
        <table:table-row table:style-name="Table1.2">
          <table:table-cell table:style-name="Table1.A1" office:value-type="string">
            <text:p text:style-name="P41"><text:span text:style-name="Absatz-Standardschriftart"><text:span text:style-name="T45">pursuant</text:span></text:span><text:span text:style-name="Absatz-Standardschriftart"><text:span text:style-name="T63"> </text:span></text:span><text:span text:style-name="Absatz-Standardschriftart"><text:span text:style-name="T76">to</text:span></text:span><text:span text:style-name="Absatz-Standardschriftart"><text:span text:style-name="T55"> </text:span></text:span><text:span text:style-name="Absatz-Standardschriftart"><text:span text:style-name="T60">§3.2</text:span></text:span><text:span text:style-name="Absatz-Standardschriftart"><text:span text:style-name="T51"> </text:span></text:span><text:span text:style-name="Absatz-Standardschriftart"><text:span text:style-name="T67">of</text:span></text:span><text:span text:style-name="Absatz-Standardschriftart"><text:span text:style-name="T45"> </text:span></text:span><text:span text:style-name="Absatz-Standardschriftart"><text:span text:style-name="T76">the</text:span></text:span><text:span text:style-name="Absatz-Standardschriftart"><text:span text:style-name="T77"> </text:span></text:span><text:span text:style-name="Absatz-Standardschriftart"><text:span text:style-name="T60">Exchange</text:span></text:span><text:span text:style-name="Absatz-Standardschriftart"><text:span text:style-name="T79"> </text:span></text:span><text:span text:style-name="Absatz-Standardschriftart"><text:span text:style-name="T45">Agreement,</text:span></text:span><text:span text:style-name="Absatz-Standardschriftart"><text:span text:style-name="T55"> </text:span></text:span><text:span text:style-name="Absatz-Standardschriftart"><text:span text:style-name="T76">the</text:span></text:span><text:span text:style-name="Absatz-Standardschriftart"><text:span text:style-name="T80"> </text:span></text:span><text:span text:style-name="Absatz-Standardschriftart"><text:span text:style-name="T45">following</text:span></text:span><text:span text:style-name="Absatz-Standardschriftart"><text:span text:style-name="T55"> </text:span></text:span><text:span text:style-name="Absatz-Standardschriftart"><text:span text:style-name="T45">like-kind</text:span></text:span></text:p>
          </table:table-cell>
          <table:table-cell table:style-name="Table1.A1" office:value-type="string">
            <text:p text:style-name="P42"><text:span text:style-name="Absatz-Standardschriftart"><text:span text:style-name="T72">Or</text:span></text:span><text:span text:style-name="Absatz-Standardschriftart"><text:span text:style-name="T48"> </text:span></text:span><text:span text:style-name="Absatz-Standardschriftart"><text:span text:style-name="T44">Unit</text:span></text:span><text:span text:style-name="Absatz-Standardschriftart"><text:span text:style-name="T68"> </text:span></text:span><text:span text:style-name="Absatz-Standardschriftart"><text:span text:style-name="T84">#</text:span></text:span></text:p>
          </table:table-cell>
          <table:table-cell table:style-name="Table1.A1" office:value-type="string">
            <text:p text:style-name="P43"><text:span text:style-name="Absatz-Standardschriftart"><text:span text:style-name="T86">(for</text:span></text:span><text:span text:style-name="Absatz-Standardschriftart"><text:span text:style-name="T78"> </text:span></text:span><text:span text:style-name="Absatz-Standardschriftart"><text:span text:style-name="T58">200%</text:span></text:span><text:span text:style-name="Absatz-Standardschriftart"><text:span text:style-name="T87"> </text:span></text:span><text:span text:style-name="Absatz-Standardschriftart"><text:span text:style-name="T86">/</text:span></text:span></text:p>
          </table:table-cell>
        </table:table-row>
        <table:table-row table:style-name="Table1.2">
          <table:table-cell table:style-name="Table1.A1" office:value-type="string">
            <text:p text:style-name="P41"><text:span text:style-name="Absatz-Standardschriftart"><text:span text:style-name="T42">property</text:span></text:span><text:span text:style-name="Absatz-Standardschriftart"><text:span text:style-name="T81"> </text:span></text:span><text:span text:style-name="Absatz-Standardschriftart"><text:span text:style-name="T86">(attach</text:span></text:span><text:span text:style-name="Absatz-Standardschriftart"><text:span text:style-name="T89"> </text:span></text:span><text:span text:style-name="Absatz-Standardschriftart"><text:span text:style-name="T42">legal</text:span></text:span><text:span text:style-name="Absatz-Standardschriftart"><text:span text:style-name="T90"> </text:span></text:span><text:span text:style-name="Absatz-Standardschriftart"><text:span text:style-name="T42">descriptions</text:span></text:span><text:span text:style-name="Absatz-Standardschriftart"><text:span text:style-name="T90"> </text:span></text:span><text:span text:style-name="Absatz-Standardschriftart"><text:span text:style-name="T58">if</text:span></text:span><text:span text:style-name="Absatz-Standardschriftart"><text:span text:style-name="T93"> </text:span></text:span><text:span text:style-name="Absatz-Standardschriftart"><text:span text:style-name="T58">necessary):</text:span></text:span></text:p>
          </table:table-cell>
          <table:table-cell table:style-name="Table1.A1" office:value-type="string">
            <text:p text:style-name="P42"><text:span text:style-name="Absatz-Standardschriftart"><text:span text:style-name="T73">(If</text:span></text:span><text:span text:style-name="Absatz-Standardschriftart"><text:span text:style-name="T54"> </text:span></text:span><text:span text:style-name="Absatz-Standardschriftart"><text:span text:style-name="T58">less</text:span></text:span><text:span text:style-name="Absatz-Standardschriftart"><text:span text:style-name="T81"> </text:span></text:span><text:span text:style-name="Absatz-Standardschriftart"><text:span text:style-name="T42">than</text:span></text:span></text:p>
          </table:table-cell>
          <table:table-cell table:style-name="Table1.A1" office:value-type="string">
            <text:p text:style-name="P43"><text:span text:style-name="Absatz-Standardschriftart"><text:span text:style-name="T58">95%</text:span></text:span><text:span text:style-name="Absatz-Standardschriftart"><text:span text:style-name="T96"> </text:span></text:span><text:span text:style-name="Absatz-Standardschriftart"><text:span text:style-name="T42">Rules)</text:span></text:span></text:p>
          </table:table-cell>
        </table:table-row>
        <table:table-row table:style-name="Table1.4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45"><text:span text:style-name="Absatz-Standardschriftart"><text:span text:style-name="T58">100%</text:span></text:span><text:span text:style-name="Absatz-Standardschriftart"><text:span text:style-name="T78"> </text:span></text:span><text:span text:style-name="Absatz-Standardschriftart"><text:span text:style-name="T58">or</text:span></text:span><text:span text:style-name="Absatz-Standardschriftart"><text:span text:style-name="T54"> </text:span></text:span><text:span text:style-name="Absatz-Standardschriftart"><text:span text:style-name="T58">if</text:span></text:span><text:span text:style-name="Absatz-Standardschriftart"><text:span text:style-name="T129"> </text:span></text:span><text:span text:style-name="Absatz-Standardschriftart"><text:span text:style-name="T86">a</text:span></text:span><text:span text:style-name="Absatz-Standardschriftart"><text:span text:style-name="T50"> </text:span></text:span><text:span text:style-name="Absatz-Standardschriftart"><text:span text:style-name="T42">condo)</text:span>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P46"><text:span text:style-name="Absatz-Standardschriftart"><text:span text:style-name="T58">1)</text:span></text:span><text:span text:style-name="Absatz-Standardschriftart"><text:span text:style-name="T97"> </text:span></text:span><text:span text:style-name="Absatz-Standardschriftart"><text:span text:style-name="T98">29360 Day Road, McArthur, CA 96056</text:span></text:span><text:span text:style-name="Absatz-Standardschriftart"><text:span text:style-name="T130"><text:tab/></text:span></text:span></text:p>
          </table:table-cell>
          <table:table-cell table:style-name="Table1.A1" office:value-type="string">
            <text:p text:style-name="Standard"><text:s text:c="3"/><text:span text:style-name="T312">100%</text:span></text:p>
          </table:table-cell>
          <table:table-cell table:style-name="Table1.A1" office:value-type="string">
            <text:p text:style-name="P48"><text:span text:style-name="Absatz-Standardschriftart"><text:span text:style-name="T73">$</text:span></text:span><text:span text:style-name="Absatz-Standardschriftart"><text:span text:style-name="T97"> </text:span></text:span><text:span text:style-name="Absatz-Standardschriftart"><text:span text:style-name="T130"><text:tab/></text:span></text:span></text:p>
          </table:table-cell>
        </table:table-row>
        <table:table-row table:style-name="Table1.6">
          <table:table-cell table:style-name="Table1.A1" office:value-type="string">
            <text:p text:style-name="P12"/>
            <text:p text:style-name="P47"><text:span text:style-name="Absatz-Standardschriftart"><text:span text:style-name="T58">2)</text:span></text:span><text:span text:style-name="Absatz-Standardschriftart"><text:span text:style-name="T97"> </text:span></text:span><text:span text:style-name="Absatz-Standardschriftart"><text:span text:style-name="T98">11986 Emerald Road, Custer, SD 57730</text:span></text:span><text:span text:style-name="Absatz-Standardschriftart"><text:span text:style-name="T130"><text:tab/></text:span></text:span></text:p>
          </table:table-cell>
          <table:table-cell table:style-name="Table1.A1" office:value-type="string">
            <text:p text:style-name="Standard"><text:s text:c="3"/><text:span text:style-name="T312">100%</text:span></text:p>
          </table:table-cell>
          <table:table-cell table:style-name="Table1.A1" office:value-type="string">
            <text:p text:style-name="P12"/>
            <text:p text:style-name="P49"><text:span text:style-name="Absatz-Standardschriftart"><text:span text:style-name="T73">$</text:span></text:span><text:span text:style-name="Absatz-Standardschriftart"><text:span text:style-name="T97"> </text:span></text:span><text:span text:style-name="Absatz-Standardschriftart"><text:span text:style-name="T130"><text:tab/></text:span></text:span></text:p>
          </table:table-cell>
        </table:table-row>
        <table:table-row table:style-name="Table1.7">
          <table:table-cell table:style-name="Table1.A1" office:value-type="string">
            <text:p text:style-name="P26"/>
            <text:p text:style-name="P50"><text:span text:style-name="Absatz-Standardschriftart"><text:span text:style-name="T58">3)</text:span></text:span><text:span text:style-name="Absatz-Standardschriftart"><text:span text:style-name="T97"> 12138 Upper Elk Park Road Custer, SD <text:s/></text:span></text:span><text:span text:style-name="Absatz-Standardschriftart"><text:span text:style-name="T98">57730</text:span></text:span><text:span text:style-name="Absatz-Standardschriftart"><text:span text:style-name="T130"><text:tab/></text:span></text:span></text:p>
          </table:table-cell>
          <table:table-cell table:style-name="Table1.A1" office:value-type="string">
            <text:p text:style-name="Standard"><text:s text:c="3"/><text:span text:style-name="T312">100%</text:span></text:p>
          </table:table-cell>
          <table:table-cell table:style-name="Table1.A1" office:value-type="string">
            <text:p text:style-name="P26"/>
            <text:p text:style-name="P51"><text:span text:style-name="Absatz-Standardschriftart"><text:span text:style-name="T73">$</text:span></text:span><text:span text:style-name="Absatz-Standardschriftart"><text:span text:style-name="T97"> </text:span></text:span><text:span text:style-name="Absatz-Standardschriftart"><text:span text:style-name="T130"><text:tab/></text:span></text:span></text:p>
          </table:table-cell>
        </table:table-row>
      </table:table>
      <text:p text:style-name="P27"/>
      <text:p text:style-name="P29"><text:span text:style-name="Absatz-Standardschriftart"><text:span text:style-name="T59">►IMPORTANT:</text:span></text:span><text:span text:style-name="Absatz-Standardschriftart"><text:span text:style-name="T100"> </text:span></text:span><text:span text:style-name="Absatz-Standardschriftart"><text:span text:style-name="T59">If</text:span></text:span><text:span text:style-name="Absatz-Standardschriftart"><text:span text:style-name="T56"> </text:span></text:span><text:span text:style-name="Absatz-Standardschriftart"><text:span text:style-name="T43">you</text:span></text:span><text:span text:style-name="Absatz-Standardschriftart"><text:span text:style-name="T91"> </text:span></text:span><text:span text:style-name="Absatz-Standardschriftart"><text:span text:style-name="T43">are</text:span></text:span><text:span text:style-name="Absatz-Standardschriftart"><text:span text:style-name="T91"> </text:span></text:span><text:span text:style-name="Absatz-Standardschriftart"><text:span text:style-name="T43">identifying</text:span></text:span><text:span text:style-name="Absatz-Standardschriftart"><text:span text:style-name="T94"> </text:span></text:span><text:span text:style-name="Absatz-Standardschriftart"><text:span text:style-name="T64">MORE</text:span></text:span><text:span text:style-name="Absatz-Standardschriftart"><text:span text:style-name="T91"> </text:span></text:span><text:span text:style-name="Absatz-Standardschriftart"><text:span text:style-name="T59">than</text:span></text:span><text:span text:style-name="Absatz-Standardschriftart"><text:span text:style-name="T91"> </text:span></text:span><text:span text:style-name="Absatz-Standardschriftart"><text:span text:style-name="T85">3</text:span></text:span><text:span text:style-name="Absatz-Standardschriftart"><text:span text:style-name="T88"> </text:span></text:span><text:span text:style-name="Absatz-Standardschriftart"><text:span text:style-name="T59">properties</text:span></text:span><text:span text:style-name="Absatz-Standardschriftart"><text:span text:style-name="T82"> </text:span></text:span><text:span text:style-name="Absatz-Standardschriftart"><text:span text:style-name="T46">you</text:span></text:span><text:span text:style-name="Absatz-Standardschriftart"><text:span text:style-name="T52"> </text:span></text:span><text:span text:style-name="Absatz-Standardschriftart"><text:span text:style-name="T46">must</text:span></text:span><text:span text:style-name="Absatz-Standardschriftart"><text:span text:style-name="T57"> </text:span></text:span><text:span text:style-name="Absatz-Standardschriftart"><text:span text:style-name="T46">include</text:span></text:span><text:span text:style-name="Absatz-Standardschriftart"><text:span text:style-name="T92"> </text:span></text:span><text:span text:style-name="Absatz-Standardschriftart"><text:span text:style-name="T46">the</text:span></text:span><text:span text:style-name="Absatz-Standardschriftart"><text:span text:style-name="T83"> </text:span></text:span><text:span text:style-name="Absatz-Standardschriftart"><text:span text:style-name="T46">total</text:span></text:span><text:span text:style-name="Absatz-Standardschriftart"><text:span text:style-name="T69"> </text:span></text:span><text:span text:style-name="Absatz-Standardschriftart"><text:span text:style-name="T46">fair</text:span></text:span><text:span text:style-name="Absatz-Standardschriftart"><text:span text:style-name="T95"> </text:span></text:span><text:span text:style-name="Absatz-Standardschriftart"><text:span text:style-name="T65">market</text:span></text:span><text:span text:style-name="Absatz-Standardschriftart"><text:span text:style-name="T57"> </text:span></text:span><text:span text:style-name="Absatz-Standardschriftart"><text:span text:style-name="T101">value</text:span></text:span><text:span text:style-name="Absatz-Standardschriftart"><text:span text:style-name="T92"> </text:span></text:span><text:span text:style-name="Absatz-Standardschriftart"><text:span text:style-name="T46">of</text:span></text:span><text:span text:style-name="Absatz-Standardschriftart"><text:span text:style-name="T132"> </text:span></text:span><text:span text:style-name="Absatz-Standardschriftart"><text:span text:style-name="T61">ALL</text:span></text:span><text:span text:style-name="Absatz-Standardschriftart"><text:span text:style-name="T102"> </text:span></text:span><text:span text:style-name="Absatz-Standardschriftart"><text:span text:style-name="T61">properties</text:span></text:span><text:span text:style-name="Absatz-Standardschriftart"><text:span text:style-name="T74"> </text:span></text:span><text:span text:style-name="Absatz-Standardschriftart"><text:span text:style-name="T101">for</text:span></text:span><text:span text:style-name="Absatz-Standardschriftart"><text:span text:style-name="T104"> </text:span></text:span><text:span text:style-name="Absatz-Standardschriftart"><text:span text:style-name="T101">the</text:span></text:span><text:span text:style-name="Absatz-Standardschriftart"><text:span text:style-name="T106"> </text:span></text:span><text:span text:style-name="Absatz-Standardschriftart"><text:span text:style-name="T46">200%</text:span></text:span><text:span text:style-name="Absatz-Standardschriftart"><text:span text:style-name="T108"> </text:span></text:span><text:span text:style-name="Absatz-Standardschriftart"><text:span text:style-name="T101">or</text:span></text:span><text:span text:style-name="Absatz-Standardschriftart"><text:span text:style-name="T74"> </text:span></text:span><text:span text:style-name="Absatz-Standardschriftart"><text:span text:style-name="T61">95%</text:span></text:span><text:span text:style-name="Absatz-Standardschriftart"><text:span text:style-name="T108"> </text:span></text:span><text:span text:style-name="Absatz-Standardschriftart"><text:span text:style-name="T46">Rules.</text:span></text:span><text:span text:style-name="Absatz-Standardschriftart"><text:span text:style-name="T110"> </text:span></text:span><text:span text:style-name="Absatz-Standardschriftart"><text:span text:style-name="T60">(Attach</text:span></text:span><text:span text:style-name="Absatz-Standardschriftart"><text:span text:style-name="T111"> </text:span></text:span><text:span text:style-name="Absatz-Standardschriftart"><text:span text:style-name="T60">an</text:span></text:span><text:span text:style-name="Absatz-Standardschriftart"><text:span text:style-name="T103"> </text:span></text:span><text:span text:style-name="Absatz-Standardschriftart"><text:span text:style-name="T45">additional</text:span></text:span><text:span text:style-name="Absatz-Standardschriftart"><text:span text:style-name="T107"> </text:span></text:span><text:span text:style-name="Absatz-Standardschriftart"><text:span text:style-name="T60">sheet</text:span></text:span><text:span text:style-name="Absatz-Standardschriftart"><text:span text:style-name="T103"> </text:span></text:span><text:span text:style-name="Absatz-Standardschriftart"><text:span text:style-name="T45">listing</text:span></text:span><text:span text:style-name="Absatz-Standardschriftart"><text:span text:style-name="T109"> </text:span></text:span><text:span text:style-name="Absatz-Standardschriftart"><text:span text:style-name="T60">the</text:span></text:span><text:span text:style-name="Absatz-Standardschriftart"><text:span text:style-name="T109"> </text:span></text:span><text:span text:style-name="Absatz-Standardschriftart"><text:span text:style-name="T45">properties</text:span></text:span><text:span text:style-name="Absatz-Standardschriftart"><text:span text:style-name="T113"> </text:span></text:span><text:span text:style-name="Absatz-Standardschriftart"><text:span text:style-name="T45">and</text:span></text:span><text:span text:style-name="Absatz-Standardschriftart"><text:span text:style-name="T105"> </text:span></text:span><text:span text:style-name="Absatz-Standardschriftart"><text:span text:style-name="T45">their</text:span></text:span><text:span text:style-name="Absatz-Standardschriftart"><text:span text:style-name="T103"> </text:span></text:span><text:span text:style-name="Absatz-Standardschriftart"><text:span text:style-name="T45">values,</text:span></text:span><text:span text:style-name="Absatz-Standardschriftart"><text:span text:style-name="T114"> </text:span></text:span><text:span text:style-name="Absatz-Standardschriftart"><text:span text:style-name="T60">if</text:span></text:span><text:span text:style-name="Absatz-Standardschriftart"><text:span text:style-name="T133"> </text:span></text:span><text:span text:style-name="Absatz-Standardschriftart"><text:span text:style-name="T60">necessary.)</text:span></text:span></text:p>
      <text:p text:style-name="P13"/>
      <text:p text:style-name="P17"/>
      <text:p text:style-name="P52"><draw:custom-shape text:anchor-type="paragraph" draw:z-index="12" draw:name="Freeform 8" draw:style-name="gr2" draw:text-style-name="P81" svg:width="0.4862in" svg:height="0.0016in" svg:x="5.5465in" svg:y="0.1425in"><text:p/><draw:enhanced-geometry svg:viewBox="0 0 445135 1270" draw:text-areas="?f8 ?f9 ?f10 ?f11" draw:glue-points="?f8 ?f9 ?f10 ?f9" draw:type="non-primitive" draw:enhanced-path="M 0 0 L 4451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5135"/><draw:equation draw:name="f7" draw:formula="?f4 / 1270"/><draw:equation draw:name="f8" draw:formula="0 / ?f6"/><draw:equation draw:name="f9" draw:formula="0 / ?f7"/><draw:equation draw:name="f10" draw:formula="445135 / ?f6"/><draw:equation draw:name="f11" draw:formula="1270 / ?f7"/></draw:enhanced-geometry></draw:custom-shape><text:span text:style-name="Absatz-Standardschriftart"><text:span text:style-name="T190">4)</text:span></text:span><text:span text:style-name="Absatz-Standardschriftart"><text:span text:style-name="T135"><text:tab/></text:span></text:span><text:span text:style-name="Absatz-Standardschriftart"><text:span text:style-name="T134"><text:tab/></text:span></text:span><text:span text:style-name="Absatz-Standardschriftart"><text:span text:style-name="T212">$</text:span></text:span><text:span text:style-name="Absatz-Standardschriftart"><text:span text:style-name="T214"> </text:span></text:span><text:span text:style-name="Absatz-Standardschriftart"><text:span text:style-name="T137"><text:tab/></text:span></text:span></text:p>
      <text:p text:style-name="P54"/>
      <text:p text:style-name="P58"><draw:custom-shape text:anchor-type="paragraph" draw:z-index="13" draw:name="Freeform 6" draw:style-name="gr2" draw:text-style-name="P81" svg:width="0.4862in" svg:height="0.0016in" svg:x="5.5465in" svg:y="0.1945in"><text:p/><draw:enhanced-geometry svg:viewBox="0 0 445135 1270" draw:text-areas="?f8 ?f9 ?f10 ?f11" draw:glue-points="?f8 ?f9 ?f10 ?f9" draw:type="non-primitive" draw:enhanced-path="M 0 0 L 4451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5135"/><draw:equation draw:name="f7" draw:formula="?f4 / 1270"/><draw:equation draw:name="f8" draw:formula="0 / ?f6"/><draw:equation draw:name="f9" draw:formula="0 / ?f7"/><draw:equation draw:name="f10" draw:formula="445135 / ?f6"/><draw:equation draw:name="f11" draw:formula="1270 / ?f7"/></draw:enhanced-geometry></draw:custom-shape><text:span text:style-name="Absatz-Standardschriftart"><text:span text:style-name="T190">5)</text:span></text:span><text:span text:style-name="Absatz-Standardschriftart"><text:span text:style-name="T135"><text:tab/></text:span></text:span><text:span text:style-name="Absatz-Standardschriftart"><text:span text:style-name="T134"><text:tab/></text:span></text:span><text:span text:style-name="Absatz-Standardschriftart"><text:span text:style-name="T212">$</text:span></text:span><text:span text:style-name="Absatz-Standardschriftart"><text:span text:style-name="T214"> </text:span></text:span><text:span text:style-name="Absatz-Standardschriftart"><text:span text:style-name="T137"><text:tab/></text:span></text:span></text:p>
      <text:p text:style-name="P55"/>
      <text:p text:style-name="P56"/>
      <text:p text:style-name="P59"><text:span text:style-name="Absatz-Standardschriftart"><text:span text:style-name="T59">►TOTAL</text:span></text:span><text:span text:style-name="Absatz-Standardschriftart"><text:span text:style-name="T91"> </text:span></text:span><text:span text:style-name="Absatz-Standardschriftart"><text:span text:style-name="T112">of</text:span></text:span><text:span text:style-name="Absatz-Standardschriftart"><text:span text:style-name="T53"> </text:span></text:span><text:span text:style-name="Absatz-Standardschriftart"><text:span text:style-name="T64">ALL</text:span></text:span><text:span text:style-name="Absatz-Standardschriftart"><text:span text:style-name="T82"> </text:span></text:span><text:span text:style-name="Absatz-Standardschriftart"><text:span text:style-name="T45">properties</text:span></text:span><text:span text:style-name="Absatz-Standardschriftart"><text:span text:style-name="T55"> </text:span></text:span><text:span text:style-name="Absatz-Standardschriftart"><text:span text:style-name="T45">identified</text:span></text:span><text:span text:style-name="Absatz-Standardschriftart"><text:span text:style-name="T51"> </text:span></text:span><text:span text:style-name="Absatz-Standardschriftart"><text:span text:style-name="T49">$</text:span></text:span><text:span text:style-name="Absatz-Standardschriftart"><text:span text:style-name="T99"> </text:span></text:span><text:span text:style-name="Absatz-Standardschriftart"><text:span text:style-name="T131"><text:tab/></text:span></text:span></text:p>
      <text:p text:style-name="P55"/>
      <text:p text:style-name="P57"/>
      <text:p text:style-name="P40"><text:span text:style-name="Absatz-Standardschriftart"><text:span text:style-name="T181">Exchanger</text:span></text:span><text:span text:style-name="Absatz-Standardschriftart"><text:span text:style-name="T179"> </text:span></text:span><text:span text:style-name="Absatz-Standardschriftart"><text:span text:style-name="T181">acknowledges</text:span></text:span><text:span text:style-name="Absatz-Standardschriftart"><text:span text:style-name="T186"> </text:span></text:span><text:span text:style-name="Absatz-Standardschriftart"><text:span text:style-name="T191">that</text:span></text:span><text:span text:style-name="Absatz-Standardschriftart"><text:span text:style-name="T215"> </text:span></text:span><text:span text:style-name="Absatz-Standardschriftart"><text:span text:style-name="T181">Exchanger</text:span></text:span><text:span text:style-name="Absatz-Standardschriftart"><text:span text:style-name="T186"> </text:span></text:span><text:span text:style-name="Absatz-Standardschriftart"><text:span text:style-name="T181">reviewed</text:span></text:span><text:span text:style-name="Absatz-Standardschriftart"><text:span text:style-name="T217"> </text:span></text:span><text:span text:style-name="Absatz-Standardschriftart"><text:span text:style-name="T178">the</text:span></text:span><text:span text:style-name="Absatz-Standardschriftart"><text:span text:style-name="T219"> </text:span></text:span><text:span text:style-name="Absatz-Standardschriftart"><text:span text:style-name="T191">attached</text:span></text:span><text:span text:style-name="Absatz-Standardschriftart"><text:span text:style-name="T208"> </text:span></text:span><text:span text:style-name="Absatz-Standardschriftart"><text:span text:style-name="T181">General</text:span></text:span><text:span text:style-name="Absatz-Standardschriftart"><text:span text:style-name="T219"> </text:span></text:span><text:span text:style-name="Absatz-Standardschriftart"><text:span text:style-name="T181">Guidelines</text:span></text:span><text:span text:style-name="Absatz-Standardschriftart"><text:span text:style-name="T186"> </text:span></text:span><text:span text:style-name="Absatz-Standardschriftart"><text:span text:style-name="T181">for</text:span></text:span><text:span text:style-name="Absatz-Standardschriftart"><text:span text:style-name="T220"> </text:span></text:span><text:span text:style-name="Absatz-Standardschriftart"><text:span text:style-name="T181">Identification</text:span></text:span><text:span text:style-name="Absatz-Standardschriftart"><text:span text:style-name="T217"> </text:span></text:span><text:span text:style-name="Absatz-Standardschriftart"><text:span text:style-name="T181">and</text:span></text:span><text:span text:style-name="Absatz-Standardschriftart"><text:span text:style-name="T208"> </text:span></text:span><text:span text:style-name="Absatz-Standardschriftart"><text:span text:style-name="T181">completed</text:span></text:span><text:span text:style-name="Absatz-Standardschriftart"><text:span text:style-name="T138"> </text:span></text:span><text:span text:style-name="Absatz-Standardschriftart"><text:span text:style-name="T191">this</text:span></text:span><text:span text:style-name="Absatz-Standardschriftart"><text:span text:style-name="T179"> </text:span></text:span><text:span text:style-name="Absatz-Standardschriftart"><text:span text:style-name="T181">Replacement</text:span></text:span><text:span text:style-name="Absatz-Standardschriftart"><text:span text:style-name="T197"> </text:span></text:span><text:span text:style-name="Absatz-Standardschriftart"><text:span text:style-name="T191">Property</text:span></text:span><text:span text:style-name="Absatz-Standardschriftart"><text:span text:style-name="T195"> </text:span></text:span><text:span text:style-name="Absatz-Standardschriftart"><text:span text:style-name="T181">Identification</text:span></text:span><text:span text:style-name="Absatz-Standardschriftart"><text:span text:style-name="T186"> </text:span></text:span><text:span text:style-name="Absatz-Standardschriftart"><text:span text:style-name="T181">Notice</text:span></text:span><text:span text:style-name="Absatz-Standardschriftart"><text:span text:style-name="T186"> </text:span></text:span><text:span text:style-name="Absatz-Standardschriftart"><text:span text:style-name="T191">on</text:span></text:span><text:span text:style-name="Absatz-Standardschriftart"><text:span text:style-name="T211"> </text:span></text:span><text:span text:style-name="Absatz-Standardschriftart"><text:span text:style-name="T191">this</text:span></text:span><text:span text:style-name="Absatz-Standardschriftart"><text:span text:style-name="T208"> </text:span></text:span><text:span text:style-name="Absatz-Standardschriftart"><text:span text:style-name="T191">date:</text:span></text:span><text:span text:style-name="Absatz-Standardschriftart"><text:span text:style-name="T136"><text:tab/></text:span></text:span><text:span text:style-name="Absatz-Standardschriftart"><text:span text:style-name="T222">,.</text:span></text:span></text:p>
      <text:p text:style-name="P24"/>
      <text:p text:style-name="P7"><text:span text:style-name="Absatz-Standardschriftart"><text:span text:style-name="T181">EXCHANGER(S):</text:span></text:span></text:p>
      <text:p text:style-name="P13"/>
      <text:section text:style-name="Sect1" text:name="Sect1">
        <text:p text:style-name="P18"/>
        <text:p text:style-name="P60"><text:span text:style-name="Absatz-Standardschriftart"><text:span text:style-name="T224">Signed:</text:span></text:span><text:span text:style-name="Absatz-Standardschriftart"><text:span text:style-name="T226"> </text:span></text:span><text:span text:style-name="Absatz-Standardschriftart"><text:span text:style-name="T228"><text:s/></text:span></text:span><text:span text:style-name="Absatz-Standardschriftart"><text:span text:style-name="T227"><text:tab/></text:span></text:span></text:p>
        <text:p text:style-name="P61"/>
        <text:p text:style-name="P62"><text:span text:style-name="Absatz-Standardschriftart"><text:span text:style-name="T224">Signed:</text:span></text:span><text:span text:style-name="Absatz-Standardschriftart"><text:span text:style-name="T226"> </text:span></text:span><text:span text:style-name="Absatz-Standardschriftart"><text:span text:style-name="T228"><text:s/></text:span></text:span><text:span text:style-name="Absatz-Standardschriftart"><text:span text:style-name="T227"><text:tab/></text:span></text:span></text:p>
      </text:section>
      <text:section text:style-name="Sect2" text:name="Sect2">
        <text:p text:style-name="P63"><text:span text:style-name="Absatz-Standardschriftart"><text:span text:style-name="T223">By:</text:span></text:span><text:span text:style-name="Absatz-Standardschriftart"><text:span text:style-name="T225"><text:tab/></text:span></text:span><text:span text:style-name="Absatz-Standardschriftart"><text:span text:style-name="T229">By:</text:span></text:span></text:p>
        <text:p text:style-name="P18"/>
        <text:p text:style-name="P8"><text:span text:style-name="Absatz-Standardschriftart"><text:span text:style-name="T230">Please</text:span></text:span><text:span text:style-name="Absatz-Standardschriftart"><text:span text:style-name="T231"> </text:span></text:span><text:span text:style-name="Absatz-Standardschriftart"><text:span text:style-name="T232">include</text:span></text:span><text:span text:style-name="Absatz-Standardschriftart"><text:span text:style-name="T233"> </text:span></text:span><text:span text:style-name="Absatz-Standardschriftart"><text:span text:style-name="T224">all</text:span></text:span><text:span text:style-name="Absatz-Standardschriftart"><text:span text:style-name="T231"> </text:span></text:span><text:span text:style-name="Absatz-Standardschriftart"><text:span text:style-name="T224">required</text:span></text:span><text:span text:style-name="Absatz-Standardschriftart"><text:span text:style-name="T233"> </text:span></text:span><text:span text:style-name="Absatz-Standardschriftart"><text:span text:style-name="T230">signatures</text:span></text:span><text:span text:style-name="Absatz-Standardschriftart"><text:span text:style-name="T233"> </text:span></text:span><text:span text:style-name="Absatz-Standardschriftart"><text:span text:style-name="T230">on</text:span></text:span><text:span text:style-name="Absatz-Standardschriftart"><text:span text:style-name="T234"> </text:span></text:span><text:span text:style-name="Absatz-Standardschriftart"><text:span text:style-name="T232">behalf</text:span></text:span><text:span text:style-name="Absatz-Standardschriftart"><text:span text:style-name="T224"> of</text:span></text:span><text:span text:style-name="Absatz-Standardschriftart"><text:span text:style-name="T235"> </text:span></text:span><text:span text:style-name="Absatz-Standardschriftart"><text:span text:style-name="T224">Exchanger.</text:span></text:span></text:p>
        <text:p text:style-name="P13"/>
        <text:p text:style-name="P17"/>
        <text:p text:style-name="P64"><text:span text:style-name="Absatz-Standardschriftart"><text:span text:style-name="T181">Receipt</text:span></text:span><text:span text:style-name="Absatz-Standardschriftart"><text:span text:style-name="T205"> </text:span></text:span><text:span text:style-name="Absatz-Standardschriftart"><text:span text:style-name="T191">by</text:span></text:span><text:span text:style-name="Absatz-Standardschriftart"><text:span text:style-name="T237"> </text:span></text:span><text:span text:style-name="Absatz-Standardschriftart"><text:span text:style-name="T181">Qualified</text:span></text:span><text:span text:style-name="Absatz-Standardschriftart"><text:span text:style-name="T179"> </text:span></text:span><text:span text:style-name="Absatz-Standardschriftart"><text:span text:style-name="T181">Intermediary</text:span></text:span><text:span text:style-name="Absatz-Standardschriftart"><text:span text:style-name="T237"> </text:span></text:span><text:span text:style-name="Absatz-Standardschriftart"><text:span text:style-name="T200">is </text:span></text:span><text:span text:style-name="Absatz-Standardschriftart"><text:span text:style-name="T181">acknowledged</text:span></text:span><text:span text:style-name="Absatz-Standardschriftart"><text:span text:style-name="T179"> </text:span></text:span><text:span text:style-name="Absatz-Standardschriftart"><text:span text:style-name="T191">this</text:span></text:span><text:span text:style-name="Absatz-Standardschriftart"><text:span text:style-name="T205"> </text:span></text:span><text:span text:style-name="Absatz-Standardschriftart"><text:span text:style-name="T191">date:</text:span></text:span><text:span text:style-name="Absatz-Standardschriftart"><text:span text:style-name="T136"><text:tab/></text:span></text:span><text:span text:style-name="Absatz-Standardschriftart"><text:span text:style-name="T178">.</text:span></text:span></text:p>
        <text:p text:style-name="P25"/>
        <text:p text:style-name="P7"><text:span text:style-name="Absatz-Standardschriftart"><text:span text:style-name="T191">Investment</text:span></text:span><text:span text:style-name="Absatz-Standardschriftart"><text:span text:style-name="T215"> </text:span></text:span><text:span text:style-name="Absatz-Standardschriftart"><text:span text:style-name="T181">Property</text:span></text:span><text:span text:style-name="Absatz-Standardschriftart"><text:span text:style-name="T220"> </text:span></text:span><text:span text:style-name="Absatz-Standardschriftart"><text:span text:style-name="T191">Exchange</text:span></text:span><text:span text:style-name="Absatz-Standardschriftart"><text:span text:style-name="T211"> </text:span></text:span><text:span text:style-name="Absatz-Standardschriftart"><text:span text:style-name="T191">Services,</text:span></text:span><text:span text:style-name="Absatz-Standardschriftart"><text:span text:style-name="T220"> </text:span></text:span><text:span text:style-name="Absatz-Standardschriftart"><text:span text:style-name="T191">Inc.</text:span></text:span><text:span text:style-name="Absatz-Standardschriftart"><text:span text:style-name="T215"> </text:span></text:span><text:span text:style-name="Absatz-Standardschriftart"><text:span text:style-name="T181">as</text:span></text:span><text:span text:style-name="Absatz-Standardschriftart"><text:span text:style-name="T220"> </text:span></text:span><text:span text:style-name="Absatz-Standardschriftart"><text:span text:style-name="T191">Qualified</text:span></text:span><text:span text:style-name="Absatz-Standardschriftart"><text:span text:style-name="T220"> </text:span></text:span><text:span text:style-name="Absatz-Standardschriftart"><text:span text:style-name="T191">Intermediary</text:span></text:span></text:p>
        <text:p text:style-name="P13"/>
        <text:p text:style-name="P13"/>
        <text:p text:style-name="P28"/>
        <text:p text:style-name="P65"><draw:custom-shape text:anchor-type="paragraph" draw:z-index="14" draw:name="Freeform 4" draw:style-name="gr1" draw:text-style-name="P81" svg:width="2.5567in" svg:height="0.0016in" svg:x="0.0043in" svg:y="0.0043in"><text:p/><draw:enhanced-geometry svg:viewBox="0 0 2337435 1270" draw:text-areas="?f8 ?f9 ?f11 ?f12" draw:glue-points="?f8 ?f9 ?f10 ?f9" draw:type="non-primitive" draw:enhanced-path="M 0 0 L 2336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37435"/><draw:equation draw:name="f7" draw:formula="?f4 / 1270"/><draw:equation draw:name="f8" draw:formula="0 / ?f6"/><draw:equation draw:name="f9" draw:formula="0 / ?f7"/><draw:equation draw:name="f10" draw:formula="2336800 / ?f6"/><draw:equation draw:name="f11" draw:formula="2337435 / ?f6"/><draw:equation draw:name="f12" draw:formula="1270 / ?f7"/></draw:enhanced-geometry></draw:custom-shape><text:span text:style-name="Absatz-Standardschriftart"><text:span text:style-name="T115"/></text:span></text:p>
        <text:p text:style-name="P66"><text:span text:style-name="Absatz-Standardschriftart"><text:span text:style-name="T230">Exchange</text:span></text:span><text:span text:style-name="Absatz-Standardschriftart"><text:span text:style-name="T236"> </text:span></text:span><text:span text:style-name="Absatz-Standardschriftart"><text:span text:style-name="T230">Officer</text:span></text:span></text:p>
      </text:section>
      <text:p text:style-name="P69"><text:span text:style-name="Absatz-Standardschriftart"><text:span text:style-name="T116">GENERAL</text:span></text:span><text:span text:style-name="Absatz-Standardschriftart"><text:span text:style-name="T117"> </text:span></text:span><text:span text:style-name="Absatz-Standardschriftart"><text:span text:style-name="T116">GUIDELINES</text:span></text:span><text:span text:style-name="Absatz-Standardschriftart"><text:span text:style-name="T118"> </text:span></text:span><text:span text:style-name="Absatz-Standardschriftart"><text:span text:style-name="T119">F</text:span></text:span><text:span text:style-name="Absatz-Standardschriftart"><text:span text:style-name="T116">OR</text:span></text:span><text:span text:style-name="Absatz-Standardschriftart"><text:span text:style-name="T120"> </text:span></text:span><text:span text:style-name="Absatz-Standardschriftart"><text:span text:style-name="T116">IDENTI</text:span></text:span><text:span text:style-name="Absatz-Standardschriftart"><text:span text:style-name="T121">F</text:span></text:span><text:span text:style-name="Absatz-Standardschriftart"><text:span text:style-name="T116">IC</text:span></text:span><text:span text:style-name="Absatz-Standardschriftart"><text:span text:style-name="T122">A</text:span></text:span><text:span text:style-name="Absatz-Standardschriftart"><text:span text:style-name="T116">TION</text:span></text:span></text:p>
      <text:p text:style-name="P16"/>
      <text:list xml:id="list650342910" text:style-name="L1">
        <text:list-item>
          <text:p text:style-name="P73"><text:span text:style-name="Absatz-Standardschriftart"><text:span text:style-name="T192">Identification</text:span></text:span><text:span text:style-name="Absatz-Standardschriftart"><text:span text:style-name="T218"> </text:span></text:span><text:span text:style-name="Absatz-Standardschriftart"><text:span text:style-name="T182">Notice</text:span></text:span><text:span text:style-name="Absatz-Standardschriftart"><text:span text:style-name="T218"> </text:span></text:span><text:span text:style-name="Absatz-Standardschriftart"><text:span text:style-name="T182">and</text:span></text:span><text:span text:style-name="Absatz-Standardschriftart"><text:span text:style-name="T216"> </text:span></text:span><text:span text:style-name="Absatz-Standardschriftart"><text:span text:style-name="T182">Identification</text:span></text:span><text:span text:style-name="Absatz-Standardschriftart"><text:span text:style-name="T180"> </text:span></text:span><text:span text:style-name="Absatz-Standardschriftart"><text:span text:style-name="T192">Period</text:span></text:span></text:p>
        </text:list-item>
      </text:list>
      <text:p text:style-name="P30"><text:span text:style-name="Absatz-Standardschriftart"><text:span text:style-name="T181">Your</text:span></text:span><text:span text:style-name="Absatz-Standardschriftart"><text:span text:style-name="T239"> </text:span></text:span><text:span text:style-name="Absatz-Standardschriftart"><text:span text:style-name="T200">Replacement</text:span></text:span><text:span text:style-name="Absatz-Standardschriftart"><text:span text:style-name="T239"> </text:span></text:span><text:span text:style-name="Absatz-Standardschriftart"><text:span text:style-name="T181">Property</text:span></text:span><text:span text:style-name="Absatz-Standardschriftart"><text:span text:style-name="T212"> </text:span></text:span><text:span text:style-name="Absatz-Standardschriftart"><text:span text:style-name="T181">must</text:span></text:span><text:span text:style-name="Absatz-Standardschriftart"><text:span text:style-name="T222"> </text:span></text:span><text:span text:style-name="Absatz-Standardschriftart"><text:span text:style-name="T181">be identified</text:span></text:span><text:span text:style-name="Absatz-Standardschriftart"><text:span text:style-name="T241"> </text:span></text:span><text:span text:style-name="Absatz-Standardschriftart"><text:span text:style-name="T191">in</text:span></text:span><text:span text:style-name="Absatz-Standardschriftart"><text:span text:style-name="T200"> </text:span></text:span><text:span text:style-name="Absatz-Standardschriftart"><text:span text:style-name="T178">a</text:span></text:span><text:span text:style-name="Absatz-Standardschriftart"><text:span text:style-name="T241"> </text:span></text:span><text:span text:style-name="Absatz-Standardschriftart"><text:span text:style-name="T181">writing,</text:span></text:span><text:span text:style-name="Absatz-Standardschriftart"><text:span text:style-name="T178"> </text:span></text:span><text:span text:style-name="Absatz-Standardschriftart"><text:span text:style-name="T191">signed</text:span></text:span><text:span text:style-name="Absatz-Standardschriftart"><text:span text:style-name="T241"> </text:span></text:span><text:span text:style-name="Absatz-Standardschriftart"><text:span text:style-name="T181">by</text:span></text:span><text:span text:style-name="Absatz-Standardschriftart"><text:span text:style-name="T191"> the</text:span></text:span><text:span text:style-name="Absatz-Standardschriftart"><text:span text:style-name="T181"> </text:span></text:span><text:span text:style-name="Absatz-Standardschriftart"><text:span text:style-name="T191">Exchanger,</text:span></text:span><text:span text:style-name="Absatz-Standardschriftart"><text:span text:style-name="T178"> </text:span></text:span><text:span text:style-name="Absatz-Standardschriftart"><text:span text:style-name="T191">and</text:span></text:span><text:span text:style-name="Absatz-Standardschriftart"><text:span text:style-name="T245"> </text:span></text:span><text:span text:style-name="Absatz-Standardschriftart"><text:span text:style-name="T181">delivered</text:span></text:span><text:span text:style-name="Absatz-Standardschriftart"><text:span text:style-name="T197"> </text:span></text:span><text:span text:style-name="Absatz-Standardschriftart"><text:span text:style-name="T239">to</text:span></text:span><text:span text:style-name="Absatz-Standardschriftart"><text:span text:style-name="T241"> </text:span></text:span><text:span text:style-name="Absatz-Standardschriftart"><text:span text:style-name="T191">the</text:span></text:span><text:span text:style-name="Absatz-Standardschriftart"><text:span text:style-name="T181"> Qualified</text:span></text:span><text:span text:style-name="Absatz-Standardschriftart"><text:span text:style-name="T140"> </text:span></text:span><text:span text:style-name="Absatz-Standardschriftart"><text:span text:style-name="T181">Intermediary</text:span></text:span><text:span text:style-name="Absatz-Standardschriftart"><text:span text:style-name="T203"> </text:span></text:span><text:span text:style-name="Absatz-Standardschriftart"><text:span text:style-name="T191">or</text:span></text:span><text:span text:style-name="Absatz-Standardschriftart"><text:span text:style-name="T241"> </text:span></text:span><text:span text:style-name="Absatz-Standardschriftart"><text:span text:style-name="T181">other</text:span></text:span><text:span text:style-name="Absatz-Standardschriftart"><text:span text:style-name="T241"> </text:span></text:span><text:span text:style-name="Absatz-Standardschriftart"><text:span text:style-name="T181">party</text:span></text:span><text:span text:style-name="Absatz-Standardschriftart"><text:span text:style-name="T203"> </text:span></text:span><text:span text:style-name="Absatz-Standardschriftart"><text:span text:style-name="T191">as</text:span></text:span><text:span text:style-name="Absatz-Standardschriftart"><text:span text:style-name="T245"> </text:span></text:span><text:span text:style-name="Absatz-Standardschriftart"><text:span text:style-name="T181">allowed</text:span></text:span><text:span text:style-name="Absatz-Standardschriftart"><text:span text:style-name="T203"> </text:span></text:span><text:span text:style-name="Absatz-Standardschriftart"><text:span text:style-name="T191">by</text:span></text:span><text:span text:style-name="Absatz-Standardschriftart"><text:span text:style-name="T245"> Treas.</text:span></text:span><text:span text:style-name="Absatz-Standardschriftart"><text:span text:style-name="T186"> </text:span></text:span><text:span text:style-name="Absatz-Standardschriftart"><text:span text:style-name="T245">Reg.</text:span></text:span><text:span text:style-name="Absatz-Standardschriftart"><text:span text:style-name="T205"> </text:span></text:span><text:span text:style-name="Absatz-Standardschriftart"><text:span text:style-name="T245">§1.1031(k)-1(c)(2)</text:span></text:span><text:span text:style-name="Absatz-Standardschriftart"><text:span text:style-name="T186"> </text:span></text:span><text:span text:style-name="Absatz-Standardschriftart"><text:span text:style-name="T181">within</text:span></text:span><text:span text:style-name="Absatz-Standardschriftart"><text:span text:style-name="T241"> </text:span></text:span><text:span text:style-name="Absatz-Standardschriftart"><text:span text:style-name="T181">45</text:span></text:span><text:span text:style-name="Absatz-Standardschriftart"><text:span text:style-name="T203"> </text:span></text:span><text:span text:style-name="Absatz-Standardschriftart"><text:span text:style-name="T181">calendar</text:span></text:span><text:span text:style-name="Absatz-Standardschriftart"><text:span text:style-name="T241"> </text:span></text:span><text:span text:style-name="Absatz-Standardschriftart"><text:span text:style-name="T181">days </text:span></text:span><text:span text:style-name="Absatz-Standardschriftart"><text:span text:style-name="T191">after</text:span></text:span><text:span text:style-name="Absatz-Standardschriftart"><text:span text:style-name="T245"> </text:span></text:span><text:span text:style-name="Absatz-Standardschriftart"><text:span text:style-name="T178">the</text:span></text:span><text:span text:style-name="Absatz-Standardschriftart"><text:span text:style-name="T203"> </text:span></text:span><text:span text:style-name="Absatz-Standardschriftart"><text:span text:style-name="T181">transfer</text:span></text:span><text:span text:style-name="Absatz-Standardschriftart"><text:span text:style-name="T241"> </text:span></text:span><text:span text:style-name="Absatz-Standardschriftart"><text:span text:style-name="T181">of</text:span></text:span><text:span text:style-name="Absatz-Standardschriftart"><text:span text:style-name="T139"> </text:span></text:span><text:span text:style-name="Absatz-Standardschriftart"><text:span text:style-name="T191">the</text:span></text:span><text:span text:style-name="Absatz-Standardschriftart"><text:span text:style-name="T239"> </text:span></text:span><text:span text:style-name="Absatz-Standardschriftart"><text:span text:style-name="T191">first </text:span></text:span><text:span text:style-name="Absatz-Standardschriftart"><text:span text:style-name="T181">Relinquished</text:span></text:span><text:span text:style-name="Absatz-Standardschriftart"><text:span text:style-name="T239"> </text:span></text:span><text:span text:style-name="Absatz-Standardschriftart"><text:span text:style-name="T181">Property</text:span></text:span><text:span text:style-name="Absatz-Standardschriftart"><text:span text:style-name="T222"> </text:span></text:span><text:span text:style-name="Absatz-Standardschriftart"><text:span text:style-name="T191">in</text:span></text:span><text:span text:style-name="Absatz-Standardschriftart"><text:span text:style-name="T239"> </text:span></text:span><text:span text:style-name="Absatz-Standardschriftart"><text:span text:style-name="T181">your</text:span></text:span><text:span text:style-name="Absatz-Standardschriftart"><text:span text:style-name="T239"> </text:span></text:span><text:span text:style-name="Absatz-Standardschriftart"><text:span text:style-name="T191">Exchange</text:span></text:span><text:span text:style-name="Absatz-Standardschriftart"><text:span text:style-name="T178"> (the</text:span></text:span><text:span text:style-name="Absatz-Standardschriftart"><text:span text:style-name="T222"> </text:span></text:span><text:span text:style-name="Absatz-Standardschriftart"><text:span text:style-name="T181">“Identification</text:span></text:span><text:span text:style-name="Absatz-Standardschriftart"><text:span text:style-name="T247"> </text:span></text:span><text:span text:style-name="Absatz-Standardschriftart"><text:span text:style-name="T191">Period”).</text:span></text:span><text:span text:style-name="Absatz-Standardschriftart"><text:span text:style-name="T248"> </text:span></text:span><text:span text:style-name="Absatz-Standardschriftart"><text:span text:style-name="T181">This</text:span></text:span><text:span text:style-name="Absatz-Standardschriftart"><text:span text:style-name="T222"> </text:span></text:span><text:span text:style-name="Absatz-Standardschriftart"><text:span text:style-name="T191">45</text:span></text:span><text:span text:style-name="Absatz-Standardschriftart"><text:span text:style-name="T222"> </text:span></text:span><text:span text:style-name="Absatz-Standardschriftart"><text:span text:style-name="T200">day</text:span></text:span><text:span text:style-name="Absatz-Standardschriftart"><text:span text:style-name="T222"> </text:span></text:span><text:span text:style-name="Absatz-Standardschriftart"><text:span text:style-name="T181">rule</text:span></text:span><text:span text:style-name="Absatz-Standardschriftart"><text:span text:style-name="T222"> </text:span></text:span><text:span text:style-name="Absatz-Standardschriftart"><text:span text:style-name="T191">is</text:span></text:span><text:span text:style-name="Absatz-Standardschriftart"><text:span text:style-name="T222"> </text:span></text:span><text:span text:style-name="Absatz-Standardschriftart"><text:span text:style-name="T178">very </text:span></text:span><text:span text:style-name="Absatz-Standardschriftart"><text:span text:style-name="T191">strict,</text:span></text:span><text:span text:style-name="Absatz-Standardschriftart"><text:span text:style-name="T249"> </text:span></text:span><text:span text:style-name="Absatz-Standardschriftart"><text:span text:style-name="T203">and</text:span></text:span><text:span text:style-name="Absatz-Standardschriftart"><text:span text:style-name="T239"> </text:span></text:span><text:span text:style-name="Absatz-Standardschriftart"><text:span text:style-name="T191">is</text:span></text:span><text:span text:style-name="Absatz-Standardschriftart"><text:span text:style-name="T141"> </text:span></text:span><text:span text:style-name="Absatz-Standardschriftart"><text:span text:style-name="T213">not</text:span></text:span><text:span text:style-name="Absatz-Standardschriftart"><text:span text:style-name="T187"> </text:span></text:span><text:span text:style-name="Absatz-Standardschriftart"><text:span text:style-name="T181">extended </text:span></text:span><text:span text:style-name="Absatz-Standardschriftart"><text:span text:style-name="T200">if </text:span></text:span><text:span text:style-name="Absatz-Standardschriftart"><text:span text:style-name="T181">the</text:span></text:span><text:span text:style-name="Absatz-Standardschriftart"><text:span text:style-name="T197"> </text:span></text:span><text:span text:style-name="Absatz-Standardschriftart"><text:span text:style-name="T181">45th</text:span></text:span><text:span text:style-name="Absatz-Standardschriftart"><text:span text:style-name="T203"> </text:span></text:span><text:span text:style-name="Absatz-Standardschriftart"><text:span text:style-name="T191">day</text:span></text:span><text:span text:style-name="Absatz-Standardschriftart"><text:span text:style-name="T195"> </text:span></text:span><text:span text:style-name="Absatz-Standardschriftart"><text:span text:style-name="T181">should</text:span></text:span><text:span text:style-name="Absatz-Standardschriftart"><text:span text:style-name="T197"> </text:span></text:span><text:span text:style-name="Absatz-Standardschriftart"><text:span text:style-name="T181">happen</text:span></text:span><text:span text:style-name="Absatz-Standardschriftart"><text:span text:style-name="T237"> </text:span></text:span><text:span text:style-name="Absatz-Standardschriftart"><text:span text:style-name="T178">to</text:span></text:span><text:span text:style-name="Absatz-Standardschriftart"><text:span text:style-name="T197"> </text:span></text:span><text:span text:style-name="Absatz-Standardschriftart"><text:span text:style-name="T191">fall</text:span></text:span><text:span text:style-name="Absatz-Standardschriftart"><text:span text:style-name="T197"> </text:span></text:span><text:span text:style-name="Absatz-Standardschriftart"><text:span text:style-name="T191">on</text:span></text:span><text:span text:style-name="Absatz-Standardschriftart"><text:span text:style-name="T237"> </text:span></text:span><text:span text:style-name="Absatz-Standardschriftart"><text:span text:style-name="T178">a</text:span></text:span><text:span text:style-name="Absatz-Standardschriftart"><text:span text:style-name="T206"> </text:span></text:span><text:span text:style-name="Absatz-Standardschriftart"><text:span text:style-name="T191">Saturday,</text:span></text:span><text:span text:style-name="Absatz-Standardschriftart"><text:span text:style-name="T181"> </text:span></text:span><text:span text:style-name="Absatz-Standardschriftart"><text:span text:style-name="T191">Sunday</text:span></text:span><text:span text:style-name="Absatz-Standardschriftart"><text:span text:style-name="T205"> </text:span></text:span><text:span text:style-name="Absatz-Standardschriftart"><text:span text:style-name="T181">or</text:span></text:span><text:span text:style-name="Absatz-Standardschriftart"><text:span text:style-name="T203"> </text:span></text:span><text:span text:style-name="Absatz-Standardschriftart"><text:span text:style-name="T181">legal</text:span></text:span><text:span text:style-name="Absatz-Standardschriftart"><text:span text:style-name="T237"> </text:span></text:span><text:span text:style-name="Absatz-Standardschriftart"><text:span text:style-name="T181">holiday.</text:span></text:span></text:p>
      <text:p text:style-name="P19"/>
      <text:list xml:id="list125523676670907" text:continue-numbering="true" text:style-name="L1">
        <text:list-item>
          <text:p text:style-name="P74"><text:span text:style-name="Absatz-Standardschriftart"><text:span text:style-name="T182">Unambiguous</text:span></text:span><text:span text:style-name="Absatz-Standardschriftart"><text:span text:style-name="T250"> </text:span></text:span><text:span text:style-name="Absatz-Standardschriftart"><text:span text:style-name="T192">Description</text:span></text:span></text:p>
        </text:list-item>
      </text:list>
      <text:p text:style-name="P32"><text:span text:style-name="Absatz-Standardschriftart"><text:span text:style-name="T203">Treas.</text:span></text:span><text:span text:style-name="Absatz-Standardschriftart"><text:span text:style-name="T212"> </text:span></text:span><text:span text:style-name="Absatz-Standardschriftart"><text:span text:style-name="T245">Reg.</text:span></text:span><text:span text:style-name="Absatz-Standardschriftart"><text:span text:style-name="T251"> </text:span></text:span><text:span text:style-name="Absatz-Standardschriftart"><text:span text:style-name="T245">§1.1031(k)-1(c)(3)</text:span></text:span><text:span text:style-name="Absatz-Standardschriftart"><text:span text:style-name="T241"> </text:span></text:span><text:span text:style-name="Absatz-Standardschriftart"><text:span text:style-name="T245">provides</text:span></text:span><text:span text:style-name="Absatz-Standardschriftart"><text:span text:style-name="T178"> </text:span></text:span><text:span text:style-name="Absatz-Standardschriftart"><text:span text:style-name="T200">“Replacement</text:span></text:span><text:span text:style-name="Absatz-Standardschriftart"><text:span text:style-name="T252"> </text:span></text:span><text:span text:style-name="Absatz-Standardschriftart"><text:span text:style-name="T181">Property</text:span></text:span><text:span text:style-name="Absatz-Standardschriftart"><text:span text:style-name="T249"> </text:span></text:span><text:span text:style-name="Absatz-Standardschriftart"><text:span text:style-name="T191">is</text:span></text:span><text:span text:style-name="Absatz-Standardschriftart"><text:span text:style-name="T247"> </text:span></text:span><text:span text:style-name="Absatz-Standardschriftart"><text:span text:style-name="T181">identified</text:span></text:span><text:span text:style-name="Absatz-Standardschriftart"><text:span text:style-name="T249"> </text:span></text:span><text:span text:style-name="Absatz-Standardschriftart"><text:span text:style-name="T191">only</text:span></text:span><text:span text:style-name="Absatz-Standardschriftart"><text:span text:style-name="T253"> </text:span></text:span><text:span text:style-name="Absatz-Standardschriftart"><text:span text:style-name="T181">if</text:span></text:span><text:span text:style-name="Absatz-Standardschriftart"><text:span text:style-name="T256"> </text:span></text:span><text:span text:style-name="Absatz-Standardschriftart"><text:span text:style-name="T203">it</text:span></text:span><text:span text:style-name="Absatz-Standardschriftart"><text:span text:style-name="T252"> </text:span></text:span><text:span text:style-name="Absatz-Standardschriftart"><text:span text:style-name="T181">is</text:span></text:span><text:span text:style-name="Absatz-Standardschriftart"><text:span text:style-name="T257"> </text:span></text:span><text:span text:style-name="Absatz-Standardschriftart"><text:span text:style-name="T181">unambiguously</text:span></text:span><text:span text:style-name="Absatz-Standardschriftart"><text:span text:style-name="T253"> </text:span></text:span><text:span text:style-name="Absatz-Standardschriftart"><text:span text:style-name="T181">described</text:span></text:span><text:span text:style-name="Absatz-Standardschriftart"><text:span text:style-name="T249"> </text:span></text:span><text:span text:style-name="Absatz-Standardschriftart"><text:span text:style-name="T245">in</text:span></text:span><text:span text:style-name="Absatz-Standardschriftart"><text:span text:style-name="T142"> </text:span></text:span><text:span text:style-name="Absatz-Standardschriftart"><text:span text:style-name="T191">the</text:span></text:span><text:span text:style-name="Absatz-Standardschriftart"><text:span text:style-name="T239"> </text:span></text:span><text:span text:style-name="Absatz-Standardschriftart"><text:span text:style-name="T181">written</text:span></text:span><text:span text:style-name="Absatz-Standardschriftart"><text:span text:style-name="T178"> </text:span></text:span><text:span text:style-name="Absatz-Standardschriftart"><text:span text:style-name="T181">document</text:span></text:span><text:span text:style-name="Absatz-Standardschriftart"><text:span text:style-name="T212"> </text:span></text:span><text:span text:style-name="Absatz-Standardschriftart"><text:span text:style-name="T181">or</text:span></text:span><text:span text:style-name="Absatz-Standardschriftart"><text:span text:style-name="T241"> </text:span></text:span><text:span text:style-name="Absatz-Standardschriftart"><text:span text:style-name="T181">agreement.</text:span></text:span><text:span text:style-name="Absatz-Standardschriftart"><text:span text:style-name="T241"> </text:span></text:span><text:span text:style-name="Absatz-Standardschriftart"><text:span text:style-name="T181">Real</text:span></text:span><text:span text:style-name="Absatz-Standardschriftart"><text:span text:style-name="T212"> </text:span></text:span><text:span text:style-name="Absatz-Standardschriftart"><text:span text:style-name="T191">property</text:span></text:span><text:span text:style-name="Absatz-Standardschriftart"><text:span text:style-name="T245"> </text:span></text:span><text:span text:style-name="Absatz-Standardschriftart"><text:span text:style-name="T181">generally</text:span></text:span><text:span text:style-name="Absatz-Standardschriftart"><text:span text:style-name="T222"> </text:span></text:span><text:span text:style-name="Absatz-Standardschriftart"><text:span text:style-name="T200">is</text:span></text:span><text:span text:style-name="Absatz-Standardschriftart"><text:span text:style-name="T178"> </text:span></text:span><text:span text:style-name="Absatz-Standardschriftart"><text:span text:style-name="T181">unambiguously</text:span></text:span><text:span text:style-name="Absatz-Standardschriftart"><text:span text:style-name="T212"> </text:span></text:span><text:span text:style-name="Absatz-Standardschriftart"><text:span text:style-name="T181">described</text:span></text:span><text:span text:style-name="Absatz-Standardschriftart"><text:span text:style-name="T191"> if</text:span></text:span><text:span text:style-name="Absatz-Standardschriftart"><text:span text:style-name="T222"> </text:span></text:span><text:span text:style-name="Absatz-Standardschriftart"><text:span text:style-name="T200">it</text:span></text:span><text:span text:style-name="Absatz-Standardschriftart"><text:span text:style-name="T251"> </text:span></text:span><text:span text:style-name="Absatz-Standardschriftart"><text:span text:style-name="T200">is</text:span></text:span><text:span text:style-name="Absatz-Standardschriftart"><text:span text:style-name="T247"> </text:span></text:span><text:span text:style-name="Absatz-Standardschriftart"><text:span text:style-name="T181">described</text:span></text:span><text:span text:style-name="Absatz-Standardschriftart"><text:span text:style-name="T241"> </text:span></text:span><text:span text:style-name="Absatz-Standardschriftart"><text:span text:style-name="T191">by</text:span></text:span><text:span text:style-name="Absatz-Standardschriftart"><text:span text:style-name="T181"> </text:span></text:span><text:span text:style-name="Absatz-Standardschriftart"><text:span text:style-name="T178">a</text:span></text:span><text:span text:style-name="Absatz-Standardschriftart"><text:span text:style-name="T197"> </text:span></text:span><text:span text:style-name="Absatz-Standardschriftart"><text:span text:style-name="T200">legal</text:span></text:span><text:span text:style-name="Absatz-Standardschriftart"><text:span text:style-name="T143"> </text:span></text:span><text:span text:style-name="Absatz-Standardschriftart"><text:span text:style-name="T181">description,</text:span></text:span><text:span text:style-name="Absatz-Standardschriftart"><text:span text:style-name="T186"> </text:span></text:span><text:span text:style-name="Absatz-Standardschriftart"><text:span text:style-name="T191">street</text:span></text:span><text:span text:style-name="Absatz-Standardschriftart"><text:span text:style-name="T206"> </text:span></text:span><text:span text:style-name="Absatz-Standardschriftart"><text:span text:style-name="T181">address,</text:span></text:span><text:span text:style-name="Absatz-Standardschriftart"><text:span text:style-name="T203"> </text:span></text:span><text:span text:style-name="Absatz-Standardschriftart"><text:span text:style-name="T181">or</text:span></text:span><text:span text:style-name="Absatz-Standardschriftart"><text:span text:style-name="T206"> </text:span></text:span><text:span text:style-name="Absatz-Standardschriftart"><text:span text:style-name="T181">distinguishable</text:span></text:span><text:span text:style-name="Absatz-Standardschriftart"><text:span text:style-name="T186"> </text:span></text:span><text:span text:style-name="Absatz-Standardschriftart"><text:span text:style-name="T181">name</text:span></text:span><text:span text:style-name="Absatz-Standardschriftart"><text:span text:style-name="T205"> </text:span></text:span><text:span text:style-name="Absatz-Standardschriftart"><text:span text:style-name="T191">(e.g.,</text:span></text:span><text:span text:style-name="Absatz-Standardschriftart"><text:span text:style-name="T186"> </text:span></text:span><text:span text:style-name="Absatz-Standardschriftart"><text:span text:style-name="T191">the</text:span></text:span><text:span text:style-name="Absatz-Standardschriftart"><text:span text:style-name="T186"> </text:span></text:span><text:span text:style-name="Absatz-Standardschriftart"><text:span text:style-name="T191">Mayfair</text:span></text:span><text:span text:style-name="Absatz-Standardschriftart"><text:span text:style-name="T206"> </text:span></text:span><text:span text:style-name="Absatz-Standardschriftart"><text:span text:style-name="T181">Apartment</text:span></text:span><text:span text:style-name="Absatz-Standardschriftart"><text:span text:style-name="T186"> </text:span></text:span><text:span text:style-name="Absatz-Standardschriftart"><text:span text:style-name="T181">Building).”</text:span></text:span></text:p>
      <text:p text:style-name="P18"/>
      <text:list xml:id="list125522914925629" text:continue-numbering="true" text:style-name="L1">
        <text:list-item>
          <text:p text:style-name="P75"><text:span text:style-name="Absatz-Standardschriftart"><text:span text:style-name="T242"><text:s/></text:span></text:span><text:span text:style-name="Absatz-Standardschriftart"><text:span text:style-name="T246">“3</text:span></text:span><text:span text:style-name="Absatz-Standardschriftart"><text:span text:style-name="T207"> </text:span></text:span><text:span text:style-name="Absatz-Standardschriftart"><text:span text:style-name="T246">Property</text:span></text:span><text:span text:style-name="Absatz-Standardschriftart"><text:span text:style-name="T207"> </text:span></text:span><text:span text:style-name="Absatz-Standardschriftart"><text:span text:style-name="T204">Rule</text:span></text:span><text:span text:style-name="Absatz-Standardschriftart"><text:span text:style-name="T218"> </text:span></text:span><text:span text:style-name="Absatz-Standardschriftart"><text:span text:style-name="T240">or</text:span></text:span><text:span text:style-name="Absatz-Standardschriftart"><text:span text:style-name="T221"> </text:span></text:span><text:span text:style-name="Absatz-Standardschriftart"><text:span text:style-name="T201">200%</text:span></text:span><text:span text:style-name="Absatz-Standardschriftart"><text:span text:style-name="T209"> </text:span></text:span><text:span text:style-name="Absatz-Standardschriftart"><text:span text:style-name="T204">Rule”</text:span></text:span></text:p>
        </text:list-item>
      </text:list>
      <text:p text:style-name="P30"><text:span text:style-name="Absatz-Standardschriftart"><text:span text:style-name="T203">Treas.</text:span></text:span><text:span text:style-name="Absatz-Standardschriftart"><text:span text:style-name="T259"> </text:span></text:span><text:span text:style-name="Absatz-Standardschriftart"><text:span text:style-name="T245">Reg.</text:span></text:span><text:span text:style-name="Absatz-Standardschriftart"><text:span text:style-name="T252"> </text:span></text:span><text:span text:style-name="Absatz-Standardschriftart"><text:span text:style-name="T245">§1.1031(k)-1(c)(4)</text:span></text:span><text:span text:style-name="Absatz-Standardschriftart"><text:span text:style-name="T253"> </text:span></text:span><text:span text:style-name="Absatz-Standardschriftart"><text:span text:style-name="T203">permits</text:span></text:span><text:span text:style-name="Absatz-Standardschriftart"><text:span text:style-name="T253"> </text:span></text:span><text:span text:style-name="Absatz-Standardschriftart"><text:span text:style-name="T200">the</text:span></text:span><text:span text:style-name="Absatz-Standardschriftart"><text:span text:style-name="T253"> </text:span></text:span><text:span text:style-name="Absatz-Standardschriftart"><text:span text:style-name="T245">Exchanger</text:span></text:span><text:span text:style-name="Absatz-Standardschriftart"><text:span text:style-name="T249"> </text:span></text:span><text:span text:style-name="Absatz-Standardschriftart"><text:span text:style-name="T181">to</text:span></text:span><text:span text:style-name="Absatz-Standardschriftart"><text:span text:style-name="T253"> </text:span></text:span><text:span text:style-name="Absatz-Standardschriftart"><text:span text:style-name="T245">“identify</text:span></text:span><text:span text:style-name="Absatz-Standardschriftart"><text:span text:style-name="T253"> </text:span></text:span><text:span text:style-name="Absatz-Standardschriftart"><text:span text:style-name="T245">more</text:span></text:span><text:span text:style-name="Absatz-Standardschriftart"><text:span text:style-name="T249"> </text:span></text:span><text:span text:style-name="Absatz-Standardschriftart"><text:span text:style-name="T181">than</text:span></text:span><text:span text:style-name="Absatz-Standardschriftart"><text:span text:style-name="T249"> </text:span></text:span><text:span text:style-name="Absatz-Standardschriftart"><text:span text:style-name="T200">one</text:span></text:span><text:span text:style-name="Absatz-Standardschriftart"><text:span text:style-name="T249"> </text:span></text:span><text:span text:style-name="Absatz-Standardschriftart"><text:span text:style-name="T203">property</text:span></text:span><text:span text:style-name="Absatz-Standardschriftart"><text:span text:style-name="T260"> </text:span></text:span><text:span text:style-name="Absatz-Standardschriftart"><text:span text:style-name="T181">as</text:span></text:span><text:span text:style-name="Absatz-Standardschriftart"><text:span text:style-name="T253"> </text:span></text:span><text:span text:style-name="Absatz-Standardschriftart"><text:span text:style-name="T203">Replacement</text:span></text:span><text:span text:style-name="Absatz-Standardschriftart"><text:span text:style-name="T253"> </text:span></text:span><text:span text:style-name="Absatz-Standardschriftart"><text:span text:style-name="T203">Property.</text:span></text:span><text:span text:style-name="Absatz-Standardschriftart"><text:span text:style-name="T144"> </text:span></text:span><text:span text:style-name="Absatz-Standardschriftart"><text:span text:style-name="T245">Regardless</text:span></text:span><text:span text:style-name="Absatz-Standardschriftart"><text:span text:style-name="T195"> </text:span></text:span><text:span text:style-name="Absatz-Standardschriftart"><text:span text:style-name="T203">of</text:span></text:span><text:span text:style-name="Absatz-Standardschriftart"><text:span text:style-name="T195"> </text:span></text:span><text:span text:style-name="Absatz-Standardschriftart"><text:span text:style-name="T245">the</text:span></text:span><text:span text:style-name="Absatz-Standardschriftart"><text:span text:style-name="T219"> </text:span></text:span><text:span text:style-name="Absatz-Standardschriftart"><text:span text:style-name="T245">number</text:span></text:span><text:span text:style-name="Absatz-Standardschriftart"><text:span text:style-name="T262"> </text:span></text:span><text:span text:style-name="Absatz-Standardschriftart"><text:span text:style-name="T203">of</text:span></text:span><text:span text:style-name="Absatz-Standardschriftart"><text:span text:style-name="T195"> </text:span></text:span><text:span text:style-name="Absatz-Standardschriftart"><text:span text:style-name="T203">Relinquished</text:span></text:span><text:span text:style-name="Absatz-Standardschriftart"><text:span text:style-name="T264"> </text:span></text:span><text:span text:style-name="Absatz-Standardschriftart"><text:span text:style-name="T245">Properties</text:span></text:span><text:span text:style-name="Absatz-Standardschriftart"><text:span text:style-name="T219"> </text:span></text:span><text:span text:style-name="Absatz-Standardschriftart"><text:span text:style-name="T245">transferred</text:span></text:span><text:span text:style-name="Absatz-Standardschriftart"><text:span text:style-name="T219"> </text:span></text:span><text:span text:style-name="Absatz-Standardschriftart"><text:span text:style-name="T181">by</text:span></text:span><text:span text:style-name="Absatz-Standardschriftart"><text:span text:style-name="T264"> </text:span></text:span><text:span text:style-name="Absatz-Standardschriftart"><text:span text:style-name="T245">the</text:span></text:span><text:span text:style-name="Absatz-Standardschriftart"><text:span text:style-name="T211"> </text:span></text:span><text:span text:style-name="Absatz-Standardschriftart"><text:span text:style-name="T245">taxpayer</text:span></text:span><text:span text:style-name="Absatz-Standardschriftart"><text:span text:style-name="T265"> </text:span></text:span><text:span text:style-name="Absatz-Standardschriftart"><text:span text:style-name="T178">as</text:span></text:span><text:span text:style-name="Absatz-Standardschriftart"><text:span text:style-name="T264"> </text:span></text:span><text:span text:style-name="Absatz-Standardschriftart"><text:span text:style-name="T245">part</text:span></text:span><text:span text:style-name="Absatz-Standardschriftart"><text:span text:style-name="T195"> </text:span></text:span><text:span text:style-name="Absatz-Standardschriftart"><text:span text:style-name="T203">of</text:span></text:span><text:span text:style-name="Absatz-Standardschriftart"><text:span text:style-name="T220"> </text:span></text:span><text:span text:style-name="Absatz-Standardschriftart"><text:span text:style-name="T200">the</text:span></text:span><text:span text:style-name="Absatz-Standardschriftart"><text:span text:style-name="T219"> </text:span></text:span><text:span text:style-name="Absatz-Standardschriftart"><text:span text:style-name="T245">same</text:span></text:span><text:span text:style-name="Absatz-Standardschriftart"><text:span text:style-name="T219"> </text:span></text:span><text:span text:style-name="Absatz-Standardschriftart"><text:span text:style-name="T245">deferred</text:span></text:span><text:span text:style-name="Absatz-Standardschriftart"><text:span text:style-name="T195"> </text:span></text:span><text:span text:style-name="Absatz-Standardschriftart"><text:span text:style-name="T203">exchange,</text:span></text:span><text:span text:style-name="Absatz-Standardschriftart"><text:span text:style-name="T145"> </text:span></text:span><text:span text:style-name="Absatz-Standardschriftart"><text:span text:style-name="T181">the</text:span></text:span><text:span text:style-name="Absatz-Standardschriftart"><text:span text:style-name="T220"> </text:span></text:span><text:span text:style-name="Absatz-Standardschriftart"><text:span text:style-name="T245">maximum</text:span></text:span><text:span text:style-name="Absatz-Standardschriftart"><text:span text:style-name="T179"> </text:span></text:span><text:span text:style-name="Absatz-Standardschriftart"><text:span text:style-name="T203">number</text:span></text:span><text:span text:style-name="Absatz-Standardschriftart"><text:span text:style-name="T208"> </text:span></text:span><text:span text:style-name="Absatz-Standardschriftart"><text:span text:style-name="T203">of</text:span></text:span><text:span text:style-name="Absatz-Standardschriftart"><text:span text:style-name="T186"> </text:span></text:span><text:span text:style-name="Absatz-Standardschriftart"><text:span text:style-name="T203">Replacement</text:span></text:span><text:span text:style-name="Absatz-Standardschriftart"><text:span text:style-name="T179"> </text:span></text:span><text:span text:style-name="Absatz-Standardschriftart"><text:span text:style-name="T203">Properties</text:span></text:span><text:span text:style-name="Absatz-Standardschriftart"><text:span text:style-name="T179"> </text:span></text:span><text:span text:style-name="Absatz-Standardschriftart"><text:span text:style-name="T245">that</text:span></text:span><text:span text:style-name="Absatz-Standardschriftart"><text:span text:style-name="T179"> </text:span></text:span><text:span text:style-name="Absatz-Standardschriftart"><text:span text:style-name="T191">the</text:span></text:span><text:span text:style-name="Absatz-Standardschriftart"><text:span text:style-name="T211"> </text:span></text:span><text:span text:style-name="Absatz-Standardschriftart"><text:span text:style-name="T203">taxpayer</text:span></text:span><text:span text:style-name="Absatz-Standardschriftart"><text:span text:style-name="T211"> </text:span></text:span><text:span text:style-name="Absatz-Standardschriftart"><text:span text:style-name="T181">may</text:span></text:span><text:span text:style-name="Absatz-Standardschriftart"><text:span text:style-name="T179"> </text:span></text:span><text:span text:style-name="Absatz-Standardschriftart"><text:span text:style-name="T203">identify</text:span></text:span><text:span text:style-name="Absatz-Standardschriftart"><text:span text:style-name="T179"> </text:span></text:span><text:span text:style-name="Absatz-Standardschriftart"><text:span text:style-name="T245">is:</text:span></text:span></text:p>
      <text:p text:style-name="P17"/>
      <text:list xml:id="list125523548167063" text:continue-numbering="true" text:style-name="L1">
        <text:list-item>
          <text:list>
            <text:list-item>
              <text:p text:style-name="P70"><text:span text:style-name="Absatz-Standardschriftart"><text:span text:style-name="T245">Three</text:span></text:span><text:span text:style-name="Absatz-Standardschriftart"><text:span text:style-name="T211"> </text:span></text:span><text:span text:style-name="Absatz-Standardschriftart"><text:span text:style-name="T245">properties</text:span></text:span><text:span text:style-name="Absatz-Standardschriftart"><text:span text:style-name="T211"> </text:span></text:span><text:span text:style-name="Absatz-Standardschriftart"><text:span text:style-name="T245">without</text:span></text:span><text:span text:style-name="Absatz-Standardschriftart"><text:span text:style-name="T186"> </text:span></text:span><text:span text:style-name="Absatz-Standardschriftart"><text:span text:style-name="T245">regard</text:span></text:span><text:span text:style-name="Absatz-Standardschriftart"><text:span text:style-name="T195"> </text:span></text:span><text:span text:style-name="Absatz-Standardschriftart"><text:span text:style-name="T181">to</text:span></text:span><text:span text:style-name="Absatz-Standardschriftart"><text:span text:style-name="T211"> </text:span></text:span><text:span text:style-name="Absatz-Standardschriftart"><text:span text:style-name="T181">the</text:span></text:span><text:span text:style-name="Absatz-Standardschriftart"><text:span text:style-name="T211"> </text:span></text:span><text:span text:style-name="Absatz-Standardschriftart"><text:span text:style-name="T181">fair</text:span></text:span><text:span text:style-name="Absatz-Standardschriftart"><text:span text:style-name="T206"> </text:span></text:span><text:span text:style-name="Absatz-Standardschriftart"><text:span text:style-name="T245">market</text:span></text:span><text:span text:style-name="Absatz-Standardschriftart"><text:span text:style-name="T217"> </text:span></text:span><text:span text:style-name="Absatz-Standardschriftart"><text:span text:style-name="T245">values</text:span></text:span><text:span text:style-name="Absatz-Standardschriftart"><text:span text:style-name="T203"> of</text:span></text:span><text:span text:style-name="Absatz-Standardschriftart"><text:span text:style-name="T206"> </text:span></text:span><text:span text:style-name="Absatz-Standardschriftart"><text:span text:style-name="T200">the</text:span></text:span><text:span text:style-name="Absatz-Standardschriftart"><text:span text:style-name="T195"> </text:span></text:span><text:span text:style-name="Absatz-Standardschriftart"><text:span text:style-name="T245">properties,</text:span></text:span><text:span text:style-name="Absatz-Standardschriftart"><text:span text:style-name="T211"> </text:span></text:span><text:span text:style-name="Absatz-Standardschriftart"><text:span text:style-name="T245">or</text:span></text:span></text:p>
            </text:list-item>
          </text:list>
        </text:list-item>
      </text:list>
      <text:p text:style-name="P20"/>
      <text:list xml:id="list125523136847680" text:continue-numbering="true" text:style-name="L1">
        <text:list-item>
          <text:list>
            <text:list-item>
              <text:p text:style-name="P71"><text:span text:style-name="Absatz-Standardschriftart"><text:span text:style-name="T181">Any</text:span></text:span><text:span text:style-name="Absatz-Standardschriftart"><text:span text:style-name="T251"> </text:span></text:span><text:span text:style-name="Absatz-Standardschriftart"><text:span text:style-name="T245">number</text:span></text:span><text:span text:style-name="Absatz-Standardschriftart"><text:span text:style-name="T251"> </text:span></text:span><text:span text:style-name="Absatz-Standardschriftart"><text:span text:style-name="T203">of</text:span></text:span><text:span text:style-name="Absatz-Standardschriftart"><text:span text:style-name="T259"> </text:span></text:span><text:span text:style-name="Absatz-Standardschriftart"><text:span text:style-name="T245">properties</text:span></text:span><text:span text:style-name="Absatz-Standardschriftart"><text:span text:style-name="T257"> </text:span></text:span><text:span text:style-name="Absatz-Standardschriftart"><text:span text:style-name="T203">as</text:span></text:span><text:span text:style-name="Absatz-Standardschriftart"><text:span text:style-name="T251"> </text:span></text:span><text:span text:style-name="Absatz-Standardschriftart"><text:span text:style-name="T200">long</text:span></text:span><text:span text:style-name="Absatz-Standardschriftart"><text:span text:style-name="T251"> </text:span></text:span><text:span text:style-name="Absatz-Standardschriftart"><text:span text:style-name="T203">as</text:span></text:span><text:span text:style-name="Absatz-Standardschriftart"><text:span text:style-name="T212"> </text:span></text:span><text:span text:style-name="Absatz-Standardschriftart"><text:span text:style-name="T200">their</text:span></text:span><text:span text:style-name="Absatz-Standardschriftart"><text:span text:style-name="T248"> </text:span></text:span><text:span text:style-name="Absatz-Standardschriftart"><text:span text:style-name="T245">aggregate</text:span></text:span><text:span text:style-name="Absatz-Standardschriftart"><text:span text:style-name="T178"> </text:span></text:span><text:span text:style-name="Absatz-Standardschriftart"><text:span text:style-name="T200">fair</text:span></text:span><text:span text:style-name="Absatz-Standardschriftart"><text:span text:style-name="T249"> </text:span></text:span><text:span text:style-name="Absatz-Standardschriftart"><text:span text:style-name="T203">market</text:span></text:span><text:span text:style-name="Absatz-Standardschriftart"><text:span text:style-name="T251"> </text:span></text:span><text:span text:style-name="Absatz-Standardschriftart"><text:span text:style-name="T203">value,</text:span></text:span><text:span text:style-name="Absatz-Standardschriftart"><text:span text:style-name="T260"> </text:span></text:span><text:span text:style-name="Absatz-Standardschriftart"><text:span text:style-name="T203">as</text:span></text:span><text:span text:style-name="Absatz-Standardschriftart"><text:span text:style-name="T251"> </text:span></text:span><text:span text:style-name="Absatz-Standardschriftart"><text:span text:style-name="T181">of</text:span></text:span><text:span text:style-name="Absatz-Standardschriftart"><text:span text:style-name="T257"> </text:span></text:span><text:span text:style-name="Absatz-Standardschriftart"><text:span text:style-name="T181">the</text:span></text:span><text:span text:style-name="Absatz-Standardschriftart"><text:span text:style-name="T251"> </text:span></text:span><text:span text:style-name="Absatz-Standardschriftart"><text:span text:style-name="T200">end</text:span></text:span><text:span text:style-name="Absatz-Standardschriftart"><text:span text:style-name="T247"> </text:span></text:span><text:span text:style-name="Absatz-Standardschriftart"><text:span text:style-name="T203">of</text:span></text:span><text:span text:style-name="Absatz-Standardschriftart"><text:span text:style-name="T257"> </text:span></text:span><text:span text:style-name="Absatz-Standardschriftart"><text:span text:style-name="T181">the</text:span></text:span><text:span text:style-name="Absatz-Standardschriftart"><text:span text:style-name="T178"> </text:span></text:span><text:span text:style-name="Absatz-Standardschriftart"><text:span text:style-name="T245">Identification</text:span></text:span><text:span text:style-name="Absatz-Standardschriftart"><text:span text:style-name="T126"> </text:span></text:span><text:span text:style-name="Absatz-Standardschriftart"><text:span text:style-name="T245">Period,</text:span></text:span><text:span text:style-name="Absatz-Standardschriftart"><text:span text:style-name="T186"> </text:span></text:span><text:span text:style-name="Absatz-Standardschriftart"><text:span text:style-name="T200">does</text:span></text:span><text:span text:style-name="Absatz-Standardschriftart"><text:span text:style-name="T217"> </text:span></text:span><text:span text:style-name="Absatz-Standardschriftart"><text:span text:style-name="T200">not</text:span></text:span><text:span text:style-name="Absatz-Standardschriftart"><text:span text:style-name="T206"> </text:span></text:span><text:span text:style-name="Absatz-Standardschriftart"><text:span text:style-name="T245">exceed</text:span></text:span><text:span text:style-name="Absatz-Standardschriftart"><text:span text:style-name="T203"> 200</text:span></text:span><text:span text:style-name="Absatz-Standardschriftart"><text:span text:style-name="T206"> </text:span></text:span><text:span text:style-name="Absatz-Standardschriftart"><text:span text:style-name="T245">percent</text:span></text:span><text:span text:style-name="Absatz-Standardschriftart"><text:span text:style-name="T205"> </text:span></text:span><text:span text:style-name="Absatz-Standardschriftart"><text:span text:style-name="T203">of</text:span></text:span><text:span text:style-name="Absatz-Standardschriftart"><text:span text:style-name="T206"> </text:span></text:span><text:span text:style-name="Absatz-Standardschriftart"><text:span text:style-name="T200">the</text:span></text:span><text:span text:style-name="Absatz-Standardschriftart"><text:span text:style-name="T203"> aggregate</text:span></text:span><text:span text:style-name="Absatz-Standardschriftart"><text:span text:style-name="T215"> </text:span></text:span><text:span text:style-name="Absatz-Standardschriftart"><text:span text:style-name="T191">fair</text:span></text:span><text:span text:style-name="Absatz-Standardschriftart"><text:span text:style-name="T206"> </text:span></text:span><text:span text:style-name="Absatz-Standardschriftart"><text:span text:style-name="T245">market</text:span></text:span><text:span text:style-name="Absatz-Standardschriftart"><text:span text:style-name="T206"> </text:span></text:span><text:span text:style-name="Absatz-Standardschriftart"><text:span text:style-name="T245">value</text:span></text:span><text:span text:style-name="Absatz-Standardschriftart"><text:span text:style-name="T179"> </text:span></text:span><text:span text:style-name="Absatz-Standardschriftart"><text:span text:style-name="T181">of</text:span></text:span><text:span text:style-name="Absatz-Standardschriftart"><text:span text:style-name="T205"> </text:span></text:span><text:span text:style-name="Absatz-Standardschriftart"><text:span text:style-name="T245">all</text:span></text:span><text:span text:style-name="Absatz-Standardschriftart"><text:span text:style-name="T206"> </text:span></text:span><text:span text:style-name="Absatz-Standardschriftart"><text:span text:style-name="T181">the</text:span></text:span><text:span text:style-name="Absatz-Standardschriftart"><text:span text:style-name="T211"> </text:span></text:span><text:span text:style-name="Absatz-Standardschriftart"><text:span text:style-name="T245">Relinquished</text:span></text:span><text:span text:style-name="Absatz-Standardschriftart"><text:span text:style-name="T206"> </text:span></text:span><text:span text:style-name="Absatz-Standardschriftart"><text:span text:style-name="T245">Properties</text:span></text:span><text:span text:style-name="Absatz-Standardschriftart"><text:span text:style-name="T205"> </text:span></text:span><text:span text:style-name="Absatz-Standardschriftart"><text:span text:style-name="T181">as</text:span></text:span><text:span text:style-name="Absatz-Standardschriftart"><text:span text:style-name="T211"> </text:span></text:span><text:span text:style-name="Absatz-Standardschriftart"><text:span text:style-name="T245">of</text:span></text:span><text:span text:style-name="Absatz-Standardschriftart"><text:span text:style-name="T205"> </text:span></text:span><text:span text:style-name="Absatz-Standardschriftart"><text:span text:style-name="T191">the</text:span></text:span><text:span text:style-name="Absatz-Standardschriftart"><text:span text:style-name="T179"> </text:span></text:span><text:span text:style-name="Absatz-Standardschriftart"><text:span text:style-name="T203">date</text:span></text:span><text:span text:style-name="Absatz-Standardschriftart"><text:span text:style-name="T141"> </text:span></text:span><text:span text:style-name="Absatz-Standardschriftart"><text:span text:style-name="T200">the</text:span></text:span><text:span text:style-name="Absatz-Standardschriftart"><text:span text:style-name="T264"> </text:span></text:span><text:span text:style-name="Absatz-Standardschriftart"><text:span text:style-name="T245">Relinquished</text:span></text:span><text:span text:style-name="Absatz-Standardschriftart"><text:span text:style-name="T219"> </text:span></text:span><text:span text:style-name="Absatz-Standardschriftart"><text:span text:style-name="T245">Properties</text:span></text:span><text:span text:style-name="Absatz-Standardschriftart"><text:span text:style-name="T211"> </text:span></text:span><text:span text:style-name="Absatz-Standardschriftart"><text:span text:style-name="T200">were</text:span></text:span><text:span text:style-name="Absatz-Standardschriftart"><text:span text:style-name="T217"> </text:span></text:span><text:span text:style-name="Absatz-Standardschriftart"><text:span text:style-name="T245">transferred</text:span></text:span><text:span text:style-name="Absatz-Standardschriftart"><text:span text:style-name="T208"> </text:span></text:span><text:span text:style-name="Absatz-Standardschriftart"><text:span text:style-name="T203">by</text:span></text:span><text:span text:style-name="Absatz-Standardschriftart"><text:span text:style-name="T217"> </text:span></text:span><text:span text:style-name="Absatz-Standardschriftart"><text:span text:style-name="T203">Exchanger.”</text:span></text:span></text:p>
            </text:list-item>
          </text:list>
        </text:list-item>
      </text:list>
      <text:p text:style-name="P18"/>
      <text:p text:style-name="P53"><text:span text:style-name="Absatz-Standardschriftart"><text:span text:style-name="T200">See</text:span></text:span><text:span text:style-name="Absatz-Standardschriftart"><text:span text:style-name="T264"> </text:span></text:span><text:span text:style-name="Absatz-Standardschriftart"><text:span text:style-name="T200">the</text:span></text:span><text:span text:style-name="Absatz-Standardschriftart"><text:span text:style-name="T264"> </text:span></text:span><text:span text:style-name="Absatz-Standardschriftart"><text:span text:style-name="T245">excerpt</text:span></text:span><text:span text:style-name="Absatz-Standardschriftart"><text:span text:style-name="T186"> </text:span></text:span><text:span text:style-name="Absatz-Standardschriftart"><text:span text:style-name="T203">of</text:span></text:span><text:span text:style-name="Absatz-Standardschriftart"><text:span text:style-name="T264"> </text:span></text:span><text:span text:style-name="Absatz-Standardschriftart"><text:span text:style-name="T245">Treas.</text:span></text:span><text:span text:style-name="Absatz-Standardschriftart"><text:span text:style-name="T195"> </text:span></text:span><text:span text:style-name="Absatz-Standardschriftart"><text:span text:style-name="T245">Reg.</text:span></text:span><text:span text:style-name="Absatz-Standardschriftart"><text:span text:style-name="T186"> </text:span></text:span><text:span text:style-name="Absatz-Standardschriftart"><text:span text:style-name="T203">§1.1031(k)-1(c)(4)(ii)</text:span></text:span><text:span text:style-name="Absatz-Standardschriftart"><text:span text:style-name="T195"> </text:span></text:span><text:span text:style-name="Absatz-Standardschriftart"><text:span text:style-name="T200">below</text:span></text:span><text:span text:style-name="Absatz-Standardschriftart"><text:span text:style-name="T266"> </text:span></text:span><text:span text:style-name="Absatz-Standardschriftart"><text:span text:style-name="T200">for</text:span></text:span><text:span text:style-name="Absatz-Standardschriftart"><text:span text:style-name="T208"> </text:span></text:span><text:span text:style-name="Absatz-Standardschriftart"><text:span text:style-name="T200">the</text:span></text:span><text:span text:style-name="Absatz-Standardschriftart"><text:span text:style-name="T211"> </text:span></text:span><text:span text:style-name="Absatz-Standardschriftart"><text:span text:style-name="T245">exception</text:span></text:span><text:span text:style-name="Absatz-Standardschriftart"><text:span text:style-name="T265"> </text:span></text:span><text:span text:style-name="Absatz-Standardschriftart"><text:span text:style-name="T200">(“95%</text:span></text:span><text:span text:style-name="Absatz-Standardschriftart"><text:span text:style-name="T211"> </text:span></text:span><text:span text:style-name="Absatz-Standardschriftart"><text:span text:style-name="T245">Rule”)</text:span></text:span><text:span text:style-name="Absatz-Standardschriftart"><text:span text:style-name="T220"> </text:span></text:span><text:span text:style-name="Absatz-Standardschriftart"><text:span text:style-name="T212">to</text:span></text:span><text:span text:style-name="Absatz-Standardschriftart"><text:span text:style-name="T219"> </text:span></text:span><text:span text:style-name="Absatz-Standardschriftart"><text:span text:style-name="T200">the</text:span></text:span><text:span text:style-name="Absatz-Standardschriftart"><text:span text:style-name="T217"> </text:span></text:span><text:span text:style-name="Absatz-Standardschriftart"><text:span text:style-name="T178">3</text:span></text:span><text:span text:style-name="Absatz-Standardschriftart"><text:span text:style-name="T264"> </text:span></text:span><text:span text:style-name="Absatz-Standardschriftart"><text:span text:style-name="T200">Property</text:span></text:span><text:span text:style-name="Absatz-Standardschriftart"><text:span text:style-name="T264"> </text:span></text:span><text:span text:style-name="Absatz-Standardschriftart"><text:span text:style-name="T178">/</text:span></text:span><text:span text:style-name="Absatz-Standardschriftart"><text:span text:style-name="T195"> </text:span></text:span><text:span text:style-name="Absatz-Standardschriftart"><text:span text:style-name="T203">200%</text:span></text:span><text:span text:style-name="Absatz-Standardschriftart"><text:span text:style-name="T195"> </text:span></text:span><text:span text:style-name="Absatz-Standardschriftart"><text:span text:style-name="T203">Rule.</text:span></text:span></text:p>
      <text:p text:style-name="P20"/>
      <text:list xml:id="list125522957424017" text:continue-numbering="true" text:style-name="L1">
        <text:list-item>
          <text:p text:style-name="P74"><text:span text:style-name="Absatz-Standardschriftart"><text:span text:style-name="T182">Already</text:span></text:span><text:span text:style-name="Absatz-Standardschriftart"><text:span text:style-name="T221"> </text:span></text:span><text:span text:style-name="Absatz-Standardschriftart"><text:span text:style-name="T182">acquired</text:span></text:span><text:span text:style-name="Absatz-Standardschriftart"><text:span text:style-name="T188"> </text:span></text:span><text:span text:style-name="Absatz-Standardschriftart"><text:span text:style-name="T182">Replacement</text:span></text:span><text:span text:style-name="Absatz-Standardschriftart"><text:span text:style-name="T221"> </text:span></text:span><text:span text:style-name="Absatz-Standardschriftart"><text:span text:style-name="T182">Property(ies)</text:span></text:span></text:p>
        </text:list-item>
      </text:list>
      <text:p text:style-name="P33"><text:span text:style-name="Absatz-Standardschriftart"><text:span text:style-name="T212">If</text:span></text:span><text:span text:style-name="Absatz-Standardschriftart"><text:span text:style-name="T267"> </text:span></text:span><text:span text:style-name="Absatz-Standardschriftart"><text:span text:style-name="T178">you</text:span></text:span><text:span text:style-name="Absatz-Standardschriftart"><text:span text:style-name="T268"> </text:span></text:span><text:span text:style-name="Absatz-Standardschriftart"><text:span text:style-name="T181">have</text:span></text:span><text:span text:style-name="Absatz-Standardschriftart"><text:span text:style-name="T268"> </text:span></text:span><text:span text:style-name="Absatz-Standardschriftart"><text:span text:style-name="T181">already</text:span></text:span><text:span text:style-name="Absatz-Standardschriftart"><text:span text:style-name="T269"> </text:span></text:span><text:span text:style-name="Absatz-Standardschriftart"><text:span text:style-name="T181">acquired</text:span></text:span><text:span text:style-name="Absatz-Standardschriftart"><text:span text:style-name="T268"> </text:span></text:span><text:span text:style-name="Absatz-Standardschriftart"><text:span text:style-name="T200">one</text:span></text:span><text:span text:style-name="Absatz-Standardschriftart"><text:span text:style-name="T268"> </text:span></text:span><text:span text:style-name="Absatz-Standardschriftart"><text:span text:style-name="T191">or</text:span></text:span><text:span text:style-name="Absatz-Standardschriftart"><text:span text:style-name="T270"> </text:span></text:span><text:span text:style-name="Absatz-Standardschriftart"><text:span text:style-name="T191">more</text:span></text:span><text:span text:style-name="Absatz-Standardschriftart"><text:span text:style-name="T270"> </text:span></text:span><text:span text:style-name="Absatz-Standardschriftart"><text:span text:style-name="T181">Replacement</text:span></text:span><text:span text:style-name="Absatz-Standardschriftart"><text:span text:style-name="T271"> </text:span></text:span><text:span text:style-name="Absatz-Standardschriftart"><text:span text:style-name="T191">Property(ies)</text:span></text:span><text:span text:style-name="Absatz-Standardschriftart"><text:span text:style-name="T272"> </text:span></text:span><text:span text:style-name="Absatz-Standardschriftart"><text:span text:style-name="T191">in</text:span></text:span><text:span text:style-name="Absatz-Standardschriftart"><text:span text:style-name="T268"> </text:span></text:span><text:span text:style-name="Absatz-Standardschriftart"><text:span text:style-name="T181">your</text:span></text:span><text:span text:style-name="Absatz-Standardschriftart"><text:span text:style-name="T267"> </text:span></text:span><text:span text:style-name="Absatz-Standardschriftart"><text:span text:style-name="T181">exchange,</text:span></text:span><text:span text:style-name="Absatz-Standardschriftart"><text:span text:style-name="T271"> </text:span></text:span><text:span text:style-name="Absatz-Standardschriftart"><text:span text:style-name="T191">these</text:span></text:span><text:span text:style-name="Absatz-Standardschriftart"><text:span text:style-name="T273"> </text:span></text:span><text:span text:style-name="Absatz-Standardschriftart"><text:span text:style-name="T181">Replacement</text:span></text:span><text:span text:style-name="Absatz-Standardschriftart"><text:span text:style-name="T147"> </text:span></text:span><text:span text:style-name="Absatz-Standardschriftart"><text:span text:style-name="T191">Property(ies)</text:span></text:span><text:span text:style-name="Absatz-Standardschriftart"><text:span text:style-name="T274"> </text:span></text:span><text:span text:style-name="Absatz-Standardschriftart"><text:span text:style-name="T191">count</text:span></text:span><text:span text:style-name="Absatz-Standardschriftart"><text:span text:style-name="T275"> </text:span></text:span><text:span text:style-name="Absatz-Standardschriftart"><text:span text:style-name="T191">toward</text:span></text:span><text:span text:style-name="Absatz-Standardschriftart"><text:span text:style-name="T276"> </text:span></text:span><text:span text:style-name="Absatz-Standardschriftart"><text:span text:style-name="T191">the</text:span></text:span><text:span text:style-name="Absatz-Standardschriftart"><text:span text:style-name="T277"> </text:span></text:span><text:span text:style-name="Absatz-Standardschriftart"><text:span text:style-name="T181">total</text:span></text:span><text:span text:style-name="Absatz-Standardschriftart"><text:span text:style-name="T278"> </text:span></text:span><text:span text:style-name="Absatz-Standardschriftart"><text:span text:style-name="T181">number</text:span></text:span><text:span text:style-name="Absatz-Standardschriftart"><text:span text:style-name="T279"> </text:span></text:span><text:span text:style-name="Absatz-Standardschriftart"><text:span text:style-name="T191">of</text:span></text:span><text:span text:style-name="Absatz-Standardschriftart"><text:span text:style-name="T278"> </text:span></text:span><text:span text:style-name="Absatz-Standardschriftart"><text:span text:style-name="T181">Replacement</text:span></text:span><text:span text:style-name="Absatz-Standardschriftart"><text:span text:style-name="T278"> </text:span></text:span><text:span text:style-name="Absatz-Standardschriftart"><text:span text:style-name="T181">Property(ies)</text:span></text:span><text:span text:style-name="Absatz-Standardschriftart"><text:span text:style-name="T274"> </text:span></text:span><text:span text:style-name="Absatz-Standardschriftart"><text:span text:style-name="T178">you</text:span></text:span><text:span text:style-name="Absatz-Standardschriftart"><text:span text:style-name="T280"> </text:span></text:span><text:span text:style-name="Absatz-Standardschriftart"><text:span text:style-name="T178">can</text:span></text:span><text:span text:style-name="Absatz-Standardschriftart"><text:span text:style-name="T281"> </text:span></text:span><text:span text:style-name="Absatz-Standardschriftart"><text:span text:style-name="T181">identify</text:span></text:span><text:span text:style-name="Absatz-Standardschriftart"><text:span text:style-name="T280"> </text:span></text:span><text:span text:style-name="Absatz-Standardschriftart"><text:span text:style-name="T181">under</text:span></text:span><text:span text:style-name="Absatz-Standardschriftart"><text:span text:style-name="T279"> </text:span></text:span><text:span text:style-name="Absatz-Standardschriftart"><text:span text:style-name="T181">either</text:span></text:span><text:span text:style-name="Absatz-Standardschriftart"><text:span text:style-name="T275"> </text:span></text:span><text:span text:style-name="Absatz-Standardschriftart"><text:span text:style-name="T178">the</text:span></text:span><text:span text:style-name="Absatz-Standardschriftart"><text:span text:style-name="T280"> </text:span></text:span><text:span text:style-name="Absatz-Standardschriftart"><text:span text:style-name="T181">“3</text:span></text:span><text:span text:style-name="Absatz-Standardschriftart"><text:span text:style-name="T145"> </text:span></text:span><text:span text:style-name="Absatz-Standardschriftart"><text:span text:style-name="T191">Property</text:span></text:span><text:span text:style-name="Absatz-Standardschriftart"><text:span text:style-name="T205"> </text:span></text:span><text:span text:style-name="Absatz-Standardschriftart"><text:span text:style-name="T191">or</text:span></text:span><text:span text:style-name="Absatz-Standardschriftart"><text:span text:style-name="T205"> </text:span></text:span><text:span text:style-name="Absatz-Standardschriftart"><text:span text:style-name="T181">200</text:span></text:span><text:span text:style-name="Absatz-Standardschriftart"><text:span text:style-name="T205"> </text:span></text:span><text:span text:style-name="Absatz-Standardschriftart"><text:span text:style-name="T181">Percent</text:span></text:span><text:span text:style-name="Absatz-Standardschriftart"><text:span text:style-name="T203"> </text:span></text:span><text:span text:style-name="Absatz-Standardschriftart"><text:span text:style-name="T181">Rule.”</text:span></text:span></text:p>
      <text:p text:style-name="P17"/>
      <text:list xml:id="list125524091678984" text:continue-numbering="true" text:style-name="L1">
        <text:list-item>
          <text:p text:style-name="P76"><text:span text:style-name="Absatz-Standardschriftart"><text:span text:style-name="T182">Fractional</text:span></text:span><text:span text:style-name="Absatz-Standardschriftart"><text:span text:style-name="T263"> </text:span></text:span><text:span text:style-name="Absatz-Standardschriftart"><text:span text:style-name="T182">Interests</text:span></text:span></text:p>
        </text:list-item>
      </text:list>
      <text:p text:style-name="P36"><text:span text:style-name="Absatz-Standardschriftart"><text:span text:style-name="T212">If</text:span></text:span><text:span text:style-name="Absatz-Standardschriftart"><text:span text:style-name="T217"> </text:span></text:span><text:span text:style-name="Absatz-Standardschriftart"><text:span text:style-name="T178">you</text:span></text:span><text:span text:style-name="Absatz-Standardschriftart"><text:span text:style-name="T206"> </text:span></text:span><text:span text:style-name="Absatz-Standardschriftart"><text:span text:style-name="T181">intend</text:span></text:span><text:span text:style-name="Absatz-Standardschriftart"><text:span text:style-name="T186"> </text:span></text:span><text:span text:style-name="Absatz-Standardschriftart"><text:span text:style-name="T178">to</text:span></text:span><text:span text:style-name="Absatz-Standardschriftart"><text:span text:style-name="T208"> </text:span></text:span><text:span text:style-name="Absatz-Standardschriftart"><text:span text:style-name="T181">acquire</text:span></text:span><text:span text:style-name="Absatz-Standardschriftart"><text:span text:style-name="T205"> </text:span></text:span><text:span text:style-name="Absatz-Standardschriftart"><text:span text:style-name="T181">less</text:span></text:span><text:span text:style-name="Absatz-Standardschriftart"><text:span text:style-name="T206"> </text:span></text:span><text:span text:style-name="Absatz-Standardschriftart"><text:span text:style-name="T181">than</text:span></text:span><text:span text:style-name="Absatz-Standardschriftart"><text:span text:style-name="T206"> </text:span></text:span><text:span text:style-name="Absatz-Standardschriftart"><text:span text:style-name="T178">a</text:span></text:span><text:span text:style-name="Absatz-Standardschriftart"><text:span text:style-name="T179"> </text:span></text:span><text:span text:style-name="Absatz-Standardschriftart"><text:span text:style-name="T191">100%</text:span></text:span><text:span text:style-name="Absatz-Standardschriftart"><text:span text:style-name="T217"> </text:span></text:span><text:span text:style-name="Absatz-Standardschriftart"><text:span text:style-name="T191">interest</text:span></text:span><text:span text:style-name="Absatz-Standardschriftart"><text:span text:style-name="T195"> </text:span></text:span><text:span text:style-name="Absatz-Standardschriftart"><text:span text:style-name="T191">in</text:span></text:span><text:span text:style-name="Absatz-Standardschriftart"><text:span text:style-name="T186"> </text:span></text:span><text:span text:style-name="Absatz-Standardschriftart"><text:span text:style-name="T178">a</text:span></text:span><text:span text:style-name="Absatz-Standardschriftart"><text:span text:style-name="T215"> </text:span></text:span><text:span text:style-name="Absatz-Standardschriftart"><text:span text:style-name="T181">specific</text:span></text:span><text:span text:style-name="Absatz-Standardschriftart"><text:span text:style-name="T179"> </text:span></text:span><text:span text:style-name="Absatz-Standardschriftart"><text:span text:style-name="T181">Replacement Property,</text:span></text:span><text:span text:style-name="Absatz-Standardschriftart"><text:span text:style-name="T200"> </text:span></text:span><text:span text:style-name="Absatz-Standardschriftart"><text:span text:style-name="T181">such</text:span></text:span><text:span text:style-name="Absatz-Standardschriftart"><text:span text:style-name="T217"> </text:span></text:span><text:span text:style-name="Absatz-Standardschriftart"><text:span text:style-name="T200">as</text:span></text:span><text:span text:style-name="Absatz-Standardschriftart"><text:span text:style-name="T203"> </text:span></text:span><text:span text:style-name="Absatz-Standardschriftart"><text:span text:style-name="T191">an</text:span></text:span><text:span text:style-name="Absatz-Standardschriftart"><text:span text:style-name="T211"> </text:span></text:span><text:span text:style-name="Absatz-Standardschriftart"><text:span text:style-name="T200">undivided</text:span></text:span><text:span text:style-name="Absatz-Standardschriftart"><text:span text:style-name="T186"> </text:span></text:span><text:span text:style-name="Absatz-Standardschriftart"><text:span text:style-name="T181">fractional</text:span></text:span><text:span text:style-name="Absatz-Standardschriftart"><text:span text:style-name="T148"> </text:span></text:span><text:span text:style-name="Absatz-Standardschriftart"><text:span text:style-name="T181">(tenant-in-common)</text:span></text:span><text:span text:style-name="Absatz-Standardschriftart"><text:span text:style-name="T197"> </text:span></text:span><text:span text:style-name="Absatz-Standardschriftart"><text:span text:style-name="T181">interest</text:span></text:span><text:span text:style-name="Absatz-Standardschriftart"><text:span text:style-name="T200"> </text:span></text:span><text:span text:style-name="Absatz-Standardschriftart"><text:span text:style-name="T191">in</text:span></text:span><text:span text:style-name="Absatz-Standardschriftart"><text:span text:style-name="T206"> </text:span></text:span><text:span text:style-name="Absatz-Standardschriftart"><text:span text:style-name="T178">a</text:span></text:span><text:span text:style-name="Absatz-Standardschriftart"><text:span text:style-name="T203"> </text:span></text:span><text:span text:style-name="Absatz-Standardschriftart"><text:span text:style-name="T181">Replacement</text:span></text:span><text:span text:style-name="Absatz-Standardschriftart"><text:span text:style-name="T197"> </text:span></text:span><text:span text:style-name="Absatz-Standardschriftart"><text:span text:style-name="T181">Property, then</text:span></text:span><text:span text:style-name="Absatz-Standardschriftart"><text:span text:style-name="T197"> </text:span></text:span><text:span text:style-name="Absatz-Standardschriftart"><text:span text:style-name="T181">you</text:span></text:span><text:span text:style-name="Absatz-Standardschriftart"><text:span text:style-name="T186"> </text:span></text:span><text:span text:style-name="Absatz-Standardschriftart"><text:span text:style-name="T181">should</text:span></text:span><text:span text:style-name="Absatz-Standardschriftart"><text:span text:style-name="T197"> </text:span></text:span><text:span text:style-name="Absatz-Standardschriftart"><text:span text:style-name="T181">specify</text:span></text:span><text:span text:style-name="Absatz-Standardschriftart"><text:span text:style-name="T237"> </text:span></text:span><text:span text:style-name="Absatz-Standardschriftart"><text:span text:style-name="T191">the</text:span></text:span><text:span text:style-name="Absatz-Standardschriftart"><text:span text:style-name="T197"> </text:span></text:span><text:span text:style-name="Absatz-Standardschriftart"><text:span text:style-name="T181">percentage</text:span></text:span><text:span text:style-name="Absatz-Standardschriftart"><text:span text:style-name="T206"> </text:span></text:span><text:span text:style-name="Absatz-Standardschriftart"><text:span text:style-name="T191">interest</text:span></text:span><text:span text:style-name="Absatz-Standardschriftart"><text:span text:style-name="T197"> </text:span></text:span><text:span text:style-name="Absatz-Standardschriftart"><text:span text:style-name="T181">and</text:span></text:span><text:span text:style-name="Absatz-Standardschriftart"><text:span text:style-name="T186"> </text:span></text:span><text:span text:style-name="Absatz-Standardschriftart"><text:span text:style-name="T178">/</text:span></text:span><text:span text:style-name="Absatz-Standardschriftart"><text:span text:style-name="T206"> </text:span></text:span><text:span text:style-name="Absatz-Standardschriftart"><text:span text:style-name="T191">or</text:span></text:span><text:span text:style-name="Absatz-Standardschriftart"><text:span text:style-name="T203"> </text:span></text:span><text:span text:style-name="Absatz-Standardschriftart"><text:span text:style-name="T178">the</text:span></text:span><text:span text:style-name="Absatz-Standardschriftart"><text:span text:style-name="T149"> </text:span></text:span><text:span text:style-name="Absatz-Standardschriftart"><text:span text:style-name="T191">value</text:span></text:span><text:span text:style-name="Absatz-Standardschriftart"><text:span text:style-name="T197"> </text:span></text:span><text:span text:style-name="Absatz-Standardschriftart"><text:span text:style-name="T191">of</text:span></text:span><text:span text:style-name="Absatz-Standardschriftart"><text:span text:style-name="T200"> </text:span></text:span><text:span text:style-name="Absatz-Standardschriftart"><text:span text:style-name="T178">the</text:span></text:span><text:span text:style-name="Absatz-Standardschriftart"><text:span text:style-name="T197"> </text:span></text:span><text:span text:style-name="Absatz-Standardschriftart"><text:span text:style-name="T181">fractional</text:span></text:span><text:span text:style-name="Absatz-Standardschriftart"><text:span text:style-name="T197"> </text:span></text:span><text:span text:style-name="Absatz-Standardschriftart"><text:span text:style-name="T181">interest</text:span></text:span><text:span text:style-name="Absatz-Standardschriftart"><text:span text:style-name="T241"> </text:span></text:span><text:span text:style-name="Absatz-Standardschriftart"><text:span text:style-name="T181">of</text:span></text:span><text:span text:style-name="Absatz-Standardschriftart"><text:span text:style-name="T186"> </text:span></text:span><text:span text:style-name="Absatz-Standardschriftart"><text:span text:style-name="T191">the</text:span></text:span><text:span text:style-name="Absatz-Standardschriftart"><text:span text:style-name="T197"> </text:span></text:span><text:span text:style-name="Absatz-Standardschriftart"><text:span text:style-name="T181">Replacement</text:span></text:span><text:span text:style-name="Absatz-Standardschriftart"><text:span text:style-name="T197"> </text:span></text:span><text:span text:style-name="Absatz-Standardschriftart"><text:span text:style-name="T181">Property</text:span></text:span><text:span text:style-name="Absatz-Standardschriftart"><text:span text:style-name="T197"> </text:span></text:span><text:span text:style-name="Absatz-Standardschriftart"><text:span text:style-name="T178">that</text:span></text:span><text:span text:style-name="Absatz-Standardschriftart"><text:span text:style-name="T186"> </text:span></text:span><text:span text:style-name="Absatz-Standardschriftart"><text:span text:style-name="T178">you</text:span></text:span><text:span text:style-name="Absatz-Standardschriftart"><text:span text:style-name="T237"> </text:span></text:span><text:span text:style-name="Absatz-Standardschriftart"><text:span text:style-name="T181">intend</text:span></text:span><text:span text:style-name="Absatz-Standardschriftart"><text:span text:style-name="T197"> </text:span></text:span><text:span text:style-name="Absatz-Standardschriftart"><text:span text:style-name="T178">to</text:span></text:span><text:span text:style-name="Absatz-Standardschriftart"><text:span text:style-name="T197"> </text:span></text:span><text:span text:style-name="Absatz-Standardschriftart"><text:span text:style-name="T181">acquire.</text:span></text:span></text:p>
      <text:p text:style-name="P18"/>
      <text:list xml:id="list125523829276517" text:continue-numbering="true" text:style-name="L1">
        <text:list-item>
          <text:p text:style-name="P78"><text:span text:style-name="Absatz-Standardschriftart"><text:span text:style-name="T242"><text:s/></text:span></text:span><text:span text:style-name="Absatz-Standardschriftart"><text:span text:style-name="T182">Improvements</text:span></text:span><text:span text:style-name="Absatz-Standardschriftart"><text:span text:style-name="T196"> </text:span></text:span><text:span text:style-name="Absatz-Standardschriftart"><text:span text:style-name="T282">&amp;</text:span></text:span><text:span text:style-name="Absatz-Standardschriftart"><text:span text:style-name="T196"> </text:span></text:span><text:span text:style-name="Absatz-Standardschriftart"><text:span text:style-name="T182">Repairs</text:span></text:span></text:p>
        </text:list-item>
      </text:list>
      <text:p text:style-name="P34"><text:span text:style-name="Absatz-Standardschriftart"><text:span text:style-name="T212">If</text:span></text:span><text:span text:style-name="Absatz-Standardschriftart"><text:span text:style-name="T278"> </text:span></text:span><text:span text:style-name="Absatz-Standardschriftart"><text:span text:style-name="T178">you</text:span></text:span><text:span text:style-name="Absatz-Standardschriftart"><text:span text:style-name="T280"> </text:span></text:span><text:span text:style-name="Absatz-Standardschriftart"><text:span text:style-name="T181">intend</text:span></text:span><text:span text:style-name="Absatz-Standardschriftart"><text:span text:style-name="T275"> </text:span></text:span><text:span text:style-name="Absatz-Standardschriftart"><text:span text:style-name="T212">to</text:span></text:span><text:span text:style-name="Absatz-Standardschriftart"><text:span text:style-name="T283"> </text:span></text:span><text:span text:style-name="Absatz-Standardschriftart"><text:span text:style-name="T191">make</text:span></text:span><text:span text:style-name="Absatz-Standardschriftart"><text:span text:style-name="T284"> </text:span></text:span><text:span text:style-name="Absatz-Standardschriftart"><text:span text:style-name="T181">improvements,</text:span></text:span><text:span text:style-name="Absatz-Standardschriftart"><text:span text:style-name="T277"> </text:span></text:span><text:span text:style-name="Absatz-Standardschriftart"><text:span text:style-name="T191">such</text:span></text:span><text:span text:style-name="Absatz-Standardschriftart"><text:span text:style-name="T277"> </text:span></text:span><text:span text:style-name="Absatz-Standardschriftart"><text:span text:style-name="T181">as</text:span></text:span><text:span text:style-name="Absatz-Standardschriftart"><text:span text:style-name="T274"> </text:span></text:span><text:span text:style-name="Absatz-Standardschriftart"><text:span text:style-name="T191">repairs,</text:span></text:span><text:span text:style-name="Absatz-Standardschriftart"><text:span text:style-name="T278"> </text:span></text:span><text:span text:style-name="Absatz-Standardschriftart"><text:span text:style-name="T181">alterations,</text:span></text:span><text:span text:style-name="Absatz-Standardschriftart"><text:span text:style-name="T279"> </text:span></text:span><text:span text:style-name="Absatz-Standardschriftart"><text:span text:style-name="T191">or</text:span></text:span><text:span text:style-name="Absatz-Standardschriftart"><text:span text:style-name="T274"> </text:span></text:span><text:span text:style-name="Absatz-Standardschriftart"><text:span text:style-name="T181">renovations</text:span></text:span><text:span text:style-name="Absatz-Standardschriftart"><text:span text:style-name="T278"> </text:span></text:span><text:span text:style-name="Absatz-Standardschriftart"><text:span text:style-name="T212">to</text:span></text:span><text:span text:style-name="Absatz-Standardschriftart"><text:span text:style-name="T277"> </text:span></text:span><text:span text:style-name="Absatz-Standardschriftart"><text:span text:style-name="T181">an</text:span></text:span><text:span text:style-name="Absatz-Standardschriftart"><text:span text:style-name="T279"> </text:span></text:span><text:span text:style-name="Absatz-Standardschriftart"><text:span text:style-name="T181">identified</text:span></text:span><text:span text:style-name="Absatz-Standardschriftart"><text:span text:style-name="T277"> </text:span></text:span><text:span text:style-name="Absatz-Standardschriftart"><text:span text:style-name="T181">Replacement</text:span></text:span><text:span text:style-name="Absatz-Standardschriftart"><text:span text:style-name="T151"> </text:span></text:span><text:span text:style-name="Absatz-Standardschriftart"><text:span text:style-name="T191">Property</text:span></text:span><text:span text:style-name="Absatz-Standardschriftart"><text:span text:style-name="T179"> </text:span></text:span><text:span text:style-name="Absatz-Standardschriftart"><text:span text:style-name="T212">to</text:span></text:span><text:span text:style-name="Absatz-Standardschriftart"><text:span text:style-name="T179"> </text:span></text:span><text:span text:style-name="Absatz-Standardschriftart"><text:span text:style-name="T200">be</text:span></text:span><text:span text:style-name="Absatz-Standardschriftart"><text:span text:style-name="T186"> </text:span></text:span><text:span text:style-name="Absatz-Standardschriftart"><text:span text:style-name="T181">paid</text:span></text:span><text:span text:style-name="Absatz-Standardschriftart"><text:span text:style-name="T179"> </text:span></text:span><text:span text:style-name="Absatz-Standardschriftart"><text:span text:style-name="T181">for</text:span></text:span><text:span text:style-name="Absatz-Standardschriftart"><text:span text:style-name="T195"> </text:span></text:span><text:span text:style-name="Absatz-Standardschriftart"><text:span text:style-name="T181">with</text:span></text:span><text:span text:style-name="Absatz-Standardschriftart"><text:span text:style-name="T197"> </text:span></text:span><text:span text:style-name="Absatz-Standardschriftart"><text:span text:style-name="T181">Exchange</text:span></text:span><text:span text:style-name="Absatz-Standardschriftart"><text:span text:style-name="T179"> </text:span></text:span><text:span text:style-name="Absatz-Standardschriftart"><text:span text:style-name="T181">Funds,</text:span></text:span><text:span text:style-name="Absatz-Standardschriftart"><text:span text:style-name="T195"> </text:span></text:span><text:span text:style-name="Absatz-Standardschriftart"><text:span text:style-name="T181">you</text:span></text:span><text:span text:style-name="Absatz-Standardschriftart"><text:span text:style-name="T186"> </text:span></text:span><text:span text:style-name="Absatz-Standardschriftart"><text:span text:style-name="T191">must</text:span></text:span><text:span text:style-name="Absatz-Standardschriftart"><text:span text:style-name="T215"> </text:span></text:span><text:span text:style-name="Absatz-Standardschriftart"><text:span text:style-name="T181">include</text:span></text:span><text:span text:style-name="Absatz-Standardschriftart"><text:span text:style-name="T206"> </text:span></text:span><text:span text:style-name="Absatz-Standardschriftart"><text:span text:style-name="T191">in</text:span></text:span><text:span text:style-name="Absatz-Standardschriftart"><text:span text:style-name="T195"> </text:span></text:span><text:span text:style-name="Absatz-Standardschriftart"><text:span text:style-name="T178">your</text:span></text:span><text:span text:style-name="Absatz-Standardschriftart"><text:span text:style-name="T179"> </text:span></text:span><text:span text:style-name="Absatz-Standardschriftart"><text:span text:style-name="T181">Replacement</text:span></text:span><text:span text:style-name="Absatz-Standardschriftart"><text:span text:style-name="T179"> </text:span></text:span><text:span text:style-name="Absatz-Standardschriftart"><text:span text:style-name="T191">Property</text:span></text:span><text:span text:style-name="Absatz-Standardschriftart"><text:span text:style-name="T197"> </text:span></text:span><text:span text:style-name="Absatz-Standardschriftart"><text:span text:style-name="T181">Identification</text:span></text:span><text:span text:style-name="Absatz-Standardschriftart"><text:span text:style-name="T206"> </text:span></text:span><text:span text:style-name="Absatz-Standardschriftart"><text:span text:style-name="T181">Notice</text:span></text:span><text:span text:style-name="Absatz-Standardschriftart"><text:span text:style-name="T197"> </text:span></text:span><text:span text:style-name="Absatz-Standardschriftart"><text:span text:style-name="T181">1)</text:span></text:span><text:span text:style-name="Absatz-Standardschriftart"><text:span text:style-name="T138"> </text:span></text:span><text:span text:style-name="Absatz-Standardschriftart"><text:span text:style-name="T178">a</text:span></text:span><text:span text:style-name="Absatz-Standardschriftart"><text:span text:style-name="T203"> </text:span></text:span><text:span text:style-name="Absatz-Standardschriftart"><text:span text:style-name="T181">description</text:span></text:span><text:span text:style-name="Absatz-Standardschriftart"><text:span text:style-name="T245"> </text:span></text:span><text:span text:style-name="Absatz-Standardschriftart"><text:span text:style-name="T191">of</text:span></text:span><text:span text:style-name="Absatz-Standardschriftart"><text:span text:style-name="T197"> </text:span></text:span><text:span text:style-name="Absatz-Standardschriftart"><text:span text:style-name="T178">the</text:span></text:span><text:span text:style-name="Absatz-Standardschriftart"><text:span text:style-name="T179"> </text:span></text:span><text:span text:style-name="Absatz-Standardschriftart"><text:span text:style-name="T181">replacement</text:span></text:span><text:span text:style-name="Absatz-Standardschriftart"><text:span text:style-name="T241"> </text:span></text:span><text:span text:style-name="Absatz-Standardschriftart"><text:span text:style-name="T181">property</text:span></text:span><text:span text:style-name="Absatz-Standardschriftart"><text:span text:style-name="T205"> </text:span></text:span><text:span text:style-name="Absatz-Standardschriftart"><text:span text:style-name="T183">and</text:span></text:span><text:span text:style-name="Absatz-Standardschriftart"><text:span text:style-name="T243"> </text:span></text:span><text:span text:style-name="Absatz-Standardschriftart"><text:span text:style-name="T181">2)</text:span></text:span><text:span text:style-name="Absatz-Standardschriftart"><text:span text:style-name="T237"> </text:span></text:span><text:span text:style-name="Absatz-Standardschriftart"><text:span text:style-name="T178">a</text:span></text:span><text:span text:style-name="Absatz-Standardschriftart"><text:span text:style-name="T179"> </text:span></text:span><text:span text:style-name="Absatz-Standardschriftart"><text:span text:style-name="T200">detailed</text:span></text:span><text:span text:style-name="Absatz-Standardschriftart"><text:span text:style-name="T245"> </text:span></text:span><text:span text:style-name="Absatz-Standardschriftart"><text:span text:style-name="T181">description</text:span></text:span><text:span text:style-name="Absatz-Standardschriftart"><text:span text:style-name="T245"> </text:span></text:span><text:span text:style-name="Absatz-Standardschriftart"><text:span text:style-name="T181">of any</text:span></text:span><text:span text:style-name="Absatz-Standardschriftart"><text:span text:style-name="T205"> </text:span></text:span><text:span text:style-name="Absatz-Standardschriftart"><text:span text:style-name="T181">improvements</text:span></text:span><text:span text:style-name="Absatz-Standardschriftart"><text:span text:style-name="T237"> </text:span></text:span><text:span text:style-name="Absatz-Standardschriftart"><text:span text:style-name="T212">to</text:span></text:span><text:span text:style-name="Absatz-Standardschriftart"><text:span text:style-name="T179"> </text:span></text:span><text:span text:style-name="Absatz-Standardschriftart"><text:span text:style-name="T181">be</text:span></text:span><text:span text:style-name="Absatz-Standardschriftart"><text:span text:style-name="T245"> </text:span></text:span><text:span text:style-name="Absatz-Standardschriftart"><text:span text:style-name="T181">made.</text:span></text:span><text:span text:style-name="Absatz-Standardschriftart"><text:span text:style-name="T285"> </text:span></text:span><text:span text:style-name="Absatz-Standardschriftart"><text:span text:style-name="T202">NOTE</text:span></text:span><text:span text:style-name="Absatz-Standardschriftart"><text:span text:style-name="T200">:</text:span></text:span><text:span text:style-name="Absatz-Standardschriftart"><text:span text:style-name="T181"> All</text:span></text:span><text:span text:style-name="Absatz-Standardschriftart"><text:span text:style-name="T152"> </text:span></text:span><text:span text:style-name="Absatz-Standardschriftart"><text:span text:style-name="T181">improvements</text:span></text:span><text:span text:style-name="Absatz-Standardschriftart"><text:span text:style-name="T205"> </text:span></text:span><text:span text:style-name="Absatz-Standardschriftart"><text:span text:style-name="T212">to</text:span></text:span><text:span text:style-name="Absatz-Standardschriftart"><text:span text:style-name="T205"> </text:span></text:span><text:span text:style-name="Absatz-Standardschriftart"><text:span text:style-name="T181">be</text:span></text:span><text:span text:style-name="Absatz-Standardschriftart"><text:span text:style-name="T237"> </text:span></text:span><text:span text:style-name="Absatz-Standardschriftart"><text:span text:style-name="T191">made</text:span></text:span><text:span text:style-name="Absatz-Standardschriftart"><text:span text:style-name="T237"> </text:span></text:span><text:span text:style-name="Absatz-Standardschriftart"><text:span text:style-name="T178">to</text:span></text:span><text:span text:style-name="Absatz-Standardschriftart"><text:span text:style-name="T205"> </text:span></text:span><text:span text:style-name="Absatz-Standardschriftart"><text:span text:style-name="T178">the</text:span></text:span><text:span text:style-name="Absatz-Standardschriftart"><text:span text:style-name="T205"> </text:span></text:span><text:span text:style-name="Absatz-Standardschriftart"><text:span text:style-name="T181">Replacement</text:span></text:span><text:span text:style-name="Absatz-Standardschriftart"><text:span text:style-name="T200"> </text:span></text:span><text:span text:style-name="Absatz-Standardschriftart"><text:span text:style-name="T191">Property</text:span></text:span><text:span text:style-name="Absatz-Standardschriftart"><text:span text:style-name="T205"> </text:span></text:span><text:span text:style-name="Absatz-Standardschriftart"><text:span text:style-name="T181">during</text:span></text:span><text:span text:style-name="Absatz-Standardschriftart"><text:span text:style-name="T205"> </text:span></text:span><text:span text:style-name="Absatz-Standardschriftart"><text:span text:style-name="T191">the</text:span></text:span><text:span text:style-name="Absatz-Standardschriftart"><text:span text:style-name="T237"> </text:span></text:span><text:span text:style-name="Absatz-Standardschriftart"><text:span text:style-name="T191">Exchange</text:span></text:span><text:span text:style-name="Absatz-Standardschriftart"><text:span text:style-name="T237"> </text:span></text:span><text:span text:style-name="Absatz-Standardschriftart"><text:span text:style-name="T181">Period</text:span></text:span><text:span text:style-name="Absatz-Standardschriftart"><text:span text:style-name="T186"> </text:span></text:span><text:span text:style-name="Absatz-Standardschriftart"><text:span text:style-name="T191">must</text:span></text:span><text:span text:style-name="Absatz-Standardschriftart"><text:span text:style-name="T245"> </text:span></text:span><text:span text:style-name="Absatz-Standardschriftart"><text:span text:style-name="T181">be</text:span></text:span><text:span text:style-name="Absatz-Standardschriftart"><text:span text:style-name="T237"> </text:span></text:span><text:span text:style-name="Absatz-Standardschriftart"><text:span text:style-name="T191">completed</text:span></text:span><text:span text:style-name="Absatz-Standardschriftart"><text:span text:style-name="T205"> </text:span></text:span><text:span text:style-name="Absatz-Standardschriftart"><text:span text:style-name="T191">prior</text:span></text:span><text:span text:style-name="Absatz-Standardschriftart"><text:span text:style-name="T197"> </text:span></text:span><text:span text:style-name="Absatz-Standardschriftart"><text:span text:style-name="T212">to</text:span></text:span><text:span text:style-name="Absatz-Standardschriftart"><text:span text:style-name="T205"> </text:span></text:span><text:span text:style-name="Absatz-Standardschriftart"><text:span text:style-name="T191">the</text:span></text:span><text:span text:style-name="Absatz-Standardschriftart"><text:span text:style-name="T128"> </text:span></text:span><text:span text:style-name="Absatz-Standardschriftart"><text:span text:style-name="T191">date</text:span></text:span><text:span text:style-name="Absatz-Standardschriftart"><text:span text:style-name="T279"> </text:span></text:span><text:span text:style-name="Absatz-Standardschriftart"><text:span text:style-name="T178">the</text:span></text:span><text:span text:style-name="Absatz-Standardschriftart"><text:span text:style-name="T276"> </text:span></text:span><text:span text:style-name="Absatz-Standardschriftart"><text:span text:style-name="T200">Replacement</text:span></text:span><text:span text:style-name="Absatz-Standardschriftart"><text:span text:style-name="T210"> </text:span></text:span><text:span text:style-name="Absatz-Standardschriftart"><text:span text:style-name="T181">Property</text:span></text:span><text:span text:style-name="Absatz-Standardschriftart"><text:span text:style-name="T275"> </text:span></text:span><text:span text:style-name="Absatz-Standardschriftart"><text:span text:style-name="T191">is</text:span></text:span><text:span text:style-name="Absatz-Standardschriftart"><text:span text:style-name="T275"> </text:span></text:span><text:span text:style-name="Absatz-Standardschriftart"><text:span text:style-name="T181">transferred</text:span></text:span><text:span text:style-name="Absatz-Standardschriftart"><text:span text:style-name="T276"> </text:span></text:span><text:span text:style-name="Absatz-Standardschriftart"><text:span text:style-name="T178">to</text:span></text:span><text:span text:style-name="Absatz-Standardschriftart"><text:span text:style-name="T274"> </text:span></text:span><text:span text:style-name="Absatz-Standardschriftart"><text:span text:style-name="T200">Exchanger</text:span></text:span><text:span text:style-name="Absatz-Standardschriftart"><text:span text:style-name="T279"> </text:span></text:span><text:span text:style-name="Absatz-Standardschriftart"><text:span text:style-name="T191">in</text:span></text:span><text:span text:style-name="Absatz-Standardschriftart"><text:span text:style-name="T279"> </text:span></text:span><text:span text:style-name="Absatz-Standardschriftart"><text:span text:style-name="T191">order</text:span></text:span><text:span text:style-name="Absatz-Standardschriftart"><text:span text:style-name="T277"> </text:span></text:span><text:span text:style-name="Absatz-Standardschriftart"><text:span text:style-name="T212">to</text:span></text:span><text:span text:style-name="Absatz-Standardschriftart"><text:span text:style-name="T276"> </text:span></text:span><text:span text:style-name="Absatz-Standardschriftart"><text:span text:style-name="T181">be</text:span></text:span><text:span text:style-name="Absatz-Standardschriftart"><text:span text:style-name="T277"> </text:span></text:span><text:span text:style-name="Absatz-Standardschriftart"><text:span text:style-name="T191">considered</text:span></text:span><text:span text:style-name="Absatz-Standardschriftart"><text:span text:style-name="T280"> </text:span></text:span><text:span text:style-name="Absatz-Standardschriftart"><text:span text:style-name="T191">in</text:span></text:span><text:span text:style-name="Absatz-Standardschriftart"><text:span text:style-name="T286"> </text:span></text:span><text:span text:style-name="Absatz-Standardschriftart"><text:span text:style-name="T178">the</text:span></text:span><text:span text:style-name="Absatz-Standardschriftart"><text:span text:style-name="T288"> </text:span></text:span><text:span text:style-name="Absatz-Standardschriftart"><text:span text:style-name="T178">total</text:span></text:span><text:span text:style-name="Absatz-Standardschriftart"><text:span text:style-name="T276"> </text:span></text:span><text:span text:style-name="Absatz-Standardschriftart"><text:span text:style-name="T181">value</text:span></text:span><text:span text:style-name="Absatz-Standardschriftart"><text:span text:style-name="T275"> </text:span></text:span><text:span text:style-name="Absatz-Standardschriftart"><text:span text:style-name="T181">of</text:span></text:span><text:span text:style-name="Absatz-Standardschriftart"><text:span text:style-name="T290"> </text:span></text:span><text:span text:style-name="Absatz-Standardschriftart"><text:span text:style-name="T191">the</text:span></text:span><text:span text:style-name="Absatz-Standardschriftart"><text:span text:style-name="T146"> </text:span></text:span><text:span text:style-name="Absatz-Standardschriftart"><text:span text:style-name="T181">Replacement</text:span></text:span><text:span text:style-name="Absatz-Standardschriftart"><text:span text:style-name="T252"> </text:span></text:span><text:span text:style-name="Absatz-Standardschriftart"><text:span text:style-name="T191">Property</text:span></text:span><text:span text:style-name="Absatz-Standardschriftart"><text:span text:style-name="T256"> </text:span></text:span><text:span text:style-name="Absatz-Standardschriftart"><text:span text:style-name="T181">included</text:span></text:span><text:span text:style-name="Absatz-Standardschriftart"><text:span text:style-name="T291"> </text:span></text:span><text:span text:style-name="Absatz-Standardschriftart"><text:span text:style-name="T191">in</text:span></text:span><text:span text:style-name="Absatz-Standardschriftart"><text:span text:style-name="T292"> </text:span></text:span><text:span text:style-name="Absatz-Standardschriftart"><text:span text:style-name="T191">the</text:span></text:span><text:span text:style-name="Absatz-Standardschriftart"><text:span text:style-name="T260"> </text:span></text:span><text:span text:style-name="Absatz-Standardschriftart"><text:span text:style-name="T181">exchange.</text:span></text:span><text:span text:style-name="Absatz-Standardschriftart"><text:span text:style-name="T277"> </text:span></text:span><text:span text:style-name="Absatz-Standardschriftart"><text:span text:style-name="T200">Exchange</text:span></text:span><text:span text:style-name="Absatz-Standardschriftart"><text:span text:style-name="T291"> </text:span></text:span><text:span text:style-name="Absatz-Standardschriftart"><text:span text:style-name="T181">funds</text:span></text:span><text:span text:style-name="Absatz-Standardschriftart"><text:span text:style-name="T293"> </text:span></text:span><text:span text:style-name="Absatz-Standardschriftart"><text:span text:style-name="T295">cannot</text:span></text:span><text:span text:style-name="Absatz-Standardschriftart"><text:span text:style-name="T254"> </text:span></text:span><text:span text:style-name="Absatz-Standardschriftart"><text:span text:style-name="T178">be</text:span></text:span><text:span text:style-name="Absatz-Standardschriftart"><text:span text:style-name="T260"> </text:span></text:span><text:span text:style-name="Absatz-Standardschriftart"><text:span text:style-name="T181">used</text:span></text:span><text:span text:style-name="Absatz-Standardschriftart"><text:span text:style-name="T260"> </text:span></text:span><text:span text:style-name="Absatz-Standardschriftart"><text:span text:style-name="T212">to</text:span></text:span><text:span text:style-name="Absatz-Standardschriftart"><text:span text:style-name="T292"> </text:span></text:span><text:span text:style-name="Absatz-Standardschriftart"><text:span text:style-name="T181">improve</text:span></text:span><text:span text:style-name="Absatz-Standardschriftart"><text:span text:style-name="T256"> </text:span></text:span><text:span text:style-name="Absatz-Standardschriftart"><text:span text:style-name="T191">the</text:span></text:span><text:span text:style-name="Absatz-Standardschriftart"><text:span text:style-name="T260"> </text:span></text:span><text:span text:style-name="Absatz-Standardschriftart"><text:span text:style-name="T181">Replacement</text:span></text:span><text:span text:style-name="Absatz-Standardschriftart"><text:span text:style-name="T153"> </text:span></text:span><text:span text:style-name="Absatz-Standardschriftart"><text:span text:style-name="T191">Property</text:span></text:span><text:span text:style-name="Absatz-Standardschriftart"><text:span text:style-name="T205"> </text:span></text:span><text:span text:style-name="Absatz-Standardschriftart"><text:span text:style-name="T185">after</text:span></text:span><text:span text:style-name="Absatz-Standardschriftart"><text:span text:style-name="T189"> </text:span></text:span><text:span text:style-name="Absatz-Standardschriftart"><text:span text:style-name="T191">it</text:span></text:span><text:span text:style-name="Absatz-Standardschriftart"><text:span text:style-name="T195"> </text:span></text:span><text:span text:style-name="Absatz-Standardschriftart"><text:span text:style-name="T191">has</text:span></text:span><text:span text:style-name="Absatz-Standardschriftart"><text:span text:style-name="T205"> </text:span></text:span><text:span text:style-name="Absatz-Standardschriftart"><text:span text:style-name="T200">been</text:span></text:span><text:span text:style-name="Absatz-Standardschriftart"><text:span text:style-name="T205"> </text:span></text:span><text:span text:style-name="Absatz-Standardschriftart"><text:span text:style-name="T191">transferred</text:span></text:span><text:span text:style-name="Absatz-Standardschriftart"><text:span text:style-name="T205"> </text:span></text:span><text:span text:style-name="Absatz-Standardschriftart"><text:span text:style-name="T178">to</text:span></text:span><text:span text:style-name="Absatz-Standardschriftart"><text:span text:style-name="T205"> </text:span></text:span><text:span text:style-name="Absatz-Standardschriftart"><text:span text:style-name="T181">the</text:span></text:span><text:span text:style-name="Absatz-Standardschriftart"><text:span text:style-name="T205"> </text:span></text:span><text:span text:style-name="Absatz-Standardschriftart"><text:span text:style-name="T181">Exchanger.</text:span></text:span></text:p>
      <text:p text:style-name="P21"/>
      <text:list xml:id="list125523573835783" text:continue-numbering="true" text:style-name="L1">
        <text:list-item>
          <text:p text:style-name="P77"><text:span text:style-name="Absatz-Standardschriftart"><text:span text:style-name="T201">Purchase</text:span></text:span><text:span text:style-name="Absatz-Standardschriftart"><text:span text:style-name="T246"> and</text:span></text:span><text:span text:style-name="Absatz-Standardschriftart"><text:span text:style-name="T180"> </text:span></text:span><text:span text:style-name="Absatz-Standardschriftart"><text:span text:style-name="T282">Sale</text:span></text:span><text:span text:style-name="Absatz-Standardschriftart"><text:span text:style-name="T180"> </text:span></text:span><text:span text:style-name="Absatz-Standardschriftart"><text:span text:style-name="T182">Contracts</text:span></text:span></text:p>
        </text:list-item>
      </text:list>
      <text:p text:style-name="P34"><text:span text:style-name="Absatz-Standardschriftart"><text:span text:style-name="T191">Please</text:span></text:span><text:span text:style-name="Absatz-Standardschriftart"><text:span text:style-name="T253"> </text:span></text:span><text:span text:style-name="Absatz-Standardschriftart"><text:span text:style-name="T181">send</text:span></text:span><text:span text:style-name="Absatz-Standardschriftart"><text:span text:style-name="T297"> </text:span></text:span><text:span text:style-name="Absatz-Standardschriftart"><text:span text:style-name="T178">a</text:span></text:span><text:span text:style-name="Absatz-Standardschriftart"><text:span text:style-name="T297"> </text:span></text:span><text:span text:style-name="Absatz-Standardschriftart"><text:span text:style-name="T181">copy</text:span></text:span><text:span text:style-name="Absatz-Standardschriftart"><text:span text:style-name="T292"> </text:span></text:span><text:span text:style-name="Absatz-Standardschriftart"><text:span text:style-name="T203">of</text:span></text:span><text:span text:style-name="Absatz-Standardschriftart"><text:span text:style-name="T259"> </text:span></text:span><text:span text:style-name="Absatz-Standardschriftart"><text:span text:style-name="T191">the</text:span></text:span><text:span text:style-name="Absatz-Standardschriftart"><text:span text:style-name="T297"> </text:span></text:span><text:span text:style-name="Absatz-Standardschriftart"><text:span text:style-name="T181">purchase</text:span></text:span><text:span text:style-name="Absatz-Standardschriftart"><text:span text:style-name="T256"> </text:span></text:span><text:span text:style-name="Absatz-Standardschriftart"><text:span text:style-name="T191">and</text:span></text:span><text:span text:style-name="Absatz-Standardschriftart"><text:span text:style-name="T260"> </text:span></text:span><text:span text:style-name="Absatz-Standardschriftart"><text:span text:style-name="T181">sale</text:span></text:span><text:span text:style-name="Absatz-Standardschriftart"><text:span text:style-name="T297"> </text:span></text:span><text:span text:style-name="Absatz-Standardschriftart"><text:span text:style-name="T181">agreement</text:span></text:span><text:span text:style-name="Absatz-Standardschriftart"><text:span text:style-name="T297"> </text:span></text:span><text:span text:style-name="Absatz-Standardschriftart"><text:span text:style-name="T191">for</text:span></text:span><text:span text:style-name="Absatz-Standardschriftart"><text:span text:style-name="T253"> </text:span></text:span><text:span text:style-name="Absatz-Standardschriftart"><text:span text:style-name="T181">any</text:span></text:span><text:span text:style-name="Absatz-Standardschriftart"><text:span text:style-name="T260"> </text:span></text:span><text:span text:style-name="Absatz-Standardschriftart"><text:span text:style-name="T181">Replacement</text:span></text:span><text:span text:style-name="Absatz-Standardschriftart"><text:span text:style-name="T291"> </text:span></text:span><text:span text:style-name="Absatz-Standardschriftart"><text:span text:style-name="T191">Property</text:span></text:span><text:span text:style-name="Absatz-Standardschriftart"><text:span text:style-name="T259"> </text:span></text:span><text:span text:style-name="Absatz-Standardschriftart"><text:span text:style-name="T181">along</text:span></text:span><text:span text:style-name="Absatz-Standardschriftart"><text:span text:style-name="T260"> </text:span></text:span><text:span text:style-name="Absatz-Standardschriftart"><text:span text:style-name="T191">with</text:span></text:span><text:span text:style-name="Absatz-Standardschriftart"><text:span text:style-name="T248"> </text:span></text:span><text:span text:style-name="Absatz-Standardschriftart"><text:span text:style-name="T191">the</text:span></text:span><text:span text:style-name="Absatz-Standardschriftart"><text:span text:style-name="T154"> </text:span></text:span><text:span text:style-name="Absatz-Standardschriftart"><text:span text:style-name="T181">escrow/settlement</text:span></text:span><text:span text:style-name="Absatz-Standardschriftart"><text:span text:style-name="T239"> </text:span></text:span><text:span text:style-name="Absatz-Standardschriftart"><text:span text:style-name="T181">contact</text:span></text:span><text:span text:style-name="Absatz-Standardschriftart"><text:span text:style-name="T247"> </text:span></text:span><text:span text:style-name="Absatz-Standardschriftart"><text:span text:style-name="T191">information</text:span></text:span><text:span text:style-name="Absatz-Standardschriftart"><text:span text:style-name="T241"> </text:span></text:span><text:span text:style-name="Absatz-Standardschriftart"><text:span text:style-name="T212">to</text:span></text:span><text:span text:style-name="Absatz-Standardschriftart"><text:span text:style-name="T200"> </text:span></text:span><text:span text:style-name="Absatz-Standardschriftart"><text:span text:style-name="T181">Qualified</text:span></text:span><text:span text:style-name="Absatz-Standardschriftart"><text:span text:style-name="T178"> </text:span></text:span><text:span text:style-name="Absatz-Standardschriftart"><text:span text:style-name="T191">Intermediary</text:span></text:span><text:span text:style-name="Absatz-Standardschriftart"><text:span text:style-name="T222"> </text:span></text:span><text:span text:style-name="Absatz-Standardschriftart"><text:span text:style-name="T181">as</text:span></text:span><text:span text:style-name="Absatz-Standardschriftart"><text:span text:style-name="T212"> </text:span></text:span><text:span text:style-name="Absatz-Standardschriftart"><text:span text:style-name="T181">soon</text:span></text:span><text:span text:style-name="Absatz-Standardschriftart"><text:span text:style-name="T178"> </text:span></text:span><text:span text:style-name="Absatz-Standardschriftart"><text:span text:style-name="T191">as</text:span></text:span><text:span text:style-name="Absatz-Standardschriftart"><text:span text:style-name="T239"> </text:span></text:span><text:span text:style-name="Absatz-Standardschriftart"><text:span text:style-name="T181">possible</text:span></text:span><text:span text:style-name="Absatz-Standardschriftart"><text:span text:style-name="T212"> </text:span></text:span><text:span text:style-name="Absatz-Standardschriftart"><text:span text:style-name="T178">so</text:span></text:span><text:span text:style-name="Absatz-Standardschriftart"><text:span text:style-name="T222"> </text:span></text:span><text:span text:style-name="Absatz-Standardschriftart"><text:span text:style-name="T181">that</text:span></text:span><text:span text:style-name="Absatz-Standardschriftart"><text:span text:style-name="T251"> </text:span></text:span><text:span text:style-name="Absatz-Standardschriftart"><text:span text:style-name="T181">Qualified</text:span></text:span><text:span text:style-name="Absatz-Standardschriftart"><text:span text:style-name="T212"> </text:span></text:span><text:span text:style-name="Absatz-Standardschriftart"><text:span text:style-name="T191">Intermediary</text:span></text:span><text:span text:style-name="Absatz-Standardschriftart"><text:span text:style-name="T156"> </text:span></text:span><text:span text:style-name="Absatz-Standardschriftart"><text:span text:style-name="T178">can</text:span></text:span><text:span text:style-name="Absatz-Standardschriftart"><text:span text:style-name="T265"> </text:span></text:span><text:span text:style-name="Absatz-Standardschriftart"><text:span text:style-name="T181">prepare</text:span></text:span><text:span text:style-name="Absatz-Standardschriftart"><text:span text:style-name="T265"> </text:span></text:span><text:span text:style-name="Absatz-Standardschriftart"><text:span text:style-name="T191">the</text:span></text:span><text:span text:style-name="Absatz-Standardschriftart"><text:span text:style-name="T262"> </text:span></text:span><text:span text:style-name="Absatz-Standardschriftart"><text:span text:style-name="T191">necessary</text:span></text:span><text:span text:style-name="Absatz-Standardschriftart"><text:span text:style-name="T265"> </text:span></text:span><text:span text:style-name="Absatz-Standardschriftart"><text:span text:style-name="T181">exchange</text:span></text:span><text:span text:style-name="Absatz-Standardschriftart"><text:span text:style-name="T262"> </text:span></text:span><text:span text:style-name="Absatz-Standardschriftart"><text:span text:style-name="T181">documentation</text:span></text:span><text:span text:style-name="Absatz-Standardschriftart"><text:span text:style-name="T262"> </text:span></text:span><text:span text:style-name="Absatz-Standardschriftart"><text:span text:style-name="T178">to</text:span></text:span><text:span text:style-name="Absatz-Standardschriftart"><text:span text:style-name="T298"> </text:span></text:span><text:span text:style-name="Absatz-Standardschriftart"><text:span text:style-name="T181">acquire</text:span></text:span><text:span text:style-name="Absatz-Standardschriftart"><text:span text:style-name="T215"> </text:span></text:span><text:span text:style-name="Absatz-Standardschriftart"><text:span text:style-name="T178">the</text:span></text:span><text:span text:style-name="Absatz-Standardschriftart"><text:span text:style-name="T262"> </text:span></text:span><text:span text:style-name="Absatz-Standardschriftart"><text:span text:style-name="T200">Replacement</text:span></text:span><text:span text:style-name="Absatz-Standardschriftart"><text:span text:style-name="T211"> </text:span></text:span><text:span text:style-name="Absatz-Standardschriftart"><text:span text:style-name="T191">Property</text:span></text:span><text:span text:style-name="Absatz-Standardschriftart"><text:span text:style-name="T299"> </text:span></text:span><text:span text:style-name="Absatz-Standardschriftart"><text:span text:style-name="T212">to</text:span></text:span><text:span text:style-name="Absatz-Standardschriftart"><text:span text:style-name="T219"> </text:span></text:span><text:span text:style-name="Absatz-Standardschriftart"><text:span text:style-name="T191">complete</text:span></text:span><text:span text:style-name="Absatz-Standardschriftart"><text:span text:style-name="T262"> </text:span></text:span><text:span text:style-name="Absatz-Standardschriftart"><text:span text:style-name="T178">the</text:span></text:span><text:span text:style-name="Absatz-Standardschriftart"><text:span text:style-name="T262"> </text:span></text:span><text:span text:style-name="Absatz-Standardschriftart"><text:span text:style-name="T200">exchange.</text:span></text:span></text:p>
      <text:p text:style-name="P17"/>
      <text:h text:style-name="P80" text:outline-level="2"><text:span text:style-name="Absatz-Standardschriftart"><text:span text:style-name="T191">Following</text:span></text:span><text:span text:style-name="Absatz-Standardschriftart"><text:span text:style-name="T179"> </text:span></text:span><text:span text:style-name="Absatz-Standardschriftart"><text:span text:style-name="T181">are</text:span></text:span><text:span text:style-name="Absatz-Standardschriftart"><text:span text:style-name="T208"> </text:span></text:span><text:span text:style-name="Absatz-Standardschriftart"><text:span text:style-name="T181">excerpts</text:span></text:span><text:span text:style-name="Absatz-Standardschriftart"><text:span text:style-name="T195"> </text:span></text:span><text:span text:style-name="Absatz-Standardschriftart"><text:span text:style-name="T178">from</text:span></text:span><text:span text:style-name="Absatz-Standardschriftart"><text:span text:style-name="T219"> </text:span></text:span><text:span text:style-name="Absatz-Standardschriftart"><text:span text:style-name="T191">Treasury</text:span></text:span><text:span text:style-name="Absatz-Standardschriftart"><text:span text:style-name="T211"> </text:span></text:span><text:span text:style-name="Absatz-Standardschriftart"><text:span text:style-name="T181">Regulation</text:span></text:span><text:span text:style-name="Absatz-Standardschriftart"><text:span text:style-name="T206"> </text:span></text:span><text:span text:style-name="Absatz-Standardschriftart"><text:span text:style-name="T181">§1.1031(k)-1</text:span></text:span><text:span text:style-name="Absatz-Standardschriftart"><text:span text:style-name="T195"> </text:span></text:span><text:span text:style-name="Absatz-Standardschriftart"><text:span text:style-name="T191">regarding</text:span></text:span><text:span text:style-name="Absatz-Standardschriftart"><text:span text:style-name="T217"> </text:span></text:span><text:span text:style-name="Absatz-Standardschriftart"><text:span text:style-name="T191">proper</text:span></text:span><text:span text:style-name="Absatz-Standardschriftart"><text:span text:style-name="T211"> </text:span></text:span><text:span text:style-name="Absatz-Standardschriftart"><text:span text:style-name="T191">manner</text:span></text:span><text:span text:style-name="Absatz-Standardschriftart"><text:span text:style-name="T208"> </text:span></text:span><text:span text:style-name="Absatz-Standardschriftart"><text:span text:style-name="T178">of</text:span></text:span><text:span text:style-name="Absatz-Standardschriftart"><text:span text:style-name="T206"> </text:span></text:span><text:span text:style-name="Absatz-Standardschriftart"><text:span text:style-name="T181">identification</text:span></text:span><text:span text:style-name="Absatz-Standardschriftart"><text:span text:style-name="T217"> </text:span></text:span><text:span text:style-name="Absatz-Standardschriftart"><text:span text:style-name="T239">of</text:span></text:span><text:span text:style-name="Absatz-Standardschriftart"><text:span text:style-name="T158"> </text:span></text:span><text:span text:style-name="Absatz-Standardschriftart"><text:span text:style-name="T181">Replacement</text:span></text:span><text:span text:style-name="Absatz-Standardschriftart"><text:span text:style-name="T300"> </text:span></text:span><text:span text:style-name="Absatz-Standardschriftart"><text:span text:style-name="T191">Property:</text:span></text:span></text:h>
      <text:p text:style-name="P11"/>
      <text:p text:style-name="P38"><text:span text:style-name="Absatz-Standardschriftart"><text:span text:style-name="T191">“(b)</text:span></text:span><text:span text:style-name="Absatz-Standardschriftart"><text:span text:style-name="T206"> </text:span></text:span><text:span text:style-name="Absatz-Standardschriftart"><text:span text:style-name="T193">Identification</text:span></text:span><text:span text:style-name="Absatz-Standardschriftart"><text:span text:style-name="T198"> </text:span></text:span><text:span text:style-name="Absatz-Standardschriftart"><text:span text:style-name="T184">and</text:span></text:span><text:span text:style-name="Absatz-Standardschriftart"><text:span text:style-name="T198"> </text:span></text:span><text:span text:style-name="Absatz-Standardschriftart"><text:span text:style-name="T184">receipt</text:span></text:span><text:span text:style-name="Absatz-Standardschriftart"><text:span text:style-name="T187"> </text:span></text:span><text:span text:style-name="Absatz-Standardschriftart"><text:span text:style-name="T184">requirements</text:span></text:span><text:span text:style-name="Absatz-Standardschriftart"><text:span text:style-name="T238"> </text:span></text:span><text:span text:style-name="Absatz-Standardschriftart"><text:span text:style-name="T200">--</text:span></text:span><text:span text:style-name="Absatz-Standardschriftart"><text:span text:style-name="T206"> </text:span></text:span><text:span text:style-name="Absatz-Standardschriftart"><text:span text:style-name="T181">(1)</text:span></text:span><text:span text:style-name="Absatz-Standardschriftart"><text:span text:style-name="T186"> </text:span></text:span><text:span text:style-name="Absatz-Standardschriftart"><text:span text:style-name="T212">In</text:span></text:span><text:span text:style-name="Absatz-Standardschriftart"><text:span text:style-name="T179"> </text:span></text:span><text:span text:style-name="Absatz-Standardschriftart"><text:span text:style-name="T200">general.</text:span></text:span><text:span text:style-name="Absatz-Standardschriftart"><text:span text:style-name="T197"> </text:span></text:span><text:span text:style-name="Absatz-Standardschriftart"><text:span text:style-name="T178">In</text:span></text:span><text:span text:style-name="Absatz-Standardschriftart"><text:span text:style-name="T208"> </text:span></text:span><text:span text:style-name="Absatz-Standardschriftart"><text:span text:style-name="T191">the</text:span></text:span><text:span text:style-name="Absatz-Standardschriftart"><text:span text:style-name="T206"> </text:span></text:span><text:span text:style-name="Absatz-Standardschriftart"><text:span text:style-name="T178">case</text:span></text:span><text:span text:style-name="Absatz-Standardschriftart"><text:span text:style-name="T179"> </text:span></text:span><text:span text:style-name="Absatz-Standardschriftart"><text:span text:style-name="T181">of</text:span></text:span><text:span text:style-name="Absatz-Standardschriftart"><text:span text:style-name="T200"> </text:span></text:span><text:span text:style-name="Absatz-Standardschriftart"><text:span text:style-name="T178">a</text:span></text:span><text:span text:style-name="Absatz-Standardschriftart"><text:span text:style-name="T195"> </text:span></text:span><text:span text:style-name="Absatz-Standardschriftart"><text:span text:style-name="T181">deferred</text:span></text:span><text:span text:style-name="Absatz-Standardschriftart"><text:span text:style-name="T206"> </text:span></text:span><text:span text:style-name="Absatz-Standardschriftart"><text:span text:style-name="T181">exchange,</text:span></text:span><text:span text:style-name="Absatz-Standardschriftart"><text:span text:style-name="T200"> any</text:span></text:span><text:span text:style-name="Absatz-Standardschriftart"><text:span text:style-name="T197"> </text:span></text:span><text:span text:style-name="Absatz-Standardschriftart"><text:span text:style-name="T181">replacement</text:span></text:span><text:span text:style-name="Absatz-Standardschriftart"><text:span text:style-name="T159"> </text:span></text:span><text:span text:style-name="Absatz-Standardschriftart"><text:span text:style-name="T181">property</text:span></text:span><text:span text:style-name="Absatz-Standardschriftart"><text:span text:style-name="T197"> </text:span></text:span><text:span text:style-name="Absatz-Standardschriftart"><text:span text:style-name="T191">received</text:span></text:span><text:span text:style-name="Absatz-Standardschriftart"><text:span text:style-name="T197"> </text:span></text:span><text:span text:style-name="Absatz-Standardschriftart"><text:span text:style-name="T191">by</text:span></text:span><text:span text:style-name="Absatz-Standardschriftart"><text:span text:style-name="T197"> </text:span></text:span><text:span text:style-name="Absatz-Standardschriftart"><text:span text:style-name="T178">the</text:span></text:span><text:span text:style-name="Absatz-Standardschriftart"><text:span text:style-name="T179"> </text:span></text:span><text:span text:style-name="Absatz-Standardschriftart"><text:span text:style-name="T191">taxpayer</text:span></text:span><text:span text:style-name="Absatz-Standardschriftart"><text:span text:style-name="T181"> </text:span></text:span><text:span text:style-name="Absatz-Standardschriftart"><text:span text:style-name="T200">will</text:span></text:span><text:span text:style-name="Absatz-Standardschriftart"><text:span text:style-name="T197"> </text:span></text:span><text:span text:style-name="Absatz-Standardschriftart"><text:span text:style-name="T191">be</text:span></text:span><text:span text:style-name="Absatz-Standardschriftart"><text:span text:style-name="T197"> </text:span></text:span><text:span text:style-name="Absatz-Standardschriftart"><text:span text:style-name="T191">treated</text:span></text:span><text:span text:style-name="Absatz-Standardschriftart"><text:span text:style-name="T197"> </text:span></text:span><text:span text:style-name="Absatz-Standardschriftart"><text:span text:style-name="T191">as</text:span></text:span><text:span text:style-name="Absatz-Standardschriftart"><text:span text:style-name="T197"> </text:span></text:span><text:span text:style-name="Absatz-Standardschriftart"><text:span text:style-name="T181">property</text:span></text:span><text:span text:style-name="Absatz-Standardschriftart"><text:span text:style-name="T200"> </text:span></text:span><text:span text:style-name="Absatz-Standardschriftart"><text:span text:style-name="T181">which</text:span></text:span><text:span text:style-name="Absatz-Standardschriftart"><text:span text:style-name="T186"> </text:span></text:span><text:span text:style-name="Absatz-Standardschriftart"><text:span text:style-name="T191">is</text:span></text:span><text:span text:style-name="Absatz-Standardschriftart"><text:span text:style-name="T197"> </text:span></text:span><text:span text:style-name="Absatz-Standardschriftart"><text:span text:style-name="T194">not</text:span></text:span><text:span text:style-name="Absatz-Standardschriftart"><text:span text:style-name="T199"> </text:span></text:span><text:span text:style-name="Absatz-Standardschriftart"><text:span text:style-name="T200">of</text:span></text:span><text:span text:style-name="Absatz-Standardschriftart"><text:span text:style-name="T197"> </text:span></text:span><text:span text:style-name="Absatz-Standardschriftart"><text:span text:style-name="T178">a</text:span></text:span><text:span text:style-name="Absatz-Standardschriftart"><text:span text:style-name="T197"> </text:span></text:span><text:span text:style-name="Absatz-Standardschriftart"><text:span text:style-name="T191">like</text:span></text:span><text:span text:style-name="Absatz-Standardschriftart"><text:span text:style-name="T197"> </text:span></text:span><text:span text:style-name="Absatz-Standardschriftart"><text:span text:style-name="T181">kind</text:span></text:span><text:span text:style-name="Absatz-Standardschriftart"><text:span text:style-name="T197"> </text:span></text:span><text:span text:style-name="Absatz-Standardschriftart"><text:span text:style-name="T212">to</text:span></text:span><text:span text:style-name="Absatz-Standardschriftart"><text:span text:style-name="T186"> </text:span></text:span><text:span text:style-name="Absatz-Standardschriftart"><text:span text:style-name="T181">the</text:span></text:span><text:span text:style-name="Absatz-Standardschriftart"><text:span text:style-name="T197"> </text:span></text:span><text:span text:style-name="Absatz-Standardschriftart"><text:span text:style-name="T181">relinquished</text:span></text:span><text:span text:style-name="Absatz-Standardschriftart"><text:span text:style-name="T200"> </text:span></text:span><text:span text:style-name="Absatz-Standardschriftart"><text:span text:style-name="T191">property</text:span></text:span><text:span text:style-name="Absatz-Standardschriftart"><text:span text:style-name="T197"> </text:span></text:span><text:span text:style-name="Absatz-Standardschriftart"><text:span text:style-name="T191">if</text:span></text:span></text:p>
      <text:p text:style-name="P44"><text:span text:style-name="Absatz-Standardschriftart"><text:span text:style-name="T178">…</text:span></text:span><text:span text:style-name="Absatz-Standardschriftart"><text:span text:style-name="T245"> </text:span></text:span><text:span text:style-name="Absatz-Standardschriftart"><text:span text:style-name="T181">(i)</text:span></text:span><text:span text:style-name="Absatz-Standardschriftart"><text:span text:style-name="T237"> </text:span></text:span><text:span text:style-name="Absatz-Standardschriftart"><text:span text:style-name="T178">[t]he</text:span></text:span><text:span text:style-name="Absatz-Standardschriftart"><text:span text:style-name="T179"> </text:span></text:span><text:span text:style-name="Absatz-Standardschriftart"><text:span text:style-name="T181">replacement</text:span></text:span><text:span text:style-name="Absatz-Standardschriftart"><text:span text:style-name="T241"> </text:span></text:span><text:span text:style-name="Absatz-Standardschriftart"><text:span text:style-name="T191">property</text:span></text:span><text:span text:style-name="Absatz-Standardschriftart"><text:span text:style-name="T245"> </text:span></text:span><text:span text:style-name="Absatz-Standardschriftart"><text:span text:style-name="T191">is</text:span></text:span><text:span text:style-name="Absatz-Standardschriftart"><text:span text:style-name="T206"> </text:span></text:span><text:span text:style-name="Absatz-Standardschriftart"><text:span text:style-name="T181">not</text:span></text:span><text:span text:style-name="Absatz-Standardschriftart"><text:span text:style-name="T245"> </text:span></text:span><text:span text:style-name="Absatz-Standardschriftart"><text:span text:style-name="T181">"identified"</text:span></text:span><text:span text:style-name="Absatz-Standardschriftart"><text:span text:style-name="T237"> </text:span></text:span><text:span text:style-name="Absatz-Standardschriftart"><text:span text:style-name="T200">before</text:span></text:span><text:span text:style-name="Absatz-Standardschriftart"><text:span text:style-name="T197"> </text:span></text:span><text:span text:style-name="Absatz-Standardschriftart"><text:span text:style-name="T212">the</text:span></text:span><text:span text:style-name="Absatz-Standardschriftart"><text:span text:style-name="T205"> </text:span></text:span><text:span text:style-name="Absatz-Standardschriftart"><text:span text:style-name="T200">end</text:span></text:span><text:span text:style-name="Absatz-Standardschriftart"><text:span text:style-name="T197"> </text:span></text:span><text:span text:style-name="Absatz-Standardschriftart"><text:span text:style-name="T191">of</text:span></text:span><text:span text:style-name="Absatz-Standardschriftart"><text:span text:style-name="T186"> </text:span></text:span><text:span text:style-name="Absatz-Standardschriftart"><text:span text:style-name="T191">the</text:span></text:span><text:span text:style-name="Absatz-Standardschriftart"><text:span text:style-name="T237"> </text:span></text:span><text:span text:style-name="Absatz-Standardschriftart"><text:span text:style-name="T181">‘identification</text:span></text:span><text:span text:style-name="Absatz-Standardschriftart"><text:span text:style-name="T237"> </text:span></text:span><text:span text:style-name="Absatz-Standardschriftart"><text:span text:style-name="T191">period’….”</text:span></text:span></text:p>
      <text:p text:style-name="P14"><text:soft-page-break/></text:p>
      <text:p text:style-name="P67"><text:span text:style-name="Absatz-Standardschriftart"><text:span text:style-name="T191">“(b)(2)(i)</text:span></text:span><text:span text:style-name="Absatz-Standardschriftart"><text:span text:style-name="T247"> </text:span></text:span><text:span text:style-name="Absatz-Standardschriftart"><text:span text:style-name="T178">The</text:span></text:span><text:span text:style-name="Absatz-Standardschriftart"><text:span text:style-name="T248"> </text:span></text:span><text:span text:style-name="Absatz-Standardschriftart"><text:span text:style-name="T181">identification</text:span></text:span><text:span text:style-name="Absatz-Standardschriftart"><text:span text:style-name="T247"> </text:span></text:span><text:span text:style-name="Absatz-Standardschriftart"><text:span text:style-name="T181">period</text:span></text:span><text:span text:style-name="Absatz-Standardschriftart"><text:span text:style-name="T251"> </text:span></text:span><text:span text:style-name="Absatz-Standardschriftart"><text:span text:style-name="T181">begins</text:span></text:span><text:span text:style-name="Absatz-Standardschriftart"><text:span text:style-name="T248"> </text:span></text:span><text:span text:style-name="Absatz-Standardschriftart"><text:span text:style-name="T181">on</text:span></text:span><text:span text:style-name="Absatz-Standardschriftart"><text:span text:style-name="T251"> </text:span></text:span><text:span text:style-name="Absatz-Standardschriftart"><text:span text:style-name="T191">the</text:span></text:span><text:span text:style-name="Absatz-Standardschriftart"><text:span text:style-name="T251"> </text:span></text:span><text:span text:style-name="Absatz-Standardschriftart"><text:span text:style-name="T191">date</text:span></text:span><text:span text:style-name="Absatz-Standardschriftart"><text:span text:style-name="T248"> </text:span></text:span><text:span text:style-name="Absatz-Standardschriftart"><text:span text:style-name="T178">the</text:span></text:span><text:span text:style-name="Absatz-Standardschriftart"><text:span text:style-name="T257"> </text:span></text:span><text:span text:style-name="Absatz-Standardschriftart"><text:span text:style-name="T191">taxpayer</text:span></text:span><text:span text:style-name="Absatz-Standardschriftart"><text:span text:style-name="T251"> </text:span></text:span><text:span text:style-name="Absatz-Standardschriftart"><text:span text:style-name="T191">transfers</text:span></text:span><text:span text:style-name="Absatz-Standardschriftart"><text:span text:style-name="T248"> </text:span></text:span><text:span text:style-name="Absatz-Standardschriftart"><text:span text:style-name="T191">the</text:span></text:span><text:span text:style-name="Absatz-Standardschriftart"><text:span text:style-name="T251"> </text:span></text:span><text:span text:style-name="Absatz-Standardschriftart"><text:span text:style-name="T181">relinquished</text:span></text:span><text:span text:style-name="Absatz-Standardschriftart"><text:span text:style-name="T222"> </text:span></text:span><text:span text:style-name="Absatz-Standardschriftart"><text:span text:style-name="T191">property</text:span></text:span><text:span text:style-name="Absatz-Standardschriftart"><text:span text:style-name="T248"> </text:span></text:span><text:span text:style-name="Absatz-Standardschriftart"><text:span text:style-name="T200">and</text:span></text:span><text:span text:style-name="Absatz-Standardschriftart"><text:span text:style-name="T251"> </text:span></text:span><text:span text:style-name="Absatz-Standardschriftart"><text:span text:style-name="T178">ends</text:span></text:span><text:span text:style-name="Absatz-Standardschriftart"><text:span text:style-name="T249"> </text:span></text:span><text:span text:style-name="Absatz-Standardschriftart"><text:span text:style-name="T181">at</text:span></text:span><text:span text:style-name="Absatz-Standardschriftart"><text:span text:style-name="T150"> </text:span></text:span><text:span text:style-name="Absatz-Standardschriftart"><text:span text:style-name="T181">midnight</text:span></text:span><text:span text:style-name="Absatz-Standardschriftart"><text:span text:style-name="T179"> </text:span></text:span><text:span text:style-name="Absatz-Standardschriftart"><text:span text:style-name="T191">on</text:span></text:span><text:span text:style-name="Absatz-Standardschriftart"><text:span text:style-name="T179"> </text:span></text:span><text:span text:style-name="Absatz-Standardschriftart"><text:span text:style-name="T178">the</text:span></text:span><text:span text:style-name="Absatz-Standardschriftart"><text:span text:style-name="T206"> </text:span></text:span><text:span text:style-name="Absatz-Standardschriftart"><text:span text:style-name="T191">45th</text:span></text:span><text:span text:style-name="Absatz-Standardschriftart"><text:span text:style-name="T179"> </text:span></text:span><text:span text:style-name="Absatz-Standardschriftart"><text:span text:style-name="T181">day</text:span></text:span><text:span text:style-name="Absatz-Standardschriftart"><text:span text:style-name="T179"> </text:span></text:span><text:span text:style-name="Absatz-Standardschriftart"><text:span text:style-name="T191">thereafter….”</text:span></text:span></text:p>
      <text:p text:style-name="P72"><text:span text:style-name="Absatz-Standardschriftart"><text:span text:style-name="T191">“(c)(2)</text:span></text:span><text:span text:style-name="Absatz-Standardschriftart"><text:span text:style-name="T200"> </text:span></text:span><text:span text:style-name="Absatz-Standardschriftart"><text:span text:style-name="T193">Manner</text:span></text:span><text:span text:style-name="Absatz-Standardschriftart"><text:span text:style-name="T213"> </text:span></text:span><text:span text:style-name="Absatz-Standardschriftart"><text:span text:style-name="T296">of</text:span></text:span><text:span text:style-name="Absatz-Standardschriftart"><text:span text:style-name="T244"> </text:span></text:span><text:span text:style-name="Absatz-Standardschriftart"><text:span text:style-name="T193">identifying</text:span></text:span><text:span text:style-name="Absatz-Standardschriftart"><text:span text:style-name="T244"> </text:span></text:span><text:span text:style-name="Absatz-Standardschriftart"><text:span text:style-name="T184">replacement </text:span></text:span><text:span text:style-name="Absatz-Standardschriftart"><text:span text:style-name="T193">property.</text:span></text:span><text:span text:style-name="Absatz-Standardschriftart"><text:span text:style-name="T244"> </text:span></text:span><text:span text:style-name="Absatz-Standardschriftart"><text:span text:style-name="T181">Replacement</text:span></text:span><text:span text:style-name="Absatz-Standardschriftart"><text:span text:style-name="T239"> </text:span></text:span><text:span text:style-name="Absatz-Standardschriftart"><text:span text:style-name="T181">property</text:span></text:span><text:span text:style-name="Absatz-Standardschriftart"><text:span text:style-name="T247"> </text:span></text:span><text:span text:style-name="Absatz-Standardschriftart"><text:span text:style-name="T191">is</text:span></text:span><text:span text:style-name="Absatz-Standardschriftart"><text:span text:style-name="T222"> </text:span></text:span><text:span text:style-name="Absatz-Standardschriftart"><text:span text:style-name="T181">identified</text:span></text:span><text:span text:style-name="Absatz-Standardschriftart"><text:span text:style-name="T191"> </text:span></text:span><text:span text:style-name="Absatz-Standardschriftart"><text:span text:style-name="T200">only</text:span></text:span><text:span text:style-name="Absatz-Standardschriftart"><text:span text:style-name="T248"> </text:span></text:span><text:span text:style-name="Absatz-Standardschriftart"><text:span text:style-name="T197">if</text:span></text:span><text:span text:style-name="Absatz-Standardschriftart"><text:span text:style-name="T248"> </text:span></text:span><text:span text:style-name="Absatz-Standardschriftart"><text:span text:style-name="T200">it</text:span></text:span><text:span text:style-name="Absatz-Standardschriftart"><text:span text:style-name="T222"> </text:span></text:span><text:span text:style-name="Absatz-Standardschriftart"><text:span text:style-name="T200">is</text:span></text:span><text:span text:style-name="Absatz-Standardschriftart"><text:span text:style-name="T248"> </text:span></text:span><text:span text:style-name="Absatz-Standardschriftart"><text:span text:style-name="T200">designated</text:span></text:span><text:span text:style-name="Absatz-Standardschriftart"><text:span text:style-name="T239"> </text:span></text:span><text:span text:style-name="Absatz-Standardschriftart"><text:span text:style-name="T181">as</text:span></text:span><text:span text:style-name="Absatz-Standardschriftart"><text:span text:style-name="T160"> </text:span></text:span><text:span text:style-name="Absatz-Standardschriftart"><text:span text:style-name="T191">replacement</text:span></text:span><text:span text:style-name="Absatz-Standardschriftart"><text:span text:style-name="T279"> </text:span></text:span><text:span text:style-name="Absatz-Standardschriftart"><text:span text:style-name="T191">property</text:span></text:span><text:span text:style-name="Absatz-Standardschriftart"><text:span text:style-name="T275"> </text:span></text:span><text:span text:style-name="Absatz-Standardschriftart"><text:span text:style-name="T191">in</text:span></text:span><text:span text:style-name="Absatz-Standardschriftart"><text:span text:style-name="T280"> </text:span></text:span><text:span text:style-name="Absatz-Standardschriftart"><text:span text:style-name="T178">a</text:span></text:span><text:span text:style-name="Absatz-Standardschriftart"><text:span text:style-name="T283"> </text:span></text:span><text:span text:style-name="Absatz-Standardschriftart"><text:span text:style-name="T181">written</text:span></text:span><text:span text:style-name="Absatz-Standardschriftart"><text:span text:style-name="T275"> </text:span></text:span><text:span text:style-name="Absatz-Standardschriftart"><text:span text:style-name="T181">document</text:span></text:span><text:span text:style-name="Absatz-Standardschriftart"><text:span text:style-name="T276"> </text:span></text:span><text:span text:style-name="Absatz-Standardschriftart"><text:span text:style-name="T191">signed</text:span></text:span><text:span text:style-name="Absatz-Standardschriftart"><text:span text:style-name="T279"> </text:span></text:span><text:span text:style-name="Absatz-Standardschriftart"><text:span text:style-name="T203">by</text:span></text:span><text:span text:style-name="Absatz-Standardschriftart"><text:span text:style-name="T276"> </text:span></text:span><text:span text:style-name="Absatz-Standardschriftart"><text:span text:style-name="T191">the</text:span></text:span><text:span text:style-name="Absatz-Standardschriftart"><text:span text:style-name="T283"> </text:span></text:span><text:span text:style-name="Absatz-Standardschriftart"><text:span text:style-name="T191">taxpayer</text:span></text:span><text:span text:style-name="Absatz-Standardschriftart"><text:span text:style-name="T280"> </text:span></text:span><text:span text:style-name="Absatz-Standardschriftart"><text:span text:style-name="T191">and</text:span></text:span><text:span text:style-name="Absatz-Standardschriftart"><text:span text:style-name="T288"> </text:span></text:span><text:span text:style-name="Absatz-Standardschriftart"><text:span text:style-name="T181">hand</text:span></text:span><text:span text:style-name="Absatz-Standardschriftart"><text:span text:style-name="T275"> </text:span></text:span><text:span text:style-name="Absatz-Standardschriftart"><text:span text:style-name="T200">delivered,</text:span></text:span><text:span text:style-name="Absatz-Standardschriftart"><text:span text:style-name="T301"> </text:span></text:span><text:span text:style-name="Absatz-Standardschriftart"><text:span text:style-name="T200">mailed,</text:span></text:span><text:span text:style-name="Absatz-Standardschriftart"><text:span text:style-name="T276"> </text:span></text:span><text:span text:style-name="Absatz-Standardschriftart"><text:span text:style-name="T181">telecopied,</text:span></text:span><text:span text:style-name="Absatz-Standardschriftart"><text:span text:style-name="T301"> </text:span></text:span><text:span text:style-name="Absatz-Standardschriftart"><text:span text:style-name="T181">or</text:span></text:span><text:span text:style-name="Absatz-Standardschriftart"><text:span text:style-name="T161"> </text:span></text:span><text:span text:style-name="Absatz-Standardschriftart"><text:span text:style-name="T181">otherwise</text:span></text:span><text:span text:style-name="Absatz-Standardschriftart"><text:span text:style-name="T264"> </text:span></text:span><text:span text:style-name="Absatz-Standardschriftart"><text:span text:style-name="T178">sent</text:span></text:span><text:span text:style-name="Absatz-Standardschriftart"><text:span text:style-name="T217"> </text:span></text:span><text:span text:style-name="Absatz-Standardschriftart"><text:span text:style-name="T181">before</text:span></text:span><text:span text:style-name="Absatz-Standardschriftart"><text:span text:style-name="T208"> </text:span></text:span><text:span text:style-name="Absatz-Standardschriftart"><text:span text:style-name="T178">the</text:span></text:span><text:span text:style-name="Absatz-Standardschriftart"><text:span text:style-name="T215"> </text:span></text:span><text:span text:style-name="Absatz-Standardschriftart"><text:span text:style-name="T181">end</text:span></text:span><text:span text:style-name="Absatz-Standardschriftart"><text:span text:style-name="T217"> </text:span></text:span><text:span text:style-name="Absatz-Standardschriftart"><text:span text:style-name="T181">of</text:span></text:span><text:span text:style-name="Absatz-Standardschriftart"><text:span text:style-name="T211"> </text:span></text:span><text:span text:style-name="Absatz-Standardschriftart"><text:span text:style-name="T178">the</text:span></text:span><text:span text:style-name="Absatz-Standardschriftart"><text:span text:style-name="T217"> </text:span></text:span><text:span text:style-name="Absatz-Standardschriftart"><text:span text:style-name="T181">identification</text:span></text:span><text:span text:style-name="Absatz-Standardschriftart"><text:span text:style-name="T220"> </text:span></text:span><text:span text:style-name="Absatz-Standardschriftart"><text:span text:style-name="T181">period</text:span></text:span><text:span text:style-name="Absatz-Standardschriftart"><text:span text:style-name="T179"> </text:span></text:span><text:span text:style-name="Absatz-Standardschriftart"><text:span text:style-name="T212">to</text:span></text:span><text:span text:style-name="Absatz-Standardschriftart"><text:span text:style-name="T215"> </text:span></text:span><text:span text:style-name="Absatz-Standardschriftart"><text:span text:style-name="T181">either</text:span></text:span><text:span text:style-name="Absatz-Standardschriftart"><text:span text:style-name="T206"> </text:span></text:span><text:span text:style-name="Absatz-Standardschriftart"><text:span text:style-name="T181">(i)</text:span></text:span><text:span text:style-name="Absatz-Standardschriftart"><text:span text:style-name="T211"> </text:span></text:span><text:span text:style-name="Absatz-Standardschriftart"><text:span text:style-name="T178">The</text:span></text:span><text:span text:style-name="Absatz-Standardschriftart"><text:span text:style-name="T211"> </text:span></text:span><text:span text:style-name="Absatz-Standardschriftart"><text:span text:style-name="T181">person</text:span></text:span><text:span text:style-name="Absatz-Standardschriftart"><text:span text:style-name="T195"> </text:span></text:span><text:span text:style-name="Absatz-Standardschriftart"><text:span text:style-name="T181">obligated</text:span></text:span><text:span text:style-name="Absatz-Standardschriftart"><text:span text:style-name="T215"> </text:span></text:span><text:span text:style-name="Absatz-Standardschriftart"><text:span text:style-name="T212">to</text:span></text:span><text:span text:style-name="Absatz-Standardschriftart"><text:span text:style-name="T211"> </text:span></text:span><text:span text:style-name="Absatz-Standardschriftart"><text:span text:style-name="T191">transfer</text:span></text:span><text:span text:style-name="Absatz-Standardschriftart"><text:span text:style-name="T195"> </text:span></text:span><text:span text:style-name="Absatz-Standardschriftart"><text:span text:style-name="T178">the</text:span></text:span><text:span text:style-name="Absatz-Standardschriftart"><text:span text:style-name="T215"> </text:span></text:span><text:span text:style-name="Absatz-Standardschriftart"><text:span text:style-name="T191">replacement</text:span></text:span><text:span text:style-name="Absatz-Standardschriftart"><text:span text:style-name="T162"> </text:span></text:span><text:span text:style-name="Absatz-Standardschriftart"><text:span text:style-name="T181">property</text:span></text:span><text:span text:style-name="Absatz-Standardschriftart"><text:span text:style-name="T197"> </text:span></text:span><text:span text:style-name="Absatz-Standardschriftart"><text:span text:style-name="T178">to</text:span></text:span><text:span text:style-name="Absatz-Standardschriftart"><text:span text:style-name="T195"> </text:span></text:span><text:span text:style-name="Absatz-Standardschriftart"><text:span text:style-name="T178">the</text:span></text:span><text:span text:style-name="Absatz-Standardschriftart"><text:span text:style-name="T211"> </text:span></text:span><text:span text:style-name="Absatz-Standardschriftart"><text:span text:style-name="T191">taxpayer</text:span></text:span><text:span text:style-name="Absatz-Standardschriftart"><text:span text:style-name="T215"> </text:span></text:span><text:span text:style-name="Absatz-Standardschriftart"><text:span text:style-name="T181">(regardless</text:span></text:span><text:span text:style-name="Absatz-Standardschriftart"><text:span text:style-name="T203"> </text:span></text:span><text:span text:style-name="Absatz-Standardschriftart"><text:span text:style-name="T200">of</text:span></text:span><text:span text:style-name="Absatz-Standardschriftart"><text:span text:style-name="T208"> </text:span></text:span><text:span text:style-name="Absatz-Standardschriftart"><text:span text:style-name="T181">whether</text:span></text:span><text:span text:style-name="Absatz-Standardschriftart"><text:span text:style-name="T217"> </text:span></text:span><text:span text:style-name="Absatz-Standardschriftart"><text:span text:style-name="T191">that</text:span></text:span><text:span text:style-name="Absatz-Standardschriftart"><text:span text:style-name="T203"> </text:span></text:span><text:span text:style-name="Absatz-Standardschriftart"><text:span text:style-name="T200">person</text:span></text:span><text:span text:style-name="Absatz-Standardschriftart"><text:span text:style-name="T206"> </text:span></text:span><text:span text:style-name="Absatz-Standardschriftart"><text:span text:style-name="T191">is</text:span></text:span><text:span text:style-name="Absatz-Standardschriftart"><text:span text:style-name="T179"> </text:span></text:span><text:span text:style-name="Absatz-Standardschriftart"><text:span text:style-name="T178">a</text:span></text:span><text:span text:style-name="Absatz-Standardschriftart"><text:span text:style-name="T211"> </text:span></text:span><text:span text:style-name="Absatz-Standardschriftart"><text:span text:style-name="T181">disqualified</text:span></text:span><text:span text:style-name="Absatz-Standardschriftart"><text:span text:style-name="T179"> </text:span></text:span><text:span text:style-name="Absatz-Standardschriftart"><text:span text:style-name="T181">person</text:span></text:span><text:span text:style-name="Absatz-Standardschriftart"><text:span text:style-name="T179"> </text:span></text:span><text:span text:style-name="Absatz-Standardschriftart"><text:span text:style-name="T181">as</text:span></text:span><text:span text:style-name="Absatz-Standardschriftart"><text:span text:style-name="T186"> </text:span></text:span><text:span text:style-name="Absatz-Standardschriftart"><text:span text:style-name="T181">defined</text:span></text:span><text:span text:style-name="Absatz-Standardschriftart"><text:span text:style-name="T203"> </text:span></text:span><text:span text:style-name="Absatz-Standardschriftart"><text:span text:style-name="T200">in</text:span></text:span><text:span text:style-name="Absatz-Standardschriftart"><text:span text:style-name="T206"> </text:span></text:span><text:span text:style-name="Absatz-Standardschriftart"><text:span text:style-name="T181">paragraph</text:span></text:span><text:span text:style-name="Absatz-Standardschriftart"><text:span text:style-name="T186"> </text:span></text:span><text:span text:style-name="Absatz-Standardschriftart"><text:span text:style-name="T178">(k)</text:span></text:span><text:span text:style-name="Absatz-Standardschriftart"><text:span text:style-name="T215"> </text:span></text:span><text:span text:style-name="Absatz-Standardschriftart"><text:span text:style-name="T181">of</text:span></text:span><text:span text:style-name="Absatz-Standardschriftart"><text:span text:style-name="T186"> </text:span></text:span><text:span text:style-name="Absatz-Standardschriftart"><text:span text:style-name="T191">this</text:span></text:span><text:span text:style-name="Absatz-Standardschriftart"><text:span text:style-name="T157"> </text:span></text:span><text:span text:style-name="Absatz-Standardschriftart"><text:span text:style-name="T191">section);</text:span></text:span><text:span text:style-name="Absatz-Standardschriftart"><text:span text:style-name="T211"> </text:span></text:span><text:span text:style-name="Absatz-Standardschriftart"><text:span text:style-name="T181">or</text:span></text:span><text:span text:style-name="Absatz-Standardschriftart"><text:span text:style-name="T206"> </text:span></text:span><text:span text:style-name="Absatz-Standardschriftart"><text:span text:style-name="T181">(ii)</text:span></text:span><text:span text:style-name="Absatz-Standardschriftart"><text:span text:style-name="T215"> </text:span></text:span><text:span text:style-name="Absatz-Standardschriftart"><text:span text:style-name="T178">Any</text:span></text:span><text:span text:style-name="Absatz-Standardschriftart"><text:span text:style-name="T217"> </text:span></text:span><text:span text:style-name="Absatz-Standardschriftart"><text:span text:style-name="T181">other</text:span></text:span><text:span text:style-name="Absatz-Standardschriftart"><text:span text:style-name="T211"> </text:span></text:span><text:span text:style-name="Absatz-Standardschriftart"><text:span text:style-name="T181">person</text:span></text:span><text:span text:style-name="Absatz-Standardschriftart"><text:span text:style-name="T206"> </text:span></text:span><text:span text:style-name="Absatz-Standardschriftart"><text:span text:style-name="T181">involved</text:span></text:span><text:span text:style-name="Absatz-Standardschriftart"><text:span text:style-name="T215"> </text:span></text:span><text:span text:style-name="Absatz-Standardschriftart"><text:span text:style-name="T191">in</text:span></text:span><text:span text:style-name="Absatz-Standardschriftart"><text:span text:style-name="T220"> </text:span></text:span><text:span text:style-name="Absatz-Standardschriftart"><text:span text:style-name="T191">the</text:span></text:span><text:span text:style-name="Absatz-Standardschriftart"><text:span text:style-name="T215"> </text:span></text:span><text:span text:style-name="Absatz-Standardschriftart"><text:span text:style-name="T181">exchange</text:span></text:span><text:span text:style-name="Absatz-Standardschriftart"><text:span text:style-name="T264"> </text:span></text:span><text:span text:style-name="Absatz-Standardschriftart"><text:span text:style-name="T191">other</text:span></text:span><text:span text:style-name="Absatz-Standardschriftart"><text:span text:style-name="T220"> </text:span></text:span><text:span text:style-name="Absatz-Standardschriftart"><text:span text:style-name="T191">than</text:span></text:span><text:span text:style-name="Absatz-Standardschriftart"><text:span text:style-name="T217"> </text:span></text:span><text:span text:style-name="Absatz-Standardschriftart"><text:span text:style-name="T191">the</text:span></text:span><text:span text:style-name="Absatz-Standardschriftart"><text:span text:style-name="T215"> </text:span></text:span><text:span text:style-name="Absatz-Standardschriftart"><text:span text:style-name="T191">taxpayer</text:span></text:span><text:span text:style-name="Absatz-Standardschriftart"><text:span text:style-name="T195"> </text:span></text:span><text:span text:style-name="Absatz-Standardschriftart"><text:span text:style-name="T181">or</text:span></text:span><text:span text:style-name="Absatz-Standardschriftart"><text:span text:style-name="T211"> </text:span></text:span><text:span text:style-name="Absatz-Standardschriftart"><text:span text:style-name="T178">a</text:span></text:span><text:span text:style-name="Absatz-Standardschriftart"><text:span text:style-name="T195"> </text:span></text:span><text:span text:style-name="Absatz-Standardschriftart"><text:span text:style-name="T181">disqualified</text:span></text:span><text:span text:style-name="Absatz-Standardschriftart"><text:span text:style-name="T215"> </text:span></text:span><text:span text:style-name="Absatz-Standardschriftart"><text:span text:style-name="T181">person</text:span></text:span><text:span text:style-name="Absatz-Standardschriftart"><text:span text:style-name="T264"> </text:span></text:span><text:span text:style-name="Absatz-Standardschriftart"><text:span text:style-name="T178">(as</text:span></text:span><text:span text:style-name="Absatz-Standardschriftart"><text:span text:style-name="T215"> </text:span></text:span><text:span text:style-name="Absatz-Standardschriftart"><text:span text:style-name="T181">defined</text:span></text:span><text:span text:style-name="Absatz-Standardschriftart"><text:span text:style-name="T163"> </text:span></text:span><text:span text:style-name="Absatz-Standardschriftart"><text:span text:style-name="T191">in</text:span></text:span><text:span text:style-name="Absatz-Standardschriftart"><text:span text:style-name="T186"> </text:span></text:span><text:span text:style-name="Absatz-Standardschriftart"><text:span text:style-name="T181">paragraph</text:span></text:span><text:span text:style-name="Absatz-Standardschriftart"><text:span text:style-name="T186"> </text:span></text:span><text:span text:style-name="Absatz-Standardschriftart"><text:span text:style-name="T191">(k)</text:span></text:span><text:span text:style-name="Absatz-Standardschriftart"><text:span text:style-name="T245"> </text:span></text:span><text:span text:style-name="Absatz-Standardschriftart"><text:span text:style-name="T191">of</text:span></text:span><text:span text:style-name="Absatz-Standardschriftart"><text:span text:style-name="T205"> </text:span></text:span><text:span text:style-name="Absatz-Standardschriftart"><text:span text:style-name="T191">this</text:span></text:span><text:span text:style-name="Absatz-Standardschriftart"><text:span text:style-name="T208"> </text:span></text:span><text:span text:style-name="Absatz-Standardschriftart"><text:span text:style-name="T191">section).”</text:span></text:span></text:p>
      <text:p text:style-name="P17"/>
      <text:p text:style-name="P35"><text:span text:style-name="Absatz-Standardschriftart"><text:span text:style-name="T191">”Examples</text:span></text:span><text:span text:style-name="Absatz-Standardschriftart"><text:span text:style-name="T219"> </text:span></text:span><text:span text:style-name="Absatz-Standardschriftart"><text:span text:style-name="T181">of</text:span></text:span><text:span text:style-name="Absatz-Standardschriftart"><text:span text:style-name="T215"> </text:span></text:span><text:span text:style-name="Absatz-Standardschriftart"><text:span text:style-name="T181">persons</text:span></text:span><text:span text:style-name="Absatz-Standardschriftart"><text:span text:style-name="T211"> </text:span></text:span><text:span text:style-name="Absatz-Standardschriftart"><text:span text:style-name="T181">involved</text:span></text:span><text:span text:style-name="Absatz-Standardschriftart"><text:span text:style-name="T266"> </text:span></text:span><text:span text:style-name="Absatz-Standardschriftart"><text:span text:style-name="T191">in</text:span></text:span><text:span text:style-name="Absatz-Standardschriftart"><text:span text:style-name="T265"> </text:span></text:span><text:span text:style-name="Absatz-Standardschriftart"><text:span text:style-name="T191">the</text:span></text:span><text:span text:style-name="Absatz-Standardschriftart"><text:span text:style-name="T265"> </text:span></text:span><text:span text:style-name="Absatz-Standardschriftart"><text:span text:style-name="T181">exchange</text:span></text:span><text:span text:style-name="Absatz-Standardschriftart"><text:span text:style-name="T266"> </text:span></text:span><text:span text:style-name="Absatz-Standardschriftart"><text:span text:style-name="T181">include</text:span></text:span><text:span text:style-name="Absatz-Standardschriftart"><text:span text:style-name="T208"> </text:span></text:span><text:span text:style-name="Absatz-Standardschriftart"><text:span text:style-name="T200">any</text:span></text:span><text:span text:style-name="Absatz-Standardschriftart"><text:span text:style-name="T215"> </text:span></text:span><text:span text:style-name="Absatz-Standardschriftart"><text:span text:style-name="T181">of</text:span></text:span><text:span text:style-name="Absatz-Standardschriftart"><text:span text:style-name="T219"> </text:span></text:span><text:span text:style-name="Absatz-Standardschriftart"><text:span text:style-name="T191">the</text:span></text:span><text:span text:style-name="Absatz-Standardschriftart"><text:span text:style-name="T215"> </text:span></text:span><text:span text:style-name="Absatz-Standardschriftart"><text:span text:style-name="T181">parties</text:span></text:span><text:span text:style-name="Absatz-Standardschriftart"><text:span text:style-name="T219"> </text:span></text:span><text:span text:style-name="Absatz-Standardschriftart"><text:span text:style-name="T212">to</text:span></text:span><text:span text:style-name="Absatz-Standardschriftart"><text:span text:style-name="T298"> </text:span></text:span><text:span text:style-name="Absatz-Standardschriftart"><text:span text:style-name="T191">the</text:span></text:span><text:span text:style-name="Absatz-Standardschriftart"><text:span text:style-name="T265"> </text:span></text:span><text:span text:style-name="Absatz-Standardschriftart"><text:span text:style-name="T181">exchange,</text:span></text:span><text:span text:style-name="Absatz-Standardschriftart"><text:span text:style-name="T211"> </text:span></text:span><text:span text:style-name="Absatz-Standardschriftart"><text:span text:style-name="T181">an</text:span></text:span><text:span text:style-name="Absatz-Standardschriftart"><text:span text:style-name="T265"> </text:span></text:span><text:span text:style-name="Absatz-Standardschriftart"><text:span text:style-name="T191">intermediary,</text:span></text:span><text:span text:style-name="Absatz-Standardschriftart"><text:span text:style-name="T211"> </text:span></text:span><text:span text:style-name="Absatz-Standardschriftart"><text:span text:style-name="T181">an</text:span></text:span><text:span text:style-name="Absatz-Standardschriftart"><text:span text:style-name="T265"> </text:span></text:span><text:span text:style-name="Absatz-Standardschriftart"><text:span text:style-name="T191">escrow</text:span></text:span><text:span text:style-name="Absatz-Standardschriftart"><text:span text:style-name="T159"> </text:span></text:span><text:span text:style-name="Absatz-Standardschriftart"><text:span text:style-name="T191">agent,</text:span></text:span><text:span text:style-name="Absatz-Standardschriftart"><text:span text:style-name="T241"> </text:span></text:span><text:span text:style-name="Absatz-Standardschriftart"><text:span text:style-name="T181">and</text:span></text:span><text:span text:style-name="Absatz-Standardschriftart"><text:span text:style-name="T241"> </text:span></text:span><text:span text:style-name="Absatz-Standardschriftart"><text:span text:style-name="T178">a</text:span></text:span><text:span text:style-name="Absatz-Standardschriftart"><text:span text:style-name="T237"> </text:span></text:span><text:span text:style-name="Absatz-Standardschriftart"><text:span text:style-name="T191">title</text:span></text:span><text:span text:style-name="Absatz-Standardschriftart"><text:span text:style-name="T237"> </text:span></text:span><text:span text:style-name="Absatz-Standardschriftart"><text:span text:style-name="T181">company.</text:span></text:span><text:span text:style-name="Absatz-Standardschriftart"><text:span text:style-name="T241"> </text:span></text:span><text:span text:style-name="Absatz-Standardschriftart"><text:span text:style-name="T178">An</text:span></text:span><text:span text:style-name="Absatz-Standardschriftart"><text:span text:style-name="T205"> </text:span></text:span><text:span text:style-name="Absatz-Standardschriftart"><text:span text:style-name="T181">identification </text:span></text:span><text:span text:style-name="Absatz-Standardschriftart"><text:span text:style-name="T191">of</text:span></text:span><text:span text:style-name="Absatz-Standardschriftart"><text:span text:style-name="T197"> </text:span></text:span><text:span text:style-name="Absatz-Standardschriftart"><text:span text:style-name="T181">replacement</text:span></text:span><text:span text:style-name="Absatz-Standardschriftart"><text:span text:style-name="T222"> </text:span></text:span><text:span text:style-name="Absatz-Standardschriftart"><text:span text:style-name="T191">property</text:span></text:span><text:span text:style-name="Absatz-Standardschriftart"><text:span text:style-name="T197"> </text:span></text:span><text:span text:style-name="Absatz-Standardschriftart"><text:span text:style-name="T178">made</text:span></text:span><text:span text:style-name="Absatz-Standardschriftart"><text:span text:style-name="T237"> </text:span></text:span><text:span text:style-name="Absatz-Standardschriftart"><text:span text:style-name="T191">in</text:span></text:span><text:span text:style-name="Absatz-Standardschriftart"><text:span text:style-name="T200"> </text:span></text:span><text:span text:style-name="Absatz-Standardschriftart"><text:span text:style-name="T178">a</text:span></text:span><text:span text:style-name="Absatz-Standardschriftart"><text:span text:style-name="T237"> </text:span></text:span><text:span text:style-name="Absatz-Standardschriftart"><text:span text:style-name="T181">written agreement</text:span></text:span><text:span text:style-name="Absatz-Standardschriftart"><text:span text:style-name="T197"> </text:span></text:span><text:span text:style-name="Absatz-Standardschriftart"><text:span text:style-name="T178">for</text:span></text:span><text:span text:style-name="Absatz-Standardschriftart"><text:span text:style-name="T197"> </text:span></text:span><text:span text:style-name="Absatz-Standardschriftart"><text:span text:style-name="T191">the</text:span></text:span><text:span text:style-name="Absatz-Standardschriftart"><text:span text:style-name="T237"> </text:span></text:span><text:span text:style-name="Absatz-Standardschriftart"><text:span text:style-name="T181">exchange</text:span></text:span><text:span text:style-name="Absatz-Standardschriftart"><text:span text:style-name="T141"> </text:span></text:span><text:span text:style-name="Absatz-Standardschriftart"><text:span text:style-name="T191">of</text:span></text:span><text:span text:style-name="Absatz-Standardschriftart"><text:span text:style-name="T251"> </text:span></text:span><text:span text:style-name="Absatz-Standardschriftart"><text:span text:style-name="T181">properties</text:span></text:span><text:span text:style-name="Absatz-Standardschriftart"><text:span text:style-name="T212"> </text:span></text:span><text:span text:style-name="Absatz-Standardschriftart"><text:span text:style-name="T181">signed</text:span></text:span><text:span text:style-name="Absatz-Standardschriftart"><text:span text:style-name="T212"> </text:span></text:span><text:span text:style-name="Absatz-Standardschriftart"><text:span text:style-name="T191">by</text:span></text:span><text:span text:style-name="Absatz-Standardschriftart"><text:span text:style-name="T251"> </text:span></text:span><text:span text:style-name="Absatz-Standardschriftart"><text:span text:style-name="T181">all</text:span></text:span><text:span text:style-name="Absatz-Standardschriftart"><text:span text:style-name="T212"> </text:span></text:span><text:span text:style-name="Absatz-Standardschriftart"><text:span text:style-name="T181">parties</text:span></text:span><text:span text:style-name="Absatz-Standardschriftart"><text:span text:style-name="T247"> </text:span></text:span><text:span text:style-name="Absatz-Standardschriftart"><text:span text:style-name="T191">thereto</text:span></text:span><text:span text:style-name="Absatz-Standardschriftart"><text:span text:style-name="T222"> </text:span></text:span><text:span text:style-name="Absatz-Standardschriftart"><text:span text:style-name="T181">before </text:span></text:span><text:span text:style-name="Absatz-Standardschriftart"><text:span text:style-name="T191">the</text:span></text:span><text:span text:style-name="Absatz-Standardschriftart"><text:span text:style-name="T241"> </text:span></text:span><text:span text:style-name="Absatz-Standardschriftart"><text:span text:style-name="T200">end</text:span></text:span><text:span text:style-name="Absatz-Standardschriftart"><text:span text:style-name="T222"> </text:span></text:span><text:span text:style-name="Absatz-Standardschriftart"><text:span text:style-name="T181">of</text:span></text:span><text:span text:style-name="Absatz-Standardschriftart"><text:span text:style-name="T222"> </text:span></text:span><text:span text:style-name="Absatz-Standardschriftart"><text:span text:style-name="T191">the</text:span></text:span><text:span text:style-name="Absatz-Standardschriftart"><text:span text:style-name="T222"> </text:span></text:span><text:span text:style-name="Absatz-Standardschriftart"><text:span text:style-name="T181">identification</text:span></text:span><text:span text:style-name="Absatz-Standardschriftart"><text:span text:style-name="T222"> </text:span></text:span><text:span text:style-name="Absatz-Standardschriftart"><text:span text:style-name="T181">period</text:span></text:span><text:span text:style-name="Absatz-Standardschriftart"><text:span text:style-name="T222"> </text:span></text:span><text:span text:style-name="Absatz-Standardschriftart"><text:span text:style-name="T181">will</text:span></text:span><text:span text:style-name="Absatz-Standardschriftart"><text:span text:style-name="T212"> </text:span></text:span><text:span text:style-name="Absatz-Standardschriftart"><text:span text:style-name="T181">be</text:span></text:span><text:span text:style-name="Absatz-Standardschriftart"><text:span text:style-name="T241"> </text:span></text:span><text:span text:style-name="Absatz-Standardschriftart"><text:span text:style-name="T178">treated</text:span></text:span><text:span text:style-name="Absatz-Standardschriftart"><text:span text:style-name="T241"> </text:span></text:span><text:span text:style-name="Absatz-Standardschriftart"><text:span text:style-name="T181">as</text:span></text:span><text:span text:style-name="Absatz-Standardschriftart"><text:span text:style-name="T191"> satisfying</text:span></text:span><text:span text:style-name="Absatz-Standardschriftart"><text:span text:style-name="T222"> </text:span></text:span><text:span text:style-name="Absatz-Standardschriftart"><text:span text:style-name="T191">the</text:span></text:span><text:span text:style-name="Absatz-Standardschriftart"><text:span text:style-name="T139"> </text:span></text:span><text:span text:style-name="Absatz-Standardschriftart"><text:span text:style-name="T181">requirements</text:span></text:span><text:span text:style-name="Absatz-Standardschriftart"><text:span text:style-name="T197"> </text:span></text:span><text:span text:style-name="Absatz-Standardschriftart"><text:span text:style-name="T181">of</text:span></text:span><text:span text:style-name="Absatz-Standardschriftart"><text:span text:style-name="T237"> </text:span></text:span><text:span text:style-name="Absatz-Standardschriftart"><text:span text:style-name="T178">this</text:span></text:span><text:span text:style-name="Absatz-Standardschriftart"><text:span text:style-name="T208"> </text:span></text:span><text:span text:style-name="Absatz-Standardschriftart"><text:span text:style-name="T181">paragraph….”</text:span></text:span></text:p>
      <text:p text:style-name="P19"/>
      <text:p text:style-name="P37"><text:span text:style-name="Absatz-Standardschriftart"><text:span text:style-name="T191">”(c)(4)(ii)</text:span></text:span><text:span text:style-name="Absatz-Standardschriftart"><text:span text:style-name="T256"> </text:span></text:span><text:span text:style-name="Absatz-Standardschriftart"><text:span text:style-name="T184">[95%</text:span></text:span><text:span text:style-name="Absatz-Standardschriftart"><text:span text:style-name="T255"> </text:span></text:span><text:span text:style-name="Absatz-Standardschriftart"><text:span text:style-name="T184">Rule].</text:span></text:span><text:span text:style-name="Absatz-Standardschriftart"><text:span text:style-name="T287"> </text:span></text:span><text:span text:style-name="Absatz-Standardschriftart"><text:span text:style-name="T181">If,</text:span></text:span><text:span text:style-name="Absatz-Standardschriftart"><text:span text:style-name="T252"> </text:span></text:span><text:span text:style-name="Absatz-Standardschriftart"><text:span text:style-name="T181">as</text:span></text:span><text:span text:style-name="Absatz-Standardschriftart"><text:span text:style-name="T252"> </text:span></text:span><text:span text:style-name="Absatz-Standardschriftart"><text:span text:style-name="T203">of</text:span></text:span><text:span text:style-name="Absatz-Standardschriftart"><text:span text:style-name="T252"> </text:span></text:span><text:span text:style-name="Absatz-Standardschriftart"><text:span text:style-name="T178">the</text:span></text:span><text:span text:style-name="Absatz-Standardschriftart"><text:span text:style-name="T256"> </text:span></text:span><text:span text:style-name="Absatz-Standardschriftart"><text:span text:style-name="T200">end</text:span></text:span><text:span text:style-name="Absatz-Standardschriftart"><text:span text:style-name="T248"> </text:span></text:span><text:span text:style-name="Absatz-Standardschriftart"><text:span text:style-name="T191">of</text:span></text:span><text:span text:style-name="Absatz-Standardschriftart"><text:span text:style-name="T260"> </text:span></text:span><text:span text:style-name="Absatz-Standardschriftart"><text:span text:style-name="T191">the</text:span></text:span><text:span text:style-name="Absatz-Standardschriftart"><text:span text:style-name="T249"> </text:span></text:span><text:span text:style-name="Absatz-Standardschriftart"><text:span text:style-name="T181">identification</text:span></text:span><text:span text:style-name="Absatz-Standardschriftart"><text:span text:style-name="T252"> </text:span></text:span><text:span text:style-name="Absatz-Standardschriftart"><text:span text:style-name="T181">period,</text:span></text:span><text:span text:style-name="Absatz-Standardschriftart"><text:span text:style-name="T302"> </text:span></text:span><text:span text:style-name="Absatz-Standardschriftart"><text:span text:style-name="T178">the</text:span></text:span><text:span text:style-name="Absatz-Standardschriftart"><text:span text:style-name="T248"> </text:span></text:span><text:span text:style-name="Absatz-Standardschriftart"><text:span text:style-name="T191">taxpayer</text:span></text:span><text:span text:style-name="Absatz-Standardschriftart"><text:span text:style-name="T248"> </text:span></text:span><text:span text:style-name="Absatz-Standardschriftart"><text:span text:style-name="T181">has</text:span></text:span><text:span text:style-name="Absatz-Standardschriftart"><text:span text:style-name="T292"> </text:span></text:span><text:span text:style-name="Absatz-Standardschriftart"><text:span text:style-name="T181">identified</text:span></text:span><text:span text:style-name="Absatz-Standardschriftart"><text:span text:style-name="T257"> </text:span></text:span><text:span text:style-name="Absatz-Standardschriftart"><text:span text:style-name="T178">more</text:span></text:span><text:span text:style-name="Absatz-Standardschriftart"><text:span text:style-name="T260"> </text:span></text:span><text:span text:style-name="Absatz-Standardschriftart"><text:span text:style-name="T181">properties</text:span></text:span><text:span text:style-name="Absatz-Standardschriftart"><text:span text:style-name="T252"> </text:span></text:span><text:span text:style-name="Absatz-Standardschriftart"><text:span text:style-name="T181">as</text:span></text:span><text:span text:style-name="Absatz-Standardschriftart"><text:span text:style-name="T164"> </text:span></text:span><text:span text:style-name="Absatz-Standardschriftart"><text:span text:style-name="T191">replacement</text:span></text:span><text:span text:style-name="Absatz-Standardschriftart"><text:span text:style-name="T269"> </text:span></text:span><text:span text:style-name="Absatz-Standardschriftart"><text:span text:style-name="T181">properties</text:span></text:span><text:span text:style-name="Absatz-Standardschriftart"><text:span text:style-name="T268"> </text:span></text:span><text:span text:style-name="Absatz-Standardschriftart"><text:span text:style-name="T191">than</text:span></text:span><text:span text:style-name="Absatz-Standardschriftart"><text:span text:style-name="T267"> </text:span></text:span><text:span text:style-name="Absatz-Standardschriftart"><text:span text:style-name="T181">permitted</text:span></text:span><text:span text:style-name="Absatz-Standardschriftart"><text:span text:style-name="T272"> </text:span></text:span><text:span text:style-name="Absatz-Standardschriftart"><text:span text:style-name="T191">by</text:span></text:span><text:span text:style-name="Absatz-Standardschriftart"><text:span text:style-name="T210"> </text:span></text:span><text:span text:style-name="Absatz-Standardschriftart"><text:span text:style-name="T181">paragraph</text:span></text:span><text:span text:style-name="Absatz-Standardschriftart"><text:span text:style-name="T285"> </text:span></text:span><text:span text:style-name="Absatz-Standardschriftart"><text:span text:style-name="T191">(c)(4)(i)</text:span></text:span><text:span text:style-name="Absatz-Standardschriftart"><text:span text:style-name="T273"> </text:span></text:span><text:span text:style-name="Absatz-Standardschriftart"><text:span text:style-name="T191">of</text:span></text:span><text:span text:style-name="Absatz-Standardschriftart"><text:span text:style-name="T272"> </text:span></text:span><text:span text:style-name="Absatz-Standardschriftart"><text:span text:style-name="T191">this</text:span></text:span><text:span text:style-name="Absatz-Standardschriftart"><text:span text:style-name="T270"> </text:span></text:span><text:span text:style-name="Absatz-Standardschriftart"><text:span text:style-name="T181">section,</text:span></text:span><text:span text:style-name="Absatz-Standardschriftart"><text:span text:style-name="T303"> </text:span></text:span><text:span text:style-name="Absatz-Standardschriftart"><text:span text:style-name="T191">the</text:span></text:span><text:span text:style-name="Absatz-Standardschriftart"><text:span text:style-name="T267"> </text:span></text:span><text:span text:style-name="Absatz-Standardschriftart"><text:span text:style-name="T191">taxpayer</text:span></text:span><text:span text:style-name="Absatz-Standardschriftart"><text:span text:style-name="T268"> </text:span></text:span><text:span text:style-name="Absatz-Standardschriftart"><text:span text:style-name="T191">is</text:span></text:span><text:span text:style-name="Absatz-Standardschriftart"><text:span text:style-name="T270"> </text:span></text:span><text:span text:style-name="Absatz-Standardschriftart"><text:span text:style-name="T178">treated</text:span></text:span><text:span text:style-name="Absatz-Standardschriftart"><text:span text:style-name="T270"> </text:span></text:span><text:span text:style-name="Absatz-Standardschriftart"><text:span text:style-name="T181">as</text:span></text:span><text:span text:style-name="Absatz-Standardschriftart"><text:span text:style-name="T267"> </text:span></text:span><text:span text:style-name="Absatz-Standardschriftart"><text:span text:style-name="T191">if</text:span></text:span><text:span text:style-name="Absatz-Standardschriftart"><text:span text:style-name="T269"> </text:span></text:span><text:span text:style-name="Absatz-Standardschriftart"><text:span text:style-name="T181">no</text:span></text:span><text:span text:style-name="Absatz-Standardschriftart"><text:span text:style-name="T145"> </text:span></text:span><text:span text:style-name="Absatz-Standardschriftart"><text:span text:style-name="T191">replacement</text:span></text:span><text:span text:style-name="Absatz-Standardschriftart"><text:span text:style-name="T288"> </text:span></text:span><text:span text:style-name="Absatz-Standardschriftart"><text:span text:style-name="T191">property</text:span></text:span><text:span text:style-name="Absatz-Standardschriftart"><text:span text:style-name="T293"> </text:span></text:span><text:span text:style-name="Absatz-Standardschriftart"><text:span text:style-name="T191">had</text:span></text:span><text:span text:style-name="Absatz-Standardschriftart"><text:span text:style-name="T302"> </text:span></text:span><text:span text:style-name="Absatz-Standardschriftart"><text:span text:style-name="T181">been</text:span></text:span><text:span text:style-name="Absatz-Standardschriftart"><text:span text:style-name="T293"> </text:span></text:span><text:span text:style-name="Absatz-Standardschriftart"><text:span text:style-name="T181">identified.</text:span></text:span><text:span text:style-name="Absatz-Standardschriftart"><text:span text:style-name="T304"> </text:span></text:span><text:span text:style-name="Absatz-Standardschriftart"><text:span text:style-name="T178">The</text:span></text:span><text:span text:style-name="Absatz-Standardschriftart"><text:span text:style-name="T256"> </text:span></text:span><text:span text:style-name="Absatz-Standardschriftart"><text:span text:style-name="T200">preceding</text:span></text:span><text:span text:style-name="Absatz-Standardschriftart"><text:span text:style-name="T286"> </text:span></text:span><text:span text:style-name="Absatz-Standardschriftart"><text:span text:style-name="T181">sentence</text:span></text:span><text:span text:style-name="Absatz-Standardschriftart"><text:span text:style-name="T306"> </text:span></text:span><text:span text:style-name="Absatz-Standardschriftart"><text:span text:style-name="T181">will</text:span></text:span><text:span text:style-name="Absatz-Standardschriftart"><text:span text:style-name="T302"> </text:span></text:span><text:span text:style-name="Absatz-Standardschriftart"><text:span text:style-name="T191">not</text:span></text:span><text:span text:style-name="Absatz-Standardschriftart"><text:span text:style-name="T292"> </text:span></text:span><text:span text:style-name="Absatz-Standardschriftart"><text:span text:style-name="T181">apply,</text:span></text:span><text:span text:style-name="Absatz-Standardschriftart"><text:span text:style-name="T306"> </text:span></text:span><text:span text:style-name="Absatz-Standardschriftart"><text:span text:style-name="T181">however,</text:span></text:span><text:span text:style-name="Absatz-Standardschriftart"><text:span text:style-name="T308"> </text:span></text:span><text:span text:style-name="Absatz-Standardschriftart"><text:span text:style-name="T181">and</text:span></text:span><text:span text:style-name="Absatz-Standardschriftart"><text:span text:style-name="T297"> </text:span></text:span><text:span text:style-name="Absatz-Standardschriftart"><text:span text:style-name="T191">an</text:span></text:span><text:span text:style-name="Absatz-Standardschriftart"><text:span text:style-name="T286"> </text:span></text:span><text:span text:style-name="Absatz-Standardschriftart"><text:span text:style-name="T181">identification</text:span></text:span><text:span text:style-name="Absatz-Standardschriftart"><text:span text:style-name="T163"> </text:span></text:span><text:span text:style-name="Absatz-Standardschriftart"><text:span text:style-name="T191">satisfying</text:span></text:span><text:span text:style-name="Absatz-Standardschriftart"><text:span text:style-name="T260"> </text:span></text:span><text:span text:style-name="Absatz-Standardschriftart"><text:span text:style-name="T191">the</text:span></text:span><text:span text:style-name="Absatz-Standardschriftart"><text:span text:style-name="T256"> </text:span></text:span><text:span text:style-name="Absatz-Standardschriftart"><text:span text:style-name="T181">requirements</text:span></text:span><text:span text:style-name="Absatz-Standardschriftart"><text:span text:style-name="T256"> </text:span></text:span><text:span text:style-name="Absatz-Standardschriftart"><text:span text:style-name="T181">of</text:span></text:span><text:span text:style-name="Absatz-Standardschriftart"><text:span text:style-name="T297"> </text:span></text:span><text:span text:style-name="Absatz-Standardschriftart"><text:span text:style-name="T181">paragraph</text:span></text:span><text:span text:style-name="Absatz-Standardschriftart"><text:span text:style-name="T260"> </text:span></text:span><text:span text:style-name="Absatz-Standardschriftart"><text:span text:style-name="T191">(c)(4)(i)</text:span></text:span><text:span text:style-name="Absatz-Standardschriftart"><text:span text:style-name="T291"> </text:span></text:span><text:span text:style-name="Absatz-Standardschriftart"><text:span text:style-name="T203">of</text:span></text:span><text:span text:style-name="Absatz-Standardschriftart"><text:span text:style-name="T252"> </text:span></text:span><text:span text:style-name="Absatz-Standardschriftart"><text:span text:style-name="T181">this</text:span></text:span><text:span text:style-name="Absatz-Standardschriftart"><text:span text:style-name="T256"> </text:span></text:span><text:span text:style-name="Absatz-Standardschriftart"><text:span text:style-name="T191">section</text:span></text:span><text:span text:style-name="Absatz-Standardschriftart"><text:span text:style-name="T256"> </text:span></text:span><text:span text:style-name="Absatz-Standardschriftart"><text:span text:style-name="T181">will</text:span></text:span><text:span text:style-name="Absatz-Standardschriftart"><text:span text:style-name="T253"> </text:span></text:span><text:span text:style-name="Absatz-Standardschriftart"><text:span text:style-name="T191">be</text:span></text:span><text:span text:style-name="Absatz-Standardschriftart"><text:span text:style-name="T297"> </text:span></text:span><text:span text:style-name="Absatz-Standardschriftart"><text:span text:style-name="T181">considered</text:span></text:span><text:span text:style-name="Absatz-Standardschriftart"><text:span text:style-name="T259"> </text:span></text:span><text:span text:style-name="Absatz-Standardschriftart"><text:span text:style-name="T181">made,</text:span></text:span><text:span text:style-name="Absatz-Standardschriftart"><text:span text:style-name="T256"> </text:span></text:span><text:span text:style-name="Absatz-Standardschriftart"><text:span text:style-name="T191">with</text:span></text:span><text:span text:style-name="Absatz-Standardschriftart"><text:span text:style-name="T256"> </text:span></text:span><text:span text:style-name="Absatz-Standardschriftart"><text:span text:style-name="T181">respect</text:span></text:span><text:span text:style-name="Absatz-Standardschriftart"><text:span text:style-name="T260"> </text:span></text:span><text:span text:style-name="Absatz-Standardschriftart"><text:span text:style-name="T178">to</text:span></text:span><text:span text:style-name="Absatz-Standardschriftart"><text:span text:style-name="T259"> </text:span></text:span><text:span text:style-name="Absatz-Standardschriftart"><text:span text:style-name="T181">(A)</text:span></text:span><text:span text:style-name="Absatz-Standardschriftart"><text:span text:style-name="T260"> </text:span></text:span><text:span text:style-name="Absatz-Standardschriftart"><text:span text:style-name="T191">Any</text:span></text:span><text:span text:style-name="Absatz-Standardschriftart"><text:span text:style-name="T165"> </text:span></text:span><text:span text:style-name="Absatz-Standardschriftart"><text:span text:style-name="T191">replacement property</text:span></text:span><text:span text:style-name="Absatz-Standardschriftart"><text:span text:style-name="T239"> </text:span></text:span><text:span text:style-name="Absatz-Standardschriftart"><text:span text:style-name="T181">received</text:span></text:span><text:span text:style-name="Absatz-Standardschriftart"><text:span text:style-name="T200"> </text:span></text:span><text:span text:style-name="Absatz-Standardschriftart"><text:span text:style-name="T181">by</text:span></text:span><text:span text:style-name="Absatz-Standardschriftart"><text:span text:style-name="T241"> </text:span></text:span><text:span text:style-name="Absatz-Standardschriftart"><text:span text:style-name="T178">the</text:span></text:span><text:span text:style-name="Absatz-Standardschriftart"><text:span text:style-name="T241"> </text:span></text:span><text:span text:style-name="Absatz-Standardschriftart"><text:span text:style-name="T181">taxpayer before</text:span></text:span><text:span text:style-name="Absatz-Standardschriftart"><text:span text:style-name="T203"> </text:span></text:span><text:span text:style-name="Absatz-Standardschriftart"><text:span text:style-name="T178">the</text:span></text:span><text:span text:style-name="Absatz-Standardschriftart"><text:span text:style-name="T181"> </text:span></text:span><text:span text:style-name="Absatz-Standardschriftart"><text:span text:style-name="T200">end</text:span></text:span><text:span text:style-name="Absatz-Standardschriftart"><text:span text:style-name="T181"> </text:span></text:span><text:span text:style-name="Absatz-Standardschriftart"><text:span text:style-name="T191">of</text:span></text:span><text:span text:style-name="Absatz-Standardschriftart"><text:span text:style-name="T178"> </text:span></text:span><text:span text:style-name="Absatz-Standardschriftart"><text:span text:style-name="T191">the</text:span></text:span><text:span text:style-name="Absatz-Standardschriftart"><text:span text:style-name="T181"> identification period,</text:span></text:span><text:span text:style-name="Absatz-Standardschriftart"><text:span text:style-name="T178"> </text:span></text:span><text:span text:style-name="Absatz-Standardschriftart"><text:span text:style-name="T181">and</text:span></text:span><text:span text:style-name="Absatz-Standardschriftart"><text:span text:style-name="T241"> </text:span></text:span><text:span text:style-name="Absatz-Standardschriftart"><text:span text:style-name="T178">(B)</text:span></text:span><text:span text:style-name="Absatz-Standardschriftart"><text:span text:style-name="T200"> </text:span></text:span><text:span text:style-name="Absatz-Standardschriftart"><text:span text:style-name="T178">Any</text:span></text:span><text:span text:style-name="Absatz-Standardschriftart"><text:span text:style-name="T241"> </text:span></text:span><text:span text:style-name="Absatz-Standardschriftart"><text:span text:style-name="T181">replacement</text:span></text:span><text:span text:style-name="Absatz-Standardschriftart"><text:span text:style-name="T162"> </text:span></text:span><text:span text:style-name="Absatz-Standardschriftart"><text:span text:style-name="T181">property</text:span></text:span><text:span text:style-name="Absatz-Standardschriftart"><text:span text:style-name="T203"> </text:span></text:span><text:span text:style-name="Absatz-Standardschriftart"><text:span text:style-name="T181">identified</text:span></text:span><text:span text:style-name="Absatz-Standardschriftart"><text:span text:style-name="T206"> </text:span></text:span><text:span text:style-name="Absatz-Standardschriftart"><text:span text:style-name="T191">before</text:span></text:span><text:span text:style-name="Absatz-Standardschriftart"><text:span text:style-name="T186"> </text:span></text:span><text:span text:style-name="Absatz-Standardschriftart"><text:span text:style-name="T178">the</text:span></text:span><text:span text:style-name="Absatz-Standardschriftart"><text:span text:style-name="T206"> </text:span></text:span><text:span text:style-name="Absatz-Standardschriftart"><text:span text:style-name="T200">end</text:span></text:span><text:span text:style-name="Absatz-Standardschriftart"><text:span text:style-name="T205"> </text:span></text:span><text:span text:style-name="Absatz-Standardschriftart"><text:span text:style-name="T181">of</text:span></text:span><text:span text:style-name="Absatz-Standardschriftart"><text:span text:style-name="T200"> </text:span></text:span><text:span text:style-name="Absatz-Standardschriftart"><text:span text:style-name="T181">the</text:span></text:span><text:span text:style-name="Absatz-Standardschriftart"><text:span text:style-name="T205"> </text:span></text:span><text:span text:style-name="Absatz-Standardschriftart"><text:span text:style-name="T181">identification</text:span></text:span><text:span text:style-name="Absatz-Standardschriftart"><text:span text:style-name="T206"> </text:span></text:span><text:span text:style-name="Absatz-Standardschriftart"><text:span text:style-name="T181">period</text:span></text:span><text:span text:style-name="Absatz-Standardschriftart"><text:span text:style-name="T205"> </text:span></text:span><text:span text:style-name="Absatz-Standardschriftart"><text:span text:style-name="T200">and</text:span></text:span><text:span text:style-name="Absatz-Standardschriftart"><text:span text:style-name="T186"> </text:span></text:span><text:span text:style-name="Absatz-Standardschriftart"><text:span text:style-name="T181">received</text:span></text:span><text:span text:style-name="Absatz-Standardschriftart"><text:span text:style-name="T179"> </text:span></text:span><text:span text:style-name="Absatz-Standardschriftart"><text:span text:style-name="T191">before</text:span></text:span><text:span text:style-name="Absatz-Standardschriftart"><text:span text:style-name="T179"> </text:span></text:span><text:span text:style-name="Absatz-Standardschriftart"><text:span text:style-name="T178">the</text:span></text:span><text:span text:style-name="Absatz-Standardschriftart"><text:span text:style-name="T179"> </text:span></text:span><text:span text:style-name="Absatz-Standardschriftart"><text:span text:style-name="T181">end</text:span></text:span><text:span text:style-name="Absatz-Standardschriftart"><text:span text:style-name="T186"> </text:span></text:span><text:span text:style-name="Absatz-Standardschriftart"><text:span text:style-name="T200">of</text:span></text:span><text:span text:style-name="Absatz-Standardschriftart"><text:span text:style-name="T181"> the</text:span></text:span><text:span text:style-name="Absatz-Standardschriftart"><text:span text:style-name="T186"> </text:span></text:span><text:span text:style-name="Absatz-Standardschriftart"><text:span text:style-name="T181">exchange</text:span></text:span><text:span text:style-name="Absatz-Standardschriftart"><text:span text:style-name="T186"> </text:span></text:span><text:span text:style-name="Absatz-Standardschriftart"><text:span text:style-name="T181">period,</text:span></text:span><text:span text:style-name="Absatz-Standardschriftart"><text:span text:style-name="T237"> </text:span></text:span><text:span text:style-name="Absatz-Standardschriftart"><text:span text:style-name="T191">but</text:span></text:span><text:span text:style-name="Absatz-Standardschriftart"><text:span text:style-name="T166"> </text:span></text:span><text:span text:style-name="Absatz-Standardschriftart"><text:span text:style-name="T191">only if</text:span></text:span><text:span text:style-name="Absatz-Standardschriftart"><text:span text:style-name="T239"> </text:span></text:span><text:span text:style-name="Absatz-Standardschriftart"><text:span text:style-name="T191">the</text:span></text:span><text:span text:style-name="Absatz-Standardschriftart"><text:span text:style-name="T212"> </text:span></text:span><text:span text:style-name="Absatz-Standardschriftart"><text:span text:style-name="T191">taxpayer</text:span></text:span><text:span text:style-name="Absatz-Standardschriftart"><text:span text:style-name="T251"> </text:span></text:span><text:span text:style-name="Absatz-Standardschriftart"><text:span text:style-name="T181">receives</text:span></text:span><text:span text:style-name="Absatz-Standardschriftart"><text:span text:style-name="T212"> </text:span></text:span><text:span text:style-name="Absatz-Standardschriftart"><text:span text:style-name="T181">before</text:span></text:span><text:span text:style-name="Absatz-Standardschriftart"><text:span text:style-name="T191"> </text:span></text:span><text:span text:style-name="Absatz-Standardschriftart"><text:span text:style-name="T178">the </text:span></text:span><text:span text:style-name="Absatz-Standardschriftart"><text:span text:style-name="T200">end</text:span></text:span><text:span text:style-name="Absatz-Standardschriftart"><text:span text:style-name="T212"> </text:span></text:span><text:span text:style-name="Absatz-Standardschriftart"><text:span text:style-name="T191">of</text:span></text:span><text:span text:style-name="Absatz-Standardschriftart"><text:span text:style-name="T178"> </text:span></text:span><text:span text:style-name="Absatz-Standardschriftart"><text:span text:style-name="T191">the</text:span></text:span><text:span text:style-name="Absatz-Standardschriftart"><text:span text:style-name="T212"> </text:span></text:span><text:span text:style-name="Absatz-Standardschriftart"><text:span text:style-name="T200">exchange</text:span></text:span><text:span text:style-name="Absatz-Standardschriftart"><text:span text:style-name="T212"> </text:span></text:span><text:span text:style-name="Absatz-Standardschriftart"><text:span text:style-name="T181">period</text:span></text:span><text:span text:style-name="Absatz-Standardschriftart"><text:span text:style-name="T178"> </text:span></text:span><text:span text:style-name="Absatz-Standardschriftart"><text:span text:style-name="T191">identified </text:span></text:span><text:span text:style-name="Absatz-Standardschriftart"><text:span text:style-name="T181">replacement</text:span></text:span><text:span text:style-name="Absatz-Standardschriftart"><text:span text:style-name="T239"> </text:span></text:span><text:span text:style-name="Absatz-Standardschriftart"><text:span text:style-name="T191">property</text:span></text:span><text:span text:style-name="Absatz-Standardschriftart"><text:span text:style-name="T239"> </text:span></text:span><text:span text:style-name="Absatz-Standardschriftart"><text:span text:style-name="T191">the</text:span></text:span><text:span text:style-name="Absatz-Standardschriftart"><text:span text:style-name="T212"> </text:span></text:span><text:span text:style-name="Absatz-Standardschriftart"><text:span text:style-name="T191">fair</text:span></text:span><text:span text:style-name="Absatz-Standardschriftart"><text:span text:style-name="T181"> </text:span></text:span><text:span text:style-name="Absatz-Standardschriftart"><text:span text:style-name="T191">market</text:span></text:span><text:span text:style-name="Absatz-Standardschriftart"><text:span text:style-name="T164"> </text:span></text:span><text:span text:style-name="Absatz-Standardschriftart"><text:span text:style-name="T191">value</text:span></text:span><text:span text:style-name="Absatz-Standardschriftart"><text:span text:style-name="T222"> </text:span></text:span><text:span text:style-name="Absatz-Standardschriftart"><text:span text:style-name="T191">of</text:span></text:span><text:span text:style-name="Absatz-Standardschriftart"><text:span text:style-name="T257"> </text:span></text:span><text:span text:style-name="Absatz-Standardschriftart"><text:span text:style-name="T181">which</text:span></text:span><text:span text:style-name="Absatz-Standardschriftart"><text:span text:style-name="T248"> </text:span></text:span><text:span text:style-name="Absatz-Standardschriftart"><text:span text:style-name="T191">is</text:span></text:span><text:span text:style-name="Absatz-Standardschriftart"><text:span text:style-name="T247"> </text:span></text:span><text:span text:style-name="Absatz-Standardschriftart"><text:span text:style-name="T181">at</text:span></text:span><text:span text:style-name="Absatz-Standardschriftart"><text:span text:style-name="T212"> </text:span></text:span><text:span text:style-name="Absatz-Standardschriftart"><text:span text:style-name="T181">least</text:span></text:span><text:span text:style-name="Absatz-Standardschriftart"><text:span text:style-name="T253"> </text:span></text:span><text:span text:style-name="Absatz-Standardschriftart"><text:span text:style-name="T181">95</text:span></text:span><text:span text:style-name="Absatz-Standardschriftart"><text:span text:style-name="T191"> </text:span></text:span><text:span text:style-name="Absatz-Standardschriftart"><text:span text:style-name="T181">percent</text:span></text:span><text:span text:style-name="Absatz-Standardschriftart"><text:span text:style-name="T248"> </text:span></text:span><text:span text:style-name="Absatz-Standardschriftart"><text:span text:style-name="T181">of</text:span></text:span><text:span text:style-name="Absatz-Standardschriftart"><text:span text:style-name="T251"> </text:span></text:span><text:span text:style-name="Absatz-Standardschriftart"><text:span text:style-name="T178">the</text:span></text:span><text:span text:style-name="Absatz-Standardschriftart"><text:span text:style-name="T241"> </text:span></text:span><text:span text:style-name="Absatz-Standardschriftart"><text:span text:style-name="T181">aggregate</text:span></text:span><text:span text:style-name="Absatz-Standardschriftart"><text:span text:style-name="T247"> </text:span></text:span><text:span text:style-name="Absatz-Standardschriftart"><text:span text:style-name="T200">fair</text:span></text:span><text:span text:style-name="Absatz-Standardschriftart"><text:span text:style-name="T249"> </text:span></text:span><text:span text:style-name="Absatz-Standardschriftart"><text:span text:style-name="T191">market</text:span></text:span><text:span text:style-name="Absatz-Standardschriftart"><text:span text:style-name="T239"> </text:span></text:span><text:span text:style-name="Absatz-Standardschriftart"><text:span text:style-name="T181">value</text:span></text:span><text:span text:style-name="Absatz-Standardschriftart"><text:span text:style-name="T247"> </text:span></text:span><text:span text:style-name="Absatz-Standardschriftart"><text:span text:style-name="T181">of</text:span></text:span><text:span text:style-name="Absatz-Standardschriftart"><text:span text:style-name="T253"> </text:span></text:span><text:span text:style-name="Absatz-Standardschriftart"><text:span text:style-name="T181">all</text:span></text:span><text:span text:style-name="Absatz-Standardschriftart"><text:span text:style-name="T239"> </text:span></text:span><text:span text:style-name="Absatz-Standardschriftart"><text:span text:style-name="T181">identified</text:span></text:span><text:span text:style-name="Absatz-Standardschriftart"><text:span text:style-name="T247"> </text:span></text:span><text:span text:style-name="Absatz-Standardschriftart"><text:span text:style-name="T181">replacement</text:span></text:span><text:span text:style-name="Absatz-Standardschriftart"><text:span text:style-name="T257"> </text:span></text:span><text:span text:style-name="Absatz-Standardschriftart"><text:span text:style-name="T181">properties</text:span></text:span><text:span text:style-name="Absatz-Standardschriftart"><text:span text:style-name="T253"> </text:span></text:span><text:span text:style-name="Absatz-Standardschriftart"><text:span text:style-name="T191">(the</text:span></text:span><text:span text:style-name="Absatz-Standardschriftart"><text:span text:style-name="T127"> </text:span></text:span><text:span text:style-name="Absatz-Standardschriftart"><text:span text:style-name="T181">"95-percent</text:span></text:span><text:span text:style-name="Absatz-Standardschriftart"><text:span text:style-name="T186"> </text:span></text:span><text:span text:style-name="Absatz-Standardschriftart"><text:span text:style-name="T181">rule").”</text:span></text:span></text:p>
      <text:p text:style-name="P19"/>
      <text:p text:style-name="P31"><text:span text:style-name="Absatz-Standardschriftart"><text:span text:style-name="T178">”For</text:span></text:span><text:span text:style-name="Absatz-Standardschriftart"><text:span text:style-name="T197"> </text:span></text:span><text:span text:style-name="Absatz-Standardschriftart"><text:span text:style-name="T191">this</text:span></text:span><text:span text:style-name="Absatz-Standardschriftart"><text:span text:style-name="T197"> </text:span></text:span><text:span text:style-name="Absatz-Standardschriftart"><text:span text:style-name="T181">purpose,</text:span></text:span><text:span text:style-name="Absatz-Standardschriftart"><text:span text:style-name="T197"> </text:span></text:span><text:span text:style-name="Absatz-Standardschriftart"><text:span text:style-name="T191">the</text:span></text:span><text:span text:style-name="Absatz-Standardschriftart"><text:span text:style-name="T206"> </text:span></text:span><text:span text:style-name="Absatz-Standardschriftart"><text:span text:style-name="T191">fair</text:span></text:span><text:span text:style-name="Absatz-Standardschriftart"><text:span text:style-name="T181"> </text:span></text:span><text:span text:style-name="Absatz-Standardschriftart"><text:span text:style-name="T191">market</text:span></text:span><text:span text:style-name="Absatz-Standardschriftart"><text:span text:style-name="T197"> </text:span></text:span><text:span text:style-name="Absatz-Standardschriftart"><text:span text:style-name="T191">value</text:span></text:span><text:span text:style-name="Absatz-Standardschriftart"><text:span text:style-name="T197"> </text:span></text:span><text:span text:style-name="Absatz-Standardschriftart"><text:span text:style-name="T191">of</text:span></text:span><text:span text:style-name="Absatz-Standardschriftart"><text:span text:style-name="T200"> </text:span></text:span><text:span text:style-name="Absatz-Standardschriftart"><text:span text:style-name="T181">each</text:span></text:span><text:span text:style-name="Absatz-Standardschriftart"><text:span text:style-name="T197"> </text:span></text:span><text:span text:style-name="Absatz-Standardschriftart"><text:span text:style-name="T181">identified</text:span></text:span><text:span text:style-name="Absatz-Standardschriftart"><text:span text:style-name="T197"> </text:span></text:span><text:span text:style-name="Absatz-Standardschriftart"><text:span text:style-name="T181">replacement</text:span></text:span><text:span text:style-name="Absatz-Standardschriftart"><text:span text:style-name="T191"> property</text:span></text:span><text:span text:style-name="Absatz-Standardschriftart"><text:span text:style-name="T197"> </text:span></text:span><text:span text:style-name="Absatz-Standardschriftart"><text:span text:style-name="T191">is</text:span></text:span><text:span text:style-name="Absatz-Standardschriftart"><text:span text:style-name="T200"> </text:span></text:span><text:span text:style-name="Absatz-Standardschriftart"><text:span text:style-name="T181">determined</text:span></text:span><text:span text:style-name="Absatz-Standardschriftart"><text:span text:style-name="T197"> </text:span></text:span><text:span text:style-name="Absatz-Standardschriftart"><text:span text:style-name="T191">as</text:span></text:span><text:span text:style-name="Absatz-Standardschriftart"><text:span text:style-name="T197"> </text:span></text:span><text:span text:style-name="Absatz-Standardschriftart"><text:span text:style-name="T191">of</text:span></text:span><text:span text:style-name="Absatz-Standardschriftart"><text:span text:style-name="T181"> </text:span></text:span><text:span text:style-name="Absatz-Standardschriftart"><text:span text:style-name="T178">the</text:span></text:span><text:span text:style-name="Absatz-Standardschriftart"><text:span text:style-name="T197"> </text:span></text:span><text:span text:style-name="Absatz-Standardschriftart"><text:span text:style-name="T181">earlier</text:span></text:span><text:span text:style-name="Absatz-Standardschriftart"><text:span text:style-name="T197"> </text:span></text:span><text:span text:style-name="Absatz-Standardschriftart"><text:span text:style-name="T191">of</text:span></text:span><text:span text:style-name="Absatz-Standardschriftart"><text:span text:style-name="T197"> </text:span></text:span><text:span text:style-name="Absatz-Standardschriftart"><text:span text:style-name="T178">the</text:span></text:span><text:span text:style-name="Absatz-Standardschriftart"><text:span text:style-name="T167"> </text:span></text:span><text:span text:style-name="Absatz-Standardschriftart"><text:span text:style-name="T191">date</text:span></text:span><text:span text:style-name="Absatz-Standardschriftart"><text:span text:style-name="T237"> </text:span></text:span><text:span text:style-name="Absatz-Standardschriftart"><text:span text:style-name="T191">the</text:span></text:span><text:span text:style-name="Absatz-Standardschriftart"><text:span text:style-name="T205"> </text:span></text:span><text:span text:style-name="Absatz-Standardschriftart"><text:span text:style-name="T191">property</text:span></text:span><text:span text:style-name="Absatz-Standardschriftart"><text:span text:style-name="T197"> </text:span></text:span><text:span text:style-name="Absatz-Standardschriftart"><text:span text:style-name="T200">is</text:span></text:span><text:span text:style-name="Absatz-Standardschriftart"><text:span text:style-name="T237"> </text:span></text:span><text:span text:style-name="Absatz-Standardschriftart"><text:span text:style-name="T181">received</text:span></text:span><text:span text:style-name="Absatz-Standardschriftart"><text:span text:style-name="T186"> </text:span></text:span><text:span text:style-name="Absatz-Standardschriftart"><text:span text:style-name="T181">by</text:span></text:span><text:span text:style-name="Absatz-Standardschriftart"><text:span text:style-name="T197"> </text:span></text:span><text:span text:style-name="Absatz-Standardschriftart"><text:span text:style-name="T178">the</text:span></text:span><text:span text:style-name="Absatz-Standardschriftart"><text:span text:style-name="T205"> </text:span></text:span><text:span text:style-name="Absatz-Standardschriftart"><text:span text:style-name="T191">taxpayer</text:span></text:span><text:span text:style-name="Absatz-Standardschriftart"><text:span text:style-name="T237"> </text:span></text:span><text:span text:style-name="Absatz-Standardschriftart"><text:span text:style-name="T191">or</text:span></text:span><text:span text:style-name="Absatz-Standardschriftart"><text:span text:style-name="T206"> </text:span></text:span><text:span text:style-name="Absatz-Standardschriftart"><text:span text:style-name="T191">the</text:span></text:span><text:span text:style-name="Absatz-Standardschriftart"><text:span text:style-name="T237"> </text:span></text:span><text:span text:style-name="Absatz-Standardschriftart"><text:span text:style-name="T181">last</text:span></text:span><text:span text:style-name="Absatz-Standardschriftart"><text:span text:style-name="T205"> </text:span></text:span><text:span text:style-name="Absatz-Standardschriftart"><text:span text:style-name="T181">day</text:span></text:span><text:span text:style-name="Absatz-Standardschriftart"><text:span text:style-name="T197"> </text:span></text:span><text:span text:style-name="Absatz-Standardschriftart"><text:span text:style-name="T191">of</text:span></text:span><text:span text:style-name="Absatz-Standardschriftart"><text:span text:style-name="T237"> </text:span></text:span><text:span text:style-name="Absatz-Standardschriftart"><text:span text:style-name="T178">the</text:span></text:span><text:span text:style-name="Absatz-Standardschriftart"><text:span text:style-name="T205"> </text:span></text:span><text:span text:style-name="Absatz-Standardschriftart"><text:span text:style-name="T181">exchange</text:span></text:span><text:span text:style-name="Absatz-Standardschriftart"><text:span text:style-name="T205"> </text:span></text:span><text:span text:style-name="Absatz-Standardschriftart"><text:span text:style-name="T191">period.”</text:span></text:span></text:p>
      <text:p text:style-name="P22"/>
      <text:p text:style-name="P39"><text:span text:style-name="Absatz-Standardschriftart"><text:span text:style-name="T191">”(c)(6)</text:span></text:span><text:span text:style-name="Absatz-Standardschriftart"><text:span text:style-name="T178"> </text:span></text:span><text:span text:style-name="Absatz-Standardschriftart"><text:span text:style-name="T193">Revocation</text:span></text:span><text:span text:style-name="Absatz-Standardschriftart"><text:span text:style-name="T244"> </text:span></text:span><text:span text:style-name="Absatz-Standardschriftart"><text:span text:style-name="T296">of </text:span></text:span><text:span text:style-name="Absatz-Standardschriftart"><text:span text:style-name="T193">identification.</text:span></text:span><text:span text:style-name="Absatz-Standardschriftart"><text:span text:style-name="T258"> </text:span></text:span><text:span text:style-name="Absatz-Standardschriftart"><text:span text:style-name="T178">An</text:span></text:span><text:span text:style-name="Absatz-Standardschriftart"><text:span text:style-name="T241"> </text:span></text:span><text:span text:style-name="Absatz-Standardschriftart"><text:span text:style-name="T181">identification</text:span></text:span><text:span text:style-name="Absatz-Standardschriftart"><text:span text:style-name="T212"> </text:span></text:span><text:span text:style-name="Absatz-Standardschriftart"><text:span text:style-name="T191">of</text:span></text:span><text:span text:style-name="Absatz-Standardschriftart"><text:span text:style-name="T239"> </text:span></text:span><text:span text:style-name="Absatz-Standardschriftart"><text:span text:style-name="T181">replacement</text:span></text:span><text:span text:style-name="Absatz-Standardschriftart"><text:span text:style-name="T257"> </text:span></text:span><text:span text:style-name="Absatz-Standardschriftart"><text:span text:style-name="T181">property</text:span></text:span><text:span text:style-name="Absatz-Standardschriftart"><text:span text:style-name="T239"> </text:span></text:span><text:span text:style-name="Absatz-Standardschriftart"><text:span text:style-name="T178">may</text:span></text:span><text:span text:style-name="Absatz-Standardschriftart"><text:span text:style-name="T239"> </text:span></text:span><text:span text:style-name="Absatz-Standardschriftart"><text:span text:style-name="T181">be</text:span></text:span><text:span text:style-name="Absatz-Standardschriftart"><text:span text:style-name="T178"> </text:span></text:span><text:span text:style-name="Absatz-Standardschriftart"><text:span text:style-name="T191">revoked</text:span></text:span><text:span text:style-name="Absatz-Standardschriftart"><text:span text:style-name="T212"> </text:span></text:span><text:span text:style-name="Absatz-Standardschriftart"><text:span text:style-name="T181">at</text:span></text:span><text:span text:style-name="Absatz-Standardschriftart"><text:span text:style-name="T239"> </text:span></text:span><text:span text:style-name="Absatz-Standardschriftart"><text:span text:style-name="T191">any </text:span></text:span><text:span text:style-name="Absatz-Standardschriftart"><text:span text:style-name="T178">time </text:span></text:span><text:span text:style-name="Absatz-Standardschriftart"><text:span text:style-name="T181">before</text:span></text:span><text:span text:style-name="Absatz-Standardschriftart"><text:span text:style-name="T168"> </text:span></text:span><text:span text:style-name="Absatz-Standardschriftart"><text:span text:style-name="T191">the</text:span></text:span><text:span text:style-name="Absatz-Standardschriftart"><text:span text:style-name="T197"> </text:span></text:span><text:span text:style-name="Absatz-Standardschriftart"><text:span text:style-name="T200">end</text:span></text:span><text:span text:style-name="Absatz-Standardschriftart"><text:span text:style-name="T206"> </text:span></text:span><text:span text:style-name="Absatz-Standardschriftart"><text:span text:style-name="T191">of</text:span></text:span><text:span text:style-name="Absatz-Standardschriftart"><text:span text:style-name="T203"> </text:span></text:span><text:span text:style-name="Absatz-Standardschriftart"><text:span text:style-name="T178">the</text:span></text:span><text:span text:style-name="Absatz-Standardschriftart"><text:span text:style-name="T208"> </text:span></text:span><text:span text:style-name="Absatz-Standardschriftart"><text:span text:style-name="T181">identification</text:span></text:span><text:span text:style-name="Absatz-Standardschriftart"><text:span text:style-name="T186"> </text:span></text:span><text:span text:style-name="Absatz-Standardschriftart"><text:span text:style-name="T181">period.</text:span></text:span><text:span text:style-name="Absatz-Standardschriftart"><text:span text:style-name="T205"> </text:span></text:span><text:span text:style-name="Absatz-Standardschriftart"><text:span text:style-name="T178">An</text:span></text:span><text:span text:style-name="Absatz-Standardschriftart"><text:span text:style-name="T179"> </text:span></text:span><text:span text:style-name="Absatz-Standardschriftart"><text:span text:style-name="T181">identification</text:span></text:span><text:span text:style-name="Absatz-Standardschriftart"><text:span text:style-name="T206"> </text:span></text:span><text:span text:style-name="Absatz-Standardschriftart"><text:span text:style-name="T191">of</text:span></text:span><text:span text:style-name="Absatz-Standardschriftart"><text:span text:style-name="T186"> </text:span></text:span><text:span text:style-name="Absatz-Standardschriftart"><text:span text:style-name="T181">replacement</text:span></text:span><text:span text:style-name="Absatz-Standardschriftart"><text:span text:style-name="T200"> </text:span></text:span><text:span text:style-name="Absatz-Standardschriftart"><text:span text:style-name="T181">property</text:span></text:span><text:span text:style-name="Absatz-Standardschriftart"><text:span text:style-name="T205"> </text:span></text:span><text:span text:style-name="Absatz-Standardschriftart"><text:span text:style-name="T191">is</text:span></text:span><text:span text:style-name="Absatz-Standardschriftart"><text:span text:style-name="T179"> </text:span></text:span><text:span text:style-name="Absatz-Standardschriftart"><text:span text:style-name="T191">revoked</text:span></text:span><text:span text:style-name="Absatz-Standardschriftart"><text:span text:style-name="T186"> </text:span></text:span><text:span text:style-name="Absatz-Standardschriftart"><text:span text:style-name="T200">only</text:span></text:span><text:span text:style-name="Absatz-Standardschriftart"><text:span text:style-name="T197"> </text:span></text:span><text:span text:style-name="Absatz-Standardschriftart"><text:span text:style-name="T200">if</text:span></text:span><text:span text:style-name="Absatz-Standardschriftart"><text:span text:style-name="T186"> </text:span></text:span><text:span text:style-name="Absatz-Standardschriftart"><text:span text:style-name="T178">the</text:span></text:span><text:span text:style-name="Absatz-Standardschriftart"><text:span text:style-name="T186"> </text:span></text:span><text:span text:style-name="Absatz-Standardschriftart"><text:span text:style-name="T181">revocation</text:span></text:span><text:span text:style-name="Absatz-Standardschriftart"><text:span text:style-name="T206"> </text:span></text:span><text:span text:style-name="Absatz-Standardschriftart"><text:span text:style-name="T191">is</text:span></text:span><text:span text:style-name="Absatz-Standardschriftart"><text:span text:style-name="T208"> </text:span></text:span><text:span text:style-name="Absatz-Standardschriftart"><text:span text:style-name="T178">made</text:span></text:span><text:span text:style-name="Absatz-Standardschriftart"><text:span text:style-name="T145"> </text:span></text:span><text:span text:style-name="Absatz-Standardschriftart"><text:span text:style-name="T191">in</text:span></text:span><text:span text:style-name="Absatz-Standardschriftart"><text:span text:style-name="T212"> </text:span></text:span><text:span text:style-name="Absatz-Standardschriftart"><text:span text:style-name="T178">a</text:span></text:span><text:span text:style-name="Absatz-Standardschriftart"><text:span text:style-name="T239"> </text:span></text:span><text:span text:style-name="Absatz-Standardschriftart"><text:span text:style-name="T191">written</text:span></text:span><text:span text:style-name="Absatz-Standardschriftart"><text:span text:style-name="T247"> </text:span></text:span><text:span text:style-name="Absatz-Standardschriftart"><text:span text:style-name="T181">document</text:span></text:span><text:span text:style-name="Absatz-Standardschriftart"><text:span text:style-name="T247"> </text:span></text:span><text:span text:style-name="Absatz-Standardschriftart"><text:span text:style-name="T191">signed</text:span></text:span><text:span text:style-name="Absatz-Standardschriftart"><text:span text:style-name="T222"> </text:span></text:span><text:span text:style-name="Absatz-Standardschriftart"><text:span text:style-name="T181">by</text:span></text:span><text:span text:style-name="Absatz-Standardschriftart"><text:span text:style-name="T222"> </text:span></text:span><text:span text:style-name="Absatz-Standardschriftart"><text:span text:style-name="T191">the</text:span></text:span><text:span text:style-name="Absatz-Standardschriftart"><text:span text:style-name="T239"> </text:span></text:span><text:span text:style-name="Absatz-Standardschriftart"><text:span text:style-name="T191">taxpayer</text:span></text:span><text:span text:style-name="Absatz-Standardschriftart"><text:span text:style-name="T251"> </text:span></text:span><text:span text:style-name="Absatz-Standardschriftart"><text:span text:style-name="T200">and</text:span></text:span><text:span text:style-name="Absatz-Standardschriftart"><text:span text:style-name="T222"> </text:span></text:span><text:span text:style-name="Absatz-Standardschriftart"><text:span text:style-name="T181">hand</text:span></text:span><text:span text:style-name="Absatz-Standardschriftart"><text:span text:style-name="T251"> </text:span></text:span><text:span text:style-name="Absatz-Standardschriftart"><text:span text:style-name="T181">delivered,</text:span></text:span><text:span text:style-name="Absatz-Standardschriftart"><text:span text:style-name="T212"> </text:span></text:span><text:span text:style-name="Absatz-Standardschriftart"><text:span text:style-name="T191">mailed,</text:span></text:span><text:span text:style-name="Absatz-Standardschriftart"><text:span text:style-name="T239"> </text:span></text:span><text:span text:style-name="Absatz-Standardschriftart"><text:span text:style-name="T181">telecopied,</text:span></text:span><text:span text:style-name="Absatz-Standardschriftart"><text:span text:style-name="T257"> </text:span></text:span><text:span text:style-name="Absatz-Standardschriftart"><text:span text:style-name="T181">or</text:span></text:span><text:span text:style-name="Absatz-Standardschriftart"><text:span text:style-name="T239"> </text:span></text:span><text:span text:style-name="Absatz-Standardschriftart"><text:span text:style-name="T181">otherwise</text:span></text:span><text:span text:style-name="Absatz-Standardschriftart"><text:span text:style-name="T178"> </text:span></text:span><text:span text:style-name="Absatz-Standardschriftart"><text:span text:style-name="T181">sent</text:span></text:span><text:span text:style-name="Absatz-Standardschriftart"><text:span text:style-name="T248"> </text:span></text:span><text:span text:style-name="Absatz-Standardschriftart"><text:span text:style-name="T181">before</text:span></text:span><text:span text:style-name="Absatz-Standardschriftart"><text:span text:style-name="T212"> </text:span></text:span><text:span text:style-name="Absatz-Standardschriftart"><text:span text:style-name="T191">the</text:span></text:span><text:span text:style-name="Absatz-Standardschriftart"><text:span text:style-name="T164"> </text:span></text:span><text:span text:style-name="Absatz-Standardschriftart"><text:span text:style-name="T191">end</text:span></text:span><text:span text:style-name="Absatz-Standardschriftart"><text:span text:style-name="T253"> </text:span></text:span><text:span text:style-name="Absatz-Standardschriftart"><text:span text:style-name="T191">of</text:span></text:span><text:span text:style-name="Absatz-Standardschriftart"><text:span text:style-name="T259"> </text:span></text:span><text:span text:style-name="Absatz-Standardschriftart"><text:span text:style-name="T178">the</text:span></text:span><text:span text:style-name="Absatz-Standardschriftart"><text:span text:style-name="T260"> </text:span></text:span><text:span text:style-name="Absatz-Standardschriftart"><text:span text:style-name="T181">identification</text:span></text:span><text:span text:style-name="Absatz-Standardschriftart"><text:span text:style-name="T256"> </text:span></text:span><text:span text:style-name="Absatz-Standardschriftart"><text:span text:style-name="T181">period</text:span></text:span><text:span text:style-name="Absatz-Standardschriftart"><text:span text:style-name="T253"> </text:span></text:span><text:span text:style-name="Absatz-Standardschriftart"><text:span text:style-name="T178">to</text:span></text:span><text:span text:style-name="Absatz-Standardschriftart"><text:span text:style-name="T257"> </text:span></text:span><text:span text:style-name="Absatz-Standardschriftart"><text:span text:style-name="T178">the</text:span></text:span><text:span text:style-name="Absatz-Standardschriftart"><text:span text:style-name="T249"> </text:span></text:span><text:span text:style-name="Absatz-Standardschriftart"><text:span text:style-name="T191">person</text:span></text:span><text:span text:style-name="Absatz-Standardschriftart"><text:span text:style-name="T257"> </text:span></text:span><text:span text:style-name="Absatz-Standardschriftart"><text:span text:style-name="T178">to</text:span></text:span><text:span text:style-name="Absatz-Standardschriftart"><text:span text:style-name="T259"> </text:span></text:span><text:span text:style-name="Absatz-Standardschriftart"><text:span text:style-name="T181">whom</text:span></text:span><text:span text:style-name="Absatz-Standardschriftart"><text:span text:style-name="T259"> </text:span></text:span><text:span text:style-name="Absatz-Standardschriftart"><text:span text:style-name="T191">the</text:span></text:span><text:span text:style-name="Absatz-Standardschriftart"><text:span text:style-name="T248"> </text:span></text:span><text:span text:style-name="Absatz-Standardschriftart"><text:span text:style-name="T181">identification</text:span></text:span><text:span text:style-name="Absatz-Standardschriftart"><text:span text:style-name="T256"> </text:span></text:span><text:span text:style-name="Absatz-Standardschriftart"><text:span text:style-name="T191">of</text:span></text:span><text:span text:style-name="Absatz-Standardschriftart"><text:span text:style-name="T259"> </text:span></text:span><text:span text:style-name="Absatz-Standardschriftart"><text:span text:style-name="T191">the</text:span></text:span><text:span text:style-name="Absatz-Standardschriftart"><text:span text:style-name="T248"> </text:span></text:span><text:span text:style-name="Absatz-Standardschriftart"><text:span text:style-name="T181">replacement</text:span></text:span><text:span text:style-name="Absatz-Standardschriftart"><text:span text:style-name="T293"> </text:span></text:span><text:span text:style-name="Absatz-Standardschriftart"><text:span text:style-name="T181">property</text:span></text:span><text:span text:style-name="Absatz-Standardschriftart"><text:span text:style-name="T260"> </text:span></text:span><text:span text:style-name="Absatz-Standardschriftart"><text:span text:style-name="T191">was</text:span></text:span><text:span text:style-name="Absatz-Standardschriftart"><text:span text:style-name="T248"> </text:span></text:span><text:span text:style-name="Absatz-Standardschriftart"><text:span text:style-name="T181">sent.</text:span></text:span><text:span text:style-name="Absatz-Standardschriftart"><text:span text:style-name="T253"> </text:span></text:span><text:span text:style-name="Absatz-Standardschriftart"><text:span text:style-name="T178">An</text:span></text:span><text:span text:style-name="Absatz-Standardschriftart"><text:span text:style-name="T169"> </text:span></text:span><text:span text:style-name="Absatz-Standardschriftart"><text:span text:style-name="T181">identification</text:span></text:span><text:span text:style-name="Absatz-Standardschriftart"><text:span text:style-name="T222"> </text:span></text:span><text:span text:style-name="Absatz-Standardschriftart"><text:span text:style-name="T181">of</text:span></text:span><text:span text:style-name="Absatz-Standardschriftart"><text:span text:style-name="T249"> </text:span></text:span><text:span text:style-name="Absatz-Standardschriftart"><text:span text:style-name="T181">replacement</text:span></text:span><text:span text:style-name="Absatz-Standardschriftart"><text:span text:style-name="T251"> </text:span></text:span><text:span text:style-name="Absatz-Standardschriftart"><text:span text:style-name="T191">property</text:span></text:span><text:span text:style-name="Absatz-Standardschriftart"><text:span text:style-name="T222"> </text:span></text:span><text:span text:style-name="Absatz-Standardschriftart"><text:span text:style-name="T181">that</text:span></text:span><text:span text:style-name="Absatz-Standardschriftart"><text:span text:style-name="T178"> </text:span></text:span><text:span text:style-name="Absatz-Standardschriftart"><text:span text:style-name="T191">is</text:span></text:span><text:span text:style-name="Absatz-Standardschriftart"><text:span text:style-name="T247"> </text:span></text:span><text:span text:style-name="Absatz-Standardschriftart"><text:span text:style-name="T178">made</text:span></text:span><text:span text:style-name="Absatz-Standardschriftart"><text:span text:style-name="T191"> in</text:span></text:span><text:span text:style-name="Absatz-Standardschriftart"><text:span text:style-name="T239"> </text:span></text:span><text:span text:style-name="Absatz-Standardschriftart"><text:span text:style-name="T178">a</text:span></text:span><text:span text:style-name="Absatz-Standardschriftart"><text:span text:style-name="T241"> </text:span></text:span><text:span text:style-name="Absatz-Standardschriftart"><text:span text:style-name="T191">written</text:span></text:span><text:span text:style-name="Absatz-Standardschriftart"><text:span text:style-name="T239"> </text:span></text:span><text:span text:style-name="Absatz-Standardschriftart"><text:span text:style-name="T181">agreement</text:span></text:span><text:span text:style-name="Absatz-Standardschriftart"><text:span text:style-name="T257"> </text:span></text:span><text:span text:style-name="Absatz-Standardschriftart"><text:span text:style-name="T178">for</text:span></text:span><text:span text:style-name="Absatz-Standardschriftart"><text:span text:style-name="T241"> </text:span></text:span><text:span text:style-name="Absatz-Standardschriftart"><text:span text:style-name="T191">the</text:span></text:span><text:span text:style-name="Absatz-Standardschriftart"><text:span text:style-name="T222"> </text:span></text:span><text:span text:style-name="Absatz-Standardschriftart"><text:span text:style-name="T181">exchange</text:span></text:span><text:span text:style-name="Absatz-Standardschriftart"><text:span text:style-name="T222"> </text:span></text:span><text:span text:style-name="Absatz-Standardschriftart"><text:span text:style-name="T181">of</text:span></text:span><text:span text:style-name="Absatz-Standardschriftart"><text:span text:style-name="T249"> </text:span></text:span><text:span text:style-name="Absatz-Standardschriftart"><text:span text:style-name="T181">properties</text:span></text:span><text:span text:style-name="Absatz-Standardschriftart"><text:span text:style-name="T212"> </text:span></text:span><text:span text:style-name="Absatz-Standardschriftart"><text:span text:style-name="T191">is </text:span></text:span><text:span text:style-name="Absatz-Standardschriftart"><text:span text:style-name="T181">treated</text:span></text:span><text:span text:style-name="Absatz-Standardschriftart"><text:span text:style-name="T170"> </text:span></text:span><text:span text:style-name="Absatz-Standardschriftart"><text:span text:style-name="T191">as revoked</text:span></text:span><text:span text:style-name="Absatz-Standardschriftart"><text:span text:style-name="T241"> </text:span></text:span><text:span text:style-name="Absatz-Standardschriftart"><text:span text:style-name="T200">only</text:span></text:span><text:span text:style-name="Absatz-Standardschriftart"><text:span text:style-name="T203"> </text:span></text:span><text:span text:style-name="Absatz-Standardschriftart"><text:span text:style-name="T191">if</text:span></text:span><text:span text:style-name="Absatz-Standardschriftart"><text:span text:style-name="T203"> </text:span></text:span><text:span text:style-name="Absatz-Standardschriftart"><text:span text:style-name="T178">the</text:span></text:span><text:span text:style-name="Absatz-Standardschriftart"><text:span text:style-name="T203"> </text:span></text:span><text:span text:style-name="Absatz-Standardschriftart"><text:span text:style-name="T191">revocation</text:span></text:span><text:span text:style-name="Absatz-Standardschriftart"><text:span text:style-name="T245"> </text:span></text:span><text:span text:style-name="Absatz-Standardschriftart"><text:span text:style-name="T191">is</text:span></text:span><text:span text:style-name="Absatz-Standardschriftart"><text:span text:style-name="T203"> </text:span></text:span><text:span text:style-name="Absatz-Standardschriftart"><text:span text:style-name="T181">made</text:span></text:span><text:span text:style-name="Absatz-Standardschriftart"><text:span text:style-name="T191"> in</text:span></text:span><text:span text:style-name="Absatz-Standardschriftart"><text:span text:style-name="T197"> </text:span></text:span><text:span text:style-name="Absatz-Standardschriftart"><text:span text:style-name="T178">a</text:span></text:span><text:span text:style-name="Absatz-Standardschriftart"><text:span text:style-name="T241"> </text:span></text:span><text:span text:style-name="Absatz-Standardschriftart"><text:span text:style-name="T181">written</text:span></text:span><text:span text:style-name="Absatz-Standardschriftart"><text:span text:style-name="T203"> </text:span></text:span><text:span text:style-name="Absatz-Standardschriftart"><text:span text:style-name="T181">amendment</text:span></text:span><text:span text:style-name="Absatz-Standardschriftart"><text:span text:style-name="T191"> </text:span></text:span><text:span text:style-name="Absatz-Standardschriftart"><text:span text:style-name="T212">to</text:span></text:span><text:span text:style-name="Absatz-Standardschriftart"><text:span text:style-name="T197"> </text:span></text:span><text:span text:style-name="Absatz-Standardschriftart"><text:span text:style-name="T178">the</text:span></text:span><text:span text:style-name="Absatz-Standardschriftart"><text:span text:style-name="T197"> </text:span></text:span><text:span text:style-name="Absatz-Standardschriftart"><text:span text:style-name="T181">agreement</text:span></text:span><text:span text:style-name="Absatz-Standardschriftart"><text:span text:style-name="T178"> </text:span></text:span><text:span text:style-name="Absatz-Standardschriftart"><text:span text:style-name="T181">or</text:span></text:span><text:span text:style-name="Absatz-Standardschriftart"><text:span text:style-name="T241"> </text:span></text:span><text:span text:style-name="Absatz-Standardschriftart"><text:span text:style-name="T191">in</text:span></text:span><text:span text:style-name="Absatz-Standardschriftart"><text:span text:style-name="T181"> </text:span></text:span><text:span text:style-name="Absatz-Standardschriftart"><text:span text:style-name="T178">a</text:span></text:span><text:span text:style-name="Absatz-Standardschriftart"><text:span text:style-name="T197"> </text:span></text:span><text:span text:style-name="Absatz-Standardschriftart"><text:span text:style-name="T181">written</text:span></text:span><text:span text:style-name="Absatz-Standardschriftart"><text:span text:style-name="T245"> </text:span></text:span><text:span text:style-name="Absatz-Standardschriftart"><text:span text:style-name="T181">document</text:span></text:span><text:span text:style-name="Absatz-Standardschriftart"><text:span text:style-name="T191"> </text:span></text:span><text:span text:style-name="Absatz-Standardschriftart"><text:span text:style-name="T200">signed</text:span></text:span><text:span text:style-name="Absatz-Standardschriftart"><text:span text:style-name="T171"> </text:span></text:span><text:span text:style-name="Absatz-Standardschriftart"><text:span text:style-name="T191">by the</text:span></text:span><text:span text:style-name="Absatz-Standardschriftart"><text:span text:style-name="T197"> </text:span></text:span><text:span text:style-name="Absatz-Standardschriftart"><text:span text:style-name="T191">taxpayer</text:span></text:span><text:span text:style-name="Absatz-Standardschriftart"><text:span text:style-name="T241"> </text:span></text:span><text:span text:style-name="Absatz-Standardschriftart"><text:span text:style-name="T191">and</text:span></text:span><text:span text:style-name="Absatz-Standardschriftart"><text:span text:style-name="T203"> </text:span></text:span><text:span text:style-name="Absatz-Standardschriftart"><text:span text:style-name="T181">hand</text:span></text:span><text:span text:style-name="Absatz-Standardschriftart"><text:span text:style-name="T241"> </text:span></text:span><text:span text:style-name="Absatz-Standardschriftart"><text:span text:style-name="T181">delivered, mailed,</text:span></text:span><text:span text:style-name="Absatz-Standardschriftart"><text:span text:style-name="T241"> </text:span></text:span><text:span text:style-name="Absatz-Standardschriftart"><text:span text:style-name="T181">telecopied,</text:span></text:span><text:span text:style-name="Absatz-Standardschriftart"><text:span text:style-name="T222"> </text:span></text:span><text:span text:style-name="Absatz-Standardschriftart"><text:span text:style-name="T181">or</text:span></text:span><text:span text:style-name="Absatz-Standardschriftart"><text:span text:style-name="T203"> </text:span></text:span><text:span text:style-name="Absatz-Standardschriftart"><text:span text:style-name="T181">otherwise</text:span></text:span><text:span text:style-name="Absatz-Standardschriftart"><text:span text:style-name="T203"> </text:span></text:span><text:span text:style-name="Absatz-Standardschriftart"><text:span text:style-name="T191">sent</text:span></text:span><text:span text:style-name="Absatz-Standardschriftart"><text:span text:style-name="T200"> </text:span></text:span><text:span text:style-name="Absatz-Standardschriftart"><text:span text:style-name="T181">before</text:span></text:span><text:span text:style-name="Absatz-Standardschriftart"><text:span text:style-name="T205"> </text:span></text:span><text:span text:style-name="Absatz-Standardschriftart"><text:span text:style-name="T191">the</text:span></text:span><text:span text:style-name="Absatz-Standardschriftart"><text:span text:style-name="T222"> </text:span></text:span><text:span text:style-name="Absatz-Standardschriftart"><text:span text:style-name="T200">end</text:span></text:span><text:span text:style-name="Absatz-Standardschriftart"><text:span text:style-name="T181"> of</text:span></text:span><text:span text:style-name="Absatz-Standardschriftart"><text:span text:style-name="T203"> </text:span></text:span><text:span text:style-name="Absatz-Standardschriftart"><text:span text:style-name="T178">the</text:span></text:span><text:span text:style-name="Absatz-Standardschriftart"><text:span text:style-name="T241"> </text:span></text:span><text:span text:style-name="Absatz-Standardschriftart"><text:span text:style-name="T181">identification</text:span></text:span><text:span text:style-name="Absatz-Standardschriftart"><text:span text:style-name="T191"> </text:span></text:span><text:span text:style-name="Absatz-Standardschriftart"><text:span text:style-name="T200">period</text:span></text:span><text:span text:style-name="Absatz-Standardschriftart"><text:span text:style-name="T172"> </text:span></text:span><text:span text:style-name="Absatz-Standardschriftart"><text:span text:style-name="T212">to</text:span></text:span><text:span text:style-name="Absatz-Standardschriftart"><text:span text:style-name="T197"> </text:span></text:span><text:span text:style-name="Absatz-Standardschriftart"><text:span text:style-name="T181">all</text:span></text:span><text:span text:style-name="Absatz-Standardschriftart"><text:span text:style-name="T203"> </text:span></text:span><text:span text:style-name="Absatz-Standardschriftart"><text:span text:style-name="T191">of</text:span></text:span><text:span text:style-name="Absatz-Standardschriftart"><text:span text:style-name="T197"> </text:span></text:span><text:span text:style-name="Absatz-Standardschriftart"><text:span text:style-name="T178">the</text:span></text:span><text:span text:style-name="Absatz-Standardschriftart"><text:span text:style-name="T203"> </text:span></text:span><text:span text:style-name="Absatz-Standardschriftart"><text:span text:style-name="T181">parties</text:span></text:span><text:span text:style-name="Absatz-Standardschriftart"><text:span text:style-name="T197"> </text:span></text:span><text:span text:style-name="Absatz-Standardschriftart"><text:span text:style-name="T239">to</text:span></text:span><text:span text:style-name="Absatz-Standardschriftart"><text:span text:style-name="T179"> </text:span></text:span><text:span text:style-name="Absatz-Standardschriftart"><text:span text:style-name="T178">the</text:span></text:span><text:span text:style-name="Absatz-Standardschriftart"><text:span text:style-name="T197"> </text:span></text:span><text:span text:style-name="Absatz-Standardschriftart"><text:span text:style-name="T181">agreement.”</text:span></text:span></text:p>
      <text:p text:style-name="P18"/>
      <text:p text:style-name="P37"><text:span text:style-name="Absatz-Standardschriftart"><text:span text:style-name="T191">“(e)</text:span></text:span><text:span text:style-name="Absatz-Standardschriftart"><text:span text:style-name="T306"> </text:span></text:span><text:span text:style-name="Absatz-Standardschriftart"><text:span text:style-name="T193">Special</text:span></text:span><text:span text:style-name="Absatz-Standardschriftart"><text:span text:style-name="T309"> </text:span></text:span><text:span text:style-name="Absatz-Standardschriftart"><text:span text:style-name="T184">rules</text:span></text:span><text:span text:style-name="Absatz-Standardschriftart"><text:span text:style-name="T307"> </text:span></text:span><text:span text:style-name="Absatz-Standardschriftart"><text:span text:style-name="T184">for</text:span></text:span><text:span text:style-name="Absatz-Standardschriftart"><text:span text:style-name="T305"> </text:span></text:span><text:span text:style-name="Absatz-Standardschriftart"><text:span text:style-name="T193">identification</text:span></text:span><text:span text:style-name="Absatz-Standardschriftart"><text:span text:style-name="T305"> </text:span></text:span><text:span text:style-name="Absatz-Standardschriftart"><text:span text:style-name="T184">and</text:span></text:span><text:span text:style-name="Absatz-Standardschriftart"><text:span text:style-name="T289"> </text:span></text:span><text:span text:style-name="Absatz-Standardschriftart"><text:span text:style-name="T184">receipt</text:span></text:span><text:span text:style-name="Absatz-Standardschriftart"><text:span text:style-name="T287"> </text:span></text:span><text:span text:style-name="Absatz-Standardschriftart"><text:span text:style-name="T296">of</text:span></text:span><text:span text:style-name="Absatz-Standardschriftart"><text:span text:style-name="T261"> </text:span></text:span><text:span text:style-name="Absatz-Standardschriftart"><text:span text:style-name="T184">replacement</text:span></text:span><text:span text:style-name="Absatz-Standardschriftart"><text:span text:style-name="T287"> </text:span></text:span><text:span text:style-name="Absatz-Standardschriftart"><text:span text:style-name="T193">property</text:span></text:span><text:span text:style-name="Absatz-Standardschriftart"><text:span text:style-name="T294"> </text:span></text:span><text:span text:style-name="Absatz-Standardschriftart"><text:span text:style-name="T296">to</text:span></text:span><text:span text:style-name="Absatz-Standardschriftart"><text:span text:style-name="T287"> </text:span></text:span><text:span text:style-name="Absatz-Standardschriftart"><text:span text:style-name="T296">be</text:span></text:span><text:span text:style-name="Absatz-Standardschriftart"><text:span text:style-name="T305"> </text:span></text:span><text:span text:style-name="Absatz-Standardschriftart"><text:span text:style-name="T184">produced.</text:span></text:span><text:span text:style-name="Absatz-Standardschriftart"><text:span text:style-name="T309"> </text:span></text:span><text:span text:style-name="Absatz-Standardschriftart"><text:span text:style-name="T191">(1)</text:span></text:span><text:span text:style-name="Absatz-Standardschriftart"><text:span text:style-name="T306"> </text:span></text:span><text:span text:style-name="Absatz-Standardschriftart"><text:span text:style-name="T212">In</text:span></text:span><text:span text:style-name="Absatz-Standardschriftart"><text:span text:style-name="T306"> </text:span></text:span><text:span text:style-name="Absatz-Standardschriftart"><text:span text:style-name="T200">general.</text:span></text:span><text:span text:style-name="Absatz-Standardschriftart"><text:span text:style-name="T286"> </text:span></text:span><text:span text:style-name="Absatz-Standardschriftart"><text:span text:style-name="T178">A</text:span></text:span><text:span text:style-name="Absatz-Standardschriftart"><text:span text:style-name="T173"> </text:span></text:span><text:span text:style-name="Absatz-Standardschriftart"><text:span text:style-name="T191">transfer</text:span></text:span><text:span text:style-name="Absatz-Standardschriftart"><text:span text:style-name="T206"> </text:span></text:span><text:span text:style-name="Absatz-Standardschriftart"><text:span text:style-name="T191">of</text:span></text:span><text:span text:style-name="Absatz-Standardschriftart"><text:span text:style-name="T237"> </text:span></text:span><text:span text:style-name="Absatz-Standardschriftart"><text:span text:style-name="T181">relinquished</text:span></text:span><text:span text:style-name="Absatz-Standardschriftart"><text:span text:style-name="T179"> </text:span></text:span><text:span text:style-name="Absatz-Standardschriftart"><text:span text:style-name="T191">property</text:span></text:span><text:span text:style-name="Absatz-Standardschriftart"><text:span text:style-name="T179"> </text:span></text:span><text:span text:style-name="Absatz-Standardschriftart"><text:span text:style-name="T191">in</text:span></text:span><text:span text:style-name="Absatz-Standardschriftart"><text:span text:style-name="T195"> </text:span></text:span><text:span text:style-name="Absatz-Standardschriftart"><text:span text:style-name="T178">a</text:span></text:span><text:span text:style-name="Absatz-Standardschriftart"><text:span text:style-name="T206"> </text:span></text:span><text:span text:style-name="Absatz-Standardschriftart"><text:span text:style-name="T191">deferred</text:span></text:span><text:span text:style-name="Absatz-Standardschriftart"><text:span text:style-name="T195"> </text:span></text:span><text:span text:style-name="Absatz-Standardschriftart"><text:span text:style-name="T181">exchange</text:span></text:span><text:span text:style-name="Absatz-Standardschriftart"><text:span text:style-name="T197"> </text:span></text:span><text:span text:style-name="Absatz-Standardschriftart"><text:span text:style-name="T191">will</text:span></text:span><text:span text:style-name="Absatz-Standardschriftart"><text:span text:style-name="T217"> </text:span></text:span><text:span text:style-name="Absatz-Standardschriftart"><text:span text:style-name="T200">not</text:span></text:span><text:span text:style-name="Absatz-Standardschriftart"><text:span text:style-name="T186"> </text:span></text:span><text:span text:style-name="Absatz-Standardschriftart"><text:span text:style-name="T191">fail</text:span></text:span><text:span text:style-name="Absatz-Standardschriftart"><text:span text:style-name="T197"> </text:span></text:span><text:span text:style-name="Absatz-Standardschriftart"><text:span text:style-name="T200">to</text:span></text:span><text:span text:style-name="Absatz-Standardschriftart"><text:span text:style-name="T195"> </text:span></text:span><text:span text:style-name="Absatz-Standardschriftart"><text:span text:style-name="T181">qualify</text:span></text:span><text:span text:style-name="Absatz-Standardschriftart"><text:span text:style-name="T197"> </text:span></text:span><text:span text:style-name="Absatz-Standardschriftart"><text:span text:style-name="T181">for</text:span></text:span><text:span text:style-name="Absatz-Standardschriftart"><text:span text:style-name="T179"> </text:span></text:span><text:span text:style-name="Absatz-Standardschriftart"><text:span text:style-name="T191">nonrecognition</text:span></text:span><text:span text:style-name="Absatz-Standardschriftart"><text:span text:style-name="T179"> </text:span></text:span><text:span text:style-name="Absatz-Standardschriftart"><text:span text:style-name="T200">of</text:span></text:span><text:span text:style-name="Absatz-Standardschriftart"><text:span text:style-name="T179"> </text:span></text:span><text:span text:style-name="Absatz-Standardschriftart"><text:span text:style-name="T191">gain</text:span></text:span><text:span text:style-name="Absatz-Standardschriftart"><text:span text:style-name="T195"> </text:span></text:span><text:span text:style-name="Absatz-Standardschriftart"><text:span text:style-name="T200">or</text:span></text:span><text:span text:style-name="Absatz-Standardschriftart"><text:span text:style-name="T197"> </text:span></text:span><text:span text:style-name="Absatz-Standardschriftart"><text:span text:style-name="T181">loss</text:span></text:span><text:span text:style-name="Absatz-Standardschriftart"><text:span text:style-name="T237"> </text:span></text:span><text:span text:style-name="Absatz-Standardschriftart"><text:span text:style-name="T181">under</text:span></text:span><text:span text:style-name="Absatz-Standardschriftart"><text:span text:style-name="T174"> </text:span></text:span><text:span text:style-name="Absatz-Standardschriftart"><text:span text:style-name="T191">section</text:span></text:span><text:span text:style-name="Absatz-Standardschriftart"><text:span text:style-name="T308"> </text:span></text:span><text:span text:style-name="Absatz-Standardschriftart"><text:span text:style-name="T191">1031</text:span></text:span><text:span text:style-name="Absatz-Standardschriftart"><text:span text:style-name="T291"> </text:span></text:span><text:span text:style-name="Absatz-Standardschriftart"><text:span text:style-name="T178">merely</text:span></text:span><text:span text:style-name="Absatz-Standardschriftart"><text:span text:style-name="T286"> </text:span></text:span><text:span text:style-name="Absatz-Standardschriftart"><text:span text:style-name="T181">because</text:span></text:span><text:span text:style-name="Absatz-Standardschriftart"><text:span text:style-name="T306"> </text:span></text:span><text:span text:style-name="Absatz-Standardschriftart"><text:span text:style-name="T191">the</text:span></text:span><text:span text:style-name="Absatz-Standardschriftart"><text:span text:style-name="T302"> </text:span></text:span><text:span text:style-name="Absatz-Standardschriftart"><text:span text:style-name="T181">replacement</text:span></text:span><text:span text:style-name="Absatz-Standardschriftart"><text:span text:style-name="T286"> </text:span></text:span><text:span text:style-name="Absatz-Standardschriftart"><text:span text:style-name="T181">property</text:span></text:span><text:span text:style-name="Absatz-Standardschriftart"><text:span text:style-name="T288"> </text:span></text:span><text:span text:style-name="Absatz-Standardschriftart"><text:span text:style-name="T191">is</text:span></text:span><text:span text:style-name="Absatz-Standardschriftart"><text:span text:style-name="T302"> </text:span></text:span><text:span text:style-name="Absatz-Standardschriftart"><text:span text:style-name="T200">not</text:span></text:span><text:span text:style-name="Absatz-Standardschriftart"><text:span text:style-name="T274"> </text:span></text:span><text:span text:style-name="Absatz-Standardschriftart"><text:span text:style-name="T200">in</text:span></text:span><text:span text:style-name="Absatz-Standardschriftart"><text:span text:style-name="T286"> </text:span></text:span><text:span text:style-name="Absatz-Standardschriftart"><text:span text:style-name="T181">existence</text:span></text:span><text:span text:style-name="Absatz-Standardschriftart"><text:span text:style-name="T286"> </text:span></text:span><text:span text:style-name="Absatz-Standardschriftart"><text:span text:style-name="T181">or</text:span></text:span><text:span text:style-name="Absatz-Standardschriftart"><text:span text:style-name="T275"> </text:span></text:span><text:span text:style-name="Absatz-Standardschriftart"><text:span text:style-name="T200">is</text:span></text:span><text:span text:style-name="Absatz-Standardschriftart"><text:span text:style-name="T302"> </text:span></text:span><text:span text:style-name="Absatz-Standardschriftart"><text:span text:style-name="T181">being</text:span></text:span><text:span text:style-name="Absatz-Standardschriftart"><text:span text:style-name="T286"> </text:span></text:span><text:span text:style-name="Absatz-Standardschriftart"><text:span text:style-name="T181">produced</text:span></text:span><text:span text:style-name="Absatz-Standardschriftart"><text:span text:style-name="T306"> </text:span></text:span><text:span text:style-name="Absatz-Standardschriftart"><text:span text:style-name="T191">at</text:span></text:span><text:span text:style-name="Absatz-Standardschriftart"><text:span text:style-name="T286"> </text:span></text:span><text:span text:style-name="Absatz-Standardschriftart"><text:span text:style-name="T178">the</text:span></text:span><text:span text:style-name="Absatz-Standardschriftart"><text:span text:style-name="T286"> </text:span></text:span><text:span text:style-name="Absatz-Standardschriftart"><text:span text:style-name="T181">time</text:span></text:span><text:span text:style-name="Absatz-Standardschriftart"><text:span text:style-name="T286"> </text:span></text:span><text:span text:style-name="Absatz-Standardschriftart"><text:span text:style-name="T191">the</text:span></text:span><text:span text:style-name="Absatz-Standardschriftart"><text:span text:style-name="T173"> </text:span></text:span><text:span text:style-name="Absatz-Standardschriftart"><text:span text:style-name="T181">property</text:span></text:span><text:span text:style-name="Absatz-Standardschriftart"><text:span text:style-name="T270"> </text:span></text:span><text:span text:style-name="Absatz-Standardschriftart"><text:span text:style-name="T200">is</text:span></text:span><text:span text:style-name="Absatz-Standardschriftart"><text:span text:style-name="T270"> </text:span></text:span><text:span text:style-name="Absatz-Standardschriftart"><text:span text:style-name="T181">identified</text:span></text:span><text:span text:style-name="Absatz-Standardschriftart"><text:span text:style-name="T284"> </text:span></text:span><text:span text:style-name="Absatz-Standardschriftart"><text:span text:style-name="T191">as</text:span></text:span><text:span text:style-name="Absatz-Standardschriftart"><text:span text:style-name="T303"> </text:span></text:span><text:span text:style-name="Absatz-Standardschriftart"><text:span text:style-name="T181">replacement</text:span></text:span><text:span text:style-name="Absatz-Standardschriftart"><text:span text:style-name="T268"> </text:span></text:span><text:span text:style-name="Absatz-Standardschriftart"><text:span text:style-name="T191">property.</text:span></text:span><text:span text:style-name="Absatz-Standardschriftart"><text:span text:style-name="T310"> </text:span></text:span><text:span text:style-name="Absatz-Standardschriftart"><text:span text:style-name="T178">For</text:span></text:span><text:span text:style-name="Absatz-Standardschriftart"><text:span text:style-name="T272"> </text:span></text:span><text:span text:style-name="Absatz-Standardschriftart"><text:span text:style-name="T181">purposes</text:span></text:span><text:span text:style-name="Absatz-Standardschriftart"><text:span text:style-name="T267"> </text:span></text:span><text:span text:style-name="Absatz-Standardschriftart"><text:span text:style-name="T181">of</text:span></text:span><text:span text:style-name="Absatz-Standardschriftart"><text:span text:style-name="T210"> </text:span></text:span><text:span text:style-name="Absatz-Standardschriftart"><text:span text:style-name="T191">this</text:span></text:span><text:span text:style-name="Absatz-Standardschriftart"><text:span text:style-name="T270"> </text:span></text:span><text:span text:style-name="Absatz-Standardschriftart"><text:span text:style-name="T181">paragraph</text:span></text:span><text:span text:style-name="Absatz-Standardschriftart"><text:span text:style-name="T267"> </text:span></text:span><text:span text:style-name="Absatz-Standardschriftart"><text:span text:style-name="T178">(e),</text:span></text:span><text:span text:style-name="Absatz-Standardschriftart"><text:span text:style-name="T210"> </text:span></text:span><text:span text:style-name="Absatz-Standardschriftart"><text:span text:style-name="T191">the</text:span></text:span><text:span text:style-name="Absatz-Standardschriftart"><text:span text:style-name="T310"> </text:span></text:span><text:span text:style-name="Absatz-Standardschriftart"><text:span text:style-name="T191">terms</text:span></text:span><text:span text:style-name="Absatz-Standardschriftart"><text:span text:style-name="T284"> </text:span></text:span><text:span text:style-name="Absatz-Standardschriftart"><text:span text:style-name="T181">"produced"</text:span></text:span><text:span text:style-name="Absatz-Standardschriftart"><text:span text:style-name="T270"> </text:span></text:span><text:span text:style-name="Absatz-Standardschriftart"><text:span text:style-name="T191">and</text:span></text:span><text:span text:style-name="Absatz-Standardschriftart"><text:span text:style-name="T175"> </text:span></text:span><text:span text:style-name="Absatz-Standardschriftart"><text:span text:style-name="T181">"production"</text:span></text:span><text:span text:style-name="Absatz-Standardschriftart"><text:span text:style-name="T200"> </text:span></text:span><text:span text:style-name="Absatz-Standardschriftart"><text:span text:style-name="T181">have</text:span></text:span><text:span text:style-name="Absatz-Standardschriftart"><text:span text:style-name="T245"> </text:span></text:span><text:span text:style-name="Absatz-Standardschriftart"><text:span text:style-name="T191">the</text:span></text:span><text:span text:style-name="Absatz-Standardschriftart"><text:span text:style-name="T245"> </text:span></text:span><text:span text:style-name="Absatz-Standardschriftart"><text:span text:style-name="T178">same</text:span></text:span><text:span text:style-name="Absatz-Standardschriftart"><text:span text:style-name="T203"> </text:span></text:span><text:span text:style-name="Absatz-Standardschriftart"><text:span text:style-name="T181">meanings</text:span></text:span><text:span text:style-name="Absatz-Standardschriftart"><text:span text:style-name="T203"> </text:span></text:span><text:span text:style-name="Absatz-Standardschriftart"><text:span text:style-name="T191">as</text:span></text:span><text:span text:style-name="Absatz-Standardschriftart"><text:span text:style-name="T241"> </text:span></text:span><text:span text:style-name="Absatz-Standardschriftart"><text:span text:style-name="T191">provided</text:span></text:span><text:span text:style-name="Absatz-Standardschriftart"><text:span text:style-name="T245"> </text:span></text:span><text:span text:style-name="Absatz-Standardschriftart"><text:span text:style-name="T191">in</text:span></text:span><text:span text:style-name="Absatz-Standardschriftart"><text:span text:style-name="T245"> </text:span></text:span><text:span text:style-name="Absatz-Standardschriftart"><text:span text:style-name="T178">section</text:span></text:span><text:span text:style-name="Absatz-Standardschriftart"><text:span text:style-name="T200"> </text:span></text:span><text:span text:style-name="Absatz-Standardschriftart"><text:span text:style-name="T191">263A(g)(1)</text:span></text:span><text:span text:style-name="Absatz-Standardschriftart"><text:span text:style-name="T203"> </text:span></text:span><text:span text:style-name="Absatz-Standardschriftart"><text:span text:style-name="T191">and</text:span></text:span><text:span text:style-name="Absatz-Standardschriftart"><text:span text:style-name="T205"> </text:span></text:span><text:span text:style-name="Absatz-Standardschriftart"><text:span text:style-name="T178">the</text:span></text:span><text:span text:style-name="Absatz-Standardschriftart"><text:span text:style-name="T200"> </text:span></text:span><text:span text:style-name="Absatz-Standardschriftart"><text:span text:style-name="T191">regulations</text:span></text:span><text:span text:style-name="Absatz-Standardschriftart"><text:span text:style-name="T200"> </text:span></text:span><text:span text:style-name="Absatz-Standardschriftart"><text:span text:style-name="T181">thereunder.</text:span></text:span><text:span text:style-name="Absatz-Standardschriftart"><text:span text:style-name="T311"> </text:span></text:span><text:span text:style-name="Absatz-Standardschriftart"><text:span text:style-name="T212">(2)…</text:span></text:span><text:span text:style-name="Absatz-Standardschriftart"><text:span text:style-name="T203"> </text:span></text:span><text:span text:style-name="Absatz-Standardschriftart"><text:span text:style-name="T178">For</text:span></text:span><text:span text:style-name="Absatz-Standardschriftart"><text:span text:style-name="T162"> </text:span></text:span><text:span text:style-name="Absatz-Standardschriftart"><text:span text:style-name="T181">example, </text:span></text:span><text:span text:style-name="Absatz-Standardschriftart"><text:span text:style-name="T200">if</text:span></text:span><text:span text:style-name="Absatz-Standardschriftart"><text:span text:style-name="T237"> </text:span></text:span><text:span text:style-name="Absatz-Standardschriftart"><text:span text:style-name="T178">the</text:span></text:span><text:span text:style-name="Absatz-Standardschriftart"><text:span text:style-name="T205"> </text:span></text:span><text:span text:style-name="Absatz-Standardschriftart"><text:span text:style-name="T181">identified</text:span></text:span><text:span text:style-name="Absatz-Standardschriftart"><text:span text:style-name="T206"> </text:span></text:span><text:span text:style-name="Absatz-Standardschriftart"><text:span text:style-name="T181">replacement</text:span></text:span><text:span text:style-name="Absatz-Standardschriftart"><text:span text:style-name="T241"> </text:span></text:span><text:span text:style-name="Absatz-Standardschriftart"><text:span text:style-name="T191">property</text:span></text:span><text:span text:style-name="Absatz-Standardschriftart"><text:span text:style-name="T206"> </text:span></text:span><text:span text:style-name="Absatz-Standardschriftart"><text:span text:style-name="T191">consists</text:span></text:span><text:span text:style-name="Absatz-Standardschriftart"><text:span text:style-name="T179"> </text:span></text:span><text:span text:style-name="Absatz-Standardschriftart"><text:span text:style-name="T181">of</text:span></text:span><text:span text:style-name="Absatz-Standardschriftart"><text:span text:style-name="T237"> </text:span></text:span><text:span text:style-name="Absatz-Standardschriftart"><text:span text:style-name="T181">improved</text:span></text:span><text:span text:style-name="Absatz-Standardschriftart"><text:span text:style-name="T205"> </text:span></text:span><text:span text:style-name="Absatz-Standardschriftart"><text:span text:style-name="T181">real</text:span></text:span><text:span text:style-name="Absatz-Standardschriftart"><text:span text:style-name="T237"> </text:span></text:span><text:span text:style-name="Absatz-Standardschriftart"><text:span text:style-name="T181">property</text:span></text:span><text:span text:style-name="Absatz-Standardschriftart"><text:span text:style-name="T237"> </text:span></text:span><text:span text:style-name="Absatz-Standardschriftart"><text:span text:style-name="T191">where</text:span></text:span><text:span text:style-name="Absatz-Standardschriftart"><text:span text:style-name="T179"> </text:span></text:span><text:span text:style-name="Absatz-Standardschriftart"><text:span text:style-name="T191">the</text:span></text:span><text:span text:style-name="Absatz-Standardschriftart"><text:span text:style-name="T206"> </text:span></text:span><text:span text:style-name="Absatz-Standardschriftart"><text:span text:style-name="T191">improvements</text:span></text:span><text:span text:style-name="Absatz-Standardschriftart"><text:span text:style-name="T179"> </text:span></text:span><text:span text:style-name="Absatz-Standardschriftart"><text:span text:style-name="T181">are</text:span></text:span><text:span text:style-name="Absatz-Standardschriftart"><text:span text:style-name="T179"> </text:span></text:span><text:span text:style-name="Absatz-Standardschriftart"><text:span text:style-name="T212">to</text:span></text:span><text:span text:style-name="Absatz-Standardschriftart"><text:span text:style-name="T205"> </text:span></text:span><text:span text:style-name="Absatz-Standardschriftart"><text:span text:style-name="T181">be</text:span></text:span><text:span text:style-name="Absatz-Standardschriftart"><text:span text:style-name="T155"> </text:span></text:span><text:span text:style-name="Absatz-Standardschriftart"><text:span text:style-name="T191">constructed,</text:span></text:span><text:span text:style-name="Absatz-Standardschriftart"><text:span text:style-name="T217"> </text:span></text:span><text:span text:style-name="Absatz-Standardschriftart"><text:span text:style-name="T191">the</text:span></text:span><text:span text:style-name="Absatz-Standardschriftart"><text:span text:style-name="T195"> </text:span></text:span><text:span text:style-name="Absatz-Standardschriftart"><text:span text:style-name="T181">description</text:span></text:span><text:span text:style-name="Absatz-Standardschriftart"><text:span text:style-name="T205"> </text:span></text:span><text:span text:style-name="Absatz-Standardschriftart"><text:span text:style-name="T181">of</text:span></text:span><text:span text:style-name="Absatz-Standardschriftart"><text:span text:style-name="T179"> </text:span></text:span><text:span text:style-name="Absatz-Standardschriftart"><text:span text:style-name="T191">the</text:span></text:span><text:span text:style-name="Absatz-Standardschriftart"><text:span text:style-name="T208"> </text:span></text:span><text:span text:style-name="Absatz-Standardschriftart"><text:span text:style-name="T181">replacement</text:span></text:span><text:span text:style-name="Absatz-Standardschriftart"><text:span text:style-name="T237"> </text:span></text:span><text:span text:style-name="Absatz-Standardschriftart"><text:span text:style-name="T181">property</text:span></text:span><text:span text:style-name="Absatz-Standardschriftart"><text:span text:style-name="T206"> </text:span></text:span><text:span text:style-name="Absatz-Standardschriftart"><text:span text:style-name="T191">satisfies</text:span></text:span><text:span text:style-name="Absatz-Standardschriftart"><text:span text:style-name="T211"> </text:span></text:span><text:span text:style-name="Absatz-Standardschriftart"><text:span text:style-name="T178">the</text:span></text:span><text:span text:style-name="Absatz-Standardschriftart"><text:span text:style-name="T195"> </text:span></text:span><text:span text:style-name="Absatz-Standardschriftart"><text:span text:style-name="T181">requirements</text:span></text:span><text:span text:style-name="Absatz-Standardschriftart"><text:span text:style-name="T179"> </text:span></text:span><text:span text:style-name="Absatz-Standardschriftart"><text:span text:style-name="T181">of</text:span></text:span><text:span text:style-name="Absatz-Standardschriftart"><text:span text:style-name="T203"> </text:span></text:span><text:span text:style-name="Absatz-Standardschriftart"><text:span text:style-name="T181">paragraph</text:span></text:span><text:span text:style-name="Absatz-Standardschriftart"><text:span text:style-name="T217"> </text:span></text:span><text:span text:style-name="Absatz-Standardschriftart"><text:span text:style-name="T191">(c)(3)</text:span></text:span><text:span text:style-name="Absatz-Standardschriftart"><text:span text:style-name="T195"> </text:span></text:span><text:span text:style-name="Absatz-Standardschriftart"><text:span text:style-name="T191">of</text:span></text:span><text:span text:style-name="Absatz-Standardschriftart"><text:span text:style-name="T195"> </text:span></text:span><text:span text:style-name="Absatz-Standardschriftart"><text:span text:style-name="T178">this</text:span></text:span><text:span text:style-name="Absatz-Standardschriftart"><text:span text:style-name="T195"> </text:span></text:span><text:span text:style-name="Absatz-Standardschriftart"><text:span text:style-name="T181">section</text:span></text:span><text:span text:style-name="Absatz-Standardschriftart"><text:span text:style-name="T176"> </text:span></text:span><text:span text:style-name="Absatz-Standardschriftart"><text:span text:style-name="T191">(relating</text:span></text:span><text:span text:style-name="Absatz-Standardschriftart"><text:span text:style-name="T179"> </text:span></text:span><text:span text:style-name="Absatz-Standardschriftart"><text:span text:style-name="T178">to</text:span></text:span><text:span text:style-name="Absatz-Standardschriftart"><text:span text:style-name="T186"> </text:span></text:span><text:span text:style-name="Absatz-Standardschriftart"><text:span text:style-name="T181">description</text:span></text:span><text:span text:style-name="Absatz-Standardschriftart"><text:span text:style-name="T206"> </text:span></text:span><text:span text:style-name="Absatz-Standardschriftart"><text:span text:style-name="T191">of</text:span></text:span><text:span text:style-name="Absatz-Standardschriftart"><text:span text:style-name="T203"> </text:span></text:span><text:span text:style-name="Absatz-Standardschriftart"><text:span text:style-name="T181">replacement</text:span></text:span><text:span text:style-name="Absatz-Standardschriftart"><text:span text:style-name="T197"> </text:span></text:span><text:span text:style-name="Absatz-Standardschriftart"><text:span text:style-name="T181">property)</text:span></text:span><text:span text:style-name="Absatz-Standardschriftart"><text:span text:style-name="T205"> </text:span></text:span><text:span text:style-name="Absatz-Standardschriftart"><text:span text:style-name="T191">if</text:span></text:span><text:span text:style-name="Absatz-Standardschriftart"><text:span text:style-name="T186"> </text:span></text:span><text:span text:style-name="Absatz-Standardschriftart"><text:span text:style-name="T178">a</text:span></text:span><text:span text:style-name="Absatz-Standardschriftart"><text:span text:style-name="T206"> </text:span></text:span><text:span text:style-name="Absatz-Standardschriftart"><text:span text:style-name="T181">legal</text:span></text:span><text:span text:style-name="Absatz-Standardschriftart"><text:span text:style-name="T211"> </text:span></text:span><text:span text:style-name="Absatz-Standardschriftart"><text:span text:style-name="T181">description</text:span></text:span><text:span text:style-name="Absatz-Standardschriftart"><text:span text:style-name="T186"> </text:span></text:span><text:span text:style-name="Absatz-Standardschriftart"><text:span text:style-name="T191">is</text:span></text:span><text:span text:style-name="Absatz-Standardschriftart"><text:span text:style-name="T179"> </text:span></text:span><text:span text:style-name="Absatz-Standardschriftart"><text:span text:style-name="T181">provided</text:span></text:span><text:span text:style-name="Absatz-Standardschriftart"><text:span text:style-name="T195"> </text:span></text:span><text:span text:style-name="Absatz-Standardschriftart"><text:span text:style-name="T191">for</text:span></text:span><text:span text:style-name="Absatz-Standardschriftart"><text:span text:style-name="T197"> </text:span></text:span><text:span text:style-name="Absatz-Standardschriftart"><text:span text:style-name="T178">the</text:span></text:span><text:span text:style-name="Absatz-Standardschriftart"><text:span text:style-name="T186"> </text:span></text:span><text:span text:style-name="Absatz-Standardschriftart"><text:span text:style-name="T181">underlying</text:span></text:span><text:span text:style-name="Absatz-Standardschriftart"><text:span text:style-name="T206"> </text:span></text:span><text:span text:style-name="Absatz-Standardschriftart"><text:span text:style-name="T191">land</text:span></text:span><text:span text:style-name="Absatz-Standardschriftart"><text:span text:style-name="T205"> </text:span></text:span><text:span text:style-name="Absatz-Standardschriftart"><text:span text:style-name="T181">and</text:span></text:span><text:span text:style-name="Absatz-Standardschriftart"><text:span text:style-name="T186"> </text:span></text:span><text:span text:style-name="Absatz-Standardschriftart"><text:span text:style-name="T181">as</text:span></text:span><text:span text:style-name="Absatz-Standardschriftart"><text:span text:style-name="T203"> </text:span></text:span><text:span text:style-name="Absatz-Standardschriftart"><text:span text:style-name="T178">much</text:span></text:span><text:span text:style-name="Absatz-Standardschriftart"><text:span text:style-name="T140"> </text:span></text:span><text:span text:style-name="Absatz-Standardschriftart"><text:span text:style-name="T181">detail</text:span></text:span><text:span text:style-name="Absatz-Standardschriftart"><text:span text:style-name="T197"> </text:span></text:span><text:span text:style-name="Absatz-Standardschriftart"><text:span text:style-name="T191">is</text:span></text:span><text:span text:style-name="Absatz-Standardschriftart"><text:span text:style-name="T197"> </text:span></text:span><text:span text:style-name="Absatz-Standardschriftart"><text:span text:style-name="T181">provided</text:span></text:span><text:span text:style-name="Absatz-Standardschriftart"><text:span text:style-name="T197"> </text:span></text:span><text:span text:style-name="Absatz-Standardschriftart"><text:span text:style-name="T181">regarding</text:span></text:span><text:span text:style-name="Absatz-Standardschriftart"><text:span text:style-name="T197"> </text:span></text:span><text:span text:style-name="Absatz-Standardschriftart"><text:span text:style-name="T181">construction</text:span></text:span><text:span text:style-name="Absatz-Standardschriftart"><text:span text:style-name="T237"> </text:span></text:span><text:span text:style-name="Absatz-Standardschriftart"><text:span text:style-name="T200">of</text:span></text:span><text:span text:style-name="Absatz-Standardschriftart"><text:span text:style-name="T186"> </text:span></text:span><text:span text:style-name="Absatz-Standardschriftart"><text:span text:style-name="T191">the</text:span></text:span><text:span text:style-name="Absatz-Standardschriftart"><text:span text:style-name="T197"> </text:span></text:span><text:span text:style-name="Absatz-Standardschriftart"><text:span text:style-name="T181">improvements</text:span></text:span><text:span text:style-name="Absatz-Standardschriftart"><text:span text:style-name="T197"> </text:span></text:span><text:span text:style-name="Absatz-Standardschriftart"><text:span text:style-name="T191">as</text:span></text:span><text:span text:style-name="Absatz-Standardschriftart"><text:span text:style-name="T205"> </text:span></text:span><text:span text:style-name="Absatz-Standardschriftart"><text:span text:style-name="T200">is</text:span></text:span><text:span text:style-name="Absatz-Standardschriftart"><text:span text:style-name="T197"> </text:span></text:span><text:span text:style-name="Absatz-Standardschriftart"><text:span text:style-name="T181">practicable</text:span></text:span><text:span text:style-name="Absatz-Standardschriftart"><text:span text:style-name="T206"> </text:span></text:span><text:span text:style-name="Absatz-Standardschriftart"><text:span text:style-name="T181">at</text:span></text:span><text:span text:style-name="Absatz-Standardschriftart"><text:span text:style-name="T197"> </text:span></text:span><text:span text:style-name="Absatz-Standardschriftart"><text:span text:style-name="T178">the</text:span></text:span><text:span text:style-name="Absatz-Standardschriftart"><text:span text:style-name="T206"> </text:span></text:span><text:span text:style-name="Absatz-Standardschriftart"><text:span text:style-name="T191">time</text:span></text:span><text:span text:style-name="Absatz-Standardschriftart"><text:span text:style-name="T186"> </text:span></text:span><text:span text:style-name="Absatz-Standardschriftart"><text:span text:style-name="T178">the</text:span></text:span><text:span text:style-name="Absatz-Standardschriftart"><text:span text:style-name="T186"> </text:span></text:span><text:span text:style-name="Absatz-Standardschriftart"><text:span text:style-name="T181">identification</text:span></text:span><text:span text:style-name="Absatz-Standardschriftart"><text:span text:style-name="T205"> </text:span></text:span><text:span text:style-name="Absatz-Standardschriftart"><text:span text:style-name="T191">is</text:span></text:span><text:span text:style-name="Absatz-Standardschriftart"><text:span text:style-name="T208"> </text:span></text:span><text:span text:style-name="Absatz-Standardschriftart"><text:span text:style-name="T191">made.”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2752in" fo:margin-right="0in" fo:hyphenation-ladder-count="no-limit" fo:text-indent="-0.1925in" style:auto-text-indent="false">
        <style:tab-stops/>
      </style:paragraph-properties>
      <style:text-properties style:font-name="Arial" fo:font-family="Arial" style:font-family-generic="swiss" style:font-pitch="variable" fo:font-size="9.5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9.5pt" style:font-weight-asian="bold" style:font-size-complex="9.5pt" style:font-weight-complex="bold" fo:hyphenate="false" loext:hyphenation-no-caps="false"/>
    </style:style>
    <style:style style:name="Überschrift_20_2" style:display-name="Überschrift 2" style:family="paragraph" style:parent-style-name="Standard" style:default-outline-level="2">
      <style:paragraph-properties fo:margin-left="0.0827in" fo:margin-right="0in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9.5pt" fo:font-style="italic" fo:font-weight="bold" style:font-name-asian="Arial" style:font-family-asian="Arial" style:font-family-generic-asian="swiss" style:font-pitch-asian="variable" style:font-size-asian="9.5pt" style:font-style-asian="italic" style:font-weight-asian="bold" style:font-size-complex="9.5pt" style:font-weight-complex="bold" fo:hyphenate="false" loext:hyphenation-no-caps="false"/>
    </style:style>
    <style:style style:name="Textkörper" style:family="paragraph" style:parent-style-name="Standard">
      <style:paragraph-properties fo:margin-left="0.0827in" fo:margin-right="0in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9.5pt" style:font-name-asian="Arial" style:font-family-asian="Arial" style:font-family-generic-asian="swiss" style:font-pitch-asian="variable" style:font-size-asian="9.5pt" style:font-size-complex="9.5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Arial" fo:font-family="Arial" style:font-family-generic="swiss" style:font-pitch="variable" fo:font-size="9.5pt" fo:letter-spacing="-0.0008in" fo:font-weight="bold" style:font-name-asian="Arial" style:font-family-asian="Arial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9.5pt" fo:letter-spacing="-0.0028in" style:font-name-asian="Arial" style:font-family-asian="Arial" style:font-family-generic-asian="swiss" style:font-pitch-asian="variable" style:font-size-asian="9.5pt" style:font-size-complex="9.5pt" style:text-scale="103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138in" fo:margin-right="0in" fo:margin-top="0.0055in" fo:margin-bottom="0in" style:contextual-spacing="false" fo:text-indent="0in" style:auto-text-indent="false">
        <style:tab-stops/>
      </style:paragraph-properties>
    </style:style>
    <style:style style:name="MP3" style:family="paragraph" style:parent-style-name="Standard">
      <style:paragraph-properties fo:margin-left="0.028in" fo:margin-right="0in" fo:margin-top="0.0028in" fo:margin-bottom="0in" style:contextual-spacing="false" fo:text-indent="0in" style:auto-text-indent="false">
        <style:tab-stops/>
      </style:paragraph-properties>
    </style:style>
    <style:style style:name="MP4" style:family="paragraph" style:parent-style-name="Standard">
      <style:paragraph-properties fo:margin-left="0.0138in" fo:margin-right="0.0126in" fo:margin-top="0.0028in" fo:margin-bottom="0in" style:contextual-spacing="false" fo:line-height="103%" fo:text-align="justify" style:justify-single-word="false" fo:text-indent="0in" style:auto-text-indent="false">
        <style:tab-stops/>
      </style:paragraph-properties>
    </style:style>
    <style:style style:name="MT1" style:family="text">
      <style:text-properties style:font-name="Arial" fo:font-size="6.5pt" style:font-name-asian="Arial" style:font-size-asian="6.5pt" style:font-name-complex="Arial" style:font-size-complex="6.5pt" style:text-scale="105%"/>
    </style:style>
    <style:style style:name="MT2" style:family="text">
      <style:text-properties style:font-name="Arial" fo:font-size="6.5pt" fo:letter-spacing="-0.0043in" style:font-name-asian="Arial" style:font-size-asian="6.5pt" style:font-name-complex="Arial" style:font-size-complex="6.5pt" style:text-scale="105%"/>
    </style:style>
    <style:style style:name="MT3" style:family="text">
      <style:text-properties style:font-name="Arial" fo:font-size="6.5pt" fo:letter-spacing="-0.0047in" style:font-name-asian="Arial" style:font-size-asian="6.5pt" style:font-name-complex="Arial" style:font-size-complex="6.5pt" style:text-scale="105%"/>
    </style:style>
    <style:style style:name="MT4" style:family="text">
      <style:text-properties style:font-name="Arial" fo:font-size="6.5pt" fo:letter-spacing="-0.002in" style:font-name-asian="Arial" style:font-size-asian="6.5pt" style:font-name-complex="Arial" style:font-size-complex="6.5pt" style:text-scale="105%"/>
    </style:style>
    <style:style style:name="MT5" style:family="text">
      <style:text-properties style:font-name="Arial" fo:font-size="6.5pt" fo:letter-spacing="-0.0016in" style:font-name-asian="Arial" style:font-size-asian="6.5pt" style:font-name-complex="Arial" style:font-size-complex="6.5pt" style:text-scale="105%"/>
    </style:style>
    <style:style style:name="MT6" style:family="text">
      <style:text-properties style:font-name="Arial" fo:font-size="6.5pt" fo:letter-spacing="-0.0008in" style:font-name-asian="Arial" style:font-size-asian="6.5pt" style:font-name-complex="Arial" style:font-size-complex="6.5pt" style:text-scale="105%"/>
    </style:style>
    <style:style style:name="MT7" style:family="text">
      <style:text-properties style:font-name="Arial" fo:font-size="6.5pt" fo:letter-spacing="-0.0035in" style:font-name-asian="Arial" style:font-size-asian="6.5pt" style:font-name-complex="Arial" style:font-size-complex="6.5pt" style:text-scale="105%"/>
    </style:style>
    <style:style style:name="MT8" style:family="text">
      <style:text-properties style:font-name="Arial" fo:font-size="6.5pt" fo:letter-spacing="-0.0055in" style:font-name-asian="Arial" style:font-size-asian="6.5pt" style:font-name-complex="Arial" style:font-size-complex="6.5pt" style:text-scale="105%"/>
    </style:style>
    <style:style style:name="MT9" style:family="text">
      <style:text-properties style:font-name="Arial" fo:font-size="6.5pt" fo:letter-spacing="-0.0028in" style:font-name-asian="Arial" style:font-size-asian="6.5pt" style:font-name-complex="Arial" style:font-size-complex="6.5pt" style:text-scale="105%"/>
    </style:style>
    <style:style style:name="MT10" style:family="text">
      <style:text-properties style:font-name="Arial" fo:font-size="6.5pt" fo:letter-spacing="0.0008in" style:font-name-asian="Arial" style:font-size-asian="6.5pt" style:font-name-complex="Arial" style:font-size-complex="6.5pt" style:text-scale="105%"/>
    </style:style>
    <style:style style:name="MT11" style:family="text">
      <style:text-properties style:font-name="Arial" fo:font-size="7.5pt" style:font-size-asian="7.5pt"/>
    </style:style>
    <style:style style:name="MT12" style:family="text">
      <style:text-properties style:font-name="Arial" fo:font-size="7.5pt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13" style:family="text">
      <style:text-properties style:font-name="Arial" fo:font-size="7.5pt" fo:letter-spacing="0.0063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14" style:family="text">
      <style:text-properties style:font-name="Arial" fo:font-size="7.5pt" fo:letter-spacing="0.0075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15" style:family="text">
      <style:text-properties style:font-name="Arial" fo:font-size="7.5pt" fo:letter-spacing="0.0146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16" style:family="text">
      <style:text-properties style:font-name="Arial" fo:font-size="7.5pt" fo:letter-spacing="-0.0008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17" style:family="text">
      <style:text-properties style:font-name="Arial" fo:font-size="7.5pt" fo:letter-spacing="0.011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18" style:family="text">
      <style:text-properties style:font-name="Arial" fo:font-size="7.5pt" fo:letter-spacing="0.0102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19" style:family="text">
      <style:text-properties style:font-name="Arial" fo:font-size="7.5pt" fo:letter-spacing="0.0118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20" style:family="text">
      <style:text-properties style:font-name="Arial" fo:font-size="7.5pt" fo:letter-spacing="0.0201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21" style:family="text">
      <style:text-properties style:font-name="Arial" fo:font-size="7.5pt" fo:letter-spacing="0.0083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22" style:family="text">
      <style:text-properties style:font-name="Arial" fo:font-size="7.5pt" fo:letter-spacing="0.0071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23" style:family="text">
      <style:text-properties style:font-name="Arial" fo:font-size="7.5pt" fo:letter-spacing="0.0126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24" style:family="text">
      <style:text-properties style:font-name="Times New Roman" fo:font-size="7.5pt" fo:letter-spacing="0.0508in" fo:font-style="italic" fo:font-weight="bold" style:font-name-asian="Times New Roman" style:font-size-asian="7.5pt" style:font-style-asian="italic" style:font-weight-asian="bold" style:font-name-complex="Times New Roman" style:font-size-complex="7.5pt" style:font-weight-complex="bold" style:text-scale="102%"/>
    </style:style>
    <style:style style:name="MT25" style:family="text">
      <style:text-properties style:font-name="Arial" fo:font-size="7.5pt" fo:letter-spacing="0.0098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26" style:family="text">
      <style:text-properties style:font-name="Arial" fo:font-size="7.5pt" fo:letter-spacing="0.0193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27" style:family="text">
      <style:text-properties style:font-name="Arial" fo:font-size="7.5pt" fo:letter-spacing="0.0008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28" style:family="text">
      <style:text-properties style:font-name="Arial" fo:font-size="7.5pt" fo:letter-spacing="0.0134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29" style:family="text">
      <style:text-properties style:font-name="Arial" fo:font-size="7.5pt" fo:letter-spacing="0.0161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30" style:family="text">
      <style:text-properties style:font-name="Arial" fo:font-size="7.5pt" fo:letter-spacing="-0.0016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31" style:family="text">
      <style:text-properties style:font-name="Times New Roman" fo:font-size="7.5pt" fo:letter-spacing="0.0602in" fo:font-style="italic" fo:font-weight="bold" style:font-name-asian="Times New Roman" style:font-size-asian="7.5pt" style:font-style-asian="italic" style:font-weight-asian="bold" style:font-name-complex="Times New Roman" style:font-size-complex="7.5pt" style:font-weight-complex="bold" style:text-scale="102%"/>
    </style:style>
    <style:style style:name="MT32" style:family="text">
      <style:text-properties style:font-name="Arial" fo:font-size="7.5pt" fo:letter-spacing="0.0047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33" style:family="text">
      <style:text-properties style:font-name="Arial" fo:font-size="7.5pt" fo:letter-spacing="0.0173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34" style:family="text">
      <style:text-properties style:font-name="Arial" fo:font-size="7.5pt" fo:letter-spacing="0.0028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35" style:family="text">
      <style:text-properties style:font-name="Arial" fo:font-size="7.5pt" fo:letter-spacing="0.0016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36" style:family="text">
      <style:text-properties style:font-name="Arial" fo:font-size="7.5pt" fo:letter-spacing="0.0091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37" style:family="text">
      <style:text-properties style:font-name="Arial" fo:font-size="7.5pt" fo:letter-spacing="0.0055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T38" style:family="text">
      <style:text-properties style:font-name="Times New Roman" fo:font-size="7.5pt" fo:letter-spacing="0.052in" fo:font-style="italic" fo:font-weight="bold" style:font-name-asian="Times New Roman" style:font-size-asian="7.5pt" style:font-style-asian="italic" style:font-weight-asian="bold" style:font-name-complex="Times New Roman" style:font-size-complex="7.5pt" style:font-weight-complex="bold" style:text-scale="102%"/>
    </style:style>
    <style:style style:name="MT39" style:family="text">
      <style:text-properties style:font-name="Arial" fo:font-size="7.5pt" fo:letter-spacing="0.0035in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writing-mode="lr-tb" draw:textarea-vertical-align="top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9in" fo:page-height="11.6945in" style:num-format="1" style:print-orientation="portrait" fo:margin-top="0.5in" fo:margin-bottom="1.3138in" fo:margin-left="0.5693in" fo:margin-right="0.59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307in" fo:margin-left="0in" fo:margin-right="0in" fo:margin-top="0in" style:dynamic-spacing="true"/>
      </style:footer-style>
    </style:page-layout>
    <style:page-layout style:name="Mpm3">
      <style:page-layout-properties fo:page-width="8.2709in" fo:page-height="11.6945in" style:num-format="1" style:print-orientation="portrait" fo:margin-top="0.8335in" fo:margin-bottom="1.4445in" fo:margin-left="0.5972in" fo:margin-right="0.59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8.2709in" fo:page-height="11.6945in" style:num-format="1" style:print-orientation="portrait" fo:margin-top="0.9862in" fo:margin-bottom="1.4445in" fo:margin-left="0.5972in" fo:margin-right="0.59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3" text:anchor-type="paragraph" svg:x="0.6661in" svg:y="10.2264in" svg:width="3.9445in" style:rel-width="scale" svg:height="0.122in" style:rel-height="scale" draw:z-index="9"><draw:text-box><text:p text:style-name="MP2"><text:span text:style-name="Absatz-Standardschriftart"><text:span text:style-name="MT1">ID</text:span></text:span><text:span text:style-name="Absatz-Standardschriftart"><text:span text:style-name="MT2"> </text:span></text:span><text:span text:style-name="Absatz-Standardschriftart"><text:span text:style-name="MT1">Notice</text:span></text:span><text:span text:style-name="Absatz-Standardschriftart"><text:span text:style-name="MT3"> </text:span></text:span><text:span text:style-name="Absatz-Standardschriftart"><text:span text:style-name="MT1">1.2020</text:span></text:span><text:span text:style-name="Absatz-Standardschriftart"><text:span text:style-name="MT4"> </text:span></text:span><text:span text:style-name="Absatz-Standardschriftart"><text:span text:style-name="MT1">©</text:span></text:span><text:span text:style-name="Absatz-Standardschriftart"><text:span text:style-name="MT5"> </text:span></text:span><text:span text:style-name="Absatz-Standardschriftart"><text:span text:style-name="MT1">Investment</text:span></text:span><text:span text:style-name="Absatz-Standardschriftart"><text:span text:style-name="MT5"> </text:span></text:span><text:span text:style-name="Absatz-Standardschriftart"><text:span text:style-name="MT6">Property</text:span></text:span><text:span text:style-name="Absatz-Standardschriftart"><text:span text:style-name="MT7"> </text:span></text:span><text:span text:style-name="Absatz-Standardschriftart"><text:span text:style-name="MT1">Exchange</text:span></text:span><text:span text:style-name="Absatz-Standardschriftart"><text:span text:style-name="MT5"> </text:span></text:span><text:span text:style-name="Absatz-Standardschriftart"><text:span text:style-name="MT1">Services,</text:span></text:span><text:span text:style-name="Absatz-Standardschriftart"><text:span text:style-name="MT8"> </text:span></text:span><text:span text:style-name="Absatz-Standardschriftart"><text:span text:style-name="MT1">Inc.,</text:span></text:span><text:span text:style-name="Absatz-Standardschriftart"><text:span text:style-name="MT9"> </text:span></text:span><text:span text:style-name="Absatz-Standardschriftart"><text:span text:style-name="MT6">2020</text:span></text:span><text:span text:style-name="Absatz-Standardschriftart"><text:span text:style-name="MT5"> </text:span></text:span><text:span text:style-name="Absatz-Standardschriftart"><text:span text:style-name="MT1">–</text:span></text:span><text:span text:style-name="Absatz-Standardschriftart"><text:span text:style-name="MT4"> </text:span></text:span><text:span text:style-name="Absatz-Standardschriftart"><text:span text:style-name="MT6">All</text:span></text:span><text:span text:style-name="Absatz-Standardschriftart"><text:span text:style-name="MT7"> </text:span></text:span><text:span text:style-name="Absatz-Standardschriftart"><text:span text:style-name="MT6">Rights</text:span></text:span><text:span text:style-name="Absatz-Standardschriftart"><text:span text:style-name="MT10"> </text:span></text:span><text:span text:style-name="Absatz-Standardschriftart"><text:span text:style-name="MT1">Reserved</text:span></text:span></text:p></draw:text-box></draw:frame><draw:frame draw:style-name="Mfr1" draw:name="Text Box 2" text:anchor-type="paragraph" svg:x="7.3425in" svg:y="10.2291in" svg:width="0.1154in" style:rel-width="scale" svg:height="0.1354in" style:rel-height="scale" draw:z-index="10"><draw:text-box><text:p text:style-name="MP3"><text:span text:style-name="Absatz-Standardschriftart"><text:span text:style-name="MT11"><text:page-number text:select-page="current">1</text:page-number></text:span></text:span></text:p></draw:text-box></draw:frame><draw:frame draw:style-name="Mfr1" draw:name="Text Box 1" text:anchor-type="paragraph" svg:x="0.6661in" svg:y="10.4626in" svg:width="6.9374in" style:rel-width="scale" svg:height="0.5083in" style:rel-height="scale" draw:z-index="11"><draw:text-box><text:p text:style-name="MP4"><text:span text:style-name="Absatz-Standardschriftart"><text:span text:style-name="MT12">This</text:span></text:span><text:span text:style-name="Absatz-Standardschriftart"><text:span text:style-name="MT13"> </text:span></text:span><text:span text:style-name="Absatz-Standardschriftart"><text:span text:style-name="MT12">form</text:span></text:span><text:span text:style-name="Absatz-Standardschriftart"><text:span text:style-name="MT14"> </text:span></text:span><text:span text:style-name="Absatz-Standardschriftart"><text:span text:style-name="MT12">and</text:span></text:span><text:span text:style-name="Absatz-Standardschriftart"><text:span text:style-name="MT13"> </text:span></text:span><text:span text:style-name="Absatz-Standardschriftart"><text:span text:style-name="MT12">the</text:span></text:span><text:span text:style-name="Absatz-Standardschriftart"><text:span text:style-name="MT15"> </text:span></text:span><text:span text:style-name="Absatz-Standardschriftart"><text:span text:style-name="MT16">attached</text:span></text:span><text:span text:style-name="Absatz-Standardschriftart"><text:span text:style-name="MT17"> </text:span></text:span><text:span text:style-name="Absatz-Standardschriftart"><text:span text:style-name="MT12">General</text:span></text:span><text:span text:style-name="Absatz-Standardschriftart"><text:span text:style-name="MT13"> </text:span></text:span><text:span text:style-name="Absatz-Standardschriftart"><text:span text:style-name="MT12">Guidelines</text:span></text:span><text:span text:style-name="Absatz-Standardschriftart"><text:span text:style-name="MT18"> </text:span></text:span><text:span text:style-name="Absatz-Standardschriftart"><text:span text:style-name="MT16">for</text:span></text:span><text:span text:style-name="Absatz-Standardschriftart"><text:span text:style-name="MT19"> </text:span></text:span><text:span text:style-name="Absatz-Standardschriftart"><text:span text:style-name="MT12">Identification</text:span></text:span><text:span text:style-name="Absatz-Standardschriftart"><text:span text:style-name="MT17"> </text:span></text:span><text:span text:style-name="Absatz-Standardschriftart"><text:span text:style-name="MT16">are</text:span></text:span><text:span text:style-name="Absatz-Standardschriftart"><text:span text:style-name="MT17"> </text:span></text:span><text:span text:style-name="Absatz-Standardschriftart"><text:span text:style-name="MT12">provided</text:span></text:span><text:span text:style-name="Absatz-Standardschriftart"><text:span text:style-name="MT17"> </text:span></text:span><text:span text:style-name="Absatz-Standardschriftart"><text:span text:style-name="MT12">as</text:span></text:span><text:span text:style-name="Absatz-Standardschriftart"><text:span text:style-name="MT17"> </text:span></text:span><text:span text:style-name="Absatz-Standardschriftart"><text:span text:style-name="MT12">a</text:span></text:span><text:span text:style-name="Absatz-Standardschriftart"><text:span text:style-name="MT18"> </text:span></text:span><text:span text:style-name="Absatz-Standardschriftart"><text:span text:style-name="MT12">courtesy.</text:span></text:span><text:span text:style-name="Absatz-Standardschriftart"><text:span text:style-name="MT20"> </text:span></text:span><text:span text:style-name="Absatz-Standardschriftart"><text:span text:style-name="MT12">Investment</text:span></text:span><text:span text:style-name="Absatz-Standardschriftart"><text:span text:style-name="MT21"> </text:span></text:span><text:span text:style-name="Absatz-Standardschriftart"><text:span text:style-name="MT12">Property</text:span></text:span><text:span text:style-name="Absatz-Standardschriftart"><text:span text:style-name="MT22"> </text:span></text:span><text:span text:style-name="Absatz-Standardschriftart"><text:span text:style-name="MT12">Exchange</text:span></text:span><text:span text:style-name="Absatz-Standardschriftart"><text:span text:style-name="MT23"> </text:span></text:span><text:span text:style-name="Absatz-Standardschriftart"><text:span text:style-name="MT12">Services,</text:span></text:span><text:span text:style-name="Absatz-Standardschriftart"><text:span text:style-name="MT24"> </text:span></text:span><text:span text:style-name="Absatz-Standardschriftart"><text:span text:style-name="MT16">Inc.</text:span></text:span><text:span text:style-name="Absatz-Standardschriftart"><text:span text:style-name="MT15"> </text:span></text:span><text:span text:style-name="Absatz-Standardschriftart"><text:span text:style-name="MT16">(“IPX1031”)</text:span></text:span><text:span text:style-name="Absatz-Standardschriftart"><text:span text:style-name="MT17"> </text:span></text:span><text:span text:style-name="Absatz-Standardschriftart"><text:span text:style-name="MT12">does</text:span></text:span><text:span text:style-name="Absatz-Standardschriftart"><text:span text:style-name="MT17"> </text:span></text:span><text:span text:style-name="Absatz-Standardschriftart"><text:span text:style-name="MT16">not</text:span></text:span><text:span text:style-name="Absatz-Standardschriftart"><text:span text:style-name="MT19"> </text:span></text:span><text:span text:style-name="Absatz-Standardschriftart"><text:span text:style-name="MT12">provide</text:span></text:span><text:span text:style-name="Absatz-Standardschriftart"><text:span text:style-name="MT14"> </text:span></text:span><text:span text:style-name="Absatz-Standardschriftart"><text:span text:style-name="MT12">tax</text:span></text:span><text:span text:style-name="Absatz-Standardschriftart"><text:span text:style-name="MT17"> </text:span></text:span><text:span text:style-name="Absatz-Standardschriftart"><text:span text:style-name="MT12">or</text:span></text:span><text:span text:style-name="Absatz-Standardschriftart"><text:span text:style-name="MT25"> </text:span></text:span><text:span text:style-name="Absatz-Standardschriftart"><text:span text:style-name="MT12">legal</text:span></text:span><text:span text:style-name="Absatz-Standardschriftart"><text:span text:style-name="MT17"> </text:span></text:span><text:span text:style-name="Absatz-Standardschriftart"><text:span text:style-name="MT12">advice. </text:span></text:span><text:span text:style-name="Absatz-Standardschriftart"><text:span text:style-name="MT26"><text:s/></text:span></text:span><text:span text:style-name="Absatz-Standardschriftart"><text:span text:style-name="MT12">You</text:span></text:span><text:span text:style-name="Absatz-Standardschriftart"><text:span text:style-name="MT17"> </text:span></text:span><text:span text:style-name="Absatz-Standardschriftart"><text:span text:style-name="MT27">are</text:span></text:span><text:span text:style-name="Absatz-Standardschriftart"><text:span text:style-name="MT14"> </text:span></text:span><text:span text:style-name="Absatz-Standardschriftart"><text:span text:style-name="MT12">strongly</text:span></text:span><text:span text:style-name="Absatz-Standardschriftart"><text:span text:style-name="MT19"> </text:span></text:span><text:span text:style-name="Absatz-Standardschriftart"><text:span text:style-name="MT16">advised</text:span></text:span><text:span text:style-name="Absatz-Standardschriftart"><text:span text:style-name="MT19"> </text:span></text:span><text:span text:style-name="Absatz-Standardschriftart"><text:span text:style-name="MT12">to</text:span></text:span><text:span text:style-name="Absatz-Standardschriftart"><text:span text:style-name="MT28"> </text:span></text:span><text:span text:style-name="Absatz-Standardschriftart"><text:span text:style-name="MT12">consult</text:span></text:span><text:span text:style-name="Absatz-Standardschriftart"><text:span text:style-name="MT14"> </text:span></text:span><text:span text:style-name="Absatz-Standardschriftart"><text:span text:style-name="MT12">with</text:span></text:span><text:span text:style-name="Absatz-Standardschriftart"><text:span text:style-name="MT21"> </text:span></text:span><text:span text:style-name="Absatz-Standardschriftart"><text:span text:style-name="MT16">your</text:span></text:span><text:span text:style-name="Absatz-Standardschriftart"><text:span text:style-name="MT19"> </text:span></text:span><text:span text:style-name="Absatz-Standardschriftart"><text:span text:style-name="MT12">tax</text:span></text:span><text:span text:style-name="Absatz-Standardschriftart"><text:span text:style-name="MT19"> </text:span></text:span><text:span text:style-name="Absatz-Standardschriftart"><text:span text:style-name="MT16">adviser</text:span></text:span><text:span text:style-name="Absatz-Standardschriftart"><text:span text:style-name="MT29"> </text:span></text:span><text:span text:style-name="Absatz-Standardschriftart"><text:span text:style-name="MT30">or</text:span></text:span><text:span text:style-name="Absatz-Standardschriftart"><text:span text:style-name="MT23"> </text:span></text:span><text:span text:style-name="Absatz-Standardschriftart"><text:span text:style-name="MT12">legal</text:span></text:span><text:span text:style-name="Absatz-Standardschriftart"><text:span text:style-name="MT17"> </text:span></text:span><text:span text:style-name="Absatz-Standardschriftart"><text:span text:style-name="MT12">counsel</text:span></text:span><text:span text:style-name="Absatz-Standardschriftart"><text:span text:style-name="MT18"> </text:span></text:span><text:span text:style-name="Absatz-Standardschriftart"><text:span text:style-name="MT16">prior</text:span></text:span><text:span text:style-name="Absatz-Standardschriftart"><text:span text:style-name="MT31"> </text:span></text:span><text:span text:style-name="Absatz-Standardschriftart"><text:span text:style-name="MT12">to</text:span></text:span><text:span text:style-name="Absatz-Standardschriftart"><text:span text:style-name="MT13"> </text:span></text:span><text:span text:style-name="Absatz-Standardschriftart"><text:span text:style-name="MT12">completing</text:span></text:span><text:span text:style-name="Absatz-Standardschriftart"><text:span text:style-name="MT32"> </text:span></text:span><text:span text:style-name="Absatz-Standardschriftart"><text:span text:style-name="MT27">this</text:span></text:span><text:span text:style-name="Absatz-Standardschriftart"><text:span text:style-name="MT13"> </text:span></text:span><text:span text:style-name="Absatz-Standardschriftart"><text:span text:style-name="MT12">form.</text:span></text:span><text:span text:style-name="Absatz-Standardschriftart"><text:span text:style-name="MT33"> </text:span></text:span><text:span text:style-name="Absatz-Standardschriftart"><text:span text:style-name="MT16">IPX1031</text:span></text:span><text:span text:style-name="Absatz-Standardschriftart"><text:span text:style-name="MT13"> </text:span></text:span><text:span text:style-name="Absatz-Standardschriftart"><text:span text:style-name="MT27">may</text:span></text:span><text:span text:style-name="Absatz-Standardschriftart"><text:span text:style-name="MT34"> </text:span></text:span><text:span text:style-name="Absatz-Standardschriftart"><text:span text:style-name="MT35">be</text:span></text:span><text:span text:style-name="Absatz-Standardschriftart"><text:span text:style-name="MT13"> </text:span></text:span><text:span text:style-name="Absatz-Standardschriftart"><text:span text:style-name="MT16">obligated</text:span></text:span><text:span text:style-name="Absatz-Standardschriftart"><text:span text:style-name="MT21"> </text:span></text:span><text:span text:style-name="Absatz-Standardschriftart"><text:span text:style-name="MT12">to</text:span></text:span><text:span text:style-name="Absatz-Standardschriftart"><text:span text:style-name="MT23"> </text:span></text:span><text:span text:style-name="Absatz-Standardschriftart"><text:span text:style-name="MT16">pay</text:span></text:span><text:span text:style-name="Absatz-Standardschriftart"><text:span text:style-name="MT13"> </text:span></text:span><text:span text:style-name="Absatz-Standardschriftart"><text:span text:style-name="MT16">real</text:span></text:span><text:span text:style-name="Absatz-Standardschriftart"><text:span text:style-name="MT18"> </text:span></text:span><text:span text:style-name="Absatz-Standardschriftart"><text:span text:style-name="MT12">estate</text:span></text:span><text:span text:style-name="Absatz-Standardschriftart"><text:span text:style-name="MT34"> </text:span></text:span><text:span text:style-name="Absatz-Standardschriftart"><text:span text:style-name="MT12">withholding</text:span></text:span><text:span text:style-name="Absatz-Standardschriftart"><text:span text:style-name="MT36"> </text:span></text:span><text:span text:style-name="Absatz-Standardschriftart"><text:span text:style-name="MT12">taxes</text:span></text:span><text:span text:style-name="Absatz-Standardschriftart"><text:span text:style-name="MT13"> </text:span></text:span><text:span text:style-name="Absatz-Standardschriftart"><text:span text:style-name="MT12">during</text:span></text:span><text:span text:style-name="Absatz-Standardschriftart"><text:span text:style-name="MT14"> </text:span></text:span><text:span text:style-name="Absatz-Standardschriftart"><text:span text:style-name="MT12">your</text:span></text:span><text:span text:style-name="Absatz-Standardschriftart"><text:span text:style-name="MT36"> </text:span></text:span><text:span text:style-name="Absatz-Standardschriftart"><text:span text:style-name="MT12">Exchange,</text:span></text:span><text:span text:style-name="Absatz-Standardschriftart"><text:span text:style-name="MT37"> </text:span></text:span><text:span text:style-name="Absatz-Standardschriftart"><text:span text:style-name="MT12">which</text:span></text:span><text:span text:style-name="Absatz-Standardschriftart"><text:span text:style-name="MT17"> </text:span></text:span><text:span text:style-name="Absatz-Standardschriftart"><text:span text:style-name="MT12">could</text:span></text:span><text:span text:style-name="Absatz-Standardschriftart"><text:span text:style-name="MT14"> </text:span></text:span><text:span text:style-name="Absatz-Standardschriftart"><text:span text:style-name="MT12">negatively</text:span></text:span><text:span text:style-name="Absatz-Standardschriftart"><text:span text:style-name="MT38"> </text:span></text:span><text:span text:style-name="Absatz-Standardschriftart"><text:span text:style-name="MT16">impact</text:span></text:span><text:span text:style-name="Absatz-Standardschriftart"><text:span text:style-name="MT21"> </text:span></text:span><text:span text:style-name="Absatz-Standardschriftart"><text:span text:style-name="MT12">your</text:span></text:span><text:span text:style-name="Absatz-Standardschriftart"><text:span text:style-name="MT17"> </text:span></text:span><text:span text:style-name="Absatz-Standardschriftart"><text:span text:style-name="MT16">exchange,</text:span></text:span><text:span text:style-name="Absatz-Standardschriftart"><text:span text:style-name="MT17"> </text:span></text:span><text:span text:style-name="Absatz-Standardschriftart"><text:span text:style-name="MT16">unless</text:span></text:span><text:span text:style-name="Absatz-Standardschriftart"><text:span text:style-name="MT28"> </text:span></text:span><text:span text:style-name="Absatz-Standardschriftart"><text:span text:style-name="MT16">IPX1031</text:span></text:span><text:span text:style-name="Absatz-Standardschriftart"><text:span text:style-name="MT14"> </text:span></text:span><text:span text:style-name="Absatz-Standardschriftart"><text:span text:style-name="MT12">has</text:span></text:span><text:span text:style-name="Absatz-Standardschriftart"><text:span text:style-name="MT21"> </text:span></text:span><text:span text:style-name="Absatz-Standardschriftart"><text:span text:style-name="MT16">actual</text:span></text:span><text:span text:style-name="Absatz-Standardschriftart"><text:span text:style-name="MT21"> </text:span></text:span><text:span text:style-name="Absatz-Standardschriftart"><text:span text:style-name="MT12">notice</text:span></text:span><text:span text:style-name="Absatz-Standardschriftart"><text:span text:style-name="MT39"> </text:span></text:span><text:span text:style-name="Absatz-Standardschriftart"><text:span text:style-name="MT35">of</text:span></text:span><text:span text:style-name="Absatz-Standardschriftart"><text:span text:style-name="MT32"> </text:span></text:span><text:span text:style-name="Absatz-Standardschriftart"><text:span text:style-name="MT12">your</text:span></text:span><text:span text:style-name="Absatz-Standardschriftart"><text:span text:style-name="MT18"> </text:span></text:span><text:span text:style-name="Absatz-Standardschriftart"><text:span text:style-name="MT12">timely</text:span></text:span><text:span text:style-name="Absatz-Standardschriftart"><text:span text:style-name="MT39"> </text:span></text:span><text:span text:style-name="Absatz-Standardschriftart"><text:span text:style-name="MT12">identification</text:span></text:span><text:span text:style-name="Absatz-Standardschriftart"><text:span text:style-name="MT28"> </text:span></text:span><text:span text:style-name="Absatz-Standardschriftart"><text:span text:style-name="MT30">of</text:span></text:span><text:span text:style-name="Absatz-Standardschriftart"><text:span text:style-name="MT21"> </text:span></text:span><text:span text:style-name="Absatz-Standardschriftart"><text:span text:style-name="MT12">a</text:span></text:span><text:span text:style-name="Absatz-Standardschriftart"><text:span text:style-name="MT14"> </text:span></text:span><text:span text:style-name="Absatz-Standardschriftart"><text:span text:style-name="MT12">replacement</text:span></text:span><text:span text:style-name="Absatz-Standardschriftart"><text:span text:style-name="MT21"> </text:span></text:span><text:span text:style-name="Absatz-Standardschriftart"><text:span text:style-name="MT12">property.</text:span></text:span></text:p></draw:text-box></draw:frame></text:p>
      </style:footer>
    </style:master-page>
    <style:master-page style:name="MP3" style:page-layout-name="Mpm3" draw:style-name="Mdp1">
      <style:footer>
        <text:p text:style-name="MP1"><draw:frame draw:style-name="Mfr1" draw:name="Text Box 31" text:anchor-type="paragraph" svg:x="0.6661in" svg:y="10.2264in" svg:width="3.9445in" style:rel-width="scale" svg:height="0.122in" style:rel-height="scale" draw:z-index="2"><draw:text-box><text:p text:style-name="MP2"><text:span text:style-name="Absatz-Standardschriftart"><text:span text:style-name="MT1">ID</text:span></text:span><text:span text:style-name="Absatz-Standardschriftart"><text:span text:style-name="MT2"> </text:span></text:span><text:span text:style-name="Absatz-Standardschriftart"><text:span text:style-name="MT1">Notice</text:span></text:span><text:span text:style-name="Absatz-Standardschriftart"><text:span text:style-name="MT3"> </text:span></text:span><text:span text:style-name="Absatz-Standardschriftart"><text:span text:style-name="MT1">1.2020</text:span></text:span><text:span text:style-name="Absatz-Standardschriftart"><text:span text:style-name="MT4"> </text:span></text:span><text:span text:style-name="Absatz-Standardschriftart"><text:span text:style-name="MT1">©</text:span></text:span><text:span text:style-name="Absatz-Standardschriftart"><text:span text:style-name="MT5"> </text:span></text:span><text:span text:style-name="Absatz-Standardschriftart"><text:span text:style-name="MT1">Investment</text:span></text:span><text:span text:style-name="Absatz-Standardschriftart"><text:span text:style-name="MT5"> </text:span></text:span><text:span text:style-name="Absatz-Standardschriftart"><text:span text:style-name="MT6">Property</text:span></text:span><text:span text:style-name="Absatz-Standardschriftart"><text:span text:style-name="MT7"> </text:span></text:span><text:span text:style-name="Absatz-Standardschriftart"><text:span text:style-name="MT1">Exchange</text:span></text:span><text:span text:style-name="Absatz-Standardschriftart"><text:span text:style-name="MT5"> </text:span></text:span><text:span text:style-name="Absatz-Standardschriftart"><text:span text:style-name="MT1">Services,</text:span></text:span><text:span text:style-name="Absatz-Standardschriftart"><text:span text:style-name="MT8"> </text:span></text:span><text:span text:style-name="Absatz-Standardschriftart"><text:span text:style-name="MT1">Inc.,</text:span></text:span><text:span text:style-name="Absatz-Standardschriftart"><text:span text:style-name="MT9"> </text:span></text:span><text:span text:style-name="Absatz-Standardschriftart"><text:span text:style-name="MT6">2020</text:span></text:span><text:span text:style-name="Absatz-Standardschriftart"><text:span text:style-name="MT5"> </text:span></text:span><text:span text:style-name="Absatz-Standardschriftart"><text:span text:style-name="MT1">–</text:span></text:span><text:span text:style-name="Absatz-Standardschriftart"><text:span text:style-name="MT4"> </text:span></text:span><text:span text:style-name="Absatz-Standardschriftart"><text:span text:style-name="MT6">All</text:span></text:span><text:span text:style-name="Absatz-Standardschriftart"><text:span text:style-name="MT7"> </text:span></text:span><text:span text:style-name="Absatz-Standardschriftart"><text:span text:style-name="MT6">Rights</text:span></text:span><text:span text:style-name="Absatz-Standardschriftart"><text:span text:style-name="MT10"> </text:span></text:span><text:span text:style-name="Absatz-Standardschriftart"><text:span text:style-name="MT1">Reserved</text:span></text:span></text:p></draw:text-box></draw:frame><draw:frame draw:style-name="Mfr1" draw:name="Text Box 21" text:anchor-type="paragraph" svg:x="7.3425in" svg:y="10.2291in" svg:width="0.1154in" style:rel-width="scale" svg:height="0.1354in" style:rel-height="scale" draw:z-index="4"><draw:text-box><text:p text:style-name="MP3"><text:span text:style-name="Absatz-Standardschriftart"><text:span text:style-name="MT11"><text:page-number text:select-page="current">3</text:page-number></text:span></text:span></text:p></draw:text-box></draw:frame><draw:frame draw:style-name="Mfr1" draw:name="Text Box 11" text:anchor-type="paragraph" svg:x="0.6661in" svg:y="10.4626in" svg:width="6.9374in" style:rel-width="scale" svg:height="0.5083in" style:rel-height="scale" draw:z-index="8"><draw:text-box><text:p text:style-name="MP4"><text:span text:style-name="Absatz-Standardschriftart"><text:span text:style-name="MT12">This</text:span></text:span><text:span text:style-name="Absatz-Standardschriftart"><text:span text:style-name="MT13"> </text:span></text:span><text:span text:style-name="Absatz-Standardschriftart"><text:span text:style-name="MT12">form</text:span></text:span><text:span text:style-name="Absatz-Standardschriftart"><text:span text:style-name="MT14"> </text:span></text:span><text:span text:style-name="Absatz-Standardschriftart"><text:span text:style-name="MT12">and</text:span></text:span><text:span text:style-name="Absatz-Standardschriftart"><text:span text:style-name="MT13"> </text:span></text:span><text:span text:style-name="Absatz-Standardschriftart"><text:span text:style-name="MT12">the</text:span></text:span><text:span text:style-name="Absatz-Standardschriftart"><text:span text:style-name="MT15"> </text:span></text:span><text:span text:style-name="Absatz-Standardschriftart"><text:span text:style-name="MT16">attached</text:span></text:span><text:span text:style-name="Absatz-Standardschriftart"><text:span text:style-name="MT17"> </text:span></text:span><text:span text:style-name="Absatz-Standardschriftart"><text:span text:style-name="MT12">General</text:span></text:span><text:span text:style-name="Absatz-Standardschriftart"><text:span text:style-name="MT13"> </text:span></text:span><text:span text:style-name="Absatz-Standardschriftart"><text:span text:style-name="MT12">Guidelines</text:span></text:span><text:span text:style-name="Absatz-Standardschriftart"><text:span text:style-name="MT18"> </text:span></text:span><text:span text:style-name="Absatz-Standardschriftart"><text:span text:style-name="MT16">for</text:span></text:span><text:span text:style-name="Absatz-Standardschriftart"><text:span text:style-name="MT19"> </text:span></text:span><text:span text:style-name="Absatz-Standardschriftart"><text:span text:style-name="MT12">Identification</text:span></text:span><text:span text:style-name="Absatz-Standardschriftart"><text:span text:style-name="MT17"> </text:span></text:span><text:span text:style-name="Absatz-Standardschriftart"><text:span text:style-name="MT16">are</text:span></text:span><text:span text:style-name="Absatz-Standardschriftart"><text:span text:style-name="MT17"> </text:span></text:span><text:span text:style-name="Absatz-Standardschriftart"><text:span text:style-name="MT12">provided</text:span></text:span><text:span text:style-name="Absatz-Standardschriftart"><text:span text:style-name="MT17"> </text:span></text:span><text:span text:style-name="Absatz-Standardschriftart"><text:span text:style-name="MT12">as</text:span></text:span><text:span text:style-name="Absatz-Standardschriftart"><text:span text:style-name="MT17"> </text:span></text:span><text:span text:style-name="Absatz-Standardschriftart"><text:span text:style-name="MT12">a</text:span></text:span><text:span text:style-name="Absatz-Standardschriftart"><text:span text:style-name="MT18"> </text:span></text:span><text:span text:style-name="Absatz-Standardschriftart"><text:span text:style-name="MT12">courtesy.</text:span></text:span><text:span text:style-name="Absatz-Standardschriftart"><text:span text:style-name="MT20"> </text:span></text:span><text:span text:style-name="Absatz-Standardschriftart"><text:span text:style-name="MT12">Investment</text:span></text:span><text:span text:style-name="Absatz-Standardschriftart"><text:span text:style-name="MT21"> </text:span></text:span><text:span text:style-name="Absatz-Standardschriftart"><text:span text:style-name="MT12">Property</text:span></text:span><text:span text:style-name="Absatz-Standardschriftart"><text:span text:style-name="MT22"> </text:span></text:span><text:span text:style-name="Absatz-Standardschriftart"><text:span text:style-name="MT12">Exchange</text:span></text:span><text:span text:style-name="Absatz-Standardschriftart"><text:span text:style-name="MT23"> </text:span></text:span><text:span text:style-name="Absatz-Standardschriftart"><text:span text:style-name="MT12">Services,</text:span></text:span><text:span text:style-name="Absatz-Standardschriftart"><text:span text:style-name="MT24"> </text:span></text:span><text:span text:style-name="Absatz-Standardschriftart"><text:span text:style-name="MT16">Inc.</text:span></text:span><text:span text:style-name="Absatz-Standardschriftart"><text:span text:style-name="MT15"> </text:span></text:span><text:span text:style-name="Absatz-Standardschriftart"><text:span text:style-name="MT16">(“IPX1031”)</text:span></text:span><text:span text:style-name="Absatz-Standardschriftart"><text:span text:style-name="MT17"> </text:span></text:span><text:span text:style-name="Absatz-Standardschriftart"><text:span text:style-name="MT12">does</text:span></text:span><text:span text:style-name="Absatz-Standardschriftart"><text:span text:style-name="MT17"> </text:span></text:span><text:span text:style-name="Absatz-Standardschriftart"><text:span text:style-name="MT16">not</text:span></text:span><text:span text:style-name="Absatz-Standardschriftart"><text:span text:style-name="MT19"> </text:span></text:span><text:span text:style-name="Absatz-Standardschriftart"><text:span text:style-name="MT12">provide</text:span></text:span><text:span text:style-name="Absatz-Standardschriftart"><text:span text:style-name="MT14"> </text:span></text:span><text:span text:style-name="Absatz-Standardschriftart"><text:span text:style-name="MT12">tax</text:span></text:span><text:span text:style-name="Absatz-Standardschriftart"><text:span text:style-name="MT17"> </text:span></text:span><text:span text:style-name="Absatz-Standardschriftart"><text:span text:style-name="MT12">or</text:span></text:span><text:span text:style-name="Absatz-Standardschriftart"><text:span text:style-name="MT25"> </text:span></text:span><text:span text:style-name="Absatz-Standardschriftart"><text:span text:style-name="MT12">legal</text:span></text:span><text:span text:style-name="Absatz-Standardschriftart"><text:span text:style-name="MT17"> </text:span></text:span><text:span text:style-name="Absatz-Standardschriftart"><text:span text:style-name="MT12">advice. </text:span></text:span><text:span text:style-name="Absatz-Standardschriftart"><text:span text:style-name="MT26"><text:s/></text:span></text:span><text:span text:style-name="Absatz-Standardschriftart"><text:span text:style-name="MT12">You</text:span></text:span><text:span text:style-name="Absatz-Standardschriftart"><text:span text:style-name="MT17"> </text:span></text:span><text:span text:style-name="Absatz-Standardschriftart"><text:span text:style-name="MT27">are</text:span></text:span><text:span text:style-name="Absatz-Standardschriftart"><text:span text:style-name="MT14"> </text:span></text:span><text:span text:style-name="Absatz-Standardschriftart"><text:span text:style-name="MT12">strongly</text:span></text:span><text:span text:style-name="Absatz-Standardschriftart"><text:span text:style-name="MT19"> </text:span></text:span><text:span text:style-name="Absatz-Standardschriftart"><text:span text:style-name="MT16">advised</text:span></text:span><text:span text:style-name="Absatz-Standardschriftart"><text:span text:style-name="MT19"> </text:span></text:span><text:span text:style-name="Absatz-Standardschriftart"><text:span text:style-name="MT12">to</text:span></text:span><text:span text:style-name="Absatz-Standardschriftart"><text:span text:style-name="MT28"> </text:span></text:span><text:span text:style-name="Absatz-Standardschriftart"><text:span text:style-name="MT12">consult</text:span></text:span><text:span text:style-name="Absatz-Standardschriftart"><text:span text:style-name="MT14"> </text:span></text:span><text:span text:style-name="Absatz-Standardschriftart"><text:span text:style-name="MT12">with</text:span></text:span><text:span text:style-name="Absatz-Standardschriftart"><text:span text:style-name="MT21"> </text:span></text:span><text:span text:style-name="Absatz-Standardschriftart"><text:span text:style-name="MT16">your</text:span></text:span><text:span text:style-name="Absatz-Standardschriftart"><text:span text:style-name="MT19"> </text:span></text:span><text:span text:style-name="Absatz-Standardschriftart"><text:span text:style-name="MT12">tax</text:span></text:span><text:span text:style-name="Absatz-Standardschriftart"><text:span text:style-name="MT19"> </text:span></text:span><text:span text:style-name="Absatz-Standardschriftart"><text:span text:style-name="MT16">adviser</text:span></text:span><text:span text:style-name="Absatz-Standardschriftart"><text:span text:style-name="MT29"> </text:span></text:span><text:span text:style-name="Absatz-Standardschriftart"><text:span text:style-name="MT30">or</text:span></text:span><text:span text:style-name="Absatz-Standardschriftart"><text:span text:style-name="MT23"> </text:span></text:span><text:span text:style-name="Absatz-Standardschriftart"><text:span text:style-name="MT12">legal</text:span></text:span><text:span text:style-name="Absatz-Standardschriftart"><text:span text:style-name="MT17"> </text:span></text:span><text:span text:style-name="Absatz-Standardschriftart"><text:span text:style-name="MT12">counsel</text:span></text:span><text:span text:style-name="Absatz-Standardschriftart"><text:span text:style-name="MT18"> </text:span></text:span><text:span text:style-name="Absatz-Standardschriftart"><text:span text:style-name="MT16">prior</text:span></text:span><text:span text:style-name="Absatz-Standardschriftart"><text:span text:style-name="MT31"> </text:span></text:span><text:span text:style-name="Absatz-Standardschriftart"><text:span text:style-name="MT12">to</text:span></text:span><text:span text:style-name="Absatz-Standardschriftart"><text:span text:style-name="MT13"> </text:span></text:span><text:span text:style-name="Absatz-Standardschriftart"><text:span text:style-name="MT12">completing</text:span></text:span><text:span text:style-name="Absatz-Standardschriftart"><text:span text:style-name="MT32"> </text:span></text:span><text:span text:style-name="Absatz-Standardschriftart"><text:span text:style-name="MT27">this</text:span></text:span><text:span text:style-name="Absatz-Standardschriftart"><text:span text:style-name="MT13"> </text:span></text:span><text:span text:style-name="Absatz-Standardschriftart"><text:span text:style-name="MT12">form.</text:span></text:span><text:span text:style-name="Absatz-Standardschriftart"><text:span text:style-name="MT33"> </text:span></text:span><text:span text:style-name="Absatz-Standardschriftart"><text:span text:style-name="MT16">IPX1031</text:span></text:span><text:span text:style-name="Absatz-Standardschriftart"><text:span text:style-name="MT13"> </text:span></text:span><text:span text:style-name="Absatz-Standardschriftart"><text:span text:style-name="MT27">may</text:span></text:span><text:span text:style-name="Absatz-Standardschriftart"><text:span text:style-name="MT34"> </text:span></text:span><text:span text:style-name="Absatz-Standardschriftart"><text:span text:style-name="MT35">be</text:span></text:span><text:span text:style-name="Absatz-Standardschriftart"><text:span text:style-name="MT13"> </text:span></text:span><text:span text:style-name="Absatz-Standardschriftart"><text:span text:style-name="MT16">obligated</text:span></text:span><text:span text:style-name="Absatz-Standardschriftart"><text:span text:style-name="MT21"> </text:span></text:span><text:span text:style-name="Absatz-Standardschriftart"><text:span text:style-name="MT12">to</text:span></text:span><text:span text:style-name="Absatz-Standardschriftart"><text:span text:style-name="MT23"> </text:span></text:span><text:span text:style-name="Absatz-Standardschriftart"><text:span text:style-name="MT16">pay</text:span></text:span><text:span text:style-name="Absatz-Standardschriftart"><text:span text:style-name="MT13"> </text:span></text:span><text:span text:style-name="Absatz-Standardschriftart"><text:span text:style-name="MT16">real</text:span></text:span><text:span text:style-name="Absatz-Standardschriftart"><text:span text:style-name="MT18"> </text:span></text:span><text:span text:style-name="Absatz-Standardschriftart"><text:span text:style-name="MT12">estate</text:span></text:span><text:span text:style-name="Absatz-Standardschriftart"><text:span text:style-name="MT34"> </text:span></text:span><text:span text:style-name="Absatz-Standardschriftart"><text:span text:style-name="MT12">withholding</text:span></text:span><text:span text:style-name="Absatz-Standardschriftart"><text:span text:style-name="MT36"> </text:span></text:span><text:span text:style-name="Absatz-Standardschriftart"><text:span text:style-name="MT12">taxes</text:span></text:span><text:span text:style-name="Absatz-Standardschriftart"><text:span text:style-name="MT13"> </text:span></text:span><text:span text:style-name="Absatz-Standardschriftart"><text:span text:style-name="MT12">during</text:span></text:span><text:span text:style-name="Absatz-Standardschriftart"><text:span text:style-name="MT14"> </text:span></text:span><text:span text:style-name="Absatz-Standardschriftart"><text:span text:style-name="MT12">your</text:span></text:span><text:span text:style-name="Absatz-Standardschriftart"><text:span text:style-name="MT36"> </text:span></text:span><text:span text:style-name="Absatz-Standardschriftart"><text:span text:style-name="MT12">Exchange,</text:span></text:span><text:span text:style-name="Absatz-Standardschriftart"><text:span text:style-name="MT37"> </text:span></text:span><text:span text:style-name="Absatz-Standardschriftart"><text:span text:style-name="MT12">which</text:span></text:span><text:span text:style-name="Absatz-Standardschriftart"><text:span text:style-name="MT17"> </text:span></text:span><text:span text:style-name="Absatz-Standardschriftart"><text:span text:style-name="MT12">could</text:span></text:span><text:span text:style-name="Absatz-Standardschriftart"><text:span text:style-name="MT14"> </text:span></text:span><text:span text:style-name="Absatz-Standardschriftart"><text:span text:style-name="MT12">negatively</text:span></text:span><text:span text:style-name="Absatz-Standardschriftart"><text:span text:style-name="MT38"> </text:span></text:span><text:span text:style-name="Absatz-Standardschriftart"><text:span text:style-name="MT16">impact</text:span></text:span><text:span text:style-name="Absatz-Standardschriftart"><text:span text:style-name="MT21"> </text:span></text:span><text:span text:style-name="Absatz-Standardschriftart"><text:span text:style-name="MT12">your</text:span></text:span><text:span text:style-name="Absatz-Standardschriftart"><text:span text:style-name="MT17"> </text:span></text:span><text:span text:style-name="Absatz-Standardschriftart"><text:span text:style-name="MT16">exchange,</text:span></text:span><text:span text:style-name="Absatz-Standardschriftart"><text:span text:style-name="MT17"> </text:span></text:span><text:span text:style-name="Absatz-Standardschriftart"><text:span text:style-name="MT16">unless</text:span></text:span><text:span text:style-name="Absatz-Standardschriftart"><text:span text:style-name="MT28"> </text:span></text:span><text:span text:style-name="Absatz-Standardschriftart"><text:span text:style-name="MT16">IPX1031</text:span></text:span><text:span text:style-name="Absatz-Standardschriftart"><text:span text:style-name="MT14"> </text:span></text:span><text:span text:style-name="Absatz-Standardschriftart"><text:span text:style-name="MT12">has</text:span></text:span><text:span text:style-name="Absatz-Standardschriftart"><text:span text:style-name="MT21"> </text:span></text:span><text:span text:style-name="Absatz-Standardschriftart"><text:span text:style-name="MT16">actual</text:span></text:span><text:span text:style-name="Absatz-Standardschriftart"><text:span text:style-name="MT21"> </text:span></text:span><text:span text:style-name="Absatz-Standardschriftart"><text:span text:style-name="MT12">notice</text:span></text:span><text:span text:style-name="Absatz-Standardschriftart"><text:span text:style-name="MT39"> </text:span></text:span><text:span text:style-name="Absatz-Standardschriftart"><text:span text:style-name="MT35">of</text:span></text:span><text:span text:style-name="Absatz-Standardschriftart"><text:span text:style-name="MT32"> </text:span></text:span><text:span text:style-name="Absatz-Standardschriftart"><text:span text:style-name="MT12">your</text:span></text:span><text:span text:style-name="Absatz-Standardschriftart"><text:span text:style-name="MT18"> </text:span></text:span><text:span text:style-name="Absatz-Standardschriftart"><text:span text:style-name="MT12">timely</text:span></text:span><text:span text:style-name="Absatz-Standardschriftart"><text:span text:style-name="MT39"> </text:span></text:span><text:span text:style-name="Absatz-Standardschriftart"><text:span text:style-name="MT12">identification</text:span></text:span><text:span text:style-name="Absatz-Standardschriftart"><text:span text:style-name="MT28"> </text:span></text:span><text:span text:style-name="Absatz-Standardschriftart"><text:span text:style-name="MT30">of</text:span></text:span><text:span text:style-name="Absatz-Standardschriftart"><text:span text:style-name="MT21"> </text:span></text:span><text:span text:style-name="Absatz-Standardschriftart"><text:span text:style-name="MT12">a</text:span></text:span><text:span text:style-name="Absatz-Standardschriftart"><text:span text:style-name="MT14"> </text:span></text:span><text:span text:style-name="Absatz-Standardschriftart"><text:span text:style-name="MT12">replacement</text:span></text:span><text:span text:style-name="Absatz-Standardschriftart"><text:span text:style-name="MT21"> </text:span></text:span><text:span text:style-name="Absatz-Standardschriftart"><text:span text:style-name="MT12">property.</text:span></text:span></text:p></draw:text-box></draw:frame></text:p>
      </style:footer>
    </style:master-page>
    <style:master-page style:name="MP4" style:page-layout-name="Mpm4" draw:style-name="Mdp1">
      <style:footer>
        <text:p text:style-name="MP1"><draw:frame draw:style-name="Mfr1" draw:name="Text Box 32" text:anchor-type="paragraph" svg:x="0.6661in" svg:y="10.2264in" svg:width="3.9445in" style:rel-width="scale" svg:height="0.122in" style:rel-height="scale" draw:z-index="1"><draw:text-box><text:p text:style-name="MP2"><text:span text:style-name="Absatz-Standardschriftart"><text:span text:style-name="MT1">ID</text:span></text:span><text:span text:style-name="Absatz-Standardschriftart"><text:span text:style-name="MT2"> </text:span></text:span><text:span text:style-name="Absatz-Standardschriftart"><text:span text:style-name="MT1">Notice</text:span></text:span><text:span text:style-name="Absatz-Standardschriftart"><text:span text:style-name="MT3"> </text:span></text:span><text:span text:style-name="Absatz-Standardschriftart"><text:span text:style-name="MT1">1.2020</text:span></text:span><text:span text:style-name="Absatz-Standardschriftart"><text:span text:style-name="MT4"> </text:span></text:span><text:span text:style-name="Absatz-Standardschriftart"><text:span text:style-name="MT1">©</text:span></text:span><text:span text:style-name="Absatz-Standardschriftart"><text:span text:style-name="MT5"> </text:span></text:span><text:span text:style-name="Absatz-Standardschriftart"><text:span text:style-name="MT1">Investment</text:span></text:span><text:span text:style-name="Absatz-Standardschriftart"><text:span text:style-name="MT5"> </text:span></text:span><text:span text:style-name="Absatz-Standardschriftart"><text:span text:style-name="MT6">Property</text:span></text:span><text:span text:style-name="Absatz-Standardschriftart"><text:span text:style-name="MT7"> </text:span></text:span><text:span text:style-name="Absatz-Standardschriftart"><text:span text:style-name="MT1">Exchange</text:span></text:span><text:span text:style-name="Absatz-Standardschriftart"><text:span text:style-name="MT5"> </text:span></text:span><text:span text:style-name="Absatz-Standardschriftart"><text:span text:style-name="MT1">Services,</text:span></text:span><text:span text:style-name="Absatz-Standardschriftart"><text:span text:style-name="MT8"> </text:span></text:span><text:span text:style-name="Absatz-Standardschriftart"><text:span text:style-name="MT1">Inc.,</text:span></text:span><text:span text:style-name="Absatz-Standardschriftart"><text:span text:style-name="MT9"> </text:span></text:span><text:span text:style-name="Absatz-Standardschriftart"><text:span text:style-name="MT6">2020</text:span></text:span><text:span text:style-name="Absatz-Standardschriftart"><text:span text:style-name="MT5"> </text:span></text:span><text:span text:style-name="Absatz-Standardschriftart"><text:span text:style-name="MT1">–</text:span></text:span><text:span text:style-name="Absatz-Standardschriftart"><text:span text:style-name="MT4"> </text:span></text:span><text:span text:style-name="Absatz-Standardschriftart"><text:span text:style-name="MT6">All</text:span></text:span><text:span text:style-name="Absatz-Standardschriftart"><text:span text:style-name="MT7"> </text:span></text:span><text:span text:style-name="Absatz-Standardschriftart"><text:span text:style-name="MT6">Rights</text:span></text:span><text:span text:style-name="Absatz-Standardschriftart"><text:span text:style-name="MT10"> </text:span></text:span><text:span text:style-name="Absatz-Standardschriftart"><text:span text:style-name="MT1">Reserved</text:span></text:span></text:p></draw:text-box></draw:frame><draw:frame draw:style-name="Mfr1" draw:name="Text Box 22" text:anchor-type="paragraph" svg:x="7.3425in" svg:y="10.2291in" svg:width="0.1154in" style:rel-width="scale" svg:height="0.1354in" style:rel-height="scale" draw:z-index="6"><draw:text-box><text:p text:style-name="MP3"><text:span text:style-name="Absatz-Standardschriftart"><text:span text:style-name="MT11"><text:page-number text:select-page="current">4</text:page-number></text:span></text:span></text:p></draw:text-box></draw:frame><draw:frame draw:style-name="Mfr1" draw:name="Text Box 12" text:anchor-type="paragraph" svg:x="0.6661in" svg:y="10.4626in" svg:width="6.9374in" style:rel-width="scale" svg:height="0.5083in" style:rel-height="scale" draw:z-index="5"><draw:text-box><text:p text:style-name="MP4"><text:span text:style-name="Absatz-Standardschriftart"><text:span text:style-name="MT12">This</text:span></text:span><text:span text:style-name="Absatz-Standardschriftart"><text:span text:style-name="MT13"> </text:span></text:span><text:span text:style-name="Absatz-Standardschriftart"><text:span text:style-name="MT12">form</text:span></text:span><text:span text:style-name="Absatz-Standardschriftart"><text:span text:style-name="MT14"> </text:span></text:span><text:span text:style-name="Absatz-Standardschriftart"><text:span text:style-name="MT12">and</text:span></text:span><text:span text:style-name="Absatz-Standardschriftart"><text:span text:style-name="MT13"> </text:span></text:span><text:span text:style-name="Absatz-Standardschriftart"><text:span text:style-name="MT12">the</text:span></text:span><text:span text:style-name="Absatz-Standardschriftart"><text:span text:style-name="MT15"> </text:span></text:span><text:span text:style-name="Absatz-Standardschriftart"><text:span text:style-name="MT16">attached</text:span></text:span><text:span text:style-name="Absatz-Standardschriftart"><text:span text:style-name="MT17"> </text:span></text:span><text:span text:style-name="Absatz-Standardschriftart"><text:span text:style-name="MT12">General</text:span></text:span><text:span text:style-name="Absatz-Standardschriftart"><text:span text:style-name="MT13"> </text:span></text:span><text:span text:style-name="Absatz-Standardschriftart"><text:span text:style-name="MT12">Guidelines</text:span></text:span><text:span text:style-name="Absatz-Standardschriftart"><text:span text:style-name="MT18"> </text:span></text:span><text:span text:style-name="Absatz-Standardschriftart"><text:span text:style-name="MT16">for</text:span></text:span><text:span text:style-name="Absatz-Standardschriftart"><text:span text:style-name="MT19"> </text:span></text:span><text:span text:style-name="Absatz-Standardschriftart"><text:span text:style-name="MT12">Identification</text:span></text:span><text:span text:style-name="Absatz-Standardschriftart"><text:span text:style-name="MT17"> </text:span></text:span><text:span text:style-name="Absatz-Standardschriftart"><text:span text:style-name="MT16">are</text:span></text:span><text:span text:style-name="Absatz-Standardschriftart"><text:span text:style-name="MT17"> </text:span></text:span><text:span text:style-name="Absatz-Standardschriftart"><text:span text:style-name="MT12">provided</text:span></text:span><text:span text:style-name="Absatz-Standardschriftart"><text:span text:style-name="MT17"> </text:span></text:span><text:span text:style-name="Absatz-Standardschriftart"><text:span text:style-name="MT12">as</text:span></text:span><text:span text:style-name="Absatz-Standardschriftart"><text:span text:style-name="MT17"> </text:span></text:span><text:span text:style-name="Absatz-Standardschriftart"><text:span text:style-name="MT12">a</text:span></text:span><text:span text:style-name="Absatz-Standardschriftart"><text:span text:style-name="MT18"> </text:span></text:span><text:span text:style-name="Absatz-Standardschriftart"><text:span text:style-name="MT12">courtesy.</text:span></text:span><text:span text:style-name="Absatz-Standardschriftart"><text:span text:style-name="MT20"> </text:span></text:span><text:span text:style-name="Absatz-Standardschriftart"><text:span text:style-name="MT12">Investment</text:span></text:span><text:span text:style-name="Absatz-Standardschriftart"><text:span text:style-name="MT21"> </text:span></text:span><text:span text:style-name="Absatz-Standardschriftart"><text:span text:style-name="MT12">Property</text:span></text:span><text:span text:style-name="Absatz-Standardschriftart"><text:span text:style-name="MT22"> </text:span></text:span><text:span text:style-name="Absatz-Standardschriftart"><text:span text:style-name="MT12">Exchange</text:span></text:span><text:span text:style-name="Absatz-Standardschriftart"><text:span text:style-name="MT23"> </text:span></text:span><text:span text:style-name="Absatz-Standardschriftart"><text:span text:style-name="MT12">Services,</text:span></text:span><text:span text:style-name="Absatz-Standardschriftart"><text:span text:style-name="MT24"> </text:span></text:span><text:span text:style-name="Absatz-Standardschriftart"><text:span text:style-name="MT16">Inc.</text:span></text:span><text:span text:style-name="Absatz-Standardschriftart"><text:span text:style-name="MT15"> </text:span></text:span><text:span text:style-name="Absatz-Standardschriftart"><text:span text:style-name="MT16">(“IPX1031”)</text:span></text:span><text:span text:style-name="Absatz-Standardschriftart"><text:span text:style-name="MT17"> </text:span></text:span><text:span text:style-name="Absatz-Standardschriftart"><text:span text:style-name="MT12">does</text:span></text:span><text:span text:style-name="Absatz-Standardschriftart"><text:span text:style-name="MT17"> </text:span></text:span><text:span text:style-name="Absatz-Standardschriftart"><text:span text:style-name="MT16">not</text:span></text:span><text:span text:style-name="Absatz-Standardschriftart"><text:span text:style-name="MT19"> </text:span></text:span><text:span text:style-name="Absatz-Standardschriftart"><text:span text:style-name="MT12">provide</text:span></text:span><text:span text:style-name="Absatz-Standardschriftart"><text:span text:style-name="MT14"> </text:span></text:span><text:span text:style-name="Absatz-Standardschriftart"><text:span text:style-name="MT12">tax</text:span></text:span><text:span text:style-name="Absatz-Standardschriftart"><text:span text:style-name="MT17"> </text:span></text:span><text:span text:style-name="Absatz-Standardschriftart"><text:span text:style-name="MT12">or</text:span></text:span><text:span text:style-name="Absatz-Standardschriftart"><text:span text:style-name="MT25"> </text:span></text:span><text:span text:style-name="Absatz-Standardschriftart"><text:span text:style-name="MT12">legal</text:span></text:span><text:span text:style-name="Absatz-Standardschriftart"><text:span text:style-name="MT17"> </text:span></text:span><text:span text:style-name="Absatz-Standardschriftart"><text:span text:style-name="MT12">advice. </text:span></text:span><text:span text:style-name="Absatz-Standardschriftart"><text:span text:style-name="MT26"><text:s/></text:span></text:span><text:span text:style-name="Absatz-Standardschriftart"><text:span text:style-name="MT12">You</text:span></text:span><text:span text:style-name="Absatz-Standardschriftart"><text:span text:style-name="MT17"> </text:span></text:span><text:span text:style-name="Absatz-Standardschriftart"><text:span text:style-name="MT27">are</text:span></text:span><text:span text:style-name="Absatz-Standardschriftart"><text:span text:style-name="MT14"> </text:span></text:span><text:span text:style-name="Absatz-Standardschriftart"><text:span text:style-name="MT12">strongly</text:span></text:span><text:span text:style-name="Absatz-Standardschriftart"><text:span text:style-name="MT19"> </text:span></text:span><text:span text:style-name="Absatz-Standardschriftart"><text:span text:style-name="MT16">advised</text:span></text:span><text:span text:style-name="Absatz-Standardschriftart"><text:span text:style-name="MT19"> </text:span></text:span><text:span text:style-name="Absatz-Standardschriftart"><text:span text:style-name="MT12">to</text:span></text:span><text:span text:style-name="Absatz-Standardschriftart"><text:span text:style-name="MT28"> </text:span></text:span><text:span text:style-name="Absatz-Standardschriftart"><text:span text:style-name="MT12">consult</text:span></text:span><text:span text:style-name="Absatz-Standardschriftart"><text:span text:style-name="MT14"> </text:span></text:span><text:span text:style-name="Absatz-Standardschriftart"><text:span text:style-name="MT12">with</text:span></text:span><text:span text:style-name="Absatz-Standardschriftart"><text:span text:style-name="MT21"> </text:span></text:span><text:span text:style-name="Absatz-Standardschriftart"><text:span text:style-name="MT16">your</text:span></text:span><text:span text:style-name="Absatz-Standardschriftart"><text:span text:style-name="MT19"> </text:span></text:span><text:span text:style-name="Absatz-Standardschriftart"><text:span text:style-name="MT12">tax</text:span></text:span><text:span text:style-name="Absatz-Standardschriftart"><text:span text:style-name="MT19"> </text:span></text:span><text:span text:style-name="Absatz-Standardschriftart"><text:span text:style-name="MT16">adviser</text:span></text:span><text:span text:style-name="Absatz-Standardschriftart"><text:span text:style-name="MT29"> </text:span></text:span><text:span text:style-name="Absatz-Standardschriftart"><text:span text:style-name="MT30">or</text:span></text:span><text:span text:style-name="Absatz-Standardschriftart"><text:span text:style-name="MT23"> </text:span></text:span><text:span text:style-name="Absatz-Standardschriftart"><text:span text:style-name="MT12">legal</text:span></text:span><text:span text:style-name="Absatz-Standardschriftart"><text:span text:style-name="MT17"> </text:span></text:span><text:span text:style-name="Absatz-Standardschriftart"><text:span text:style-name="MT12">counsel</text:span></text:span><text:span text:style-name="Absatz-Standardschriftart"><text:span text:style-name="MT18"> </text:span></text:span><text:span text:style-name="Absatz-Standardschriftart"><text:span text:style-name="MT16">prior</text:span></text:span><text:span text:style-name="Absatz-Standardschriftart"><text:span text:style-name="MT31"> </text:span></text:span><text:span text:style-name="Absatz-Standardschriftart"><text:span text:style-name="MT12">to</text:span></text:span><text:span text:style-name="Absatz-Standardschriftart"><text:span text:style-name="MT13"> </text:span></text:span><text:span text:style-name="Absatz-Standardschriftart"><text:span text:style-name="MT12">completing</text:span></text:span><text:span text:style-name="Absatz-Standardschriftart"><text:span text:style-name="MT32"> </text:span></text:span><text:span text:style-name="Absatz-Standardschriftart"><text:span text:style-name="MT27">this</text:span></text:span><text:span text:style-name="Absatz-Standardschriftart"><text:span text:style-name="MT13"> </text:span></text:span><text:span text:style-name="Absatz-Standardschriftart"><text:span text:style-name="MT12">form.</text:span></text:span><text:span text:style-name="Absatz-Standardschriftart"><text:span text:style-name="MT33"> </text:span></text:span><text:span text:style-name="Absatz-Standardschriftart"><text:span text:style-name="MT16">IPX1031</text:span></text:span><text:span text:style-name="Absatz-Standardschriftart"><text:span text:style-name="MT13"> </text:span></text:span><text:span text:style-name="Absatz-Standardschriftart"><text:span text:style-name="MT27">may</text:span></text:span><text:span text:style-name="Absatz-Standardschriftart"><text:span text:style-name="MT34"> </text:span></text:span><text:span text:style-name="Absatz-Standardschriftart"><text:span text:style-name="MT35">be</text:span></text:span><text:span text:style-name="Absatz-Standardschriftart"><text:span text:style-name="MT13"> </text:span></text:span><text:span text:style-name="Absatz-Standardschriftart"><text:span text:style-name="MT16">obligated</text:span></text:span><text:span text:style-name="Absatz-Standardschriftart"><text:span text:style-name="MT21"> </text:span></text:span><text:span text:style-name="Absatz-Standardschriftart"><text:span text:style-name="MT12">to</text:span></text:span><text:span text:style-name="Absatz-Standardschriftart"><text:span text:style-name="MT23"> </text:span></text:span><text:span text:style-name="Absatz-Standardschriftart"><text:span text:style-name="MT16">pay</text:span></text:span><text:span text:style-name="Absatz-Standardschriftart"><text:span text:style-name="MT13"> </text:span></text:span><text:span text:style-name="Absatz-Standardschriftart"><text:span text:style-name="MT16">real</text:span></text:span><text:span text:style-name="Absatz-Standardschriftart"><text:span text:style-name="MT18"> </text:span></text:span><text:span text:style-name="Absatz-Standardschriftart"><text:span text:style-name="MT12">estate</text:span></text:span><text:span text:style-name="Absatz-Standardschriftart"><text:span text:style-name="MT34"> </text:span></text:span><text:span text:style-name="Absatz-Standardschriftart"><text:span text:style-name="MT12">withholding</text:span></text:span><text:span text:style-name="Absatz-Standardschriftart"><text:span text:style-name="MT36"> </text:span></text:span><text:span text:style-name="Absatz-Standardschriftart"><text:span text:style-name="MT12">taxes</text:span></text:span><text:span text:style-name="Absatz-Standardschriftart"><text:span text:style-name="MT13"> </text:span></text:span><text:span text:style-name="Absatz-Standardschriftart"><text:span text:style-name="MT12">during</text:span></text:span><text:span text:style-name="Absatz-Standardschriftart"><text:span text:style-name="MT14"> </text:span></text:span><text:span text:style-name="Absatz-Standardschriftart"><text:span text:style-name="MT12">your</text:span></text:span><text:span text:style-name="Absatz-Standardschriftart"><text:span text:style-name="MT36"> </text:span></text:span><text:span text:style-name="Absatz-Standardschriftart"><text:span text:style-name="MT12">Exchange,</text:span></text:span><text:span text:style-name="Absatz-Standardschriftart"><text:span text:style-name="MT37"> </text:span></text:span><text:span text:style-name="Absatz-Standardschriftart"><text:span text:style-name="MT12">which</text:span></text:span><text:span text:style-name="Absatz-Standardschriftart"><text:span text:style-name="MT17"> </text:span></text:span><text:span text:style-name="Absatz-Standardschriftart"><text:span text:style-name="MT12">could</text:span></text:span><text:span text:style-name="Absatz-Standardschriftart"><text:span text:style-name="MT14"> </text:span></text:span><text:span text:style-name="Absatz-Standardschriftart"><text:span text:style-name="MT12">negatively</text:span></text:span><text:span text:style-name="Absatz-Standardschriftart"><text:span text:style-name="MT38"> </text:span></text:span><text:span text:style-name="Absatz-Standardschriftart"><text:span text:style-name="MT16">impact</text:span></text:span><text:span text:style-name="Absatz-Standardschriftart"><text:span text:style-name="MT21"> </text:span></text:span><text:span text:style-name="Absatz-Standardschriftart"><text:span text:style-name="MT12">your</text:span></text:span><text:span text:style-name="Absatz-Standardschriftart"><text:span text:style-name="MT17"> </text:span></text:span><text:span text:style-name="Absatz-Standardschriftart"><text:span text:style-name="MT16">exchange,</text:span></text:span><text:span text:style-name="Absatz-Standardschriftart"><text:span text:style-name="MT17"> </text:span></text:span><text:span text:style-name="Absatz-Standardschriftart"><text:span text:style-name="MT16">unless</text:span></text:span><text:span text:style-name="Absatz-Standardschriftart"><text:span text:style-name="MT28"> </text:span></text:span><text:span text:style-name="Absatz-Standardschriftart"><text:span text:style-name="MT16">IPX1031</text:span></text:span><text:span text:style-name="Absatz-Standardschriftart"><text:span text:style-name="MT14"> </text:span></text:span><text:span text:style-name="Absatz-Standardschriftart"><text:span text:style-name="MT12">has</text:span></text:span><text:span text:style-name="Absatz-Standardschriftart"><text:span text:style-name="MT21"> </text:span></text:span><text:span text:style-name="Absatz-Standardschriftart"><text:span text:style-name="MT16">actual</text:span></text:span><text:span text:style-name="Absatz-Standardschriftart"><text:span text:style-name="MT21"> </text:span></text:span><text:span text:style-name="Absatz-Standardschriftart"><text:span text:style-name="MT12">notice</text:span></text:span><text:span text:style-name="Absatz-Standardschriftart"><text:span text:style-name="MT39"> </text:span></text:span><text:span text:style-name="Absatz-Standardschriftart"><text:span text:style-name="MT35">of</text:span></text:span><text:span text:style-name="Absatz-Standardschriftart"><text:span text:style-name="MT32"> </text:span></text:span><text:span text:style-name="Absatz-Standardschriftart"><text:span text:style-name="MT12">your</text:span></text:span><text:span text:style-name="Absatz-Standardschriftart"><text:span text:style-name="MT18"> </text:span></text:span><text:span text:style-name="Absatz-Standardschriftart"><text:span text:style-name="MT12">timely</text:span></text:span><text:span text:style-name="Absatz-Standardschriftart"><text:span text:style-name="MT39"> </text:span></text:span><text:span text:style-name="Absatz-Standardschriftart"><text:span text:style-name="MT12">identification</text:span></text:span><text:span text:style-name="Absatz-Standardschriftart"><text:span text:style-name="MT28"> </text:span></text:span><text:span text:style-name="Absatz-Standardschriftart"><text:span text:style-name="MT30">of</text:span></text:span><text:span text:style-name="Absatz-Standardschriftart"><text:span text:style-name="MT21"> </text:span></text:span><text:span text:style-name="Absatz-Standardschriftart"><text:span text:style-name="MT12">a</text:span></text:span><text:span text:style-name="Absatz-Standardschriftart"><text:span text:style-name="MT14"> </text:span></text:span><text:span text:style-name="Absatz-Standardschriftart"><text:span text:style-name="MT12">replacement</text:span></text:span><text:span text:style-name="Absatz-Standardschriftart"><text:span text:style-name="MT21"> </text:span></text:span><text:span text:style-name="Absatz-Standardschriftart"><text:span text:style-name="MT12">property.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nline2PDF.com</meta:initial-creator>
    <meta:creation-date>2023-06-16T20:22:00Z</meta:creation-date>
    <dc:date>2023-06-16T13:34:48.432950772</dc:date>
    <meta:editing-cycles>3</meta:editing-cycles>
    <meta:editing-duration>PT12M22S</meta:editing-duration>
    <meta:document-statistic meta:table-count="1" meta:image-count="0" meta:object-count="0" meta:page-count="4" meta:paragraph-count="71" meta:word-count="1748" meta:character-count="11370" meta:non-whitespace-character-count="9661"/>
    <meta:user-defined meta:name="Created" meta:value-type="date">2023-06-16T00:00:00Z</meta:user-defined>
    <meta:user-defined meta:name="LastSaved" meta:value-type="date">2023-06-16T00:00:00Z</meta:user-defined>
    <meta:template xlink:type="simple" xlink:actuate="onRequest" xlink:title="" xlink:href="../../Downloads/ID%20notice%20-%20generic%20and%20blank.odt/Normal.dotm"/>
  </office:meta>
</office:document-meta>
</file>